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73+60" office:value-type="float" office:value="333" calcext:value-type="float">
            <text:p>333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0475540401756816" calcext:value-type="float">
            <text:p>0.047554040175682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0329640763924518" calcext:value-type="float">
            <text:p>0.000329640763925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 table:number-columns-repeated="9"/>
        </table:table-row>
        <table:table-row table:style-name="ro1">
          <table:table-cell office:value-type="time" office:time-value="PT11H03M05.161S" calcext:value-type="time">
            <text:p>11:03:05.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94008" calcext:value-type="float">
            <text:p>1.99E-10</text:p>
          </table:table-cell>
          <table:table-cell table:formula="of:=[.C4]*10^9" office:value-type="float" office:value="0.1994008" calcext:value-type="float">
            <text:p>0.1994008</text:p>
          </table:table-cell>
          <table:table-cell table:formula="of:=[.$N$1]*[.D4]" office:value-type="float" office:value="0.00948231365426304" calcext:value-type="float">
            <text:p>0.009482313654263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)</text:p>
          </table:table-cell>
          <table:table-cell table:number-columns-repeated="4"/>
        </table:table-row>
        <table:table-row table:style-name="ro1">
          <table:table-cell office:value-type="time" office:time-value="PT11H03M05.572S" calcext:value-type="time">
            <text:p>11:03:05.57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2174438" calcext:value-type="float">
            <text:p>-2.17E-10</text:p>
          </table:table-cell>
          <table:table-cell table:formula="of:=[.C5]*10^9" office:value-type="float" office:value="-0.2174438" calcext:value-type="float">
            <text:p>-0.2174438</text:p>
          </table:table-cell>
          <table:table-cell table:formula="of:=[.$N$1]*[.D5]" office:value-type="float" office:value="-0.0103403312011529" calcext:value-type="float">
            <text:p>-0.010340331201153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D4:.D8])" office:value-type="float" office:value="0.00166169999999998" calcext:value-type="float">
            <text:p>0.0016617</text:p>
          </table:table-cell>
          <table:table-cell office:value-type="float" office:value="0.05" calcext:value-type="float">
            <text:p>0.05</text:p>
          </table:table-cell>
          <table:table-cell table:formula="of:=(MAX([.D4:.D8])-MIN([.D4:.D8]))/2" office:value-type="float" office:value="0.62848945" calcext:value-type="float">
            <text:p>0.62848945</text:p>
          </table:table-cell>
          <table:table-cell table:number-columns-repeated="4"/>
        </table:table-row>
        <table:table-row table:style-name="ro1">
          <table:table-cell office:value-type="time" office:time-value="PT11H03M05.939S" calcext:value-type="time">
            <text:p>11:03:05.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56902" calcext:value-type="float">
            <text:p>5.57E-10</text:p>
          </table:table-cell>
          <table:table-cell table:formula="of:=[.C6]*10^9" office:value-type="float" office:value="0.556902" calcext:value-type="float">
            <text:p>0.556902</text:p>
          </table:table-cell>
          <table:table-cell table:formula="of:=[.$N$1]*[.D6]" office:value-type="float" office:value="0.0264829400819174" calcext:value-type="float">
            <text:p>0.026482940081918</text:p>
          </table:table-cell>
          <table:table-cell table:number-columns-repeated="9"/>
        </table:table-row>
        <table:table-row table:style-name="ro1">
          <table:table-cell office:value-type="time" office:time-value="PT11H03M06.306S" calcext:value-type="time">
            <text:p>11:03:06.3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7000769" calcext:value-type="float">
            <text:p>-7.00E-10</text:p>
          </table:table-cell>
          <table:table-cell table:formula="of:=[.C7]*10^9" office:value-type="float" office:value="-0.7000769" calcext:value-type="float">
            <text:p>-0.7000769</text:p>
          </table:table-cell>
          <table:table-cell table:formula="of:=[.$N$1]*[.D7]" office:value-type="float" office:value="-0.0332914850286666" calcext:value-type="float">
            <text:p>-0.033291485028667</text:p>
          </table:table-cell>
          <table:table-cell table:number-columns-repeated="9"/>
        </table:table-row>
        <table:table-row table:style-name="ro1">
          <table:table-cell office:value-type="time" office:time-value="PT11H03M06.674S" calcext:value-type="time">
            <text:p>11:03:06.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95264" calcext:value-type="float">
            <text:p>1.70E-10</text:p>
          </table:table-cell>
          <table:table-cell table:formula="of:=[.C8]*10^9" office:value-type="float" office:value="0.1695264" calcext:value-type="float">
            <text:p>0.1695264</text:p>
          </table:table-cell>
          <table:table-cell table:formula="of:=[.$N$1]*[.D8]" office:value-type="float" office:value="0.00806166523643866" calcext:value-type="float">
            <text:p>0.008061665236439</text:p>
          </table:table-cell>
          <table:table-cell table:number-columns-repeated="9"/>
        </table:table-row>
        <table:table-row table:style-name="ro1">
          <table:table-cell office:value-type="time" office:time-value="PT11H03M07.05S" calcext:value-type="time">
            <text:p>11:03:07.05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1499974" calcext:value-type="float">
            <text:p>1.50E-11</text:p>
          </table:table-cell>
          <table:table-cell table:formula="of:=[.C9]*10^9" office:value-type="float" office:value="0.01499974" calcext:value-type="float">
            <text:p>0.01499974</text:p>
          </table:table-cell>
          <table:table-cell table:formula="of:=[.$N$1]*[.D9]" office:value-type="float" office:value="0.000713298238584778" calcext:value-type="float">
            <text:p>0.000713298238585</text:p>
          </table:table-cell>
          <table:table-cell table:number-columns-repeated="9"/>
        </table:table-row>
        <table:table-row table:style-name="ro1">
          <table:table-cell office:value-type="time" office:time-value="PT11H03M07.426S" calcext:value-type="time">
            <text:p>11:03:07.43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6160552" calcext:value-type="float">
            <text:p>-6.16E-10</text:p>
          </table:table-cell>
          <table:table-cell table:formula="of:=[.C10]*10^9" office:value-type="float" office:value="-0.6160552" calcext:value-type="float">
            <text:p>-0.6160552</text:p>
          </table:table-cell>
          <table:table-cell table:formula="of:=[.$N$1]*[.D10]" office:value-type="float" office:value="-0.0292959137312375" calcext:value-type="float">
            <text:p>-0.029295913731238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D9:.D13])" office:value-type="float" office:value="0.00883400799999999" calcext:value-type="float">
            <text:p>0.008834008</text:p>
          </table:table-cell>
          <table:table-cell office:value-type="float" office:value="0.05" calcext:value-type="float">
            <text:p>0.05</text:p>
          </table:table-cell>
          <table:table-cell table:formula="of:=(MAX([.D9:.D13])-MIN([.D9:.D13]))/2" office:value-type="float" office:value="0.69930995" calcext:value-type="float">
            <text:p>0.69930995</text:p>
          </table:table-cell>
          <table:table-cell table:number-columns-repeated="4"/>
        </table:table-row>
        <table:table-row table:style-name="ro1">
          <table:table-cell office:value-type="time" office:time-value="PT11H03M07.802S" calcext:value-type="time">
            <text:p>11:03:07.80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1950383" calcext:value-type="float">
            <text:p>1.95E-10</text:p>
          </table:table-cell>
          <table:table-cell table:formula="of:=[.C11]*10^9" office:value-type="float" office:value="0.1950383" calcext:value-type="float">
            <text:p>0.1950383</text:p>
          </table:table-cell>
          <table:table-cell table:formula="of:=[.$N$1]*[.D11]" office:value-type="float" office:value="0.00927485915399663" calcext:value-type="float">
            <text:p>0.009274859153997</text:p>
          </table:table-cell>
          <table:table-cell table:number-columns-repeated="9"/>
        </table:table-row>
        <table:table-row table:style-name="ro1">
          <table:table-cell office:value-type="time" office:time-value="PT11H03M08.185S" calcext:value-type="time">
            <text:p>11:03:08.19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7825647" calcext:value-type="float">
            <text:p>7.83E-10</text:p>
          </table:table-cell>
          <table:table-cell table:formula="of:=[.C12]*10^9" office:value-type="float" office:value="0.7825647" calcext:value-type="float">
            <text:p>0.7825647</text:p>
          </table:table-cell>
          <table:table-cell table:formula="of:=[.$N$1]*[.D12]" office:value-type="float" office:value="0.0372141131838702" calcext:value-type="float">
            <text:p>0.03721411318387</text:p>
          </table:table-cell>
          <table:table-cell table:number-columns-repeated="9"/>
        </table:table-row>
        <table:table-row table:style-name="ro1">
          <table:table-cell office:value-type="time" office:time-value="PT11H03M08.561S" calcext:value-type="time">
            <text:p>11:03:08.56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3323775" calcext:value-type="float">
            <text:p>-3.32E-10</text:p>
          </table:table-cell>
          <table:table-cell table:formula="of:=[.C13]*10^9" office:value-type="float" office:value="-0.3323775" calcext:value-type="float">
            <text:p>-0.3323775</text:p>
          </table:table-cell>
          <table:table-cell table:formula="of:=[.$N$1]*[.D13]" office:value-type="float" office:value="-0.0158058929884926" calcext:value-type="float">
            <text:p>-0.015805892988493</text:p>
          </table:table-cell>
          <table:table-cell table:number-columns-repeated="9"/>
        </table:table-row>
        <table:table-row table:style-name="ro1">
          <table:table-cell office:value-type="time" office:time-value="PT11H03M08.937S" calcext:value-type="time">
            <text:p>11:03:08.94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7741188" calcext:value-type="float">
            <text:p>-7.74E-11</text:p>
          </table:table-cell>
          <table:table-cell table:formula="of:=[.C14]*10^9" office:value-type="float" office:value="-0.07741188" calcext:value-type="float">
            <text:p>-0.07741188</text:p>
          </table:table-cell>
          <table:table-cell table:formula="of:=[.$N$1]*[.D14]" office:value-type="float" office:value="-0.00368124765159504" calcext:value-type="float">
            <text:p>-0.003681247651595</text:p>
          </table:table-cell>
          <table:table-cell table:number-columns-repeated="9"/>
        </table:table-row>
        <table:table-row table:style-name="ro1">
          <table:table-cell office:value-type="time" office:time-value="PT11H03M09.321S" calcext:value-type="time">
            <text:p>11:03:09.3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800045" calcext:value-type="float">
            <text:p>-1.80E-10</text:p>
          </table:table-cell>
          <table:table-cell table:formula="of:=[.C15]*10^9" office:value-type="float" office:value="-0.1800045" calcext:value-type="float">
            <text:p>-0.1800045</text:p>
          </table:table-cell>
          <table:table-cell table:formula="of:=[.$N$1]*[.D15]" office:value-type="float" office:value="-0.00855994122480347" calcext:value-type="float">
            <text:p>-0.008559941224803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D14:.D18])" office:value-type="float" office:value="-0.270855032" calcext:value-type="float">
            <text:p>-0.270855032</text:p>
          </table:table-cell>
          <table:table-cell office:value-type="float" office:value="0.05" calcext:value-type="float">
            <text:p>0.05</text:p>
          </table:table-cell>
          <table:table-cell table:formula="of:=(MAX([.D14:.D18])-MIN([.D14:.D18]))/2" office:value-type="float" office:value="0.31083286" calcext:value-type="float">
            <text:p>0.31083286</text:p>
          </table:table-cell>
          <table:table-cell table:number-columns-repeated="4"/>
        </table:table-row>
        <table:table-row table:style-name="ro1">
          <table:table-cell office:value-type="time" office:time-value="PT11H03M09.705S" calcext:value-type="time">
            <text:p>11:03:09.71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5322838" calcext:value-type="float">
            <text:p>-5.32E-11</text:p>
          </table:table-cell>
          <table:table-cell table:formula="of:=[.C16]*10^9" office:value-type="float" office:value="-0.05322838" calcext:value-type="float">
            <text:p>-0.05322838</text:p>
          </table:table-cell>
          <table:table-cell table:formula="of:=[.$N$1]*[.D16]" office:value-type="float" office:value="-0.00253122452100644" calcext:value-type="float">
            <text:p>-0.002531224521006</text:p>
          </table:table-cell>
          <table:table-cell table:number-columns-repeated="9"/>
        </table:table-row>
        <table:table-row table:style-name="ro1">
          <table:table-cell office:value-type="time" office:time-value="PT11H03M10.088S" calcext:value-type="time">
            <text:p>11:03:10.09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6748941" calcext:value-type="float">
            <text:p>-6.75E-10</text:p>
          </table:table-cell>
          <table:table-cell table:formula="of:=[.C17]*10^9" office:value-type="float" office:value="-0.6748941" calcext:value-type="float">
            <text:p>-0.6748941</text:p>
          </table:table-cell>
          <table:table-cell table:formula="of:=[.$N$1]*[.D17]" office:value-type="float" office:value="-0.0320939411457305" calcext:value-type="float">
            <text:p>-0.032093941145731</text:p>
          </table:table-cell>
          <table:table-cell table:number-columns-repeated="9"/>
        </table:table-row>
        <table:table-row table:style-name="ro1">
          <table:table-cell office:value-type="time" office:time-value="PT11H03M10.464S" calcext:value-type="time">
            <text:p>11:03:10.4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3687363" calcext:value-type="float">
            <text:p>-3.69E-10</text:p>
          </table:table-cell>
          <table:table-cell table:formula="of:=[.C18]*10^9" office:value-type="float" office:value="-0.3687363" calcext:value-type="float">
            <text:p>-0.3687363</text:p>
          </table:table-cell>
          <table:table-cell table:formula="of:=[.$N$1]*[.D18]" office:value-type="float" office:value="-0.0175349008244322" calcext:value-type="float">
            <text:p>-0.017534900824432</text:p>
          </table:table-cell>
          <table:table-cell table:number-columns-repeated="9"/>
        </table:table-row>
        <table:table-row table:style-name="ro1">
          <table:table-cell office:value-type="time" office:time-value="PT11H03M10.841S" calcext:value-type="time">
            <text:p>11:03:10.84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519422" calcext:value-type="float">
            <text:p>5.19E-10</text:p>
          </table:table-cell>
          <table:table-cell table:formula="of:=[.C19]*10^9" office:value-type="float" office:value="0.519422" calcext:value-type="float">
            <text:p>0.519422</text:p>
          </table:table-cell>
          <table:table-cell table:formula="of:=[.$N$1]*[.D19]" office:value-type="float" office:value="0.0247006146561329" calcext:value-type="float">
            <text:p>0.024700614656133</text:p>
          </table:table-cell>
          <table:table-cell table:number-columns-repeated="9"/>
        </table:table-row>
        <table:table-row table:style-name="ro1">
          <table:table-cell office:value-type="time" office:time-value="PT11H03M11.225S" calcext:value-type="time">
            <text:p>11:03:11.23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5314515" calcext:value-type="float">
            <text:p>-5.31E-11</text:p>
          </table:table-cell>
          <table:table-cell table:formula="of:=[.C20]*10^9" office:value-type="float" office:value="-0.05314515" calcext:value-type="float">
            <text:p>-0.05314515</text:p>
          </table:table-cell>
          <table:table-cell table:formula="of:=[.$N$1]*[.D20]" office:value-type="float" office:value="-0.00252726659824262" calcext:value-type="float">
            <text:p>-0.002527266598243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D19:.D23])" office:value-type="float" office:value="-0.07275593" calcext:value-type="float">
            <text:p>-0.07275593</text:p>
          </table:table-cell>
          <table:table-cell office:value-type="float" office:value="0.05" calcext:value-type="float">
            <text:p>0.05</text:p>
          </table:table-cell>
          <table:table-cell table:formula="of:=(MAX([.D19:.D23])-MIN([.D19:.D23]))/2" office:value-type="float" office:value="0.66249975" calcext:value-type="float">
            <text:p>0.66249975</text:p>
          </table:table-cell>
          <table:table-cell table:number-columns-repeated="4"/>
        </table:table-row>
        <table:table-row table:style-name="ro1">
          <table:table-cell office:value-type="time" office:time-value="PT11H03M11.609S" calcext:value-type="time">
            <text:p>11:03:11.61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8055775" calcext:value-type="float">
            <text:p>-8.06E-10</text:p>
          </table:table-cell>
          <table:table-cell table:formula="of:=[.C21]*10^9" office:value-type="float" office:value="-0.8055775" calcext:value-type="float">
            <text:p>-0.8055775</text:p>
          </table:table-cell>
          <table:table-cell table:formula="of:=[.$N$1]*[.D21]" office:value-type="float" office:value="-0.0383084647996251" calcext:value-type="float">
            <text:p>-0.038308464799625</text:p>
          </table:table-cell>
          <table:table-cell table:number-columns-repeated="9"/>
        </table:table-row>
        <table:table-row table:style-name="ro1">
          <table:table-cell office:value-type="time" office:time-value="PT11H03M11.992S" calcext:value-type="time">
            <text:p>11:03:11.9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383691" calcext:value-type="float">
            <text:p>-1.38E-10</text:p>
          </table:table-cell>
          <table:table-cell table:formula="of:=[.C22]*10^9" office:value-type="float" office:value="-0.1383691" calcext:value-type="float">
            <text:p>-0.1383691</text:p>
          </table:table-cell>
          <table:table-cell table:formula="of:=[.$N$1]*[.D22]" office:value-type="float" office:value="-0.0065800097404729" calcext:value-type="float">
            <text:p>-0.006580009740473</text:p>
          </table:table-cell>
          <table:table-cell table:number-columns-repeated="9"/>
        </table:table-row>
        <table:table-row table:style-name="ro1">
          <table:table-cell office:value-type="time" office:time-value="PT11H03M12.375S" calcext:value-type="time">
            <text:p>11:03:12.38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1138901" calcext:value-type="float">
            <text:p>1.14E-10</text:p>
          </table:table-cell>
          <table:table-cell table:formula="of:=[.C23]*10^9" office:value-type="float" office:value="0.1138901" calcext:value-type="float">
            <text:p>0.1138901</text:p>
          </table:table-cell>
          <table:table-cell table:formula="of:=[.$N$1]*[.D23]" office:value-type="float" office:value="0.00541593439101239" calcext:value-type="float">
            <text:p>0.005415934391012</text:p>
          </table:table-cell>
          <table:table-cell table:number-columns-repeated="9"/>
        </table:table-row>
        <table:table-row table:style-name="ro1">
          <table:table-cell office:value-type="time" office:time-value="PT11H03M12.76S" calcext:value-type="time">
            <text:p>11:03:12.76</text:p>
          </table:table-cell>
          <table:table-cell office:value-type="float" office:value="-20" calcext:value-type="float">
            <text:p>-20</text:p>
          </table:table-cell>
          <table:table-cell office:value-type="float" office:value="0.0000000007113021" calcext:value-type="float">
            <text:p>7.11E-10</text:p>
          </table:table-cell>
          <table:table-cell table:formula="of:=[.C24]*10^9" office:value-type="float" office:value="0.7113021" calcext:value-type="float">
            <text:p>0.7113021</text:p>
          </table:table-cell>
          <table:table-cell table:formula="of:=[.$N$1]*[.D24]" office:value-type="float" office:value="0.0338252886404467" calcext:value-type="float">
            <text:p>0.033825288640447</text:p>
          </table:table-cell>
          <table:table-cell table:number-columns-repeated="9"/>
        </table:table-row>
        <table:table-row table:style-name="ro1">
          <table:table-cell office:value-type="time" office:time-value="PT11H03M13.144S" calcext:value-type="time">
            <text:p>11:03:13.1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04529005" calcext:value-type="float">
            <text:p>-4.53E-12</text:p>
          </table:table-cell>
          <table:table-cell table:formula="of:=[.C25]*10^9" office:value-type="float" office:value="-0.004529005" calcext:value-type="float">
            <text:p>-0.004529005</text:p>
          </table:table-cell>
          <table:table-cell table:formula="of:=[.$N$1]*[.D25]" office:value-type="float" office:value="-0.000215372485725863" calcext:value-type="float">
            <text:p>-0.000215372485726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D24:.D28])" office:value-type="float" office:value="0.098405543" calcext:value-type="float">
            <text:p>0.098405543</text:p>
          </table:table-cell>
          <table:table-cell office:value-type="float" office:value="0.05" calcext:value-type="float">
            <text:p>0.05</text:p>
          </table:table-cell>
          <table:table-cell table:formula="of:=(MAX([.D24:.D28])-MIN([.D24:.D28]))/2" office:value-type="float" office:value="0.4705644" calcext:value-type="float">
            <text:p>0.4705644</text:p>
          </table:table-cell>
          <table:table-cell table:number-columns-repeated="4"/>
        </table:table-row>
        <table:table-row table:style-name="ro1">
          <table:table-cell office:value-type="time" office:time-value="PT11H03M13.527S" calcext:value-type="time">
            <text:p>11:03:13.53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298267" calcext:value-type="float">
            <text:p>-2.30E-10</text:p>
          </table:table-cell>
          <table:table-cell table:formula="of:=[.C26]*10^9" office:value-type="float" office:value="-0.2298267" calcext:value-type="float">
            <text:p>-0.2298267</text:p>
          </table:table-cell>
          <table:table-cell table:formula="of:=[.$N$1]*[.D26]" office:value-type="float" office:value="-0.0109291881252443" calcext:value-type="float">
            <text:p>-0.010929188125244</text:p>
          </table:table-cell>
          <table:table-cell table:number-columns-repeated="9"/>
        </table:table-row>
        <table:table-row table:style-name="ro1">
          <table:table-cell office:value-type="time" office:time-value="PT11H03M13.911S" calcext:value-type="time">
            <text:p>11:03:13.9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4113655" calcext:value-type="float">
            <text:p>-4.11E-11</text:p>
          </table:table-cell>
          <table:table-cell table:formula="of:=[.C27]*10^9" office:value-type="float" office:value="-0.04113655" calcext:value-type="float">
            <text:p>-0.04113655</text:p>
          </table:table-cell>
          <table:table-cell table:formula="of:=[.$N$1]*[.D27]" office:value-type="float" office:value="-0.00195620915138893" calcext:value-type="float">
            <text:p>-0.001956209151389</text:p>
          </table:table-cell>
          <table:table-cell table:number-columns-repeated="9"/>
        </table:table-row>
        <table:table-row table:style-name="ro1">
          <table:table-cell office:value-type="time" office:time-value="PT11H03M14.295S" calcext:value-type="time">
            <text:p>11:03:14.30</text:p>
          </table:table-cell>
          <table:table-cell office:value-type="float" office:value="-20" calcext:value-type="float">
            <text:p>-20</text:p>
          </table:table-cell>
          <table:table-cell office:value-type="float" office:value="0.00000000005621787" calcext:value-type="float">
            <text:p>5.62E-11</text:p>
          </table:table-cell>
          <table:table-cell table:formula="of:=[.C28]*10^9" office:value-type="float" office:value="0.05621787" calcext:value-type="float">
            <text:p>0.05621787</text:p>
          </table:table-cell>
          <table:table-cell table:formula="of:=[.$N$1]*[.D28]" office:value-type="float" office:value="0.00267338684857124" calcext:value-type="float">
            <text:p>0.002673386848571</text:p>
          </table:table-cell>
          <table:table-cell table:number-columns-repeated="9"/>
        </table:table-row>
        <table:table-row table:style-name="ro1">
          <table:table-cell office:value-type="time" office:time-value="PT11H03M14.679S" calcext:value-type="time">
            <text:p>11:03:14.68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0003770291" calcext:value-type="float">
            <text:p>3.77E-10</text:p>
          </table:table-cell>
          <table:table-cell table:formula="of:=[.C29]*10^9" office:value-type="float" office:value="0.3770291" calcext:value-type="float">
            <text:p>0.3770291</text:p>
          </table:table-cell>
          <table:table-cell table:formula="of:=[.$N$1]*[.D29]" office:value-type="float" office:value="0.0179292569688011" calcext:value-type="float">
            <text:p>0.017929256968801</text:p>
          </table:table-cell>
          <table:table-cell table:number-columns-repeated="9"/>
        </table:table-row>
        <table:table-row table:style-name="ro1">
          <table:table-cell office:value-type="time" office:time-value="PT11H03M15.062S" calcext:value-type="time">
            <text:p>11:03:15.06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4476018" calcext:value-type="float">
            <text:p>-4.48E-10</text:p>
          </table:table-cell>
          <table:table-cell table:formula="of:=[.C30]*10^9" office:value-type="float" office:value="-0.4476018" calcext:value-type="float">
            <text:p>-0.4476018</text:p>
          </table:table-cell>
          <table:table-cell table:formula="of:=[.$N$1]*[.D30]" office:value-type="float" office:value="-0.0212852739799074" calcext:value-type="float">
            <text:p>-0.021285273979907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D29:.D33])" office:value-type="float" office:value="-0.09846876" calcext:value-type="float">
            <text:p>-0.09846876</text:p>
          </table:table-cell>
          <table:table-cell office:value-type="float" office:value="0.05" calcext:value-type="float">
            <text:p>0.05</text:p>
          </table:table-cell>
          <table:table-cell table:formula="of:=(MAX([.D29:.D33])-MIN([.D29:.D33]))/2" office:value-type="float" office:value="0.49477645" calcext:value-type="float">
            <text:p>0.49477645</text:p>
          </table:table-cell>
          <table:table-cell table:number-columns-repeated="4"/>
        </table:table-row>
        <table:table-row table:style-name="ro1">
          <table:table-cell office:value-type="time" office:time-value="PT11H03M15.446S" calcext:value-type="time">
            <text:p>11:03:15.4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6125238" calcext:value-type="float">
            <text:p>-6.13E-10</text:p>
          </table:table-cell>
          <table:table-cell table:formula="of:=[.C31]*10^9" office:value-type="float" office:value="-0.6125238" calcext:value-type="float">
            <text:p>-0.6125238</text:p>
          </table:table-cell>
          <table:table-cell table:formula="of:=[.$N$1]*[.D31]" office:value-type="float" office:value="-0.0291279813937611" calcext:value-type="float">
            <text:p>-0.029127981393761</text:p>
          </table:table-cell>
          <table:table-cell table:number-columns-repeated="9"/>
        </table:table-row>
        <table:table-row table:style-name="ro1">
          <table:table-cell office:value-type="time" office:time-value="PT11H03M15.83S" calcext:value-type="time">
            <text:p>11:03:15.8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195877" calcext:value-type="float">
            <text:p>-1.20E-10</text:p>
          </table:table-cell>
          <table:table-cell table:formula="of:=[.C32]*10^9" office:value-type="float" office:value="-0.1195877" calcext:value-type="float">
            <text:p>-0.1195877</text:p>
          </table:table-cell>
          <table:table-cell table:formula="of:=[.$N$1]*[.D32]" office:value-type="float" office:value="-0.00568687829031736" calcext:value-type="float">
            <text:p>-0.005686878290317</text:p>
          </table:table-cell>
          <table:table-cell table:number-columns-repeated="9"/>
        </table:table-row>
        <table:table-row table:style-name="ro1">
          <table:table-cell office:value-type="time" office:time-value="PT11H03M16.214S" calcext:value-type="time">
            <text:p>11:03:16.21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0003103404" calcext:value-type="float">
            <text:p>3.10E-10</text:p>
          </table:table-cell>
          <table:table-cell table:formula="of:=[.C33]*10^9" office:value-type="float" office:value="0.3103404" calcext:value-type="float">
            <text:p>0.3103404</text:p>
          </table:table-cell>
          <table:table-cell table:formula="of:=[.$N$1]*[.D33]" office:value-type="float" office:value="0.0147579398497371" calcext:value-type="float">
            <text:p>0.014757939849737</text:p>
          </table:table-cell>
          <table:table-cell table:number-columns-repeated="9"/>
        </table:table-row>
        <table:table-row table:style-name="ro1">
          <table:table-cell office:value-type="time" office:time-value="PT11H03M16.598S" calcext:value-type="time">
            <text:p>11:03:16.60</text:p>
          </table:table-cell>
          <table:table-cell office:value-type="float" office:value="-30" calcext:value-type="float">
            <text:p>-30</text:p>
          </table:table-cell>
          <table:table-cell office:value-type="float" office:value="0.0000000003207706" calcext:value-type="float">
            <text:p>3.21E-10</text:p>
          </table:table-cell>
          <table:table-cell table:formula="of:=[.C34]*10^9" office:value-type="float" office:value="0.3207706" calcext:value-type="float">
            <text:p>0.3207706</text:p>
          </table:table-cell>
          <table:table-cell table:formula="of:=[.$N$1]*[.D34]" office:value-type="float" office:value="0.0152539379995775" calcext:value-type="float">
            <text:p>0.015253937999578</text:p>
          </table:table-cell>
          <table:table-cell table:number-columns-repeated="9"/>
        </table:table-row>
        <table:table-row table:style-name="ro1">
          <table:table-cell office:value-type="time" office:time-value="PT11H03M16.973S" calcext:value-type="time">
            <text:p>11:03:16.9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438295" calcext:value-type="float">
            <text:p>-2.44E-10</text:p>
          </table:table-cell>
          <table:table-cell table:formula="of:=[.C35]*10^9" office:value-type="float" office:value="-0.2438295" calcext:value-type="float">
            <text:p>-0.2438295</text:p>
          </table:table-cell>
          <table:table-cell table:formula="of:=[.$N$1]*[.D35]" office:value-type="float" office:value="-0.0115950778390164" calcext:value-type="float">
            <text:p>-0.0115950778390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D34:.D38])" office:value-type="float" office:value="0.085417228" calcext:value-type="float">
            <text:p>0.085417228</text:p>
          </table:table-cell>
          <table:table-cell office:value-type="float" office:value="0.05" calcext:value-type="float">
            <text:p>0.05</text:p>
          </table:table-cell>
          <table:table-cell table:formula="of:=(MAX([.D34:.D38])-MIN([.D34:.D38]))/2" office:value-type="float" office:value="0.3032625" calcext:value-type="float">
            <text:p>0.3032625</text:p>
          </table:table-cell>
          <table:table-cell table:number-columns-repeated="4"/>
        </table:table-row>
        <table:table-row table:style-name="ro1">
          <table:table-cell office:value-type="time" office:time-value="PT11H03M17.349S" calcext:value-type="time">
            <text:p>11:03:17.35</text:p>
          </table:table-cell>
          <table:table-cell office:value-type="float" office:value="-30" calcext:value-type="float">
            <text:p>-30</text:p>
          </table:table-cell>
          <table:table-cell office:value-type="float" office:value="0.00000000004487462" calcext:value-type="float">
            <text:p>4.49E-11</text:p>
          </table:table-cell>
          <table:table-cell table:formula="of:=[.C36]*10^9" office:value-type="float" office:value="0.04487462" calcext:value-type="float">
            <text:p>0.04487462</text:p>
          </table:table-cell>
          <table:table-cell table:formula="of:=[.$N$1]*[.D36]" office:value-type="float" office:value="0.00213396948234844" calcext:value-type="float">
            <text:p>0.002133969482348</text:p>
          </table:table-cell>
          <table:table-cell table:number-columns-repeated="9"/>
        </table:table-row>
        <table:table-row table:style-name="ro1">
          <table:table-cell office:value-type="time" office:time-value="PT11H03M17.733S" calcext:value-type="time">
            <text:p>11:03:17.73</text:p>
          </table:table-cell>
          <table:table-cell office:value-type="float" office:value="-30" calcext:value-type="float">
            <text:p>-30</text:p>
          </table:table-cell>
          <table:table-cell office:value-type="float" office:value="0.0000000003626955" calcext:value-type="float">
            <text:p>3.63E-10</text:p>
          </table:table-cell>
          <table:table-cell table:formula="of:=[.C37]*10^9" office:value-type="float" office:value="0.3626955" calcext:value-type="float">
            <text:p>0.3626955</text:p>
          </table:table-cell>
          <table:table-cell table:formula="of:=[.$N$1]*[.D37]" office:value-type="float" office:value="0.0172476363785389" calcext:value-type="float">
            <text:p>0.017247636378539</text:p>
          </table:table-cell>
          <table:table-cell table:number-columns-repeated="9"/>
        </table:table-row>
        <table:table-row table:style-name="ro1">
          <table:table-cell office:value-type="time" office:time-value="PT11H03M18.117S" calcext:value-type="time">
            <text:p>11:03:18.12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5742508" calcext:value-type="float">
            <text:p>-5.74E-11</text:p>
          </table:table-cell>
          <table:table-cell table:formula="of:=[.C38]*10^9" office:value-type="float" office:value="-0.05742508" calcext:value-type="float">
            <text:p>-0.05742508</text:p>
          </table:table-cell>
          <table:table-cell table:formula="of:=[.$N$1]*[.D38]" office:value-type="float" office:value="-0.00273079456141173" calcext:value-type="float">
            <text:p>-0.002730794561412</text:p>
          </table:table-cell>
          <table:table-cell table:number-columns-repeated="9"/>
        </table:table-row>
        <table:table-row table:style-name="ro1">
          <table:table-cell office:value-type="time" office:time-value="PT11H03M18.501S" calcext:value-type="time">
            <text:p>11:03:18.5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7999253" calcext:value-type="float">
            <text:p>-8.00E-10</text:p>
          </table:table-cell>
          <table:table-cell table:formula="of:=[.C39]*10^9" office:value-type="float" office:value="-0.7999253" calcext:value-type="float">
            <text:p>-0.7999253</text:p>
          </table:table-cell>
          <table:table-cell table:formula="of:=[.$N$1]*[.D39]" office:value-type="float" office:value="-0.0380396798537441" calcext:value-type="float">
            <text:p>-0.038039679853744</text:p>
          </table:table-cell>
          <table:table-cell table:number-columns-repeated="9"/>
        </table:table-row>
        <table:table-row table:style-name="ro1">
          <table:table-cell office:value-type="time" office:time-value="PT11H03M18.877S" calcext:value-type="time">
            <text:p>11:03:18.8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4340577" calcext:value-type="float">
            <text:p>-4.34E-10</text:p>
          </table:table-cell>
          <table:table-cell table:formula="of:=[.C40]*10^9" office:value-type="float" office:value="-0.4340577" calcext:value-type="float">
            <text:p>-0.4340577</text:p>
          </table:table-cell>
          <table:table-cell table:formula="of:=[.$N$1]*[.D40]" office:value-type="float" office:value="-0.0206411973043639" calcext:value-type="float">
            <text:p>-0.020641197304364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D39:.D43])" office:value-type="float" office:value="-0.37152306" calcext:value-type="float">
            <text:p>-0.37152306</text:p>
          </table:table-cell>
          <table:table-cell office:value-type="float" office:value="0.05" calcext:value-type="float">
            <text:p>0.05</text:p>
          </table:table-cell>
          <table:table-cell table:formula="of:=(MAX([.D39:.D43])-MIN([.D39:.D43]))/2" office:value-type="float" office:value="0.5616569" calcext:value-type="float">
            <text:p>0.5616569</text:p>
          </table:table-cell>
          <table:table-cell table:number-columns-repeated="4"/>
        </table:table-row>
        <table:table-row table:style-name="ro1">
          <table:table-cell office:value-type="time" office:time-value="PT11H03M19.253S" calcext:value-type="time">
            <text:p>11:03:19.25</text:p>
          </table:table-cell>
          <table:table-cell office:value-type="float" office:value="-35" calcext:value-type="float">
            <text:p>-35</text:p>
          </table:table-cell>
          <table:table-cell office:value-type="float" office:value="0.0000000003233885" calcext:value-type="float">
            <text:p>3.23E-10</text:p>
          </table:table-cell>
          <table:table-cell table:formula="of:=[.C41]*10^9" office:value-type="float" office:value="0.3233885" calcext:value-type="float">
            <text:p>0.3233885</text:p>
          </table:table-cell>
          <table:table-cell table:formula="of:=[.$N$1]*[.D41]" office:value-type="float" office:value="0.0153784297213534" calcext:value-type="float">
            <text:p>0.015378429721353</text:p>
          </table:table-cell>
          <table:table-cell table:number-columns-repeated="9"/>
        </table:table-row>
        <table:table-row table:style-name="ro1">
          <table:table-cell office:value-type="time" office:time-value="PT11H03M19.637S" calcext:value-type="time">
            <text:p>11:03:19.64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130549" calcext:value-type="float">
            <text:p>-3.13E-10</text:p>
          </table:table-cell>
          <table:table-cell table:formula="of:=[.C42]*10^9" office:value-type="float" office:value="-0.3130549" calcext:value-type="float">
            <text:p>-0.3130549</text:p>
          </table:table-cell>
          <table:table-cell table:formula="of:=[.$N$1]*[.D42]" office:value-type="float" office:value="-0.014887025291794" calcext:value-type="float">
            <text:p>-0.014887025291794</text:p>
          </table:table-cell>
          <table:table-cell table:number-columns-repeated="9"/>
        </table:table-row>
        <table:table-row table:style-name="ro1">
          <table:table-cell office:value-type="time" office:time-value="PT11H03M20.021S" calcext:value-type="time">
            <text:p>11:03:20.02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6339659" calcext:value-type="float">
            <text:p>-6.34E-10</text:p>
          </table:table-cell>
          <table:table-cell table:formula="of:=[.C43]*10^9" office:value-type="float" office:value="-0.6339659" calcext:value-type="float">
            <text:p>-0.6339659</text:p>
          </table:table-cell>
          <table:table-cell table:formula="of:=[.$N$1]*[.D43]" office:value-type="float" office:value="-0.0301476398786121" calcext:value-type="float">
            <text:p>-0.030147639878612</text:p>
          </table:table-cell>
          <table:table-cell table:number-columns-repeated="9"/>
        </table:table-row>
        <table:table-row table:style-name="ro1">
          <table:table-cell office:value-type="time" office:time-value="PT11H03M20.405S" calcext:value-type="time">
            <text:p>11:03:20.41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237014" calcext:value-type="float">
            <text:p>-1.24E-10</text:p>
          </table:table-cell>
          <table:table-cell table:formula="of:=[.C44]*10^9" office:value-type="float" office:value="-0.1237014" calcext:value-type="float">
            <text:p>-0.1237014</text:p>
          </table:table-cell>
          <table:table-cell table:formula="of:=[.$N$1]*[.D44]" office:value-type="float" office:value="-0.00588250134538806" calcext:value-type="float">
            <text:p>-0.005882501345388</text:p>
          </table:table-cell>
          <table:table-cell table:number-columns-repeated="9"/>
        </table:table-row>
        <table:table-row table:style-name="ro1">
          <table:table-cell office:value-type="time" office:time-value="PT11H03M20.788S" calcext:value-type="time">
            <text:p>11:03:20.79</text:p>
          </table:table-cell>
          <table:table-cell office:value-type="float" office:value="-40" calcext:value-type="float">
            <text:p>-40</text:p>
          </table:table-cell>
          <table:table-cell office:value-type="float" office:value="0.00000000004686897" calcext:value-type="float">
            <text:p>4.69E-11</text:p>
          </table:table-cell>
          <table:table-cell table:formula="of:=[.C45]*10^9" office:value-type="float" office:value="0.04686897" calcext:value-type="float">
            <text:p>0.04686897</text:p>
          </table:table-cell>
          <table:table-cell table:formula="of:=[.$N$1]*[.D45]" office:value-type="float" office:value="0.00222880888237281" calcext:value-type="float">
            <text:p>0.002228808882373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D44:.D48])" office:value-type="float" office:value="0.120037334" calcext:value-type="float">
            <text:p>0.120037334</text:p>
          </table:table-cell>
          <table:table-cell office:value-type="float" office:value="0.05" calcext:value-type="float">
            <text:p>0.05</text:p>
          </table:table-cell>
          <table:table-cell table:formula="of:=(MAX([.D44:.D48])-MIN([.D44:.D48]))/2" office:value-type="float" office:value="0.4524694" calcext:value-type="float">
            <text:p>0.4524694</text:p>
          </table:table-cell>
          <table:table-cell table:number-columns-repeated="4"/>
        </table:table-row>
        <table:table-row table:style-name="ro1">
          <table:table-cell office:value-type="time" office:time-value="PT11H03M21.172S" calcext:value-type="time">
            <text:p>11:03:21.17</text:p>
          </table:table-cell>
          <table:table-cell office:value-type="float" office:value="-40" calcext:value-type="float">
            <text:p>-40</text:p>
          </table:table-cell>
          <table:table-cell office:value-type="float" office:value="0.0000000007345327" calcext:value-type="float">
            <text:p>7.35E-10</text:p>
          </table:table-cell>
          <table:table-cell table:formula="of:=[.C46]*10^9" office:value-type="float" office:value="0.7345327" calcext:value-type="float">
            <text:p>0.7345327</text:p>
          </table:table-cell>
          <table:table-cell table:formula="of:=[.$N$1]*[.D46]" office:value-type="float" office:value="0.0349299975261519" calcext:value-type="float">
            <text:p>0.034929997526152</text:p>
          </table:table-cell>
          <table:table-cell table:number-columns-repeated="9"/>
        </table:table-row>
        <table:table-row table:style-name="ro1">
          <table:table-cell office:value-type="time" office:time-value="PT11H03M21.548S" calcext:value-type="time">
            <text:p>11:03:21.55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704061" calcext:value-type="float">
            <text:p>-1.70E-10</text:p>
          </table:table-cell>
          <table:table-cell table:formula="of:=[.C47]*10^9" office:value-type="float" office:value="-0.1704061" calcext:value-type="float">
            <text:p>-0.1704061</text:p>
          </table:table-cell>
          <table:table-cell table:formula="of:=[.$N$1]*[.D47]" office:value-type="float" office:value="-0.00810349852558121" calcext:value-type="float">
            <text:p>-0.008103498525581</text:p>
          </table:table-cell>
          <table:table-cell table:number-columns-repeated="9"/>
        </table:table-row>
        <table:table-row table:style-name="ro1">
          <table:table-cell office:value-type="time" office:time-value="PT11H03M21.925S" calcext:value-type="time">
            <text:p>11:03:21.93</text:p>
          </table:table-cell>
          <table:table-cell office:value-type="float" office:value="-40" calcext:value-type="float">
            <text:p>-40</text:p>
          </table:table-cell>
          <table:table-cell office:value-type="float" office:value="0.0000000001128925" calcext:value-type="float">
            <text:p>1.13E-10</text:p>
          </table:table-cell>
          <table:table-cell table:formula="of:=[.C48]*10^9" office:value-type="float" office:value="0.1128925" calcext:value-type="float">
            <text:p>0.1128925</text:p>
          </table:table-cell>
          <table:table-cell table:formula="of:=[.$N$1]*[.D48]" office:value-type="float" office:value="0.00536849448053313" calcext:value-type="float">
            <text:p>0.005368494480533</text:p>
          </table:table-cell>
          <table:table-cell table:number-columns-repeated="9"/>
        </table:table-row>
        <table:table-row table:style-name="ro1">
          <table:table-cell office:value-type="time" office:time-value="PT11H03M22.309S" calcext:value-type="time">
            <text:p>11:03:22.31</text:p>
          </table:table-cell>
          <table:table-cell office:value-type="float" office:value="-45" calcext:value-type="float">
            <text:p>-45</text:p>
          </table:table-cell>
          <table:table-cell office:value-type="float" office:value="0.0000000005688696" calcext:value-type="float">
            <text:p>5.69E-10</text:p>
          </table:table-cell>
          <table:table-cell table:formula="of:=[.C49]*10^9" office:value-type="float" office:value="0.5688696" calcext:value-type="float">
            <text:p>0.5688696</text:p>
          </table:table-cell>
          <table:table-cell table:formula="of:=[.$N$1]*[.D49]" office:value-type="float" office:value="0.0270520478131239" calcext:value-type="float">
            <text:p>0.027052047813124</text:p>
          </table:table-cell>
          <table:table-cell table:number-columns-repeated="9"/>
        </table:table-row>
        <table:table-row table:style-name="ro1">
          <table:table-cell office:value-type="time" office:time-value="PT11H03M22.692S" calcext:value-type="time">
            <text:p>11:03:22.69</text:p>
          </table:table-cell>
          <table:table-cell office:value-type="float" office:value="-45" calcext:value-type="float">
            <text:p>-45</text:p>
          </table:table-cell>
          <table:table-cell office:value-type="float" office:value="0.0000000004472904" calcext:value-type="float">
            <text:p>4.47E-10</text:p>
          </table:table-cell>
          <table:table-cell table:formula="of:=[.C50]*10^9" office:value-type="float" office:value="0.4472904" calcext:value-type="float">
            <text:p>0.4472904</text:p>
          </table:table-cell>
          <table:table-cell table:formula="of:=[.$N$1]*[.D50]" office:value-type="float" office:value="0.0212704656517967" calcext:value-type="float">
            <text:p>0.021270465651797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D49:.D53])" office:value-type="float" office:value="0.06444442" calcext:value-type="float">
            <text:p>0.06444442</text:p>
          </table:table-cell>
          <table:table-cell table:style-name="ce3" office:value-type="float" office:value="0.05" calcext:value-type="float">
            <text:p>0.05</text:p>
          </table:table-cell>
          <table:table-cell table:formula="of:=(MAX([.D49:.D53])-MIN([.D49:.D53]))/2" office:value-type="float" office:value="0.633164" calcext:value-type="float">
            <text:p>0.633164</text:p>
          </table:table-cell>
          <table:table-cell table:number-columns-repeated="4"/>
        </table:table-row>
        <table:table-row table:style-name="ro1">
          <table:table-cell office:value-type="time" office:time-value="PT11H03M23.075S" calcext:value-type="time">
            <text:p>11:03:23.08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725833" calcext:value-type="float">
            <text:p>-2.73E-10</text:p>
          </table:table-cell>
          <table:table-cell table:formula="of:=[.C51]*10^9" office:value-type="float" office:value="-0.2725833" calcext:value-type="float">
            <text:p>-0.2725833</text:p>
          </table:table-cell>
          <table:table-cell table:formula="of:=[.$N$1]*[.D51]" office:value-type="float" office:value="-0.0129624371994199" calcext:value-type="float">
            <text:p>-0.01296243719942</text:p>
          </table:table-cell>
          <table:table-cell table:number-columns-repeated="9"/>
        </table:table-row>
        <table:table-row table:style-name="ro1">
          <table:table-cell office:value-type="time" office:time-value="PT11H03M23.451S" calcext:value-type="time">
            <text:p>11:03:23.45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6974584" calcext:value-type="float">
            <text:p>-6.97E-10</text:p>
          </table:table-cell>
          <table:table-cell table:formula="of:=[.C52]*10^9" office:value-type="float" office:value="-0.6974584" calcext:value-type="float">
            <text:p>-0.6974584</text:p>
          </table:table-cell>
          <table:table-cell table:formula="of:=[.$N$1]*[.D52]" office:value-type="float" office:value="-0.0331669647744666" calcext:value-type="float">
            <text:p>-0.033166964774467</text:p>
          </table:table-cell>
          <table:table-cell table:number-columns-repeated="9"/>
        </table:table-row>
        <table:table-row table:style-name="ro1">
          <table:table-cell office:value-type="time" office:time-value="PT11H03M23.828S" calcext:value-type="time">
            <text:p>11:03:23.83</text:p>
          </table:table-cell>
          <table:table-cell office:value-type="float" office:value="-45" calcext:value-type="float">
            <text:p>-45</text:p>
          </table:table-cell>
          <table:table-cell office:value-type="float" office:value="0.0000000002761038" calcext:value-type="float">
            <text:p>2.76E-10</text:p>
          </table:table-cell>
          <table:table-cell table:formula="of:=[.C53]*10^9" office:value-type="float" office:value="0.2761038" calcext:value-type="float">
            <text:p>0.2761038</text:p>
          </table:table-cell>
          <table:table-cell table:formula="of:=[.$N$1]*[.D53]" office:value-type="float" office:value="0.0131298511978583" calcext:value-type="float">
            <text:p>0.013129851197858</text:p>
          </table:table-cell>
          <table:table-cell table:number-columns-repeated="9"/>
        </table:table-row>
        <table:table-row table:style-name="ro1">
          <table:table-cell office:value-type="time" office:time-value="PT11H03M24.212S" calcext:value-type="time">
            <text:p>11:03:24.2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837444" calcext:value-type="float">
            <text:p>-1.84E-10</text:p>
          </table:table-cell>
          <table:table-cell table:formula="of:=[.C54]*10^9" office:value-type="float" office:value="-0.1837444" calcext:value-type="float">
            <text:p>-0.1837444</text:p>
          </table:table-cell>
          <table:table-cell table:formula="of:=[.$N$1]*[.D54]" office:value-type="float" office:value="-0.0087377885796565" calcext:value-type="float">
            <text:p>-0.008737788579657</text:p>
          </table:table-cell>
          <table:table-cell table:number-columns-repeated="9"/>
        </table:table-row>
        <table:table-row table:style-name="ro1">
          <table:table-cell office:value-type="time" office:time-value="PT11H03M24.595S" calcext:value-type="time">
            <text:p>11:03:24.60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8712703" calcext:value-type="float">
            <text:p>-8.71E-10</text:p>
          </table:table-cell>
          <table:table-cell table:formula="of:=[.C55]*10^9" office:value-type="float" office:value="-0.8712703" calcext:value-type="float">
            <text:p>-0.8712703</text:p>
          </table:table-cell>
          <table:table-cell table:formula="of:=[.$N$1]*[.D55]" office:value-type="float" office:value="-0.0414324228500781" calcext:value-type="float">
            <text:p>-0.041432422850078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D54:.D58])" office:value-type="float" office:value="-0.27261828" calcext:value-type="float">
            <text:p>-0.27261828</text:p>
          </table:table-cell>
          <table:table-cell office:value-type="float" office:value="0.05" calcext:value-type="float">
            <text:p>0.05</text:p>
          </table:table-cell>
          <table:table-cell table:formula="of:=(MAX([.D54:.D58])-MIN([.D54:.D58]))/2" office:value-type="float" office:value="0.517199" calcext:value-type="float">
            <text:p>0.517199</text:p>
          </table:table-cell>
          <table:table-cell table:number-columns-repeated="4"/>
        </table:table-row>
        <table:table-row table:style-name="ro1">
          <table:table-cell office:value-type="time" office:time-value="PT11H03M24.978S" calcext:value-type="time">
            <text:p>11:03:24.9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685288" calcext:value-type="float">
            <text:p>-3.69E-10</text:p>
          </table:table-cell>
          <table:table-cell table:formula="of:=[.C56]*10^9" office:value-type="float" office:value="-0.3685288" calcext:value-type="float">
            <text:p>-0.3685288</text:p>
          </table:table-cell>
          <table:table-cell table:formula="of:=[.$N$1]*[.D56]" office:value-type="float" office:value="-0.0175250333610957" calcext:value-type="float">
            <text:p>-0.017525033361096</text:p>
          </table:table-cell>
          <table:table-cell table:number-columns-repeated="9"/>
        </table:table-row>
        <table:table-row table:style-name="ro1">
          <table:table-cell office:value-type="time" office:time-value="PT11H03M25.362S" calcext:value-type="time">
            <text:p>11:03:25.3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026756" calcext:value-type="float">
            <text:p>-1.03E-10</text:p>
          </table:table-cell>
          <table:table-cell table:formula="of:=[.C57]*10^9" office:value-type="float" office:value="-0.1026756" calcext:value-type="float">
            <text:p>-0.1026756</text:p>
          </table:table-cell>
          <table:table-cell table:formula="of:=[.$N$1]*[.D57]" office:value-type="float" office:value="-0.00488263960746221" calcext:value-type="float">
            <text:p>-0.004882639607462</text:p>
          </table:table-cell>
          <table:table-cell table:number-columns-repeated="9"/>
        </table:table-row>
        <table:table-row table:style-name="ro1">
          <table:table-cell office:value-type="time" office:time-value="PT11H03M25.738S" calcext:value-type="time">
            <text:p>11:03:25.74</text:p>
          </table:table-cell>
          <table:table-cell office:value-type="float" office:value="-50" calcext:value-type="float">
            <text:p>-50</text:p>
          </table:table-cell>
          <table:table-cell office:value-type="float" office:value="0.0000000001631277" calcext:value-type="float">
            <text:p>1.63E-10</text:p>
          </table:table-cell>
          <table:table-cell table:formula="of:=[.C58]*10^9" office:value-type="float" office:value="0.1631277" calcext:value-type="float">
            <text:p>0.1631277</text:p>
          </table:table-cell>
          <table:table-cell table:formula="of:=[.$N$1]*[.D58]" office:value-type="float" office:value="0.00775738119956653" calcext:value-type="float">
            <text:p>0.007757381199567</text:p>
          </table:table-cell>
          <table:table-cell table:number-columns-repeated="9"/>
        </table:table-row>
        <table:table-row table:style-name="ro1">
          <table:table-cell office:value-type="time" office:time-value="PT11H03M26.115S" calcext:value-type="time">
            <text:p>11:03:26.12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5594208" calcext:value-type="float">
            <text:p>-5.59E-10</text:p>
          </table:table-cell>
          <table:table-cell table:formula="of:=[.C59]*10^9" office:value-type="float" office:value="-0.5594208" calcext:value-type="float">
            <text:p>-0.5594208</text:p>
          </table:table-cell>
          <table:table-cell table:formula="of:=[.$N$1]*[.D59]" office:value-type="float" office:value="-0.0266027191983119" calcext:value-type="float">
            <text:p>-0.026602719198312</text:p>
          </table:table-cell>
          <table:table-cell table:number-columns-repeated="9"/>
        </table:table-row>
        <table:table-row table:style-name="ro1">
          <table:table-cell office:value-type="time" office:time-value="PT11H03M26.498S" calcext:value-type="time">
            <text:p>11:03:26.50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6033368" calcext:value-type="float">
            <text:p>-6.03E-11</text:p>
          </table:table-cell>
          <table:table-cell table:formula="of:=[.C60]*10^9" office:value-type="float" office:value="-0.06033368" calcext:value-type="float">
            <text:p>-0.06033368</text:p>
          </table:table-cell>
          <table:table-cell table:formula="of:=[.$N$1]*[.D60]" office:value-type="float" office:value="-0.00286911024266672" calcext:value-type="float">
            <text:p>-0.002869110242667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D59:.D63])" office:value-type="float" office:value="-0.032058656" calcext:value-type="float">
            <text:p>-0.032058656</text:p>
          </table:table-cell>
          <table:table-cell office:value-type="float" office:value="0.05" calcext:value-type="float">
            <text:p>0.05</text:p>
          </table:table-cell>
          <table:table-cell table:formula="of:=(MAX([.D59:.D63])-MIN([.D59:.D63]))/2" office:value-type="float" office:value="0.5533002" calcext:value-type="float">
            <text:p>0.5533002</text:p>
          </table:table-cell>
          <table:table-cell table:number-columns-repeated="4"/>
        </table:table-row>
        <table:table-row table:style-name="ro1">
          <table:table-cell office:value-type="time" office:time-value="PT11H03M26.882S" calcext:value-type="time">
            <text:p>11:03:26.88</text:p>
          </table:table-cell>
          <table:table-cell office:value-type="float" office:value="-55" calcext:value-type="float">
            <text:p>-55</text:p>
          </table:table-cell>
          <table:table-cell office:value-type="float" office:value="0.0000000000430049" calcext:value-type="float">
            <text:p>4.30E-11</text:p>
          </table:table-cell>
          <table:table-cell table:formula="of:=[.C61]*10^9" office:value-type="float" office:value="0.0430049" calcext:value-type="float">
            <text:p>0.0430049</text:p>
          </table:table-cell>
          <table:table-cell table:formula="of:=[.$N$1]*[.D61]" office:value-type="float" office:value="0.00204505674235117" calcext:value-type="float">
            <text:p>0.002045056742351</text:p>
          </table:table-cell>
          <table:table-cell table:number-columns-repeated="9"/>
        </table:table-row>
        <table:table-row table:style-name="ro1">
          <table:table-cell office:value-type="time" office:time-value="PT11H03M27.266S" calcext:value-type="time">
            <text:p>11:03:27.27</text:p>
          </table:table-cell>
          <table:table-cell office:value-type="float" office:value="-55" calcext:value-type="float">
            <text:p>-55</text:p>
          </table:table-cell>
          <table:table-cell office:value-type="float" office:value="0.0000000005471796" calcext:value-type="float">
            <text:p>5.47E-10</text:p>
          </table:table-cell>
          <table:table-cell table:formula="of:=[.C62]*10^9" office:value-type="float" office:value="0.5471796" calcext:value-type="float">
            <text:p>0.5471796</text:p>
          </table:table-cell>
          <table:table-cell table:formula="of:=[.$N$1]*[.D62]" office:value-type="float" office:value="0.0260206006817134" calcext:value-type="float">
            <text:p>0.026020600681713</text:p>
          </table:table-cell>
          <table:table-cell table:number-columns-repeated="9"/>
        </table:table-row>
        <table:table-row table:style-name="ro1">
          <table:table-cell office:value-type="time" office:time-value="PT11H03M27.65S" calcext:value-type="time">
            <text:p>11:03:27.6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307233" calcext:value-type="float">
            <text:p>-1.31E-10</text:p>
          </table:table-cell>
          <table:table-cell table:formula="of:=[.C63]*10^9" office:value-type="float" office:value="-0.1307233" calcext:value-type="float">
            <text:p>-0.1307233</text:p>
          </table:table-cell>
          <table:table-cell table:formula="of:=[.$N$1]*[.D63]" office:value-type="float" office:value="-0.00621642106009768" calcext:value-type="float">
            <text:p>-0.006216421060098</text:p>
          </table:table-cell>
          <table:table-cell table:number-columns-repeated="9"/>
        </table:table-row>
        <table:table-row table:style-name="ro1">
          <table:table-cell office:value-type="time" office:time-value="PT11H03M28.034S" calcext:value-type="time">
            <text:p>11:03:28.0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5615813" calcext:value-type="float">
            <text:p>-5.62E-10</text:p>
          </table:table-cell>
          <table:table-cell table:formula="of:=[.C64]*10^9" office:value-type="float" office:value="-0.5615813" calcext:value-type="float">
            <text:p>-0.5615813</text:p>
          </table:table-cell>
          <table:table-cell table:formula="of:=[.$N$1]*[.D64]" office:value-type="float" office:value="-0.0267054597021115" calcext:value-type="float">
            <text:p>-0.026705459702112</text:p>
          </table:table-cell>
          <table:table-cell table:number-columns-repeated="9"/>
        </table:table-row>
        <table:table-row table:style-name="ro1">
          <table:table-cell office:value-type="time" office:time-value="PT11H03M28.418S" calcext:value-type="time">
            <text:p>11:03:28.4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409621" calcext:value-type="float">
            <text:p>-2.41E-10</text:p>
          </table:table-cell>
          <table:table-cell table:formula="of:=[.C65]*10^9" office:value-type="float" office:value="-0.2409621" calcext:value-type="float">
            <text:p>-0.2409621</text:p>
          </table:table-cell>
          <table:table-cell table:formula="of:=[.$N$1]*[.D65]" office:value-type="float" office:value="-0.0114587213842166" calcext:value-type="float">
            <text:p>-0.011458721384217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D64:.D68])" office:value-type="float" office:value="-0.25837568" calcext:value-type="float">
            <text:p>-0.25837568</text:p>
          </table:table-cell>
          <table:table-cell office:value-type="float" office:value="0.05" calcext:value-type="float">
            <text:p>0.05</text:p>
          </table:table-cell>
          <table:table-cell table:formula="of:=(MAX([.D64:.D68])-MIN([.D64:.D68]))/2" office:value-type="float" office:value="0.47055325" calcext:value-type="float">
            <text:p>0.47055325</text:p>
          </table:table-cell>
          <table:table-cell table:number-columns-repeated="4"/>
        </table:table-row>
        <table:table-row table:style-name="ro1">
          <table:table-cell office:value-type="time" office:time-value="PT11H03M28.801S" calcext:value-type="time">
            <text:p>11:03:28.80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605167" calcext:value-type="float">
            <text:p>-1.61E-10</text:p>
          </table:table-cell>
          <table:table-cell table:formula="of:=[.C66]*10^9" office:value-type="float" office:value="-0.1605167" calcext:value-type="float">
            <text:p>-0.1605167</text:p>
          </table:table-cell>
          <table:table-cell table:formula="of:=[.$N$1]*[.D66]" office:value-type="float" office:value="-0.00763321760066783" calcext:value-type="float">
            <text:p>-0.007633217600668</text:p>
          </table:table-cell>
          <table:table-cell table:number-columns-repeated="9"/>
        </table:table-row>
        <table:table-row table:style-name="ro1">
          <table:table-cell office:value-type="time" office:time-value="PT11H03M29.177S" calcext:value-type="time">
            <text:p>11:03:29.18</text:p>
          </table:table-cell>
          <table:table-cell office:value-type="float" office:value="-60" calcext:value-type="float">
            <text:p>-60</text:p>
          </table:table-cell>
          <table:table-cell office:value-type="float" office:value="0.0000000003061441" calcext:value-type="float">
            <text:p>3.06E-10</text:p>
          </table:table-cell>
          <table:table-cell table:formula="of:=[.C67]*10^9" office:value-type="float" office:value="0.3061441" calcext:value-type="float">
            <text:p>0.3061441</text:p>
          </table:table-cell>
          <table:table-cell table:formula="of:=[.$N$1]*[.D67]" office:value-type="float" office:value="0.0145583888309479" calcext:value-type="float">
            <text:p>0.014558388830948</text:p>
          </table:table-cell>
          <table:table-cell table:number-columns-repeated="9"/>
        </table:table-row>
        <table:table-row table:style-name="ro1">
          <table:table-cell office:value-type="time" office:time-value="PT11H03M29.553S" calcext:value-type="time">
            <text:p>11:03:29.5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6349624" calcext:value-type="float">
            <text:p>-6.35E-10</text:p>
          </table:table-cell>
          <table:table-cell table:formula="of:=[.C68]*10^9" office:value-type="float" office:value="-0.6349624" calcext:value-type="float">
            <text:p>-0.6349624</text:p>
          </table:table-cell>
          <table:table-cell table:formula="of:=[.$N$1]*[.D68]" office:value-type="float" office:value="-0.0301950274796472" calcext:value-type="float">
            <text:p>-0.030195027479647</text:p>
          </table:table-cell>
          <table:table-cell table:number-columns-repeated="9"/>
        </table:table-row>
        <table:table-row table:style-name="ro1">
          <table:table-cell office:value-type="time" office:time-value="PT11H03M29.938S" calcext:value-type="time">
            <text:p>11:03:29.94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977475" calcext:value-type="float">
            <text:p>-1.98E-10</text:p>
          </table:table-cell>
          <table:table-cell table:formula="of:=[.C69]*10^9" office:value-type="float" office:value="-0.1977475" calcext:value-type="float">
            <text:p>-0.1977475</text:p>
          </table:table-cell>
          <table:table-cell table:formula="of:=[.$N$1]*[.D69]" office:value-type="float" office:value="-0.00940369255964059" calcext:value-type="float">
            <text:p>-0.009403692559641</text:p>
          </table:table-cell>
          <table:table-cell table:number-columns-repeated="9"/>
        </table:table-row>
        <table:table-row table:style-name="ro1">
          <table:table-cell office:value-type="time" office:time-value="PT11H03M30.321S" calcext:value-type="time">
            <text:p>11:03:30.3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352696" calcext:value-type="float">
            <text:p>-2.35E-10</text:p>
          </table:table-cell>
          <table:table-cell table:formula="of:=[.C70]*10^9" office:value-type="float" office:value="-0.2352696" calcext:value-type="float">
            <text:p>-0.2352696</text:p>
          </table:table-cell>
          <table:table-cell table:formula="of:=[.$N$1]*[.D70]" office:value-type="float" office:value="-0.0111880200105165" calcext:value-type="float">
            <text:p>-0.011188020010517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D69:.D73])" office:value-type="float" office:value="-0.32482468" calcext:value-type="float">
            <text:p>-0.32482468</text:p>
          </table:table-cell>
          <table:table-cell office:value-type="float" office:value="0.05" calcext:value-type="float">
            <text:p>0.05</text:p>
          </table:table-cell>
          <table:table-cell table:formula="of:=(MAX([.D69:.D73])-MIN([.D69:.D73]))/2" office:value-type="float" office:value="0.4738821" calcext:value-type="float">
            <text:p>0.4738821</text:p>
          </table:table-cell>
          <table:table-cell table:number-columns-repeated="4"/>
        </table:table-row>
        <table:table-row table:style-name="ro1">
          <table:table-cell office:value-type="time" office:time-value="PT11H03M30.705S" calcext:value-type="time">
            <text:p>11:03:30.71</text:p>
          </table:table-cell>
          <table:table-cell office:value-type="float" office:value="-65" calcext:value-type="float">
            <text:p>-65</text:p>
          </table:table-cell>
          <table:table-cell office:value-type="float" office:value="0.0000000001226571" calcext:value-type="float">
            <text:p>1.23E-10</text:p>
          </table:table-cell>
          <table:table-cell table:formula="of:=[.C71]*10^9" office:value-type="float" office:value="0.1226571" calcext:value-type="float">
            <text:p>0.1226571</text:p>
          </table:table-cell>
          <table:table-cell table:formula="of:=[.$N$1]*[.D71]" office:value-type="float" office:value="0.00583284066123259" calcext:value-type="float">
            <text:p>0.005832840661233</text:p>
          </table:table-cell>
          <table:table-cell table:number-columns-repeated="9"/>
        </table:table-row>
        <table:table-row table:style-name="ro1">
          <table:table-cell office:value-type="time" office:time-value="PT11H03M31.088S" calcext:value-type="time">
            <text:p>11:03:31.0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886563" calcext:value-type="float">
            <text:p>-4.89E-10</text:p>
          </table:table-cell>
          <table:table-cell table:formula="of:=[.C72]*10^9" office:value-type="float" office:value="-0.4886563" calcext:value-type="float">
            <text:p>-0.4886563</text:p>
          </table:table-cell>
          <table:table-cell table:formula="of:=[.$N$1]*[.D72]" office:value-type="float" office:value="-0.0232375813222999" calcext:value-type="float">
            <text:p>-0.0232375813223</text:p>
          </table:table-cell>
          <table:table-cell table:number-columns-repeated="9"/>
        </table:table-row>
        <table:table-row table:style-name="ro1">
          <table:table-cell office:value-type="time" office:time-value="PT11H03M31.472S" calcext:value-type="time">
            <text:p>11:03:31.4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8251071" calcext:value-type="float">
            <text:p>-8.25E-10</text:p>
          </table:table-cell>
          <table:table-cell table:formula="of:=[.C73]*10^9" office:value-type="float" office:value="-0.8251071" calcext:value-type="float">
            <text:p>-0.8251071</text:p>
          </table:table-cell>
          <table:table-cell table:formula="of:=[.$N$1]*[.D73]" office:value-type="float" office:value="-0.0392371761826401" calcext:value-type="float">
            <text:p>-0.03923717618264</text:p>
          </table:table-cell>
          <table:table-cell table:number-columns-repeated="9"/>
        </table:table-row>
        <table:table-row table:style-name="ro1">
          <table:table-cell office:value-type="time" office:time-value="PT11H03M31.857S" calcext:value-type="time">
            <text:p>11:03:31.8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112689" calcext:value-type="float">
            <text:p>-3.11E-10</text:p>
          </table:table-cell>
          <table:table-cell table:formula="of:=[.C74]*10^9" office:value-type="float" office:value="-0.3112689" calcext:value-type="float">
            <text:p>-0.3112689</text:p>
          </table:table-cell>
          <table:table-cell table:formula="of:=[.$N$1]*[.D74]" office:value-type="float" office:value="-0.0148020937760402" calcext:value-type="float">
            <text:p>-0.01480209377604</text:p>
          </table:table-cell>
          <table:table-cell table:number-columns-repeated="9"/>
        </table:table-row>
        <table:table-row table:style-name="ro1">
          <table:table-cell office:value-type="time" office:time-value="PT11H03M32.24S" calcext:value-type="time">
            <text:p>11:03:32.2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316543" calcext:value-type="float">
            <text:p>-2.32E-10</text:p>
          </table:table-cell>
          <table:table-cell table:formula="of:=[.C75]*10^9" office:value-type="float" office:value="-0.2316543" calcext:value-type="float">
            <text:p>-0.2316543</text:p>
          </table:table-cell>
          <table:table-cell table:formula="of:=[.$N$1]*[.D75]" office:value-type="float" office:value="-0.0110160978890694" calcext:value-type="float">
            <text:p>-0.011016097889069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D74:.D78])" office:value-type="float" office:value="-0.354483514" calcext:value-type="float">
            <text:p>-0.354483514</text:p>
          </table:table-cell>
          <table:table-cell office:value-type="float" office:value="0.05" calcext:value-type="float">
            <text:p>0.05</text:p>
          </table:table-cell>
          <table:table-cell table:formula="of:=(MAX([.D74:.D78])-MIN([.D74:.D78]))/2" office:value-type="float" office:value="0.265624215" calcext:value-type="float">
            <text:p>0.265624215</text:p>
          </table:table-cell>
          <table:table-cell table:number-columns-repeated="4"/>
        </table:table-row>
        <table:table-row table:style-name="ro1">
          <table:table-cell office:value-type="time" office:time-value="PT11H03M32.624S" calcext:value-type="time">
            <text:p>11:03:32.6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06561097" calcext:value-type="float">
            <text:p>-6.56E-11</text:p>
          </table:table-cell>
          <table:table-cell table:formula="of:=[.C76]*10^9" office:value-type="float" office:value="-0.06561097" calcext:value-type="float">
            <text:p>-0.06561097</text:p>
          </table:table-cell>
          <table:table-cell table:formula="of:=[.$N$1]*[.D76]" office:value-type="float" office:value="-0.00312006670334544" calcext:value-type="float">
            <text:p>-0.003120066703345</text:p>
          </table:table-cell>
          <table:table-cell table:number-columns-repeated="9"/>
        </table:table-row>
        <table:table-row table:style-name="ro1">
          <table:table-cell office:value-type="time" office:time-value="PT11H03M33.008S" calcext:value-type="time">
            <text:p>11:03:33.01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567024" calcext:value-type="float">
            <text:p>-5.67E-10</text:p>
          </table:table-cell>
          <table:table-cell table:formula="of:=[.C77]*10^9" office:value-type="float" office:value="-0.567024" calcext:value-type="float">
            <text:p>-0.567024</text:p>
          </table:table-cell>
          <table:table-cell table:formula="of:=[.$N$1]*[.D77]" office:value-type="float" office:value="-0.0269642820765757" calcext:value-type="float">
            <text:p>-0.026964282076576</text:p>
          </table:table-cell>
          <table:table-cell table:number-columns-repeated="9"/>
        </table:table-row>
        <table:table-row table:style-name="ro1">
          <table:table-cell office:value-type="time" office:time-value="PT11H03M33.391S" calcext:value-type="time">
            <text:p>11:03:33.3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5968594" calcext:value-type="float">
            <text:p>-5.97E-10</text:p>
          </table:table-cell>
          <table:table-cell table:formula="of:=[.C78]*10^9" office:value-type="float" office:value="-0.5968594" calcext:value-type="float">
            <text:p>-0.5968594</text:p>
          </table:table-cell>
          <table:table-cell table:formula="of:=[.$N$1]*[.D78]" office:value-type="float" office:value="-0.0283830758868332" calcext:value-type="float">
            <text:p>-0.028383075886833</text:p>
          </table:table-cell>
          <table:table-cell table:number-columns-repeated="9"/>
        </table:table-row>
        <table:table-row table:style-name="ro1">
          <table:table-cell office:value-type="time" office:time-value="PT11H03M33.775S" calcext:value-type="time">
            <text:p>11:03:33.78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825561" calcext:value-type="float">
            <text:p>-2.83E-10</text:p>
          </table:table-cell>
          <table:table-cell table:formula="of:=[.C79]*10^9" office:value-type="float" office:value="-0.2825561" calcext:value-type="float">
            <text:p>-0.2825561</text:p>
          </table:table-cell>
          <table:table-cell table:formula="of:=[.$N$1]*[.D79]" office:value-type="float" office:value="-0.0134366841312839" calcext:value-type="float">
            <text:p>-0.013436684131284</text:p>
          </table:table-cell>
          <table:table-cell table:number-columns-repeated="9"/>
        </table:table-row>
        <table:table-row table:style-name="ro1">
          <table:table-cell office:value-type="time" office:time-value="PT11H03M34.159S" calcext:value-type="time">
            <text:p>11:03:34.1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867533" calcext:value-type="float">
            <text:p>-2.87E-10</text:p>
          </table:table-cell>
          <table:table-cell table:formula="of:=[.C80]*10^9" office:value-type="float" office:value="-0.2867533" calcext:value-type="float">
            <text:p>-0.2867533</text:p>
          </table:table-cell>
          <table:table-cell table:formula="of:=[.$N$1]*[.D80]" office:value-type="float" office:value="-0.0136362779487093" calcext:value-type="float">
            <text:p>-0.013636277948709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D79:.D83])" office:value-type="float" office:value="-0.41191718" calcext:value-type="float">
            <text:p>-0.41191718</text:p>
          </table:table-cell>
          <table:table-cell office:value-type="float" office:value="0.05" calcext:value-type="float">
            <text:p>0.05</text:p>
          </table:table-cell>
          <table:table-cell table:formula="of:=(MAX([.D79:.D83])-MIN([.D79:.D83]))/2" office:value-type="float" office:value="0.30985625" calcext:value-type="float">
            <text:p>0.30985625</text:p>
          </table:table-cell>
          <table:table-cell table:number-columns-repeated="4"/>
        </table:table-row>
        <table:table-row table:style-name="ro1">
          <table:table-cell office:value-type="time" office:time-value="PT11H03M34.543S" calcext:value-type="time">
            <text:p>11:03:34.5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90185" calcext:value-type="float">
            <text:p>-1.90E-10</text:p>
          </table:table-cell>
          <table:table-cell table:formula="of:=[.C81]*10^9" office:value-type="float" office:value="-0.190185" calcext:value-type="float">
            <text:p>-0.190185</text:p>
          </table:table-cell>
          <table:table-cell table:formula="of:=[.$N$1]*[.D81]" office:value-type="float" office:value="-0.009044065130812" calcext:value-type="float">
            <text:p>-0.009044065130812</text:p>
          </table:table-cell>
          <table:table-cell table:number-columns-repeated="9"/>
        </table:table-row>
        <table:table-row table:style-name="ro1">
          <table:table-cell office:value-type="time" office:time-value="PT11H03M34.927S" calcext:value-type="time">
            <text:p>11:03:34.9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8098975" calcext:value-type="float">
            <text:p>-8.10E-10</text:p>
          </table:table-cell>
          <table:table-cell table:formula="of:=[.C82]*10^9" office:value-type="float" office:value="-0.8098975" calcext:value-type="float">
            <text:p>-0.8098975</text:p>
          </table:table-cell>
          <table:table-cell table:formula="of:=[.$N$1]*[.D82]" office:value-type="float" office:value="-0.0385138982531841" calcext:value-type="float">
            <text:p>-0.038513898253184</text:p>
          </table:table-cell>
          <table:table-cell table:number-columns-repeated="9"/>
        </table:table-row>
        <table:table-row table:style-name="ro1">
          <table:table-cell office:value-type="time" office:time-value="PT11H03M35.31S" calcext:value-type="time">
            <text:p>11:03:35.3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90194" calcext:value-type="float">
            <text:p>-4.90E-10</text:p>
          </table:table-cell>
          <table:table-cell table:formula="of:=[.C83]*10^9" office:value-type="float" office:value="-0.490194" calcext:value-type="float">
            <text:p>-0.490194</text:p>
          </table:table-cell>
          <table:table-cell table:formula="of:=[.$N$1]*[.D83]" office:value-type="float" office:value="-0.023310705169878" calcext:value-type="float">
            <text:p>-0.023310705169878</text:p>
          </table:table-cell>
          <table:table-cell table:number-columns-repeated="9"/>
        </table:table-row>
        <table:table-row table:style-name="ro1">
          <table:table-cell office:value-type="time" office:time-value="PT11H03M35.694S" calcext:value-type="time">
            <text:p>11:03:35.6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224297" calcext:value-type="float">
            <text:p>-2.22E-10</text:p>
          </table:table-cell>
          <table:table-cell table:formula="of:=[.C84]*10^9" office:value-type="float" office:value="-0.2224297" calcext:value-type="float">
            <text:p>-0.2224297</text:p>
          </table:table-cell>
          <table:table-cell table:formula="of:=[.$N$1]*[.D84]" office:value-type="float" office:value="-0.0105774308900648" calcext:value-type="float">
            <text:p>-0.010577430890065</text:p>
          </table:table-cell>
          <table:table-cell table:number-columns-repeated="9"/>
        </table:table-row>
        <table:table-row table:style-name="ro1">
          <table:table-cell office:value-type="time" office:time-value="PT11H03M36.07S" calcext:value-type="time">
            <text:p>11:03:36.07</text:p>
          </table:table-cell>
          <table:table-cell office:value-type="float" office:value="-80" calcext:value-type="float">
            <text:p>-80</text:p>
          </table:table-cell>
          <table:table-cell office:value-type="float" office:value="0.0000000001170478" calcext:value-type="float">
            <text:p>1.17E-10</text:p>
          </table:table-cell>
          <table:table-cell table:formula="of:=[.C85]*10^9" office:value-type="float" office:value="0.1170478" calcext:value-type="float">
            <text:p>0.1170478</text:p>
          </table:table-cell>
          <table:table-cell table:formula="of:=[.$N$1]*[.D85]" office:value-type="float" office:value="0.00556609578367514" calcext:value-type="float">
            <text:p>0.005566095783675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D84:.D88])" office:value-type="float" office:value="-0.29566308" calcext:value-type="float">
            <text:p>-0.29566308</text:p>
          </table:table-cell>
          <table:table-cell office:value-type="float" office:value="0.05" calcext:value-type="float">
            <text:p>0.05</text:p>
          </table:table-cell>
          <table:table-cell table:formula="of:=(MAX([.D84:.D88])-MIN([.D84:.D88]))/2" office:value-type="float" office:value="0.4594217" calcext:value-type="float">
            <text:p>0.4594217</text:p>
          </table:table-cell>
          <table:table-cell table:number-columns-repeated="4"/>
        </table:table-row>
        <table:table-row table:style-name="ro1">
          <table:table-cell office:value-type="time" office:time-value="PT11H03M36.446S" calcext:value-type="time">
            <text:p>11:03:36.45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8017956" calcext:value-type="float">
            <text:p>-8.02E-10</text:p>
          </table:table-cell>
          <table:table-cell table:formula="of:=[.C86]*10^9" office:value-type="float" office:value="-0.8017956" calcext:value-type="float">
            <text:p>-0.8017956</text:p>
          </table:table-cell>
          <table:table-cell table:formula="of:=[.$N$1]*[.D86]" office:value-type="float" office:value="-0.0381286201750847" calcext:value-type="float">
            <text:p>-0.038128620175085</text:p>
          </table:table-cell>
          <table:table-cell table:number-columns-repeated="9"/>
        </table:table-row>
        <table:table-row table:style-name="ro1">
          <table:table-cell office:value-type="time" office:time-value="PT11H03M36.83S" calcext:value-type="time">
            <text:p>11:03:36.8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224882" calcext:value-type="float">
            <text:p>-3.22E-10</text:p>
          </table:table-cell>
          <table:table-cell table:formula="of:=[.C87]*10^9" office:value-type="float" office:value="-0.3224882" calcext:value-type="float">
            <text:p>-0.3224882</text:p>
          </table:table-cell>
          <table:table-cell table:formula="of:=[.$N$1]*[.D87]" office:value-type="float" office:value="-0.0153356168189832" calcext:value-type="float">
            <text:p>-0.015335616818983</text:p>
          </table:table-cell>
          <table:table-cell table:number-columns-repeated="9"/>
        </table:table-row>
        <table:table-row table:style-name="ro1">
          <table:table-cell office:value-type="time" office:time-value="PT11H03M37.214S" calcext:value-type="time">
            <text:p>11:03:37.2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486497" calcext:value-type="float">
            <text:p>-2.49E-10</text:p>
          </table:table-cell>
          <table:table-cell table:formula="of:=[.C88]*10^9" office:value-type="float" office:value="-0.2486497" calcext:value-type="float">
            <text:p>-0.2486497</text:p>
          </table:table-cell>
          <table:table-cell table:formula="of:=[.$N$1]*[.D88]" office:value-type="float" office:value="-0.0118242978234712" calcext:value-type="float">
            <text:p>-0.011824297823471</text:p>
          </table:table-cell>
          <table:table-cell table:number-columns-repeated="9"/>
        </table:table-row>
        <table:table-row table:style-name="ro1">
          <table:table-cell office:value-type="time" office:time-value="PT11H03M37.597S" calcext:value-type="time">
            <text:p>11:03:37.60</text:p>
          </table:table-cell>
          <table:table-cell office:value-type="float" office:value="-85" calcext:value-type="float">
            <text:p>-85</text:p>
          </table:table-cell>
          <table:table-cell office:value-type="float" office:value="0.0000000003560878" calcext:value-type="float">
            <text:p>3.56E-10</text:p>
          </table:table-cell>
          <table:table-cell table:formula="of:=[.C89]*10^9" office:value-type="float" office:value="0.3560878" calcext:value-type="float">
            <text:p>0.3560878</text:p>
          </table:table-cell>
          <table:table-cell table:formula="of:=[.$N$1]*[.D89]" office:value-type="float" office:value="0.0169334135472701" calcext:value-type="float">
            <text:p>0.01693341354727</text:p>
          </table:table-cell>
          <table:table-cell table:number-columns-repeated="9"/>
        </table:table-row>
        <table:table-row table:style-name="ro1">
          <table:table-cell office:value-type="time" office:time-value="PT11H03M37.982S" calcext:value-type="time">
            <text:p>11:03:37.9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267681" calcext:value-type="float">
            <text:p>-3.27E-10</text:p>
          </table:table-cell>
          <table:table-cell table:formula="of:=[.C90]*10^9" office:value-type="float" office:value="-0.3267681" calcext:value-type="float">
            <text:p>-0.3267681</text:p>
          </table:table-cell>
          <table:table-cell table:formula="of:=[.$N$1]*[.D90]" office:value-type="float" office:value="-0.0155391433555311" calcext:value-type="float">
            <text:p>-0.015539143355531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D89:.D93])" office:value-type="float" office:value="-0.153123726" calcext:value-type="float">
            <text:p>-0.153123726</text:p>
          </table:table-cell>
          <table:table-cell office:value-type="float" office:value="0.05" calcext:value-type="float">
            <text:p>0.05</text:p>
          </table:table-cell>
          <table:table-cell table:formula="of:=(MAX([.D89:.D93])-MIN([.D89:.D93]))/2" office:value-type="float" office:value="0.4740632" calcext:value-type="float">
            <text:p>0.4740632</text:p>
          </table:table-cell>
          <table:table-cell table:number-columns-repeated="4"/>
        </table:table-row>
        <table:table-row table:style-name="ro1">
          <table:table-cell office:value-type="time" office:time-value="PT11H03M38.366S" calcext:value-type="time">
            <text:p>11:03:38.37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5920386" calcext:value-type="float">
            <text:p>-5.92E-10</text:p>
          </table:table-cell>
          <table:table-cell table:formula="of:=[.C91]*10^9" office:value-type="float" office:value="-0.5920386" calcext:value-type="float">
            <text:p>-0.5920386</text:p>
          </table:table-cell>
          <table:table-cell table:formula="of:=[.$N$1]*[.D91]" office:value-type="float" office:value="-0.0281538273699543" calcext:value-type="float">
            <text:p>-0.028153827369954</text:p>
          </table:table-cell>
          <table:table-cell table:number-columns-repeated="9"/>
        </table:table-row>
        <table:table-row table:style-name="ro1">
          <table:table-cell office:value-type="time" office:time-value="PT11H03M38.75S" calcext:value-type="time">
            <text:p>11:03:38.7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705723" calcext:value-type="float">
            <text:p>-1.71E-10</text:p>
          </table:table-cell>
          <table:table-cell table:formula="of:=[.C92]*10^9" office:value-type="float" office:value="-0.1705723" calcext:value-type="float">
            <text:p>-0.1705723</text:p>
          </table:table-cell>
          <table:table-cell table:formula="of:=[.$N$1]*[.D92]" office:value-type="float" office:value="-0.00811140200705841" calcext:value-type="float">
            <text:p>-0.008111402007058</text:p>
          </table:table-cell>
          <table:table-cell table:number-columns-repeated="9"/>
        </table:table-row>
        <table:table-row table:style-name="ro1">
          <table:table-cell office:value-type="time" office:time-value="PT11H03M39.134S" calcext:value-type="time">
            <text:p>11:03:39.1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03232743" calcext:value-type="float">
            <text:p>-3.23E-11</text:p>
          </table:table-cell>
          <table:table-cell table:formula="of:=[.C93]*10^9" office:value-type="float" office:value="-0.03232743" calcext:value-type="float">
            <text:p>-0.03232743</text:p>
          </table:table-cell>
          <table:table-cell table:formula="of:=[.$N$1]*[.D93]" office:value-type="float" office:value="-0.00153729990499653" calcext:value-type="float">
            <text:p>-0.001537299904997</text:p>
          </table:table-cell>
          <table:table-cell table:number-columns-repeated="9"/>
        </table:table-row>
        <table:table-row table:style-name="ro1">
          <table:table-cell office:value-type="time" office:time-value="PT11H03M39.518S" calcext:value-type="time">
            <text:p>11:03:39.52</text:p>
          </table:table-cell>
          <table:table-cell office:value-type="float" office:value="-90" calcext:value-type="float">
            <text:p>-90</text:p>
          </table:table-cell>
          <table:table-cell office:value-type="float" office:value="0.00000000009652196" calcext:value-type="float">
            <text:p>9.65E-11</text:p>
          </table:table-cell>
          <table:table-cell table:formula="of:=[.C94]*10^9" office:value-type="float" office:value="0.09652196" calcext:value-type="float">
            <text:p>0.09652196</text:p>
          </table:table-cell>
          <table:table-cell table:formula="of:=[.$N$1]*[.D94]" office:value-type="float" office:value="0.00459000916367553" calcext:value-type="float">
            <text:p>0.004590009163676</text:p>
          </table:table-cell>
          <table:table-cell table:number-columns-repeated="9"/>
        </table:table-row>
        <table:table-row table:style-name="ro1">
          <table:table-cell office:value-type="time" office:time-value="PT11H03M39.901S" calcext:value-type="time">
            <text:p>11:03:39.9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520733" calcext:value-type="float">
            <text:p>-3.52E-10</text:p>
          </table:table-cell>
          <table:table-cell table:formula="of:=[.C95]*10^9" office:value-type="float" office:value="-0.3520733" calcext:value-type="float">
            <text:p>-0.3520733</text:p>
          </table:table-cell>
          <table:table-cell table:formula="of:=[.$N$1]*[.D95]" office:value-type="float" office:value="-0.0167425078529848" calcext:value-type="float">
            <text:p>-0.016742507852985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D94:.D98])" office:value-type="float" office:value="-0.087087606" calcext:value-type="float">
            <text:p>-0.087087606</text:p>
          </table:table-cell>
          <table:table-cell office:value-type="float" office:value="0.05" calcext:value-type="float">
            <text:p>0.05</text:p>
          </table:table-cell>
          <table:table-cell table:formula="of:=(MAX([.D94:.D98])-MIN([.D94:.D98]))/2" office:value-type="float" office:value="0.24118785" calcext:value-type="float">
            <text:p>0.24118785</text:p>
          </table:table-cell>
          <table:table-cell table:number-columns-repeated="4"/>
        </table:table-row>
        <table:table-row table:style-name="ro1">
          <table:table-cell office:value-type="time" office:time-value="PT11H03M40.284S" calcext:value-type="time">
            <text:p>11:03:40.28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330003" calcext:value-type="float">
            <text:p>-3.33E-10</text:p>
          </table:table-cell>
          <table:table-cell table:formula="of:=[.C96]*10^9" office:value-type="float" office:value="-0.3330003" calcext:value-type="float">
            <text:p>-0.3330003</text:p>
          </table:table-cell>
          <table:table-cell table:formula="of:=[.$N$1]*[.D96]" office:value-type="float" office:value="-0.015835509644714" calcext:value-type="float">
            <text:p>-0.015835509644714</text:p>
          </table:table-cell>
          <table:table-cell table:number-columns-repeated="9"/>
        </table:table-row>
        <table:table-row table:style-name="ro1">
          <table:table-cell office:value-type="time" office:time-value="PT11H03M40.668S" calcext:value-type="time">
            <text:p>11:03:40.67</text:p>
          </table:table-cell>
          <table:table-cell office:value-type="float" office:value="-90" calcext:value-type="float">
            <text:p>-90</text:p>
          </table:table-cell>
          <table:table-cell office:value-type="float" office:value="0.0000000001303024" calcext:value-type="float">
            <text:p>1.30E-10</text:p>
          </table:table-cell>
          <table:table-cell table:formula="of:=[.C97]*10^9" office:value-type="float" office:value="0.1303024" calcext:value-type="float">
            <text:p>0.1303024</text:p>
          </table:table-cell>
          <table:table-cell table:formula="of:=[.$N$1]*[.D97]" office:value-type="float" office:value="0.00619640556458773" calcext:value-type="float">
            <text:p>0.006196405564588</text:p>
          </table:table-cell>
          <table:table-cell table:number-columns-repeated="9"/>
        </table:table-row>
        <table:table-row table:style-name="ro1">
          <table:table-cell office:value-type="time" office:time-value="PT11H03M41.052S" calcext:value-type="time">
            <text:p>11:03:41.05</text:p>
          </table:table-cell>
          <table:table-cell office:value-type="float" office:value="-90" calcext:value-type="float">
            <text:p>-90</text:p>
          </table:table-cell>
          <table:table-cell office:value-type="float" office:value="0.00000000002281121" calcext:value-type="float">
            <text:p>2.28E-11</text:p>
          </table:table-cell>
          <table:table-cell table:formula="of:=[.C98]*10^9" office:value-type="float" office:value="0.02281121" calcext:value-type="float">
            <text:p>0.02281121</text:p>
          </table:table-cell>
          <table:table-cell table:formula="of:=[.$N$1]*[.D98]" office:value-type="float" office:value="0.00108476519679591" calcext:value-type="float">
            <text:p>0.001084765196796</text:p>
          </table:table-cell>
          <table:table-cell table:number-columns-repeated="9"/>
        </table:table-row>
        <table:table-row table:style-name="ro1">
          <table:table-cell office:value-type="time" office:time-value="PT11H03M41.437S" calcext:value-type="time">
            <text:p>11:03:41.44</text:p>
          </table:table-cell>
          <table:table-cell office:value-type="float" office:value="-95" calcext:value-type="float">
            <text:p>-95</text:p>
          </table:table-cell>
          <table:table-cell office:value-type="float" office:value="0.00000000000286698" calcext:value-type="float">
            <text:p>2.87E-12</text:p>
          </table:table-cell>
          <table:table-cell table:formula="of:=[.C99]*10^9" office:value-type="float" office:value="0.00286698" calcext:value-type="float">
            <text:p>0.00286698</text:p>
          </table:table-cell>
          <table:table-cell table:formula="of:=[.$N$1]*[.D99]" office:value-type="float" office:value="0.000136336482102876" calcext:value-type="float">
            <text:p>0.000136336482103</text:p>
          </table:table-cell>
          <table:table-cell table:number-columns-repeated="9"/>
        </table:table-row>
        <table:table-row table:style-name="ro1">
          <table:table-cell office:value-type="time" office:time-value="PT11H03M41.82S" calcext:value-type="time">
            <text:p>11:03:41.82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259615" calcext:value-type="float">
            <text:p>-2.26E-10</text:p>
          </table:table-cell>
          <table:table-cell table:formula="of:=[.C100]*10^9" office:value-type="float" office:value="-0.2259615" calcext:value-type="float">
            <text:p>-0.2259615</text:p>
          </table:table-cell>
          <table:table-cell table:formula="of:=[.$N$1]*[.D100]" office:value-type="float" office:value="-0.0107453822491573" calcext:value-type="float">
            <text:p>-0.010745382249157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D99:.D103])" office:value-type="float" office:value="0.080721706" calcext:value-type="float">
            <text:p>0.080721706</text:p>
          </table:table-cell>
          <table:table-cell office:value-type="float" office:value="0.05" calcext:value-type="float">
            <text:p>0.05</text:p>
          </table:table-cell>
          <table:table-cell table:formula="of:=(MAX([.D99:.D103])-MIN([.D99:.D103]))/2" office:value-type="float" office:value="0.37564215" calcext:value-type="float">
            <text:p>0.37564215</text:p>
          </table:table-cell>
          <table:table-cell table:number-columns-repeated="4"/>
        </table:table-row>
        <table:table-row table:style-name="ro1">
          <table:table-cell office:value-type="time" office:time-value="PT11H03M42.204S" calcext:value-type="time">
            <text:p>11:03:42.20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07167755" calcext:value-type="float">
            <text:p>-7.17E-11</text:p>
          </table:table-cell>
          <table:table-cell table:formula="of:=[.C101]*10^9" office:value-type="float" office:value="-0.07167755" calcext:value-type="float">
            <text:p>-0.07167755</text:p>
          </table:table-cell>
          <table:table-cell table:formula="of:=[.$N$1]*[.D101]" office:value-type="float" office:value="-0.00340855709239442" calcext:value-type="float">
            <text:p>-0.003408557092394</text:p>
          </table:table-cell>
          <table:table-cell table:number-columns-repeated="9"/>
        </table:table-row>
        <table:table-row table:style-name="ro1">
          <table:table-cell office:value-type="time" office:time-value="PT11H03M42.587S" calcext:value-type="time">
            <text:p>11:03:42.59</text:p>
          </table:table-cell>
          <table:table-cell office:value-type="float" office:value="-95" calcext:value-type="float">
            <text:p>-95</text:p>
          </table:table-cell>
          <table:table-cell office:value-type="float" office:value="0.0000000001730578" calcext:value-type="float">
            <text:p>1.73E-10</text:p>
          </table:table-cell>
          <table:table-cell table:formula="of:=[.C102]*10^9" office:value-type="float" office:value="0.1730578" calcext:value-type="float">
            <text:p>0.1730578</text:p>
          </table:table-cell>
          <table:table-cell table:formula="of:=[.$N$1]*[.D102]" office:value-type="float" office:value="0.00822959757391507" calcext:value-type="float">
            <text:p>0.008229597573915</text:p>
          </table:table-cell>
          <table:table-cell table:number-columns-repeated="9"/>
        </table:table-row>
        <table:table-row table:style-name="ro1">
          <table:table-cell office:value-type="time" office:time-value="PT11H03M42.971S" calcext:value-type="time">
            <text:p>11:03:42.97</text:p>
          </table:table-cell>
          <table:table-cell office:value-type="float" office:value="-95" calcext:value-type="float">
            <text:p>-95</text:p>
          </table:table-cell>
          <table:table-cell office:value-type="float" office:value="0.0000000005253228" calcext:value-type="float">
            <text:p>5.25E-10</text:p>
          </table:table-cell>
          <table:table-cell table:formula="of:=[.C103]*10^9" office:value-type="float" office:value="0.5253228" calcext:value-type="float">
            <text:p>0.5253228</text:p>
          </table:table-cell>
          <table:table-cell table:formula="of:=[.$N$1]*[.D103]" office:value-type="float" office:value="0.0249812215364015" calcext:value-type="float">
            <text:p>0.024981221536402</text:p>
          </table:table-cell>
          <table:table-cell table:number-columns-repeated="9"/>
        </table:table-row>
        <table:table-row table:style-name="ro1">
          <table:table-cell office:value-type="time" office:time-value="PT11H03M43.355S" calcext:value-type="time">
            <text:p>11:03:43.3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1556133" calcext:value-type="float">
            <text:p>-1.56E-10</text:p>
          </table:table-cell>
          <table:table-cell table:formula="of:=[.C104]*10^9" office:value-type="float" office:value="-0.1556133" calcext:value-type="float">
            <text:p>-0.1556133</text:p>
          </table:table-cell>
          <table:table-cell table:formula="of:=[.$N$1]*[.D104]" office:value-type="float" office:value="-0.00740004112007039" calcext:value-type="float">
            <text:p>-0.00740004112007</text:p>
          </table:table-cell>
          <table:table-cell table:number-columns-repeated="9"/>
        </table:table-row>
        <table:table-row table:style-name="ro1">
          <table:table-cell office:value-type="time" office:time-value="PT11H03M43.739S" calcext:value-type="time">
            <text:p>11:03:43.7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557548" calcext:value-type="float">
            <text:p>-2.56E-10</text:p>
          </table:table-cell>
          <table:table-cell table:formula="of:=[.C105]*10^9" office:value-type="float" office:value="-0.2557548" calcext:value-type="float">
            <text:p>-0.2557548</text:p>
          </table:table-cell>
          <table:table-cell table:formula="of:=[.$N$1]*[.D105]" office:value-type="float" office:value="-0.0121621740343234" calcext:value-type="float">
            <text:p>-0.012162174034323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D104:.D108])" office:value-type="float" office:value="0.0468811" calcext:value-type="float">
            <text:p>0.0468811</text:p>
          </table:table-cell>
          <table:table-cell office:value-type="float" office:value="0.05" calcext:value-type="float">
            <text:p>0.05</text:p>
          </table:table-cell>
          <table:table-cell table:formula="of:=(MAX([.D104:.D108])-MIN([.D104:.D108]))/2" office:value-type="float" office:value="0.3888148" calcext:value-type="float">
            <text:p>0.3888148</text:p>
          </table:table-cell>
          <table:table-cell table:number-columns-repeated="4"/>
        </table:table-row>
        <table:table-row table:style-name="ro1">
          <table:table-cell office:value-type="time" office:time-value="PT11H03M44.123S" calcext:value-type="time">
            <text:p>11:03:44.12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1133546" calcext:value-type="float">
            <text:p>-1.13E-10</text:p>
          </table:table-cell>
          <table:table-cell table:formula="of:=[.C106]*10^9" office:value-type="float" office:value="-0.1133546" calcext:value-type="float">
            <text:p>-0.1133546</text:p>
          </table:table-cell>
          <table:table-cell table:formula="of:=[.$N$1]*[.D106]" office:value-type="float" office:value="-0.00539046920249831" calcext:value-type="float">
            <text:p>-0.005390469202498</text:p>
          </table:table-cell>
          <table:table-cell table:number-columns-repeated="9"/>
        </table:table-row>
        <table:table-row table:style-name="ro1">
          <table:table-cell office:value-type="time" office:time-value="PT11H03M44.506S" calcext:value-type="time">
            <text:p>11:03:44.51</text:p>
          </table:table-cell>
          <table:table-cell office:value-type="float" office:value="-100" calcext:value-type="float">
            <text:p>-100</text:p>
          </table:table-cell>
          <table:table-cell office:value-type="float" office:value="0.0000000002372534" calcext:value-type="float">
            <text:p>2.37E-10</text:p>
          </table:table-cell>
          <table:table-cell table:formula="of:=[.C107]*10^9" office:value-type="float" office:value="0.2372534" calcext:value-type="float">
            <text:p>0.2372534</text:p>
          </table:table-cell>
          <table:table-cell table:formula="of:=[.$N$1]*[.D107]" office:value-type="float" office:value="0.011282357715417" calcext:value-type="float">
            <text:p>0.011282357715417</text:p>
          </table:table-cell>
          <table:table-cell table:number-columns-repeated="9"/>
        </table:table-row>
        <table:table-row table:style-name="ro1">
          <table:table-cell office:value-type="time" office:time-value="PT11H03M44.893S" calcext:value-type="time">
            <text:p>11:03:44.89</text:p>
          </table:table-cell>
          <table:table-cell office:value-type="float" office:value="-100" calcext:value-type="float">
            <text:p>-100</text:p>
          </table:table-cell>
          <table:table-cell office:value-type="float" office:value="0.0000000005218748" calcext:value-type="float">
            <text:p>5.22E-10</text:p>
          </table:table-cell>
          <table:table-cell table:formula="of:=[.C108]*10^9" office:value-type="float" office:value="0.5218748" calcext:value-type="float">
            <text:p>0.5218748</text:p>
          </table:table-cell>
          <table:table-cell table:formula="of:=[.$N$1]*[.D108]" office:value-type="float" office:value="0.0248172552058758" calcext:value-type="float">
            <text:p>0.024817255205876</text:p>
          </table:table-cell>
          <table:table-cell table:number-columns-repeated="9"/>
        </table:table-row>
        <table:table-row table:style-name="ro1">
          <table:table-cell office:value-type="time" office:time-value="PT11H03M45.277S" calcext:value-type="time">
            <text:p>11:03:45.2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6927198" calcext:value-type="float">
            <text:p>-6.93E-10</text:p>
          </table:table-cell>
          <table:table-cell table:formula="of:=[.C109]*10^9" office:value-type="float" office:value="-0.6927198" calcext:value-type="float">
            <text:p>-0.6927198</text:p>
          </table:table-cell>
          <table:table-cell table:formula="of:=[.$N$1]*[.D109]" office:value-type="float" office:value="-0.0329416251996901" calcext:value-type="float">
            <text:p>-0.03294162519969</text:p>
          </table:table-cell>
          <table:table-cell table:number-columns-repeated="9"/>
        </table:table-row>
        <table:table-row table:style-name="ro1">
          <table:table-cell office:value-type="time" office:time-value="PT11H03M45.658S" calcext:value-type="time">
            <text:p>11:03:45.6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855144" calcext:value-type="float">
            <text:p>-5.86E-10</text:p>
          </table:table-cell>
          <table:table-cell table:formula="of:=[.C110]*10^9" office:value-type="float" office:value="-0.5855144" calcext:value-type="float">
            <text:p>-0.5855144</text:p>
          </table:table-cell>
          <table:table-cell table:formula="of:=[.$N$1]*[.D110]" office:value-type="float" office:value="-0.0278435753010401" calcext:value-type="float">
            <text:p>-0.02784357530104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D109:.D113])" office:value-type="float" office:value="-0.134635526" calcext:value-type="float">
            <text:p>-0.134635526</text:p>
          </table:table-cell>
          <table:table-cell office:value-type="float" office:value="0.05" calcext:value-type="float">
            <text:p>0.05</text:p>
          </table:table-cell>
          <table:table-cell table:formula="of:=(MAX([.D109:.D113])-MIN([.D109:.D113]))/2" office:value-type="float" office:value="0.653647" calcext:value-type="float">
            <text:p>0.653647</text:p>
          </table:table-cell>
          <table:table-cell table:number-columns-repeated="4"/>
        </table:table-row>
        <table:table-row table:style-name="ro1">
          <table:table-cell office:value-type="time" office:time-value="PT11H03M46.042S" calcext:value-type="time">
            <text:p>11:03:46.04</text:p>
          </table:table-cell>
          <table:table-cell office:value-type="float" office:value="-105" calcext:value-type="float">
            <text:p>-105</text:p>
          </table:table-cell>
          <table:table-cell office:value-type="float" office:value="0.00000000005272757" calcext:value-type="float">
            <text:p>5.27E-11</text:p>
          </table:table-cell>
          <table:table-cell table:formula="of:=[.C111]*10^9" office:value-type="float" office:value="0.05272757" calcext:value-type="float">
            <text:p>0.05272757</text:p>
          </table:table-cell>
          <table:table-cell table:formula="of:=[.$N$1]*[.D111]" office:value-type="float" office:value="0.00250740898214606" calcext:value-type="float">
            <text:p>0.002507408982146</text:p>
          </table:table-cell>
          <table:table-cell table:number-columns-repeated="9"/>
        </table:table-row>
        <table:table-row table:style-name="ro1">
          <table:table-cell office:value-type="time" office:time-value="PT11H03M46.426S" calcext:value-type="time">
            <text:p>11:03:46.43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0622452" calcext:value-type="float">
            <text:p>-6.22E-11</text:p>
          </table:table-cell>
          <table:table-cell table:formula="of:=[.C112]*10^9" office:value-type="float" office:value="-0.0622452" calcext:value-type="float">
            <text:p>-0.0622452</text:p>
          </table:table-cell>
          <table:table-cell table:formula="of:=[.$N$1]*[.D112]" office:value-type="float" office:value="-0.00296001074154333" calcext:value-type="float">
            <text:p>-0.002960010741543</text:p>
          </table:table-cell>
          <table:table-cell table:number-columns-repeated="9"/>
        </table:table-row>
        <table:table-row table:style-name="ro1">
          <table:table-cell office:value-type="time" office:time-value="PT11H03M46.81S" calcext:value-type="time">
            <text:p>11:03:46.81</text:p>
          </table:table-cell>
          <table:table-cell office:value-type="float" office:value="-105" calcext:value-type="float">
            <text:p>-105</text:p>
          </table:table-cell>
          <table:table-cell office:value-type="float" office:value="0.0000000006145742" calcext:value-type="float">
            <text:p>6.15E-10</text:p>
          </table:table-cell>
          <table:table-cell table:formula="of:=[.C113]*10^9" office:value-type="float" office:value="0.6145742" calcext:value-type="float">
            <text:p>0.6145742</text:p>
          </table:table-cell>
          <table:table-cell table:formula="of:=[.$N$1]*[.D113]" office:value-type="float" office:value="0.0292254861977374" calcext:value-type="float">
            <text:p>0.029225486197737</text:p>
          </table:table-cell>
          <table:table-cell table:number-columns-repeated="9"/>
        </table:table-row>
        <table:table-row table:style-name="ro1">
          <table:table-cell office:value-type="time" office:time-value="PT11H03M47.194S" calcext:value-type="time">
            <text:p>11:03:47.1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1915149" calcext:value-type="float">
            <text:p>-1.92E-10</text:p>
          </table:table-cell>
          <table:table-cell table:formula="of:=[.C114]*10^9" office:value-type="float" office:value="-0.1915149" calcext:value-type="float">
            <text:p>-0.1915149</text:p>
          </table:table-cell>
          <table:table-cell table:formula="of:=[.$N$1]*[.D114]" office:value-type="float" office:value="-0.00910730724884164" calcext:value-type="float">
            <text:p>-0.009107307248842</text:p>
          </table:table-cell>
          <table:table-cell table:number-columns-repeated="9"/>
        </table:table-row>
        <table:table-row table:style-name="ro1">
          <table:table-cell office:value-type="time" office:time-value="PT11H03M47.577S" calcext:value-type="time">
            <text:p>11:03:47.5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285054" calcext:value-type="float">
            <text:p>-5.29E-10</text:p>
          </table:table-cell>
          <table:table-cell table:formula="of:=[.C115]*10^9" office:value-type="float" office:value="-0.5285054" calcext:value-type="float">
            <text:p>-0.5285054</text:p>
          </table:table-cell>
          <table:table-cell table:formula="of:=[.$N$1]*[.D115]" office:value-type="float" office:value="-0.0251325670246647" calcext:value-type="float">
            <text:p>-0.025132567024665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D114:.D118])" office:value-type="float" office:value="-0.10636208" calcext:value-type="float">
            <text:p>-0.10636208</text:p>
          </table:table-cell>
          <table:table-cell office:value-type="float" office:value="0.05" calcext:value-type="float">
            <text:p>0.05</text:p>
          </table:table-cell>
          <table:table-cell table:formula="of:=(MAX([.D114:.D118])-MIN([.D114:.D118]))/2" office:value-type="float" office:value="0.5186458" calcext:value-type="float">
            <text:p>0.5186458</text:p>
          </table:table-cell>
          <table:table-cell table:number-columns-repeated="4"/>
        </table:table-row>
        <table:table-row table:style-name="ro1">
          <table:table-cell office:value-type="time" office:time-value="PT11H03M47.961S" calcext:value-type="time">
            <text:p>11:03:47.96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1079944" calcext:value-type="float">
            <text:p>-1.08E-10</text:p>
          </table:table-cell>
          <table:table-cell table:formula="of:=[.C116]*10^9" office:value-type="float" office:value="-0.1079944" calcext:value-type="float">
            <text:p>-0.1079944</text:p>
          </table:table-cell>
          <table:table-cell table:formula="of:=[.$N$1]*[.D116]" office:value-type="float" office:value="-0.00513557003634863" calcext:value-type="float">
            <text:p>-0.005135570036349</text:p>
          </table:table-cell>
          <table:table-cell table:number-columns-repeated="9"/>
        </table:table-row>
        <table:table-row table:style-name="ro1">
          <table:table-cell office:value-type="time" office:time-value="PT11H03M48.345S" calcext:value-type="time">
            <text:p>11:03:48.35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125819" calcext:value-type="float">
            <text:p>-2.13E-10</text:p>
          </table:table-cell>
          <table:table-cell table:formula="of:=[.C117]*10^9" office:value-type="float" office:value="-0.2125819" calcext:value-type="float">
            <text:p>-0.2125819</text:p>
          </table:table-cell>
          <table:table-cell table:formula="of:=[.$N$1]*[.D117]" office:value-type="float" office:value="-0.0101091282132227" calcext:value-type="float">
            <text:p>-0.010109128213223</text:p>
          </table:table-cell>
          <table:table-cell table:number-columns-repeated="9"/>
        </table:table-row>
        <table:table-row table:style-name="ro1">
          <table:table-cell office:value-type="time" office:time-value="PT11H03M48.729S" calcext:value-type="time">
            <text:p>11:03:48.73</text:p>
          </table:table-cell>
          <table:table-cell office:value-type="float" office:value="-110" calcext:value-type="float">
            <text:p>-110</text:p>
          </table:table-cell>
          <table:table-cell office:value-type="float" office:value="0.0000000005087862" calcext:value-type="float">
            <text:p>5.09E-10</text:p>
          </table:table-cell>
          <table:table-cell table:formula="of:=[.C118]*10^9" office:value-type="float" office:value="0.5087862" calcext:value-type="float">
            <text:p>0.5087862</text:p>
          </table:table-cell>
          <table:table-cell table:formula="of:=[.$N$1]*[.D118]" office:value-type="float" office:value="0.0241948393956324" calcext:value-type="float">
            <text:p>0.024194839395632</text:p>
          </table:table-cell>
          <table:table-cell table:number-columns-repeated="9"/>
        </table:table-row>
        <table:table-row table:style-name="ro1">
          <table:table-cell office:value-type="time" office:time-value="PT11H03M49.114S" calcext:value-type="time">
            <text:p>11:03:49.1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229203" calcext:value-type="float">
            <text:p>-4.23E-10</text:p>
          </table:table-cell>
          <table:table-cell table:formula="of:=[.C119]*10^9" office:value-type="float" office:value="-0.4229203" calcext:value-type="float">
            <text:p>-0.4229203</text:p>
          </table:table-cell>
          <table:table-cell table:formula="of:=[.$N$1]*[.D119]" office:value-type="float" office:value="-0.0201115689373113" calcext:value-type="float">
            <text:p>-0.020111568937311</text:p>
          </table:table-cell>
          <table:table-cell table:number-columns-repeated="9"/>
        </table:table-row>
        <table:table-row table:style-name="ro1">
          <table:table-cell office:value-type="time" office:time-value="PT11H03M49.497S" calcext:value-type="time">
            <text:p>11:03:49.5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537275" calcext:value-type="float">
            <text:p>-5.54E-10</text:p>
          </table:table-cell>
          <table:table-cell table:formula="of:=[.C120]*10^9" office:value-type="float" office:value="-0.5537275" calcext:value-type="float">
            <text:p>-0.5537275</text:p>
          </table:table-cell>
          <table:table-cell table:formula="of:=[.$N$1]*[.D120]" office:value-type="float" office:value="-0.0263319797813797" calcext:value-type="float">
            <text:p>-0.02633197978138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D119:.D123])" office:value-type="float" office:value="-0.2439643" calcext:value-type="float">
            <text:p>-0.2439643</text:p>
          </table:table-cell>
          <table:table-cell office:value-type="float" office:value="0.05" calcext:value-type="float">
            <text:p>0.05</text:p>
          </table:table-cell>
          <table:table-cell table:formula="of:=(MAX([.D119:.D123])-MIN([.D119:.D123]))/2" office:value-type="float" office:value="0.3847289" calcext:value-type="float">
            <text:p>0.3847289</text:p>
          </table:table-cell>
          <table:table-cell table:number-columns-repeated="4"/>
        </table:table-row>
        <table:table-row table:style-name="ro1">
          <table:table-cell office:value-type="time" office:time-value="PT11H03M49.881S" calcext:value-type="time">
            <text:p>11:03:49.88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153619" calcext:value-type="float">
            <text:p>-1.54E-10</text:p>
          </table:table-cell>
          <table:table-cell table:formula="of:=[.C121]*10^9" office:value-type="float" office:value="-0.153619" calcext:value-type="float">
            <text:p>-0.153619</text:p>
          </table:table-cell>
          <table:table-cell table:formula="of:=[.$N$1]*[.D121]" office:value-type="float" office:value="-0.00730520409774803" calcext:value-type="float">
            <text:p>-0.007305204097748</text:p>
          </table:table-cell>
          <table:table-cell table:number-columns-repeated="9"/>
        </table:table-row>
        <table:table-row table:style-name="ro1">
          <table:table-cell office:value-type="time" office:time-value="PT11H03M50.264S" calcext:value-type="time">
            <text:p>11:03:50.2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05285" calcext:value-type="float">
            <text:p>-3.05E-10</text:p>
          </table:table-cell>
          <table:table-cell table:formula="of:=[.C122]*10^9" office:value-type="float" office:value="-0.305285" calcext:value-type="float">
            <text:p>-0.305285</text:p>
          </table:table-cell>
          <table:table-cell table:formula="of:=[.$N$1]*[.D122]" office:value-type="float" office:value="-0.0145175351550329" calcext:value-type="float">
            <text:p>-0.014517535155033</text:p>
          </table:table-cell>
          <table:table-cell table:number-columns-repeated="9"/>
        </table:table-row>
        <table:table-row table:style-name="ro1">
          <table:table-cell office:value-type="time" office:time-value="PT11H03M50.648S" calcext:value-type="time">
            <text:p>11:03:50.65</text:p>
          </table:table-cell>
          <table:table-cell office:value-type="float" office:value="-115" calcext:value-type="float">
            <text:p>-115</text:p>
          </table:table-cell>
          <table:table-cell office:value-type="float" office:value="0.0000000002157303" calcext:value-type="float">
            <text:p>2.16E-10</text:p>
          </table:table-cell>
          <table:table-cell table:formula="of:=[.C123]*10^9" office:value-type="float" office:value="0.2157303" calcext:value-type="float">
            <text:p>0.2157303</text:p>
          </table:table-cell>
          <table:table-cell table:formula="of:=[.$N$1]*[.D123]" office:value-type="float" office:value="0.0102588473533118" calcext:value-type="float">
            <text:p>0.010258847353312</text:p>
          </table:table-cell>
          <table:table-cell table:number-columns-repeated="9"/>
        </table:table-row>
        <table:table-row table:style-name="ro1">
          <table:table-cell office:value-type="time" office:time-value="PT11H03M51.033S" calcext:value-type="time">
            <text:p>11:03:51.0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667788" calcext:value-type="float">
            <text:p>-6.68E-10</text:p>
          </table:table-cell>
          <table:table-cell table:formula="of:=[.C124]*10^9" office:value-type="float" office:value="-0.667788" calcext:value-type="float">
            <text:p>-0.667788</text:p>
          </table:table-cell>
          <table:table-cell table:formula="of:=[.$N$1]*[.D124]" office:value-type="float" office:value="-0.031756017380838" calcext:value-type="float">
            <text:p>-0.031756017380838</text:p>
          </table:table-cell>
          <table:table-cell table:number-columns-repeated="9"/>
        </table:table-row>
        <table:table-row table:style-name="ro1">
          <table:table-cell office:value-type="time" office:time-value="PT11H03M51.416S" calcext:value-type="time">
            <text:p>11:03:51.4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6146431" calcext:value-type="float">
            <text:p>-6.15E-10</text:p>
          </table:table-cell>
          <table:table-cell table:formula="of:=[.C125]*10^9" office:value-type="float" office:value="-0.6146431" calcext:value-type="float">
            <text:p>-0.6146431</text:p>
          </table:table-cell>
          <table:table-cell table:formula="of:=[.$N$1]*[.D125]" office:value-type="float" office:value="-0.0292287626711055" calcext:value-type="float">
            <text:p>-0.029228762671106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D124:.D128])" office:value-type="float" office:value="-0.240475096" calcext:value-type="float">
            <text:p>-0.240475096</text:p>
          </table:table-cell>
          <table:table-cell office:value-type="float" office:value="0.05" calcext:value-type="float">
            <text:p>0.05</text:p>
          </table:table-cell>
          <table:table-cell table:formula="of:=(MAX([.D124:.D128])-MIN([.D124:.D128]))/2" office:value-type="float" office:value="0.51596835" calcext:value-type="float">
            <text:p>0.51596835</text:p>
          </table:table-cell>
          <table:table-cell table:number-columns-repeated="4"/>
        </table:table-row>
        <table:table-row table:style-name="ro1">
          <table:table-cell office:value-type="time" office:time-value="PT11H03M51.8S" calcext:value-type="time">
            <text:p>11:03:51.8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299091" calcext:value-type="float">
            <text:p>-2.30E-10</text:p>
          </table:table-cell>
          <table:table-cell table:formula="of:=[.C126]*10^9" office:value-type="float" office:value="-0.2299091" calcext:value-type="float">
            <text:p>-0.2299091</text:p>
          </table:table-cell>
          <table:table-cell table:formula="of:=[.$N$1]*[.D126]" office:value-type="float" office:value="-0.0109331065781548" calcext:value-type="float">
            <text:p>-0.010933106578155</text:p>
          </table:table-cell>
          <table:table-cell table:number-columns-repeated="9"/>
        </table:table-row>
        <table:table-row table:style-name="ro1">
          <table:table-cell office:value-type="time" office:time-value="PT11H03M52.184S" calcext:value-type="time">
            <text:p>11:03:52.18</text:p>
          </table:table-cell>
          <table:table-cell office:value-type="float" office:value="-120" calcext:value-type="float">
            <text:p>-120</text:p>
          </table:table-cell>
          <table:table-cell office:value-type="float" office:value="0.0000000003641487" calcext:value-type="float">
            <text:p>3.64E-10</text:p>
          </table:table-cell>
          <table:table-cell table:formula="of:=[.C127]*10^9" office:value-type="float" office:value="0.3641487" calcext:value-type="float">
            <text:p>0.3641487</text:p>
          </table:table-cell>
          <table:table-cell table:formula="of:=[.$N$1]*[.D127]" office:value-type="float" office:value="0.0173167419097222" calcext:value-type="float">
            <text:p>0.017316741909722</text:p>
          </table:table-cell>
          <table:table-cell table:number-columns-repeated="9"/>
        </table:table-row>
        <table:table-row table:style-name="ro1">
          <table:table-cell office:value-type="time" office:time-value="PT11H03M52.568S" calcext:value-type="time">
            <text:p>11:03:52.5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05418398" calcext:value-type="float">
            <text:p>-5.42E-11</text:p>
          </table:table-cell>
          <table:table-cell table:formula="of:=[.C128]*10^9" office:value-type="float" office:value="-0.05418398" calcext:value-type="float">
            <text:p>-0.05418398</text:p>
          </table:table-cell>
          <table:table-cell table:formula="of:=[.$N$1]*[.D128]" office:value-type="float" office:value="-0.00257666716179833" calcext:value-type="float">
            <text:p>-0.002576667161798</text:p>
          </table:table-cell>
          <table:table-cell table:number-columns-repeated="9"/>
        </table:table-row>
        <table:table-row table:style-name="ro1">
          <table:table-cell office:value-type="time" office:time-value="PT11H03M52.952S" calcext:value-type="time">
            <text:p>11:03:52.9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016206" calcext:value-type="float">
            <text:p>-5.02E-10</text:p>
          </table:table-cell>
          <table:table-cell table:formula="of:=[.C129]*10^9" office:value-type="float" office:value="-0.5016206" calcext:value-type="float">
            <text:p>-0.5016206</text:p>
          </table:table-cell>
          <table:table-cell table:formula="of:=[.$N$1]*[.D129]" office:value-type="float" office:value="-0.0238540861653495" calcext:value-type="float">
            <text:p>-0.02385408616535</text:p>
          </table:table-cell>
          <table:table-cell table:number-columns-repeated="9"/>
        </table:table-row>
        <table:table-row table:style-name="ro1">
          <table:table-cell office:value-type="time" office:time-value="PT11H03M53.335S" calcext:value-type="time">
            <text:p>11:03:53.3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1668325" calcext:value-type="float">
            <text:p>-1.67E-10</text:p>
          </table:table-cell>
          <table:table-cell table:formula="of:=[.C130]*10^9" office:value-type="float" office:value="-0.1668325" calcext:value-type="float">
            <text:p>-0.1668325</text:p>
          </table:table-cell>
          <table:table-cell table:formula="of:=[.$N$1]*[.D130]" office:value-type="float" office:value="-0.00793355940760939" calcext:value-type="float">
            <text:p>-0.007933559407609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D129:.D133])" office:value-type="float" office:value="-0.017192328" calcext:value-type="float">
            <text:p>-0.017192328</text:p>
          </table:table-cell>
          <table:table-cell office:value-type="float" office:value="0.05" calcext:value-type="float">
            <text:p>0.05</text:p>
          </table:table-cell>
          <table:table-cell table:formula="of:=(MAX([.D129:.D133])-MIN([.D129:.D133]))/2" office:value-type="float" office:value="0.5482493" calcext:value-type="float">
            <text:p>0.5482493</text:p>
          </table:table-cell>
          <table:table-cell table:number-columns-repeated="4"/>
        </table:table-row>
        <table:table-row table:style-name="ro1">
          <table:table-cell office:value-type="time" office:time-value="PT11H03M53.719S" calcext:value-type="time">
            <text:p>11:03:53.72</text:p>
          </table:table-cell>
          <table:table-cell office:value-type="float" office:value="-125" calcext:value-type="float">
            <text:p>-125</text:p>
          </table:table-cell>
          <table:table-cell office:value-type="float" office:value="0.00000000009332256" calcext:value-type="float">
            <text:p>9.33E-11</text:p>
          </table:table-cell>
          <table:table-cell table:formula="of:=[.C131]*10^9" office:value-type="float" office:value="0.09332256" calcext:value-type="float">
            <text:p>0.09332256</text:p>
          </table:table-cell>
          <table:table-cell table:formula="of:=[.$N$1]*[.D131]" office:value-type="float" office:value="0.00443786476753745" calcext:value-type="float">
            <text:p>0.004437864767537</text:p>
          </table:table-cell>
          <table:table-cell table:number-columns-repeated="9"/>
        </table:table-row>
        <table:table-row table:style-name="ro1">
          <table:table-cell office:value-type="time" office:time-value="PT11H03M54.103S" calcext:value-type="time">
            <text:p>11:03:54.10</text:p>
          </table:table-cell>
          <table:table-cell office:value-type="float" office:value="-125" calcext:value-type="float">
            <text:p>-125</text:p>
          </table:table-cell>
          <table:table-cell office:value-type="float" office:value="0.000000000594878" calcext:value-type="float">
            <text:p>5.95E-10</text:p>
          </table:table-cell>
          <table:table-cell table:formula="of:=[.C132]*10^9" office:value-type="float" office:value="0.594878" calcext:value-type="float">
            <text:p>0.594878</text:p>
          </table:table-cell>
          <table:table-cell table:formula="of:=[.$N$1]*[.D132]" office:value-type="float" office:value="0.0282888523116291" calcext:value-type="float">
            <text:p>0.028288852311629</text:p>
          </table:table-cell>
          <table:table-cell table:number-columns-repeated="9"/>
        </table:table-row>
        <table:table-row table:style-name="ro1">
          <table:table-cell office:value-type="time" office:time-value="PT11H03M54.487S" calcext:value-type="time">
            <text:p>11:03:54.4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1057091" calcext:value-type="float">
            <text:p>-1.06E-10</text:p>
          </table:table-cell>
          <table:table-cell table:formula="of:=[.C133]*10^9" office:value-type="float" office:value="-0.1057091" calcext:value-type="float">
            <text:p>-0.1057091</text:p>
          </table:table-cell>
          <table:table-cell table:formula="of:=[.$N$1]*[.D133]" office:value-type="float" office:value="-0.00502689478833514" calcext:value-type="float">
            <text:p>-0.005026894788335</text:p>
          </table:table-cell>
          <table:table-cell table:number-columns-repeated="9"/>
        </table:table-row>
        <table:table-row table:style-name="ro1">
          <table:table-cell office:value-type="time" office:time-value="PT11H03M54.871S" calcext:value-type="time">
            <text:p>11:03:54.8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722017" calcext:value-type="float">
            <text:p>-4.72E-10</text:p>
          </table:table-cell>
          <table:table-cell table:formula="of:=[.C134]*10^9" office:value-type="float" office:value="-0.4722017" calcext:value-type="float">
            <text:p>-0.4722017</text:p>
          </table:table-cell>
          <table:table-cell table:formula="of:=[.$N$1]*[.D134]" office:value-type="float" office:value="-0.0224550986128251" calcext:value-type="float">
            <text:p>-0.022455098612825</text:p>
          </table:table-cell>
          <table:table-cell table:number-columns-repeated="9"/>
        </table:table-row>
        <table:table-row table:style-name="ro1">
          <table:table-cell office:value-type="time" office:time-value="PT11H03M55.254S" calcext:value-type="time">
            <text:p>11:03:55.25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1037145" calcext:value-type="float">
            <text:p>-1.04E-10</text:p>
          </table:table-cell>
          <table:table-cell table:formula="of:=[.C135]*10^9" office:value-type="float" office:value="-0.1037145" calcext:value-type="float">
            <text:p>-0.1037145</text:p>
          </table:table-cell>
          <table:table-cell table:formula="of:=[.$N$1]*[.D135]" office:value-type="float" office:value="-0.00493204349980073" calcext:value-type="float">
            <text:p>-0.004932043499801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D134:.D138])" office:value-type="float" office:value="-0.073593672" calcext:value-type="float">
            <text:p>-0.073593672</text:p>
          </table:table-cell>
          <table:table-cell office:value-type="float" office:value="0.05" calcext:value-type="float">
            <text:p>0.05</text:p>
          </table:table-cell>
          <table:table-cell table:formula="of:=(MAX([.D134:.D138])-MIN([.D134:.D138]))/2" office:value-type="float" office:value="0.47788345" calcext:value-type="float">
            <text:p>0.47788345</text:p>
          </table:table-cell>
          <table:table-cell table:number-columns-repeated="4"/>
        </table:table-row>
        <table:table-row table:style-name="ro1">
          <table:table-cell office:value-type="time" office:time-value="PT11H03M55.639S" calcext:value-type="time">
            <text:p>11:03:55.64</text:p>
          </table:table-cell>
          <table:table-cell office:value-type="float" office:value="-130" calcext:value-type="float">
            <text:p>-130</text:p>
          </table:table-cell>
          <table:table-cell office:value-type="float" office:value="0.00000000001566454" calcext:value-type="float">
            <text:p>1.57E-11</text:p>
          </table:table-cell>
          <table:table-cell table:formula="of:=[.C136]*10^9" office:value-type="float" office:value="0.01566454" calcext:value-type="float">
            <text:p>0.01566454</text:p>
          </table:table-cell>
          <table:table-cell table:formula="of:=[.$N$1]*[.D136]" office:value-type="float" office:value="0.000744912164493571" calcext:value-type="float">
            <text:p>0.000744912164494</text:p>
          </table:table-cell>
          <table:table-cell table:number-columns-repeated="9"/>
        </table:table-row>
        <table:table-row table:style-name="ro1">
          <table:table-cell office:value-type="time" office:time-value="PT11H03M56.023S" calcext:value-type="time">
            <text:p>11:03:56.02</text:p>
          </table:table-cell>
          <table:table-cell office:value-type="float" office:value="-130" calcext:value-type="float">
            <text:p>-130</text:p>
          </table:table-cell>
          <table:table-cell office:value-type="float" office:value="0.0000000004835652" calcext:value-type="float">
            <text:p>4.84E-10</text:p>
          </table:table-cell>
          <table:table-cell table:formula="of:=[.C137]*10^9" office:value-type="float" office:value="0.4835652" calcext:value-type="float">
            <text:p>0.4835652</text:p>
          </table:table-cell>
          <table:table-cell table:formula="of:=[.$N$1]*[.D137]" office:value-type="float" office:value="0.0229954789483615" calcext:value-type="float">
            <text:p>0.022995478948362</text:p>
          </table:table-cell>
          <table:table-cell table:number-columns-repeated="9"/>
        </table:table-row>
        <table:table-row table:style-name="ro1">
          <table:table-cell office:value-type="time" office:time-value="PT11H03M56.407S" calcext:value-type="time">
            <text:p>11:03:56.4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2912819" calcext:value-type="float">
            <text:p>-2.91E-10</text:p>
          </table:table-cell>
          <table:table-cell table:formula="of:=[.C138]*10^9" office:value-type="float" office:value="-0.2912819" calcext:value-type="float">
            <text:p>-0.2912819</text:p>
          </table:table-cell>
          <table:table-cell table:formula="of:=[.$N$1]*[.D138]" office:value-type="float" office:value="-0.0138516311750489" calcext:value-type="float">
            <text:p>-0.013851631175049</text:p>
          </table:table-cell>
          <table:table-cell table:number-columns-repeated="9"/>
        </table:table-row>
        <table:table-row table:style-name="ro1">
          <table:table-cell office:value-type="time" office:time-value="PT11H03M56.791S" calcext:value-type="time">
            <text:p>11:03:56.7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53237" calcext:value-type="float">
            <text:p>-3.53E-10</text:p>
          </table:table-cell>
          <table:table-cell table:formula="of:=[.C139]*10^9" office:value-type="float" office:value="-0.353237" calcext:value-type="float">
            <text:p>-0.353237</text:p>
          </table:table-cell>
          <table:table-cell table:formula="of:=[.$N$1]*[.D139]" office:value-type="float" office:value="-0.0167978464895372" calcext:value-type="float">
            <text:p>-0.016797846489537</text:p>
          </table:table-cell>
          <table:table-cell table:number-columns-repeated="9"/>
        </table:table-row>
        <table:table-row table:style-name="ro1">
          <table:table-cell office:value-type="time" office:time-value="PT11H03M57.175S" calcext:value-type="time">
            <text:p>11:03:57.18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04969631" calcext:value-type="float">
            <text:p>-4.97E-11</text:p>
          </table:table-cell>
          <table:table-cell table:formula="of:=[.C140]*10^9" office:value-type="float" office:value="-0.04969631" calcext:value-type="float">
            <text:p>-0.04969631</text:p>
          </table:table-cell>
          <table:table-cell table:formula="of:=[.$N$1]*[.D140]" office:value-type="float" office:value="-0.00236326032232312" calcext:value-type="float">
            <text:p>-0.002363260322323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D139:.D143])" office:value-type="float" office:value="0.010730118" calcext:value-type="float">
            <text:p>0.010730118</text:p>
          </table:table-cell>
          <table:table-cell office:value-type="float" office:value="0.05" calcext:value-type="float">
            <text:p>0.05</text:p>
          </table:table-cell>
          <table:table-cell table:formula="of:=(MAX([.D139:.D143])-MIN([.D139:.D143]))/2" office:value-type="float" office:value="0.38264655" calcext:value-type="float">
            <text:p>0.38264655</text:p>
          </table:table-cell>
          <table:table-cell table:number-columns-repeated="4"/>
        </table:table-row>
        <table:table-row table:style-name="ro1">
          <table:table-cell office:value-type="time" office:time-value="PT11H03M57.558S" calcext:value-type="time">
            <text:p>11:03:57.56</text:p>
          </table:table-cell>
          <table:table-cell office:value-type="float" office:value="-135" calcext:value-type="float">
            <text:p>-135</text:p>
          </table:table-cell>
          <table:table-cell office:value-type="float" office:value="0.0000000003636497" calcext:value-type="float">
            <text:p>3.64E-10</text:p>
          </table:table-cell>
          <table:table-cell table:formula="of:=[.C141]*10^9" office:value-type="float" office:value="0.3636497" calcext:value-type="float">
            <text:p>0.3636497</text:p>
          </table:table-cell>
          <table:table-cell table:formula="of:=[.$N$1]*[.D141]" office:value-type="float" office:value="0.0172930124436746" calcext:value-type="float">
            <text:p>0.017293012443675</text:p>
          </table:table-cell>
          <table:table-cell table:number-columns-repeated="9"/>
        </table:table-row>
        <table:table-row table:style-name="ro1">
          <table:table-cell office:value-type="time" office:time-value="PT11H03M57.942S" calcext:value-type="time">
            <text:p>11:03:57.94</text:p>
          </table:table-cell>
          <table:table-cell office:value-type="float" office:value="-135" calcext:value-type="float">
            <text:p>-135</text:p>
          </table:table-cell>
          <table:table-cell office:value-type="float" office:value="0.0000000004120561" calcext:value-type="float">
            <text:p>4.12E-10</text:p>
          </table:table-cell>
          <table:table-cell table:formula="of:=[.C142]*10^9" office:value-type="float" office:value="0.4120561" calcext:value-type="float">
            <text:p>0.4120561</text:p>
          </table:table-cell>
          <table:table-cell table:formula="of:=[.$N$1]*[.D142]" office:value-type="float" office:value="0.0195949323340347" calcext:value-type="float">
            <text:p>0.019594932334035</text:p>
          </table:table-cell>
          <table:table-cell table:number-columns-repeated="9"/>
        </table:table-row>
        <table:table-row table:style-name="ro1">
          <table:table-cell office:value-type="time" office:time-value="PT11H03M58.326S" calcext:value-type="time">
            <text:p>11:03:58.33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191219" calcext:value-type="float">
            <text:p>-3.19E-10</text:p>
          </table:table-cell>
          <table:table-cell table:formula="of:=[.C143]*10^9" office:value-type="float" office:value="-0.3191219" calcext:value-type="float">
            <text:p>-0.3191219</text:p>
          </table:table-cell>
          <table:table-cell table:formula="of:=[.$N$1]*[.D143]" office:value-type="float" office:value="-0.0151755356535398" calcext:value-type="float">
            <text:p>-0.01517553565354</text:p>
          </table:table-cell>
          <table:table-cell table:number-columns-repeated="9"/>
        </table:table-row>
        <table:table-row table:style-name="ro1">
          <table:table-cell office:value-type="time" office:time-value="PT11H03M58.71S" calcext:value-type="time">
            <text:p>11:03:58.7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38403" calcext:value-type="float">
            <text:p>-3.38E-10</text:p>
          </table:table-cell>
          <table:table-cell table:formula="of:=[.C144]*10^9" office:value-type="float" office:value="-0.338403" calcext:value-type="float">
            <text:p>-0.338403</text:p>
          </table:table-cell>
          <table:table-cell table:formula="of:=[.$N$1]*[.D144]" office:value-type="float" office:value="-0.0160924298575712" calcext:value-type="float">
            <text:p>-0.016092429857571</text:p>
          </table:table-cell>
          <table:table-cell table:number-columns-repeated="9"/>
        </table:table-row>
        <table:table-row table:style-name="ro1">
          <table:table-cell office:value-type="time" office:time-value="PT11H03M59.094S" calcext:value-type="time">
            <text:p>11:03:59.09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09793873" calcext:value-type="float">
            <text:p>-9.79E-11</text:p>
          </table:table-cell>
          <table:table-cell table:formula="of:=[.C145]*10^9" office:value-type="float" office:value="-0.09793873" calcext:value-type="float">
            <text:p>-0.09793873</text:p>
          </table:table-cell>
          <table:table-cell table:formula="of:=[.$N$1]*[.D145]" office:value-type="float" office:value="-0.00465738230117523" calcext:value-type="float">
            <text:p>-0.004657382301175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D144:.D148])" office:value-type="float" office:value="-0.019877086" calcext:value-type="float">
            <text:p>-0.019877086</text:p>
          </table:table-cell>
          <table:table-cell office:value-type="float" office:value="0.05" calcext:value-type="float">
            <text:p>0.05</text:p>
          </table:table-cell>
          <table:table-cell table:formula="of:=(MAX([.D144:.D148])-MIN([.D144:.D148]))/2" office:value-type="float" office:value="0.4745364" calcext:value-type="float">
            <text:p>0.4745364</text:p>
          </table:table-cell>
          <table:table-cell table:number-columns-repeated="4"/>
        </table:table-row>
        <table:table-row table:style-name="ro1">
          <table:table-cell office:value-type="time" office:time-value="PT11H03M59.477S" calcext:value-type="time">
            <text:p>11:03:59.48</text:p>
          </table:table-cell>
          <table:table-cell office:value-type="float" office:value="-140" calcext:value-type="float">
            <text:p>-140</text:p>
          </table:table-cell>
          <table:table-cell office:value-type="float" office:value="0.000000000549422" calcext:value-type="float">
            <text:p>5.49E-10</text:p>
          </table:table-cell>
          <table:table-cell table:formula="of:=[.C146]*10^9" office:value-type="float" office:value="0.549422" calcext:value-type="float">
            <text:p>0.549422</text:p>
          </table:table-cell>
          <table:table-cell table:formula="of:=[.$N$1]*[.D146]" office:value-type="float" office:value="0.0261272358614033" calcext:value-type="float">
            <text:p>0.026127235861403</text:p>
          </table:table-cell>
          <table:table-cell table:number-columns-repeated="9"/>
        </table:table-row>
        <table:table-row table:style-name="ro1">
          <table:table-cell office:value-type="time" office:time-value="PT11H03M59.86S" calcext:value-type="time">
            <text:p>11:03:59.86</text:p>
          </table:table-cell>
          <table:table-cell office:value-type="float" office:value="-140" calcext:value-type="float">
            <text:p>-140</text:p>
          </table:table-cell>
          <table:table-cell office:value-type="float" office:value="0.0000000001871851" calcext:value-type="float">
            <text:p>1.87E-10</text:p>
          </table:table-cell>
          <table:table-cell table:formula="of:=[.C147]*10^9" office:value-type="float" office:value="0.1871851" calcext:value-type="float">
            <text:p>0.1871851</text:p>
          </table:table-cell>
          <table:table-cell table:formula="of:=[.$N$1]*[.D147]" office:value-type="float" office:value="0.00890140776568897" calcext:value-type="float">
            <text:p>0.008901407765689</text:p>
          </table:table-cell>
          <table:table-cell table:number-columns-repeated="9"/>
        </table:table-row>
        <table:table-row table:style-name="ro1">
          <table:table-cell office:value-type="time" office:time-value="PT11H04M00.244S" calcext:value-type="time">
            <text:p>11:04:00.2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996508" calcext:value-type="float">
            <text:p>-4.00E-10</text:p>
          </table:table-cell>
          <table:table-cell table:formula="of:=[.C148]*10^9" office:value-type="float" office:value="-0.3996508" calcext:value-type="float">
            <text:p>-0.3996508</text:p>
          </table:table-cell>
          <table:table-cell table:formula="of:=[.$N$1]*[.D148]" office:value-type="float" office:value="-0.0190050101994433" calcext:value-type="float">
            <text:p>-0.019005010199443</text:p>
          </table:table-cell>
          <table:table-cell table:number-columns-repeated="9"/>
        </table:table-row>
        <table:table-row table:style-name="ro1">
          <table:table-cell office:value-type="time" office:time-value="PT11H04M00.629S" calcext:value-type="time">
            <text:p>11:04:00.6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3626688" calcext:value-type="float">
            <text:p>-3.63E-10</text:p>
          </table:table-cell>
          <table:table-cell table:formula="of:=[.C149]*10^9" office:value-type="float" office:value="-0.3626688" calcext:value-type="float">
            <text:p>-0.3626688</text:p>
          </table:table-cell>
          <table:table-cell table:formula="of:=[.$N$1]*[.D149]" office:value-type="float" office:value="-0.0172463666856662" calcext:value-type="float">
            <text:p>-0.017246366685666</text:p>
          </table:table-cell>
          <table:table-cell table:number-columns-repeated="9"/>
        </table:table-row>
        <table:table-row table:style-name="ro1">
          <table:table-cell office:value-type="time" office:time-value="PT11H04M01.013S" calcext:value-type="time">
            <text:p>11:04:01.01</text:p>
          </table:table-cell>
          <table:table-cell office:value-type="float" office:value="-145" calcext:value-type="float">
            <text:p>-145</text:p>
          </table:table-cell>
          <table:table-cell office:value-type="float" office:value="0.0000000001846091" calcext:value-type="float">
            <text:p>1.85E-10</text:p>
          </table:table-cell>
          <table:table-cell table:formula="of:=[.C150]*10^9" office:value-type="float" office:value="0.1846091" calcext:value-type="float">
            <text:p>0.1846091</text:p>
          </table:table-cell>
          <table:table-cell table:formula="of:=[.$N$1]*[.D150]" office:value-type="float" office:value="0.00877890855819642" calcext:value-type="float">
            <text:p>0.008778908558196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D149:.D153])" office:value-type="float" office:value="-0.02920966" calcext:value-type="float">
            <text:p>-0.02920966</text:p>
          </table:table-cell>
          <table:table-cell office:value-type="float" office:value="0.05" calcext:value-type="float">
            <text:p>0.05</text:p>
          </table:table-cell>
          <table:table-cell table:formula="of:=(MAX([.D149:.D153])-MIN([.D149:.D153]))/2" office:value-type="float" office:value="0.50915135" calcext:value-type="float">
            <text:p>0.50915135</text:p>
          </table:table-cell>
          <table:table-cell table:number-columns-repeated="4"/>
        </table:table-row>
        <table:table-row table:style-name="ro1">
          <table:table-cell office:value-type="time" office:time-value="PT11H04M01.397S" calcext:value-type="time">
            <text:p>11:04:01.40</text:p>
          </table:table-cell>
          <table:table-cell office:value-type="float" office:value="-145" calcext:value-type="float">
            <text:p>-145</text:p>
          </table:table-cell>
          <table:table-cell office:value-type="float" office:value="0.0000000004740499" calcext:value-type="float">
            <text:p>4.74E-10</text:p>
          </table:table-cell>
          <table:table-cell table:formula="of:=[.C151]*10^9" office:value-type="float" office:value="0.4740499" calcext:value-type="float">
            <text:p>0.4740499</text:p>
          </table:table-cell>
          <table:table-cell table:formula="of:=[.$N$1]*[.D151]" office:value-type="float" office:value="0.0225429879898778" calcext:value-type="float">
            <text:p>0.022542987989878</text:p>
          </table:table-cell>
          <table:table-cell table:number-columns-repeated="9"/>
        </table:table-row>
        <table:table-row table:style-name="ro1">
          <table:table-cell office:value-type="time" office:time-value="PT11H04M01.78S" calcext:value-type="time">
            <text:p>11:04:01.78</text:p>
          </table:table-cell>
          <table:table-cell office:value-type="float" office:value="-145" calcext:value-type="float">
            <text:p>-145</text:p>
          </table:table-cell>
          <table:table-cell office:value-type="float" office:value="0.0000000001022143" calcext:value-type="float">
            <text:p>1.02E-10</text:p>
          </table:table-cell>
          <table:table-cell table:formula="of:=[.C152]*10^9" office:value-type="float" office:value="0.1022143" calcext:value-type="float">
            <text:p>0.1022143</text:p>
          </table:table-cell>
          <table:table-cell table:formula="of:=[.$N$1]*[.D152]" office:value-type="float" office:value="0.00486070292872917" calcext:value-type="float">
            <text:p>0.004860702928729</text:p>
          </table:table-cell>
          <table:table-cell table:number-columns-repeated="9"/>
        </table:table-row>
        <table:table-row table:style-name="ro1">
          <table:table-cell office:value-type="time" office:time-value="PT11H04M02.163S" calcext:value-type="time">
            <text:p>11:04:02.1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442528" calcext:value-type="float">
            <text:p>-5.44E-10</text:p>
          </table:table-cell>
          <table:table-cell table:formula="of:=[.C153]*10^9" office:value-type="float" office:value="-0.5442528" calcext:value-type="float">
            <text:p>-0.5442528</text:p>
          </table:table-cell>
          <table:table-cell table:formula="of:=[.$N$1]*[.D153]" office:value-type="float" office:value="-0.0258814195169272" calcext:value-type="float">
            <text:p>-0.025881419516927</text:p>
          </table:table-cell>
          <table:table-cell table:number-columns-repeated="9"/>
        </table:table-row>
        <table:table-row table:style-name="ro1">
          <table:table-cell office:value-type="time" office:time-value="PT11H04M02.547S" calcext:value-type="time">
            <text:p>11:04:02.5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1005981" calcext:value-type="float">
            <text:p>-1.01E-10</text:p>
          </table:table-cell>
          <table:table-cell table:formula="of:=[.C154]*10^9" office:value-type="float" office:value="-0.1005981" calcext:value-type="float">
            <text:p>-0.1005981</text:p>
          </table:table-cell>
          <table:table-cell table:formula="of:=[.$N$1]*[.D154]" office:value-type="float" office:value="-0.00478384608899723" calcext:value-type="float">
            <text:p>-0.004783846088997</text:p>
          </table:table-cell>
          <table:table-cell table:number-columns-repeated="9"/>
        </table:table-row>
        <table:table-row table:style-name="ro1">
          <table:table-cell office:value-type="time" office:time-value="PT11H04M02.931S" calcext:value-type="time">
            <text:p>11:04:02.93</text:p>
          </table:table-cell>
          <table:table-cell office:value-type="float" office:value="-150" calcext:value-type="float">
            <text:p>-150</text:p>
          </table:table-cell>
          <table:table-cell office:value-type="float" office:value="0.00000000004391884" calcext:value-type="float">
            <text:p>4.39E-11</text:p>
          </table:table-cell>
          <table:table-cell table:formula="of:=[.C155]*10^9" office:value-type="float" office:value="0.04391884" calcext:value-type="float">
            <text:p>0.04391884</text:p>
          </table:table-cell>
          <table:table-cell table:formula="of:=[.$N$1]*[.D155]" office:value-type="float" office:value="0.00208851828182933" calcext:value-type="float">
            <text:p>0.002088518281829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D154:.D158])" office:value-type="float" office:value="-0.048338552" calcext:value-type="float">
            <text:p>-0.048338552</text:p>
          </table:table-cell>
          <table:table-cell office:value-type="float" office:value="0.05" calcext:value-type="float">
            <text:p>0.05</text:p>
          </table:table-cell>
          <table:table-cell table:formula="of:=(MAX([.D154:.D158])-MIN([.D154:.D158]))/2" office:value-type="float" office:value="0.4864216" calcext:value-type="float">
            <text:p>0.4864216</text:p>
          </table:table-cell>
          <table:table-cell table:number-columns-repeated="4"/>
        </table:table-row>
        <table:table-row table:style-name="ro1">
          <table:table-cell office:value-type="time" office:time-value="PT11H04M03.315S" calcext:value-type="time">
            <text:p>11:04:03.32</text:p>
          </table:table-cell>
          <table:table-cell office:value-type="float" office:value="-150" calcext:value-type="float">
            <text:p>-150</text:p>
          </table:table-cell>
          <table:table-cell office:value-type="float" office:value="0.0000000005016809" calcext:value-type="float">
            <text:p>5.02E-10</text:p>
          </table:table-cell>
          <table:table-cell table:formula="of:=[.C156]*10^9" office:value-type="float" office:value="0.5016809" calcext:value-type="float">
            <text:p>0.5016809</text:p>
          </table:table-cell>
          <table:table-cell table:formula="of:=[.$N$1]*[.D156]" office:value-type="float" office:value="0.0238569536739721" calcext:value-type="float">
            <text:p>0.023856953673972</text:p>
          </table:table-cell>
          <table:table-cell table:number-columns-repeated="9"/>
        </table:table-row>
        <table:table-row table:style-name="ro1">
          <table:table-cell office:value-type="time" office:time-value="PT11H04M03.699S" calcext:value-type="time">
            <text:p>11:04:03.7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2155321" calcext:value-type="float">
            <text:p>-2.16E-10</text:p>
          </table:table-cell>
          <table:table-cell table:formula="of:=[.C157]*10^9" office:value-type="float" office:value="-0.2155321" calcext:value-type="float">
            <text:p>-0.2155321</text:p>
          </table:table-cell>
          <table:table-cell table:formula="of:=[.$N$1]*[.D157]" office:value-type="float" office:value="-0.010249422142549" calcext:value-type="float">
            <text:p>-0.010249422142549</text:p>
          </table:table-cell>
          <table:table-cell table:number-columns-repeated="9"/>
        </table:table-row>
        <table:table-row table:style-name="ro1">
          <table:table-cell office:value-type="time" office:time-value="PT11H04M04.083S" calcext:value-type="time">
            <text:p>11:04:04.0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4711623" calcext:value-type="float">
            <text:p>-4.71E-10</text:p>
          </table:table-cell>
          <table:table-cell table:formula="of:=[.C158]*10^9" office:value-type="float" office:value="-0.4711623" calcext:value-type="float">
            <text:p>-0.4711623</text:p>
          </table:table-cell>
          <table:table-cell table:formula="of:=[.$N$1]*[.D158]" office:value-type="float" office:value="-0.0224056709434665" calcext:value-type="float">
            <text:p>-0.022405670943467</text:p>
          </table:table-cell>
          <table:table-cell table:number-columns-repeated="9"/>
        </table:table-row>
        <table:table-row table:style-name="ro1">
          <table:table-cell office:value-type="time" office:time-value="PT11H04M04.467S" calcext:value-type="time">
            <text:p>11:04:04.4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04121965" calcext:value-type="float">
            <text:p>-4.12E-11</text:p>
          </table:table-cell>
          <table:table-cell table:formula="of:=[.C159]*10^9" office:value-type="float" office:value="-0.04121965" calcext:value-type="float">
            <text:p>-0.04121965</text:p>
          </table:table-cell>
          <table:table-cell table:formula="of:=[.$N$1]*[.D159]" office:value-type="float" office:value="-0.00196016089212753" calcext:value-type="float">
            <text:p>-0.001960160892128</text:p>
          </table:table-cell>
          <table:table-cell table:number-columns-repeated="9"/>
        </table:table-row>
        <table:table-row table:style-name="ro1">
          <table:table-cell office:value-type="time" office:time-value="PT11H04M04.85S" calcext:value-type="time">
            <text:p>11:04:04.85</text:p>
          </table:table-cell>
          <table:table-cell office:value-type="float" office:value="-155" calcext:value-type="float">
            <text:p>-155</text:p>
          </table:table-cell>
          <table:table-cell office:value-type="float" office:value="0.0000000001043748" calcext:value-type="float">
            <text:p>1.04E-10</text:p>
          </table:table-cell>
          <table:table-cell table:formula="of:=[.C160]*10^9" office:value-type="float" office:value="0.1043748" calcext:value-type="float">
            <text:p>0.1043748</text:p>
          </table:table-cell>
          <table:table-cell table:formula="of:=[.$N$1]*[.D160]" office:value-type="float" office:value="0.00496344343252873" calcext:value-type="float">
            <text:p>0.004963443432529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D159:.D163])" office:value-type="float" office:value="-0.01849683" calcext:value-type="float">
            <text:p>-0.01849683</text:p>
          </table:table-cell>
          <table:table-cell office:value-type="float" office:value="0.05" calcext:value-type="float">
            <text:p>0.05</text:p>
          </table:table-cell>
          <table:table-cell table:formula="of:=(MAX([.D159:.D163])-MIN([.D159:.D163]))/2" office:value-type="float" office:value="0.5166705" calcext:value-type="float">
            <text:p>0.5166705</text:p>
          </table:table-cell>
          <table:table-cell table:number-columns-repeated="4"/>
        </table:table-row>
        <table:table-row table:style-name="ro1">
          <table:table-cell office:value-type="time" office:time-value="PT11H04M05.234S" calcext:value-type="time">
            <text:p>11:04:05.23</text:p>
          </table:table-cell>
          <table:table-cell office:value-type="float" office:value="-155" calcext:value-type="float">
            <text:p>-155</text:p>
          </table:table-cell>
          <table:table-cell office:value-type="float" office:value="0.0000000005494217" calcext:value-type="float">
            <text:p>5.49E-10</text:p>
          </table:table-cell>
          <table:table-cell table:formula="of:=[.C161]*10^9" office:value-type="float" office:value="0.5494217" calcext:value-type="float">
            <text:p>0.5494217</text:p>
          </table:table-cell>
          <table:table-cell table:formula="of:=[.$N$1]*[.D161]" office:value-type="float" office:value="0.0261272215951913" calcext:value-type="float">
            <text:p>0.026127221595191</text:p>
          </table:table-cell>
          <table:table-cell table:number-columns-repeated="9"/>
        </table:table-row>
        <table:table-row table:style-name="ro1">
          <table:table-cell office:value-type="time" office:time-value="PT11H04M05.618S" calcext:value-type="time">
            <text:p>11:04:05.6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2211417" calcext:value-type="float">
            <text:p>-2.21E-10</text:p>
          </table:table-cell>
          <table:table-cell table:formula="of:=[.C162]*10^9" office:value-type="float" office:value="-0.2211417" calcext:value-type="float">
            <text:p>-0.2211417</text:p>
          </table:table-cell>
          <table:table-cell table:formula="of:=[.$N$1]*[.D162]" office:value-type="float" office:value="-0.0105161812863185" calcext:value-type="float">
            <text:p>-0.010516181286319</text:p>
          </table:table-cell>
          <table:table-cell table:number-columns-repeated="9"/>
        </table:table-row>
        <table:table-row table:style-name="ro1">
          <table:table-cell office:value-type="time" office:time-value="PT11H04M06.002S" calcext:value-type="time">
            <text:p>11:04:06.0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4839193" calcext:value-type="float">
            <text:p>-4.84E-10</text:p>
          </table:table-cell>
          <table:table-cell table:formula="of:=[.C163]*10^9" office:value-type="float" office:value="-0.4839193" calcext:value-type="float">
            <text:p>-0.4839193</text:p>
          </table:table-cell>
          <table:table-cell table:formula="of:=[.$N$1]*[.D163]" office:value-type="float" office:value="-0.0230123178339877" calcext:value-type="float">
            <text:p>-0.023012317833988</text:p>
          </table:table-cell>
          <table:table-cell table:number-columns-repeated="9"/>
        </table:table-row>
        <table:table-row table:style-name="ro1">
          <table:table-cell office:value-type="time" office:time-value="PT11H04M06.386S" calcext:value-type="time">
            <text:p>11:04:06.3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388344" calcext:value-type="float">
            <text:p>-4.39E-10</text:p>
          </table:table-cell>
          <table:table-cell table:formula="of:=[.C164]*10^9" office:value-type="float" office:value="-0.4388344" calcext:value-type="float">
            <text:p>-0.4388344</text:p>
          </table:table-cell>
          <table:table-cell table:formula="of:=[.$N$1]*[.D164]" office:value-type="float" office:value="-0.0208683486880711" calcext:value-type="float">
            <text:p>-0.020868348688071</text:p>
          </table:table-cell>
          <table:table-cell table:number-columns-repeated="9"/>
        </table:table-row>
        <table:table-row table:style-name="ro1">
          <table:table-cell office:value-type="time" office:time-value="PT11H04M06.769S" calcext:value-type="time">
            <text:p>11:04:06.7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2224714" calcext:value-type="float">
            <text:p>-2.22E-10</text:p>
          </table:table-cell>
          <table:table-cell table:formula="of:=[.C165]*10^9" office:value-type="float" office:value="-0.2224714" calcext:value-type="float">
            <text:p>-0.2224714</text:p>
          </table:table-cell>
          <table:table-cell table:formula="of:=[.$N$1]*[.D165]" office:value-type="float" office:value="-0.0105794138935401" calcext:value-type="float">
            <text:p>-0.01057941389354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D164:.D168])" office:value-type="float" office:value="-0.25087908" calcext:value-type="float">
            <text:p>-0.25087908</text:p>
          </table:table-cell>
          <table:table-cell office:value-type="float" office:value="0.05" calcext:value-type="float">
            <text:p>0.05</text:p>
          </table:table-cell>
          <table:table-cell table:formula="of:=(MAX([.D164:.D168])-MIN([.D164:.D168]))/2" office:value-type="float" office:value="0.3839169" calcext:value-type="float">
            <text:p>0.3839169</text:p>
          </table:table-cell>
          <table:table-cell table:number-columns-repeated="4"/>
        </table:table-row>
        <table:table-row table:style-name="ro1">
          <table:table-cell office:value-type="time" office:time-value="PT11H04M07.153S" calcext:value-type="time">
            <text:p>11:04:07.15</text:p>
          </table:table-cell>
          <table:table-cell office:value-type="float" office:value="-160" calcext:value-type="float">
            <text:p>-160</text:p>
          </table:table-cell>
          <table:table-cell office:value-type="float" office:value="0.0000000002784715" calcext:value-type="float">
            <text:p>2.78E-10</text:p>
          </table:table-cell>
          <table:table-cell table:formula="of:=[.C166]*10^9" office:value-type="float" office:value="0.2784715" calcext:value-type="float">
            <text:p>0.2784715</text:p>
          </table:table-cell>
          <table:table-cell table:formula="of:=[.$N$1]*[.D166]" office:value-type="float" office:value="0.0132424448987823" calcext:value-type="float">
            <text:p>0.013242444898782</text:p>
          </table:table-cell>
          <table:table-cell table:number-columns-repeated="9"/>
        </table:table-row>
        <table:table-row table:style-name="ro1">
          <table:table-cell office:value-type="time" office:time-value="PT11H04M07.537S" calcext:value-type="time">
            <text:p>11:04:07.54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893623" calcext:value-type="float">
            <text:p>-4.89E-10</text:p>
          </table:table-cell>
          <table:table-cell table:formula="of:=[.C167]*10^9" office:value-type="float" office:value="-0.4893623" calcext:value-type="float">
            <text:p>-0.4893623</text:p>
          </table:table-cell>
          <table:table-cell table:formula="of:=[.$N$1]*[.D167]" office:value-type="float" office:value="-0.0232711544746639" calcext:value-type="float">
            <text:p>-0.023271154474664</text:p>
          </table:table-cell>
          <table:table-cell table:number-columns-repeated="9"/>
        </table:table-row>
        <table:table-row table:style-name="ro1">
          <table:table-cell office:value-type="time" office:time-value="PT11H04M07.921S" calcext:value-type="time">
            <text:p>11:04:07.9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3821988" calcext:value-type="float">
            <text:p>-3.82E-10</text:p>
          </table:table-cell>
          <table:table-cell table:formula="of:=[.C168]*10^9" office:value-type="float" office:value="-0.3821988" calcext:value-type="float">
            <text:p>-0.3821988</text:p>
          </table:table-cell>
          <table:table-cell table:formula="of:=[.$N$1]*[.D168]" office:value-type="float" office:value="-0.0181750970902973" calcext:value-type="float">
            <text:p>-0.018175097090297</text:p>
          </table:table-cell>
          <table:table-cell table:number-columns-repeated="9"/>
        </table:table-row>
        <table:table-row table:style-name="ro1">
          <table:table-cell office:value-type="time" office:time-value="PT11H04M08.306S" calcext:value-type="time">
            <text:p>11:04:08.3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426618" calcext:value-type="float">
            <text:p>-4.27E-10</text:p>
          </table:table-cell>
          <table:table-cell table:formula="of:=[.C169]*10^9" office:value-type="float" office:value="-0.426618" calcext:value-type="float">
            <text:p>-0.426618</text:p>
          </table:table-cell>
          <table:table-cell table:formula="of:=[.$N$1]*[.D169]" office:value-type="float" office:value="-0.0202874095116689" calcext:value-type="float">
            <text:p>-0.020287409511669</text:p>
          </table:table-cell>
          <table:table-cell table:number-columns-repeated="9"/>
        </table:table-row>
        <table:table-row table:style-name="ro1">
          <table:table-cell office:value-type="time" office:time-value="PT11H04M08.689S" calcext:value-type="time">
            <text:p>11:04:08.69</text:p>
          </table:table-cell>
          <table:table-cell office:value-type="float" office:value="-165" calcext:value-type="float">
            <text:p>-165</text:p>
          </table:table-cell>
          <table:table-cell office:value-type="float" office:value="0.0000000002420734" calcext:value-type="float">
            <text:p>2.42E-10</text:p>
          </table:table-cell>
          <table:table-cell table:formula="of:=[.C170]*10^9" office:value-type="float" office:value="0.2420734" calcext:value-type="float">
            <text:p>0.2420734</text:p>
          </table:table-cell>
          <table:table-cell table:formula="of:=[.$N$1]*[.D170]" office:value-type="float" office:value="0.0115115681890638" calcext:value-type="float">
            <text:p>0.011511568189064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D169:.D173])" office:value-type="float" office:value="-0.30152278" calcext:value-type="float">
            <text:p>-0.30152278</text:p>
          </table:table-cell>
          <table:table-cell office:value-type="float" office:value="0.05" calcext:value-type="float">
            <text:p>0.05</text:p>
          </table:table-cell>
          <table:table-cell table:formula="of:=(MAX([.D169:.D173])-MIN([.D169:.D173]))/2" office:value-type="float" office:value="0.39164645" calcext:value-type="float">
            <text:p>0.39164645</text:p>
          </table:table-cell>
          <table:table-cell table:number-columns-repeated="4"/>
        </table:table-row>
        <table:table-row table:style-name="ro1">
          <table:table-cell office:value-type="time" office:time-value="PT11H04M09.073S" calcext:value-type="time">
            <text:p>11:04:09.0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309856" calcext:value-type="float">
            <text:p>-3.10E-10</text:p>
          </table:table-cell>
          <table:table-cell table:formula="of:=[.C171]*10^9" office:value-type="float" office:value="-0.309856" calcext:value-type="float">
            <text:p>-0.309856</text:p>
          </table:table-cell>
          <table:table-cell table:formula="of:=[.$N$1]*[.D171]" office:value-type="float" office:value="-0.014734904672676" calcext:value-type="float">
            <text:p>-0.014734904672676</text:p>
          </table:table-cell>
          <table:table-cell table:number-columns-repeated="9"/>
        </table:table-row>
        <table:table-row table:style-name="ro1">
          <table:table-cell office:value-type="time" office:time-value="PT11H04M09.456S" calcext:value-type="time">
            <text:p>11:04:09.46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5412195" calcext:value-type="float">
            <text:p>-5.41E-10</text:p>
          </table:table-cell>
          <table:table-cell table:formula="of:=[.C172]*10^9" office:value-type="float" office:value="-0.5412195" calcext:value-type="float">
            <text:p>-0.5412195</text:p>
          </table:table-cell>
          <table:table-cell table:formula="of:=[.$N$1]*[.D172]" office:value-type="float" office:value="-0.0257371738468623" calcext:value-type="float">
            <text:p>-0.025737173846862</text:p>
          </table:table-cell>
          <table:table-cell table:number-columns-repeated="9"/>
        </table:table-row>
        <table:table-row table:style-name="ro1">
          <table:table-cell office:value-type="time" office:time-value="PT11H04M09.84S" calcext:value-type="time">
            <text:p>11:04:09.8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4719938" calcext:value-type="float">
            <text:p>-4.72E-10</text:p>
          </table:table-cell>
          <table:table-cell table:formula="of:=[.C173]*10^9" office:value-type="float" office:value="-0.4719938" calcext:value-type="float">
            <text:p>-0.4719938</text:p>
          </table:table-cell>
          <table:table-cell table:formula="of:=[.$N$1]*[.D173]" office:value-type="float" office:value="-0.0224452121278726" calcext:value-type="float">
            <text:p>-0.022445212127873</text:p>
          </table:table-cell>
          <table:table-cell table:number-columns-repeated="9"/>
        </table:table-row>
        <table:table-row table:style-name="ro1">
          <table:table-cell office:value-type="time" office:time-value="PT11H04M10.225S" calcext:value-type="time">
            <text:p>11:04:10.2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4733233" calcext:value-type="float">
            <text:p>-4.73E-10</text:p>
          </table:table-cell>
          <table:table-cell table:formula="of:=[.C174]*10^9" office:value-type="float" office:value="-0.4733233" calcext:value-type="float">
            <text:p>-0.4733233</text:p>
          </table:table-cell>
          <table:table-cell table:formula="of:=[.$N$1]*[.D174]" office:value-type="float" office:value="-0.0225084352242862" calcext:value-type="float">
            <text:p>-0.022508435224286</text:p>
          </table:table-cell>
          <table:table-cell table:number-columns-repeated="9"/>
        </table:table-row>
        <table:table-row table:style-name="ro1">
          <table:table-cell office:value-type="time" office:time-value="PT11H04M10.608S" calcext:value-type="time">
            <text:p>11:04:10.61</text:p>
          </table:table-cell>
          <table:table-cell office:value-type="float" office:value="-170" calcext:value-type="float">
            <text:p>-170</text:p>
          </table:table-cell>
          <table:table-cell office:value-type="float" office:value="0.00000000004375261" calcext:value-type="float">
            <text:p>4.38E-11</text:p>
          </table:table-cell>
          <table:table-cell table:formula="of:=[.C175]*10^9" office:value-type="float" office:value="0.04375261" calcext:value-type="float">
            <text:p>0.04375261</text:p>
          </table:table-cell>
          <table:table-cell table:formula="of:=[.$N$1]*[.D175]" office:value-type="float" office:value="0.00208061337373093" calcext:value-type="float">
            <text:p>0.002080613373731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D174:.D178])" office:value-type="float" office:value="-0.475858518" calcext:value-type="float">
            <text:p>-0.475858518</text:p>
          </table:table-cell>
          <table:table-cell office:value-type="float" office:value="0.05" calcext:value-type="float">
            <text:p>0.05</text:p>
          </table:table-cell>
          <table:table-cell table:formula="of:=(MAX([.D174:.D178])-MIN([.D174:.D178]))/2" office:value-type="float" office:value="0.451091705" calcext:value-type="float">
            <text:p>0.451091705</text:p>
          </table:table-cell>
          <table:table-cell table:number-columns-repeated="4"/>
        </table:table-row>
        <table:table-row table:style-name="ro1">
          <table:table-cell office:value-type="time" office:time-value="PT11H04M10.992S" calcext:value-type="time">
            <text:p>11:04:10.9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5464978" calcext:value-type="float">
            <text:p>-5.46E-10</text:p>
          </table:table-cell>
          <table:table-cell table:formula="of:=[.C176]*10^9" office:value-type="float" office:value="-0.5464978" calcext:value-type="float">
            <text:p>-0.5464978</text:p>
          </table:table-cell>
          <table:table-cell table:formula="of:=[.$N$1]*[.D176]" office:value-type="float" office:value="-0.0259881783371216" calcext:value-type="float">
            <text:p>-0.025988178337122</text:p>
          </table:table-cell>
          <table:table-cell table:number-columns-repeated="9"/>
        </table:table-row>
        <table:table-row table:style-name="ro1">
          <table:table-cell office:value-type="time" office:time-value="PT11H04M11.376S" calcext:value-type="time">
            <text:p>11:04:11.38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8584308" calcext:value-type="float">
            <text:p>-8.58E-10</text:p>
          </table:table-cell>
          <table:table-cell table:formula="of:=[.C177]*10^9" office:value-type="float" office:value="-0.8584308" calcext:value-type="float">
            <text:p>-0.8584308</text:p>
          </table:table-cell>
          <table:table-cell table:formula="of:=[.$N$1]*[.D177]" office:value-type="float" office:value="-0.0408218527512425" calcext:value-type="float">
            <text:p>-0.040821852751243</text:p>
          </table:table-cell>
          <table:table-cell table:number-columns-repeated="9"/>
        </table:table-row>
        <table:table-row table:style-name="ro1">
          <table:table-cell office:value-type="time" office:time-value="PT11H04M11.76S" calcext:value-type="time">
            <text:p>11:04:11.7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5447933" calcext:value-type="float">
            <text:p>-5.45E-10</text:p>
          </table:table-cell>
          <table:table-cell table:formula="of:=[.C178]*10^9" office:value-type="float" office:value="-0.5447933" calcext:value-type="float">
            <text:p>-0.5447933</text:p>
          </table:table-cell>
          <table:table-cell table:formula="of:=[.$N$1]*[.D178]" office:value-type="float" office:value="-0.0259071224756421" calcext:value-type="float">
            <text:p>-0.025907122475642</text:p>
          </table:table-cell>
          <table:table-cell table:number-columns-repeated="9"/>
        </table:table-row>
        <table:table-row table:style-name="ro1">
          <table:table-cell office:value-type="time" office:time-value="PT11H04M12.144S" calcext:value-type="time">
            <text:p>11:04:12.1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341934" calcext:value-type="float">
            <text:p>-1.34E-09</text:p>
          </table:table-cell>
          <table:table-cell table:formula="of:=[.C179]*10^9" office:value-type="float" office:value="-1.341934" calcext:value-type="float">
            <text:p>-1.341934</text:p>
          </table:table-cell>
          <table:table-cell table:formula="of:=[.$N$1]*[.D179]" office:value-type="float" office:value="-0.0638143833491131" calcext:value-type="float">
            <text:p>-0.063814383349113</text:p>
          </table:table-cell>
          <table:table-cell table:number-columns-repeated="9"/>
        </table:table-row>
        <table:table-row table:style-name="ro1">
          <table:table-cell office:value-type="time" office:time-value="PT11H04M12.527S" calcext:value-type="time">
            <text:p>11:04:12.5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6586052" calcext:value-type="float">
            <text:p>-6.59E-10</text:p>
          </table:table-cell>
          <table:table-cell table:formula="of:=[.C180]*10^9" office:value-type="float" office:value="-0.6586052" calcext:value-type="float">
            <text:p>-0.6586052</text:p>
          </table:table-cell>
          <table:table-cell table:formula="of:=[.$N$1]*[.D180]" office:value-type="float" office:value="-0.0313193381407128" calcext:value-type="float">
            <text:p>-0.031319338140713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D179:.D183])" office:value-type="float" office:value="-1.30498644" calcext:value-type="float">
            <text:p>-1.30498644</text:p>
          </table:table-cell>
          <table:table-cell office:value-type="float" office:value="0.05" calcext:value-type="float">
            <text:p>0.05</text:p>
          </table:table-cell>
          <table:table-cell table:formula="of:=(MAX([.D179:.D183])-MIN([.D179:.D183]))/2" office:value-type="float" office:value="0.5590049" calcext:value-type="float">
            <text:p>0.5590049</text:p>
          </table:table-cell>
          <table:table-cell table:number-columns-repeated="4"/>
        </table:table-row>
        <table:table-row table:style-name="ro1">
          <table:table-cell office:value-type="time" office:time-value="PT11H04M12.912S" calcext:value-type="time">
            <text:p>11:04:12.9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519488" calcext:value-type="float">
            <text:p>-1.52E-09</text:p>
          </table:table-cell>
          <table:table-cell table:formula="of:=[.C181]*10^9" office:value-type="float" office:value="-1.519488" calcext:value-type="float">
            <text:p>-1.519488</text:p>
          </table:table-cell>
          <table:table-cell table:formula="of:=[.$N$1]*[.D181]" office:value-type="float" office:value="-0.072257793398466" calcext:value-type="float">
            <text:p>-0.072257793398466</text:p>
          </table:table-cell>
          <table:table-cell table:number-columns-repeated="9"/>
        </table:table-row>
        <table:table-row table:style-name="ro1">
          <table:table-cell office:value-type="time" office:time-value="PT11H04M13.296S" calcext:value-type="time">
            <text:p>11:04:13.3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776615" calcext:value-type="float">
            <text:p>-1.78E-09</text:p>
          </table:table-cell>
          <table:table-cell table:formula="of:=[.C182]*10^9" office:value-type="float" office:value="-1.776615" calcext:value-type="float">
            <text:p>-1.776615</text:p>
          </table:table-cell>
          <table:table-cell table:formula="of:=[.$N$1]*[.D182]" office:value-type="float" office:value="-0.0844852210867185" calcext:value-type="float">
            <text:p>-0.084485221086719</text:p>
          </table:table-cell>
          <table:table-cell table:number-columns-repeated="9"/>
        </table:table-row>
        <table:table-row table:style-name="ro1">
          <table:table-cell office:value-type="time" office:time-value="PT11H04M13.68S" calcext:value-type="time">
            <text:p>11:04:13.6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22829" calcext:value-type="float">
            <text:p>-1.23E-09</text:p>
          </table:table-cell>
          <table:table-cell table:formula="of:=[.C183]*10^9" office:value-type="float" office:value="-1.22829" calcext:value-type="float">
            <text:p>-1.22829</text:p>
          </table:table-cell>
          <table:table-cell table:formula="of:=[.$N$1]*[.D183]" office:value-type="float" office:value="-0.0584101520073879" calcext:value-type="float">
            <text:p>-0.058410152007388</text:p>
          </table:table-cell>
          <table:table-cell table:number-columns-repeated="9"/>
        </table:table-row>
        <table:table-row table:style-name="ro1">
          <table:table-cell office:value-type="time" office:time-value="PT11H04M14.064S" calcext:value-type="time">
            <text:p>11:04:14.0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415952" calcext:value-type="float">
            <text:p>-4.16E-09</text:p>
          </table:table-cell>
          <table:table-cell table:formula="of:=[.C184]*10^9" office:value-type="float" office:value="-4.15952" calcext:value-type="float">
            <text:p>-4.15952</text:p>
          </table:table-cell>
          <table:table-cell table:formula="of:=[.$N$1]*[.D184]" office:value-type="float" office:value="-0.197801981191551" calcext:value-type="float">
            <text:p>-0.197801981191551</text:p>
          </table:table-cell>
          <table:table-cell table:number-columns-repeated="9"/>
        </table:table-row>
        <table:table-row table:style-name="ro1">
          <table:table-cell office:value-type="time" office:time-value="PT11H04M14.447S" calcext:value-type="time">
            <text:p>11:04:14.4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434248" calcext:value-type="float">
            <text:p>-4.34E-09</text:p>
          </table:table-cell>
          <table:table-cell table:formula="of:=[.C185]*10^9" office:value-type="float" office:value="-4.34248" calcext:value-type="float">
            <text:p>-4.34248</text:p>
          </table:table-cell>
          <table:table-cell table:formula="of:=[.$N$1]*[.D185]" office:value-type="float" office:value="-0.206502468382094" calcext:value-type="float">
            <text:p>-0.206502468382094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D184:.D188])" office:value-type="float" office:value="-4.5734494" calcext:value-type="float">
            <text:p>-4.5734494</text:p>
          </table:table-cell>
          <table:table-cell office:value-type="float" office:value="0.05" calcext:value-type="float">
            <text:p>0.05</text:p>
          </table:table-cell>
          <table:table-cell table:formula="of:=(MAX([.D184:.D188])-MIN([.D184:.D188]))/2" office:value-type="float" office:value="0.3885135" calcext:value-type="float">
            <text:p>0.3885135</text:p>
          </table:table-cell>
          <table:table-cell table:number-columns-repeated="4"/>
        </table:table-row>
        <table:table-row table:style-name="ro1">
          <table:table-cell office:value-type="time" office:time-value="PT11H04M14.831S" calcext:value-type="time">
            <text:p>11:04:14.8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4936547" calcext:value-type="float">
            <text:p>-4.94E-09</text:p>
          </table:table-cell>
          <table:table-cell table:formula="of:=[.C186]*10^9" office:value-type="float" office:value="-4.936547" calcext:value-type="float">
            <text:p>-4.936547</text:p>
          </table:table-cell>
          <table:table-cell table:formula="of:=[.$N$1]*[.D186]" office:value-type="float" office:value="-0.23475275436714" calcext:value-type="float">
            <text:p>-0.23475275436714</text:p>
          </table:table-cell>
          <table:table-cell table:number-columns-repeated="9"/>
        </table:table-row>
        <table:table-row table:style-name="ro1">
          <table:table-cell office:value-type="time" office:time-value="PT11H04M15.215S" calcext:value-type="time">
            <text:p>11:04:15.22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4871604" calcext:value-type="float">
            <text:p>-4.87E-09</text:p>
          </table:table-cell>
          <table:table-cell table:formula="of:=[.C187]*10^9" office:value-type="float" office:value="-4.871604" calcext:value-type="float">
            <text:p>-4.871604</text:p>
          </table:table-cell>
          <table:table-cell table:formula="of:=[.$N$1]*[.D187]" office:value-type="float" office:value="-0.231664452336011" calcext:value-type="float">
            <text:p>-0.231664452336011</text:p>
          </table:table-cell>
          <table:table-cell table:number-columns-repeated="9"/>
        </table:table-row>
        <table:table-row table:style-name="ro1">
          <table:table-cell office:value-type="time" office:time-value="PT11H04M15.599S" calcext:value-type="time">
            <text:p>11:04:15.6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4557096" calcext:value-type="float">
            <text:p>-4.56E-09</text:p>
          </table:table-cell>
          <table:table-cell table:formula="of:=[.C188]*10^9" office:value-type="float" office:value="-4.557096" calcext:value-type="float">
            <text:p>-4.557096</text:p>
          </table:table-cell>
          <table:table-cell table:formula="of:=[.$N$1]*[.D188]" office:value-type="float" office:value="-0.216708326268438" calcext:value-type="float">
            <text:p>-0.216708326268438</text:p>
          </table:table-cell>
          <table:table-cell table:number-columns-repeated="9"/>
        </table:table-row>
        <table:table-row table:style-name="ro1">
          <table:table-cell office:value-type="time" office:time-value="PT11H04M15.983S" calcext:value-type="time">
            <text:p>11:04:15.9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148472" calcext:value-type="float">
            <text:p>-1.48E-08</text:p>
          </table:table-cell>
          <table:table-cell table:formula="of:=[.C189]*10^9" office:value-type="float" office:value="-14.8472" calcext:value-type="float">
            <text:p>-14.8472</text:p>
          </table:table-cell>
          <table:table-cell table:formula="of:=[.$N$1]*[.D189]" office:value-type="float" office:value="-0.706044345296379" calcext:value-type="float">
            <text:p>-0.706044345296379</text:p>
          </table:table-cell>
          <table:table-cell table:number-columns-repeated="9"/>
        </table:table-row>
        <table:table-row table:style-name="ro1">
          <table:table-cell office:value-type="time" office:time-value="PT11H04M16.365S" calcext:value-type="time">
            <text:p>11:04:16.37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1541621" calcext:value-type="float">
            <text:p>-1.54E-08</text:p>
          </table:table-cell>
          <table:table-cell table:formula="of:=[.C190]*10^9" office:value-type="float" office:value="-15.41621" calcext:value-type="float">
            <text:p>-15.41621</text:p>
          </table:table-cell>
          <table:table-cell table:formula="of:=[.$N$1]*[.D190]" office:value-type="float" office:value="-0.733103069696744" calcext:value-type="float">
            <text:p>-0.733103069696744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D189:.D193])" office:value-type="float" office:value="-15.561914" calcext:value-type="float">
            <text:p>-15.561914</text:p>
          </table:table-cell>
          <table:table-cell office:value-type="float" office:value="0.05" calcext:value-type="float">
            <text:p>0.05</text:p>
          </table:table-cell>
          <table:table-cell table:formula="of:=(MAX([.D189:.D193])-MIN([.D189:.D193]))/2" office:value-type="float" office:value="0.588469999999999" calcext:value-type="float">
            <text:p>0.588469999999999</text:p>
          </table:table-cell>
          <table:table-cell table:number-columns-repeated="4"/>
        </table:table-row>
        <table:table-row table:style-name="ro1">
          <table:table-cell office:value-type="time" office:time-value="PT11H04M16.749S" calcext:value-type="time">
            <text:p>11:04:16.7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1602414" calcext:value-type="float">
            <text:p>-1.60E-08</text:p>
          </table:table-cell>
          <table:table-cell table:formula="of:=[.C191]*10^9" office:value-type="float" office:value="-16.02414" calcext:value-type="float">
            <text:p>-16.02414</text:p>
          </table:table-cell>
          <table:table-cell table:formula="of:=[.$N$1]*[.D191]" office:value-type="float" office:value="-0.762012597340746" calcext:value-type="float">
            <text:p>-0.762012597340746</text:p>
          </table:table-cell>
          <table:table-cell table:number-columns-repeated="9"/>
        </table:table-row>
        <table:table-row table:style-name="ro1">
          <table:table-cell office:value-type="time" office:time-value="PT11H04M17.133S" calcext:value-type="time">
            <text:p>11:04:17.13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1586053" calcext:value-type="float">
            <text:p>-1.59E-08</text:p>
          </table:table-cell>
          <table:table-cell table:formula="of:=[.C192]*10^9" office:value-type="float" office:value="-15.86053" calcext:value-type="float">
            <text:p>-15.86053</text:p>
          </table:table-cell>
          <table:table-cell table:formula="of:=[.$N$1]*[.D192]" office:value-type="float" office:value="-0.754232280827603" calcext:value-type="float">
            <text:p>-0.754232280827603</text:p>
          </table:table-cell>
          <table:table-cell table:number-columns-repeated="9"/>
        </table:table-row>
        <table:table-row table:style-name="ro1">
          <table:table-cell office:value-type="time" office:time-value="PT11H04M17.518S" calcext:value-type="time">
            <text:p>11:04:17.52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1566149" calcext:value-type="float">
            <text:p>-1.57E-08</text:p>
          </table:table-cell>
          <table:table-cell table:formula="of:=[.C193]*10^9" office:value-type="float" office:value="-15.66149" calcext:value-type="float">
            <text:p>-15.66149</text:p>
          </table:table-cell>
          <table:table-cell table:formula="of:=[.$N$1]*[.D193]" office:value-type="float" office:value="-0.744767124671035" calcext:value-type="float">
            <text:p>-0.744767124671035</text:p>
          </table:table-cell>
          <table:table-cell table:number-columns-repeated="9"/>
        </table:table-row>
        <table:table-row table:style-name="ro1">
          <table:table-cell office:value-type="time" office:time-value="PT11H04M17.902S" calcext:value-type="time">
            <text:p>11:04:17.9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4196227" calcext:value-type="float">
            <text:p>-4.20E-08</text:p>
          </table:table-cell>
          <table:table-cell table:formula="of:=[.C194]*10^9" office:value-type="float" office:value="-41.96227" calcext:value-type="float">
            <text:p>-41.96227</text:p>
          </table:table-cell>
          <table:table-cell table:formula="of:=[.$N$1]*[.D194]" office:value-type="float" office:value="-1.9954754734428" calcext:value-type="float">
            <text:p>-1.9954754734428</text:p>
          </table:table-cell>
          <table:table-cell table:number-columns-repeated="9"/>
        </table:table-row>
        <table:table-row table:style-name="ro1">
          <table:table-cell office:value-type="time" office:time-value="PT11H04M18.284S" calcext:value-type="time">
            <text:p>11:04:18.28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4271207" calcext:value-type="float">
            <text:p>-4.27E-08</text:p>
          </table:table-cell>
          <table:table-cell table:formula="of:=[.C195]*10^9" office:value-type="float" office:value="-42.71207" calcext:value-type="float">
            <text:p>-42.71207</text:p>
          </table:table-cell>
          <table:table-cell table:formula="of:=[.$N$1]*[.D195]" office:value-type="float" office:value="-2.03113149276652" calcext:value-type="float">
            <text:p>-2.03113149276652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D194:.D198])" office:value-type="float" office:value="-42.638416" calcext:value-type="float">
            <text:p>-42.638416</text:p>
          </table:table-cell>
          <table:table-cell office:value-type="float" office:value="0.05" calcext:value-type="float">
            <text:p>0.05</text:p>
          </table:table-cell>
          <table:table-cell table:formula="of:=(MAX([.D194:.D198])-MIN([.D194:.D198]))/2" office:value-type="float" office:value="0.679459999999995" calcext:value-type="float">
            <text:p>0.679459999999995</text:p>
          </table:table-cell>
          <table:table-cell table:number-columns-repeated="4"/>
        </table:table-row>
        <table:table-row table:style-name="ro1">
          <table:table-cell office:value-type="time" office:time-value="PT11H04M18.668S" calcext:value-type="time">
            <text:p>11:04:18.6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4332119" calcext:value-type="float">
            <text:p>-4.33E-08</text:p>
          </table:table-cell>
          <table:table-cell table:formula="of:=[.C196]*10^9" office:value-type="float" office:value="-43.32119" calcext:value-type="float">
            <text:p>-43.32119</text:p>
          </table:table-cell>
          <table:table-cell table:formula="of:=[.$N$1]*[.D196]" office:value-type="float" office:value="-2.06009760971833" calcext:value-type="float">
            <text:p>-2.06009760971833</text:p>
          </table:table-cell>
          <table:table-cell table:number-columns-repeated="9"/>
        </table:table-row>
        <table:table-row table:style-name="ro1">
          <table:table-cell office:value-type="time" office:time-value="PT11H04M19.052S" calcext:value-type="time">
            <text:p>11:04:19.05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4270812" calcext:value-type="float">
            <text:p>-4.27E-08</text:p>
          </table:table-cell>
          <table:table-cell table:formula="of:=[.C197]*10^9" office:value-type="float" office:value="-42.70812" calcext:value-type="float">
            <text:p>-42.70812</text:p>
          </table:table-cell>
          <table:table-cell table:formula="of:=[.$N$1]*[.D197]" office:value-type="float" office:value="-2.03094365430783" calcext:value-type="float">
            <text:p>-2.03094365430783</text:p>
          </table:table-cell>
          <table:table-cell table:number-columns-repeated="9"/>
        </table:table-row>
        <table:table-row table:style-name="ro1">
          <table:table-cell office:value-type="time" office:time-value="PT11H04M19.436S" calcext:value-type="time">
            <text:p>11:04:19.4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4248843" calcext:value-type="float">
            <text:p>-4.25E-08</text:p>
          </table:table-cell>
          <table:table-cell table:formula="of:=[.C198]*10^9" office:value-type="float" office:value="-42.48843" calcext:value-type="float">
            <text:p>-42.48843</text:p>
          </table:table-cell>
          <table:table-cell table:formula="of:=[.$N$1]*[.D198]" office:value-type="float" office:value="-2.02049650722163" calcext:value-type="float">
            <text:p>-2.02049650722163</text:p>
          </table:table-cell>
          <table:table-cell table:number-columns-repeated="9"/>
        </table:table-row>
        <table:table-row table:style-name="ro1">
          <table:table-cell office:value-type="time" office:time-value="PT11H04M19.821S" calcext:value-type="time">
            <text:p>11:04:19.8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913581" calcext:value-type="float">
            <text:p>-9.14E-08</text:p>
          </table:table-cell>
          <table:table-cell table:formula="of:=[.C199]*10^9" office:value-type="float" office:value="-91.3581" calcext:value-type="float">
            <text:p>-91.3581</text:p>
          </table:table-cell>
          <table:table-cell table:formula="of:=[.$N$1]*[.D199]" office:value-type="float" office:value="-4.34444675777393" calcext:value-type="float">
            <text:p>-4.34444675777393</text:p>
          </table:table-cell>
          <table:table-cell table:number-columns-repeated="9"/>
        </table:table-row>
        <table:table-row table:style-name="ro1">
          <table:table-cell office:value-type="time" office:time-value="PT11H04M20.204S" calcext:value-type="time">
            <text:p>11:04:20.20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9205895" calcext:value-type="float">
            <text:p>-9.21E-08</text:p>
          </table:table-cell>
          <table:table-cell table:formula="of:=[.C200]*10^9" office:value-type="float" office:value="-92.05895" calcext:value-type="float">
            <text:p>-92.05895</text:p>
          </table:table-cell>
          <table:table-cell table:formula="of:=[.$N$1]*[.D200]" office:value-type="float" office:value="-4.37777500683106" calcext:value-type="float">
            <text:p>-4.37777500683106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D199:.D203])" office:value-type="float" office:value="-91.817872" calcext:value-type="float">
            <text:p>-91.817872</text:p>
          </table:table-cell>
          <table:table-cell office:value-type="float" office:value="0.05" calcext:value-type="float">
            <text:p>0.05</text:p>
          </table:table-cell>
          <table:table-cell table:formula="of:=(MAX([.D199:.D203])-MIN([.D199:.D203]))/2" office:value-type="float" office:value="0.454030000000003" calcext:value-type="float">
            <text:p>0.454030000000003</text:p>
          </table:table-cell>
          <table:table-cell table:number-columns-repeated="4"/>
        </table:table-row>
        <table:table-row table:style-name="ro1">
          <table:table-cell office:value-type="time" office:time-value="PT11H04M20.587S" calcext:value-type="time">
            <text:p>11:04:20.5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9226616" calcext:value-type="float">
            <text:p>-9.23E-08</text:p>
          </table:table-cell>
          <table:table-cell table:formula="of:=[.C201]*10^9" office:value-type="float" office:value="-92.26616" calcext:value-type="float">
            <text:p>-92.26616</text:p>
          </table:table-cell>
          <table:table-cell table:formula="of:=[.$N$1]*[.D201]" office:value-type="float" office:value="-4.38762867949586" calcext:value-type="float">
            <text:p>-4.38762867949586</text:p>
          </table:table-cell>
          <table:table-cell table:number-columns-repeated="9"/>
        </table:table-row>
        <table:table-row table:style-name="ro1">
          <table:table-cell office:value-type="time" office:time-value="PT11H04M20.971S" calcext:value-type="time">
            <text:p>11:04:20.97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9185973" calcext:value-type="float">
            <text:p>-9.19E-08</text:p>
          </table:table-cell>
          <table:table-cell table:formula="of:=[.C202]*10^9" office:value-type="float" office:value="-91.85973" calcext:value-type="float">
            <text:p>-91.85973</text:p>
          </table:table-cell>
          <table:table-cell table:formula="of:=[.$N$1]*[.D202]" office:value-type="float" office:value="-4.36830129094726" calcext:value-type="float">
            <text:p>-4.36830129094726</text:p>
          </table:table-cell>
          <table:table-cell table:number-columns-repeated="9"/>
        </table:table-row>
        <table:table-row table:style-name="ro1">
          <table:table-cell office:value-type="time" office:time-value="PT11H04M21.355S" calcext:value-type="time">
            <text:p>11:04:21.3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9154642" calcext:value-type="float">
            <text:p>-9.15E-08</text:p>
          </table:table-cell>
          <table:table-cell table:formula="of:=[.C203]*10^9" office:value-type="float" office:value="-91.54642" calcext:value-type="float">
            <text:p>-91.54642</text:p>
          </table:table-cell>
          <table:table-cell table:formula="of:=[.$N$1]*[.D203]" office:value-type="float" office:value="-4.35340213461982" calcext:value-type="float">
            <text:p>-4.35340213461982</text:p>
          </table:table-cell>
          <table:table-cell table:number-columns-repeated="9"/>
        </table:table-row>
        <table:table-row table:style-name="ro1">
          <table:table-cell office:value-type="time" office:time-value="PT11H04M21.74S" calcext:value-type="time">
            <text:p>11:04:21.7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1595469" calcext:value-type="float">
            <text:p>-1.60E-07</text:p>
          </table:table-cell>
          <table:table-cell table:formula="of:=[.C204]*10^9" office:value-type="float" office:value="-159.5469" calcext:value-type="float">
            <text:p>-159.5469</text:p>
          </table:table-cell>
          <table:table-cell table:formula="of:=[.$N$1]*[.D204]" office:value-type="float" office:value="-7.58709969250545" calcext:value-type="float">
            <text:p>-7.58709969250545</text:p>
          </table:table-cell>
          <table:table-cell table:number-columns-repeated="9"/>
        </table:table-row>
        <table:table-row table:style-name="ro1">
          <table:table-cell office:value-type="time" office:time-value="PT11H04M22.123S" calcext:value-type="time">
            <text:p>11:04:22.1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1597949" calcext:value-type="float">
            <text:p>-1.60E-07</text:p>
          </table:table-cell>
          <table:table-cell table:formula="of:=[.C205]*10^9" office:value-type="float" office:value="-159.7949" calcext:value-type="float">
            <text:p>-159.7949</text:p>
          </table:table-cell>
          <table:table-cell table:formula="of:=[.$N$1]*[.D205]" office:value-type="float" office:value="-7.59889309446902" calcext:value-type="float">
            <text:p>-7.59889309446902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D204:.D208])" office:value-type="float" office:value="-159.58776" calcext:value-type="float">
            <text:p>-159.58776</text:p>
          </table:table-cell>
          <table:table-cell office:value-type="float" office:value="0.05" calcext:value-type="float">
            <text:p>0.05</text:p>
          </table:table-cell>
          <table:table-cell table:formula="of:=(MAX([.D204:.D208])-MIN([.D204:.D208]))/2" office:value-type="float" office:value="0.279749999999993" calcext:value-type="float">
            <text:p>0.279749999999993</text:p>
          </table:table-cell>
          <table:table-cell table:number-columns-repeated="4"/>
        </table:table-row>
        <table:table-row table:style-name="ro1">
          <table:table-cell office:value-type="time" office:time-value="PT11H04M22.507S" calcext:value-type="time">
            <text:p>11:04:22.51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1598558" calcext:value-type="float">
            <text:p>-1.60E-07</text:p>
          </table:table-cell>
          <table:table-cell table:formula="of:=[.C206]*10^9" office:value-type="float" office:value="-159.8558" calcext:value-type="float">
            <text:p>-159.8558</text:p>
          </table:table-cell>
          <table:table-cell table:formula="of:=[.$N$1]*[.D206]" office:value-type="float" office:value="-7.60178913551572" calcext:value-type="float">
            <text:p>-7.60178913551572</text:p>
          </table:table-cell>
          <table:table-cell table:number-columns-repeated="9"/>
        </table:table-row>
        <table:table-row table:style-name="ro1">
          <table:table-cell office:value-type="time" office:time-value="PT11H04M22.891S" calcext:value-type="time">
            <text:p>11:04:22.89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1594449" calcext:value-type="float">
            <text:p>-1.59E-07</text:p>
          </table:table-cell>
          <table:table-cell table:formula="of:=[.C207]*10^9" office:value-type="float" office:value="-159.4449" calcext:value-type="float">
            <text:p>-159.4449</text:p>
          </table:table-cell>
          <table:table-cell table:formula="of:=[.$N$1]*[.D207]" office:value-type="float" office:value="-7.58224918040753" calcext:value-type="float">
            <text:p>-7.58224918040753</text:p>
          </table:table-cell>
          <table:table-cell table:number-columns-repeated="9"/>
        </table:table-row>
        <table:table-row table:style-name="ro1">
          <table:table-cell office:value-type="time" office:time-value="PT11H04M23.274S" calcext:value-type="time">
            <text:p>11:04:23.2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1592963" calcext:value-type="float">
            <text:p>-1.59E-07</text:p>
          </table:table-cell>
          <table:table-cell table:formula="of:=[.C208]*10^9" office:value-type="float" office:value="-159.2963" calcext:value-type="float">
            <text:p>-159.2963</text:p>
          </table:table-cell>
          <table:table-cell table:formula="of:=[.$N$1]*[.D208]" office:value-type="float" office:value="-7.57518265003742" calcext:value-type="float">
            <text:p>-7.57518265003742</text:p>
          </table:table-cell>
          <table:table-cell table:number-columns-repeated="9"/>
        </table:table-row>
        <table:table-row table:style-name="ro1">
          <table:table-cell office:value-type="time" office:time-value="PT11H04M23.659S" calcext:value-type="time">
            <text:p>11:04:23.66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2328461" calcext:value-type="float">
            <text:p>-2.33E-07</text:p>
          </table:table-cell>
          <table:table-cell table:formula="of:=[.C209]*10^9" office:value-type="float" office:value="-232.8461" calcext:value-type="float">
            <text:p>-232.8461</text:p>
          </table:table-cell>
          <table:table-cell table:formula="of:=[.$N$1]*[.D209]" office:value-type="float" office:value="-11.0727727941508" calcext:value-type="float">
            <text:p>-11.0727727941508</text:p>
          </table:table-cell>
          <table:table-cell table:number-columns-repeated="9"/>
        </table:table-row>
        <table:table-row table:style-name="ro1">
          <table:table-cell office:value-type="time" office:time-value="PT11H04M24.042S" calcext:value-type="time">
            <text:p>11:04:24.0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2331233" calcext:value-type="float">
            <text:p>-2.33E-07</text:p>
          </table:table-cell>
          <table:table-cell table:formula="of:=[.C210]*10^9" office:value-type="float" office:value="-233.1233" calcext:value-type="float">
            <text:p>-233.1233</text:p>
          </table:table-cell>
          <table:table-cell table:formula="of:=[.$N$1]*[.D210]" office:value-type="float" office:value="-11.0859547740875" calcext:value-type="float">
            <text:p>-11.0859547740875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D209:.D213])" office:value-type="float" office:value="-232.78562" calcext:value-type="float">
            <text:p>-232.78562</text:p>
          </table:table-cell>
          <table:table-cell office:value-type="float" office:value="0.05" calcext:value-type="float">
            <text:p>0.05</text:p>
          </table:table-cell>
          <table:table-cell table:formula="of:=(MAX([.D209:.D213])-MIN([.D209:.D213]))/2" office:value-type="float" office:value="0.532550000000015" calcext:value-type="float">
            <text:p>0.532550000000015</text:p>
          </table:table-cell>
          <table:table-cell table:number-columns-repeated="4"/>
        </table:table-row>
        <table:table-row table:style-name="ro1">
          <table:table-cell office:value-type="time" office:time-value="PT11H04M24.426S" calcext:value-type="time">
            <text:p>11:04:24.4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233122" calcext:value-type="float">
            <text:p>-2.33E-07</text:p>
          </table:table-cell>
          <table:table-cell table:formula="of:=[.C211]*10^9" office:value-type="float" office:value="-233.122" calcext:value-type="float">
            <text:p>-233.122</text:p>
          </table:table-cell>
          <table:table-cell table:formula="of:=[.$N$1]*[.D211]" office:value-type="float" office:value="-11.0858929538352" calcext:value-type="float">
            <text:p>-11.0858929538352</text:p>
          </table:table-cell>
          <table:table-cell table:number-columns-repeated="9"/>
        </table:table-row>
        <table:table-row table:style-name="ro1">
          <table:table-cell office:value-type="time" office:time-value="PT11H04M24.81S" calcext:value-type="time">
            <text:p>11:04:24.8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2327785" calcext:value-type="float">
            <text:p>-2.33E-07</text:p>
          </table:table-cell>
          <table:table-cell table:formula="of:=[.C212]*10^9" office:value-type="float" office:value="-232.7785" calcext:value-type="float">
            <text:p>-232.7785</text:p>
          </table:table-cell>
          <table:table-cell table:formula="of:=[.$N$1]*[.D212]" office:value-type="float" office:value="-11.0695581410349" calcext:value-type="float">
            <text:p>-11.0695581410349</text:p>
          </table:table-cell>
          <table:table-cell table:number-columns-repeated="9"/>
        </table:table-row>
        <table:table-row table:style-name="ro1">
          <table:table-cell office:value-type="time" office:time-value="PT11H04M25.194S" calcext:value-type="time">
            <text:p>11:04:25.1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2320582" calcext:value-type="float">
            <text:p>-2.32E-07</text:p>
          </table:table-cell>
          <table:table-cell table:formula="of:=[.C213]*10^9" office:value-type="float" office:value="-232.0582" calcext:value-type="float">
            <text:p>-232.0582</text:p>
          </table:table-cell>
          <table:table-cell table:formula="of:=[.$N$1]*[.D213]" office:value-type="float" office:value="-11.0353049658963" calcext:value-type="float">
            <text:p>-11.0353049658963</text:p>
          </table:table-cell>
          <table:table-cell table:number-columns-repeated="9"/>
        </table:table-row>
        <table:table-row table:style-name="ro1">
          <table:table-cell office:value-type="time" office:time-value="PT11H04M25.578S" calcext:value-type="time">
            <text:p>11:04:25.5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2982409" calcext:value-type="float">
            <text:p>-2.98E-07</text:p>
          </table:table-cell>
          <table:table-cell table:formula="of:=[.C214]*10^9" office:value-type="float" office:value="-298.2409" calcext:value-type="float">
            <text:p>-298.2409</text:p>
          </table:table-cell>
          <table:table-cell table:formula="of:=[.$N$1]*[.D214]" office:value-type="float" office:value="-14.1825597406314" calcext:value-type="float">
            <text:p>-14.1825597406314</text:p>
          </table:table-cell>
          <table:table-cell table:number-columns-repeated="9"/>
        </table:table-row>
        <table:table-row table:style-name="ro1">
          <table:table-cell office:value-type="time" office:time-value="PT11H04M25.961S" calcext:value-type="time">
            <text:p>11:04:25.9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2987127" calcext:value-type="float">
            <text:p>-2.99E-07</text:p>
          </table:table-cell>
          <table:table-cell table:formula="of:=[.C215]*10^9" office:value-type="float" office:value="-298.7127" calcext:value-type="float">
            <text:p>-298.7127</text:p>
          </table:table-cell>
          <table:table-cell table:formula="of:=[.$N$1]*[.D215]" office:value-type="float" office:value="-14.2049957367863" calcext:value-type="float">
            <text:p>-14.2049957367863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D214:.D218])" office:value-type="float" office:value="-298.1042" calcext:value-type="float">
            <text:p>-298.1042</text:p>
          </table:table-cell>
          <table:table-cell office:value-type="float" office:value="0.05" calcext:value-type="float">
            <text:p>0.05</text:p>
          </table:table-cell>
          <table:table-cell table:formula="of:=(MAX([.D214:.D218])-MIN([.D214:.D218]))/2" office:value-type="float" office:value="0.660100000000028" calcext:value-type="float">
            <text:p>0.660100000000028</text:p>
          </table:table-cell>
          <table:table-cell table:number-columns-repeated="4"/>
        </table:table-row>
        <table:table-row table:style-name="ro1">
          <table:table-cell office:value-type="time" office:time-value="PT11H04M26.345S" calcext:value-type="time">
            <text:p>11:04:26.3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2982691" calcext:value-type="float">
            <text:p>-2.98E-07</text:p>
          </table:table-cell>
          <table:table-cell table:formula="of:=[.C216]*10^9" office:value-type="float" office:value="-298.2691" calcext:value-type="float">
            <text:p>-298.2691</text:p>
          </table:table-cell>
          <table:table-cell table:formula="of:=[.$N$1]*[.D216]" office:value-type="float" office:value="-14.1839007645644" calcext:value-type="float">
            <text:p>-14.1839007645644</text:p>
          </table:table-cell>
          <table:table-cell table:number-columns-repeated="9"/>
        </table:table-row>
        <table:table-row table:style-name="ro1">
          <table:table-cell office:value-type="time" office:time-value="PT11H04M26.729S" calcext:value-type="time">
            <text:p>11:04:26.7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2979058" calcext:value-type="float">
            <text:p>-2.98E-07</text:p>
          </table:table-cell>
          <table:table-cell table:formula="of:=[.C217]*10^9" office:value-type="float" office:value="-297.9058" calcext:value-type="float">
            <text:p>-297.9058</text:p>
          </table:table-cell>
          <table:table-cell table:formula="of:=[.$N$1]*[.D217]" office:value-type="float" office:value="-14.1666243817686" calcext:value-type="float">
            <text:p>-14.1666243817686</text:p>
          </table:table-cell>
          <table:table-cell table:number-columns-repeated="9"/>
        </table:table-row>
        <table:table-row table:style-name="ro1">
          <table:table-cell office:value-type="time" office:time-value="PT11H04M27.113S" calcext:value-type="time">
            <text:p>11:04:27.1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2973925" calcext:value-type="float">
            <text:p>-2.97E-07</text:p>
          </table:table-cell>
          <table:table-cell table:formula="of:=[.C218]*10^9" office:value-type="float" office:value="-297.3925" calcext:value-type="float">
            <text:p>-297.3925</text:p>
          </table:table-cell>
          <table:table-cell table:formula="of:=[.$N$1]*[.D218]" office:value-type="float" office:value="-14.1422148929464" calcext:value-type="float">
            <text:p>-14.1422148929464</text:p>
          </table:table-cell>
          <table:table-cell table:number-columns-repeated="9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6"/>
          <table:table-cell table:formula="of:=(MAX([.D219:.D223])-MIN([.D219:.D223]))/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1"/>
        </table:table-row>
      </table:table>
      <table:table table:name="60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719848" calcext:value-type="float">
            <text:p>19.719848</text:p>
          </table:table-cell>
          <table:table-cell office:value-type="float" office:value="0.05" calcext:value-type="float">
            <text:p>0.05</text:p>
          </table:table-cell>
          <table:table-cell office:value-type="float" office:value="0.937344999999999" calcext:value-type="float">
            <text:p>0.93734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4.145388" calcext:value-type="float">
            <text:p>-14.145388</text:p>
          </table:table-cell>
          <table:table-cell office:value-type="float" office:value="0.05" calcext:value-type="float">
            <text:p>0.05</text:p>
          </table:table-cell>
          <table:table-cell office:value-type="float" office:value="0.923629999999999" calcext:value-type="float">
            <text:p>0.92362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6.488132" calcext:value-type="float">
            <text:p>-16.488132</text:p>
          </table:table-cell>
          <table:table-cell office:value-type="float" office:value="0.05" calcext:value-type="float">
            <text:p>0.05</text:p>
          </table:table-cell>
          <table:table-cell office:value-type="float" office:value="1.23509" calcext:value-type="float">
            <text:p>1.235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8.929706" calcext:value-type="float">
            <text:p>-18.929706</text:p>
          </table:table-cell>
          <table:table-cell office:value-type="float" office:value="0.05" calcext:value-type="float">
            <text:p>0.05</text:p>
          </table:table-cell>
          <table:table-cell office:value-type="float" office:value="0.710525000000001" calcext:value-type="float">
            <text:p>0.71052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9.965466" calcext:value-type="float">
            <text:p>-19.965466</text:p>
          </table:table-cell>
          <table:table-cell office:value-type="float" office:value="0.05" calcext:value-type="float">
            <text:p>0.05</text:p>
          </table:table-cell>
          <table:table-cell office:value-type="float" office:value="0.426465" calcext:value-type="float">
            <text:p>0.4264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2.823334" calcext:value-type="float">
            <text:p>-22.823334</text:p>
          </table:table-cell>
          <table:table-cell office:value-type="float" office:value="0.05" calcext:value-type="float">
            <text:p>0.05</text:p>
          </table:table-cell>
          <table:table-cell office:value-type="float" office:value="0.90916" calcext:value-type="float">
            <text:p>0.909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24.32593" calcext:value-type="float">
            <text:p>-24.32593</text:p>
          </table:table-cell>
          <table:table-cell office:value-type="float" office:value="0.05" calcext:value-type="float">
            <text:p>0.05</text:p>
          </table:table-cell>
          <table:table-cell office:value-type="float" office:value="1.307515" calcext:value-type="float">
            <text:p>1.3075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26.078216" calcext:value-type="float">
            <text:p>-26.078216</text:p>
          </table:table-cell>
          <table:table-cell office:value-type="float" office:value="0.05" calcext:value-type="float">
            <text:p>0.05</text:p>
          </table:table-cell>
          <table:table-cell office:value-type="float" office:value="1.205205" calcext:value-type="float">
            <text:p>1.2052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8.16593" calcext:value-type="float">
            <text:p>-28.16593</text:p>
          </table:table-cell>
          <table:table-cell office:value-type="float" office:value="0.05" calcext:value-type="float">
            <text:p>0.05</text:p>
          </table:table-cell>
          <table:table-cell office:value-type="float" office:value="0.893744999999999" calcext:value-type="float">
            <text:p>0.89374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29.934384" calcext:value-type="float">
            <text:p>-29.934384</text:p>
          </table:table-cell>
          <table:table-cell office:value-type="float" office:value="0.05" calcext:value-type="float">
            <text:p>0.05</text:p>
          </table:table-cell>
          <table:table-cell office:value-type="float" office:value="0.715725000000001" calcext:value-type="float">
            <text:p>0.71572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32.535548" calcext:value-type="float">
            <text:p>-32.535548</text:p>
          </table:table-cell>
          <table:table-cell office:value-type="float" office:value="0.05" calcext:value-type="float">
            <text:p>0.05</text:p>
          </table:table-cell>
          <table:table-cell office:value-type="float" office:value="0.80222" calcext:value-type="float">
            <text:p>0.802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34.026928" calcext:value-type="float">
            <text:p>-34.026928</text:p>
          </table:table-cell>
          <table:table-cell office:value-type="float" office:value="0.05" calcext:value-type="float">
            <text:p>0.05</text:p>
          </table:table-cell>
          <table:table-cell office:value-type="float" office:value="0.363119999999999" calcext:value-type="float">
            <text:p>0.36311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36.858148" calcext:value-type="float">
            <text:p>-36.858148</text:p>
          </table:table-cell>
          <table:table-cell office:value-type="float" office:value="0.05" calcext:value-type="float">
            <text:p>0.05</text:p>
          </table:table-cell>
          <table:table-cell office:value-type="float" office:value="1.25024" calcext:value-type="float">
            <text:p>1.250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38.996146" calcext:value-type="float">
            <text:p>-38.996146</text:p>
          </table:table-cell>
          <table:table-cell office:value-type="float" office:value="0.05" calcext:value-type="float">
            <text:p>0.05</text:p>
          </table:table-cell>
          <table:table-cell office:value-type="float" office:value="1.268705" calcext:value-type="float">
            <text:p>1.2687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41.74767" calcext:value-type="float">
            <text:p>-41.74767</text:p>
          </table:table-cell>
          <table:table-cell office:value-type="float" office:value="0.05" calcext:value-type="float">
            <text:p>0.05</text:p>
          </table:table-cell>
          <table:table-cell office:value-type="float" office:value="1.084255" calcext:value-type="float">
            <text:p>1.0842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44.076336" calcext:value-type="float">
            <text:p>-44.076336</text:p>
          </table:table-cell>
          <table:table-cell office:value-type="float" office:value="0.05" calcext:value-type="float">
            <text:p>0.05</text:p>
          </table:table-cell>
          <table:table-cell office:value-type="float" office:value="1.00709" calcext:value-type="float">
            <text:p>1.007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46.674326" calcext:value-type="float">
            <text:p>-46.674326</text:p>
          </table:table-cell>
          <table:table-cell office:value-type="float" office:value="0.05" calcext:value-type="float">
            <text:p>0.05</text:p>
          </table:table-cell>
          <table:table-cell office:value-type="float" office:value="0.851925000000005" calcext:value-type="float">
            <text:p>0.8519250000000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50.129186" calcext:value-type="float">
            <text:p>-50.129186</text:p>
          </table:table-cell>
          <table:table-cell office:value-type="float" office:value="0.05" calcext:value-type="float">
            <text:p>0.05</text:p>
          </table:table-cell>
          <table:table-cell office:value-type="float" office:value="0.808429999999998" calcext:value-type="float">
            <text:p>0.80842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53.343998" calcext:value-type="float">
            <text:p>-53.343998</text:p>
          </table:table-cell>
          <table:table-cell office:value-type="float" office:value="0.05" calcext:value-type="float">
            <text:p>0.05</text:p>
          </table:table-cell>
          <table:table-cell office:value-type="float" office:value="1.36378" calcext:value-type="float">
            <text:p>1.363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56.876888" calcext:value-type="float">
            <text:p>-56.876888</text:p>
          </table:table-cell>
          <table:table-cell office:value-type="float" office:value="0.05" calcext:value-type="float">
            <text:p>0.05</text:p>
          </table:table-cell>
          <table:table-cell office:value-type="float" office:value="0.510764999999996" calcext:value-type="float">
            <text:p>0.5107649999999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61.578516" calcext:value-type="float">
            <text:p>-61.578516</text:p>
          </table:table-cell>
          <table:table-cell office:value-type="float" office:value="0.05" calcext:value-type="float">
            <text:p>0.05</text:p>
          </table:table-cell>
          <table:table-cell office:value-type="float" office:value="1.32832500000001" calcext:value-type="float">
            <text:p>1.328325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67.14489" calcext:value-type="float">
            <text:p>-67.14489</text:p>
          </table:table-cell>
          <table:table-cell office:value-type="float" office:value="0.05" calcext:value-type="float">
            <text:p>0.05</text:p>
          </table:table-cell>
          <table:table-cell office:value-type="float" office:value="0.691730000000007" calcext:value-type="float">
            <text:p>0.6917300000000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73.066546" calcext:value-type="float">
            <text:p>-73.066546</text:p>
          </table:table-cell>
          <table:table-cell office:value-type="float" office:value="0.05" calcext:value-type="float">
            <text:p>0.05</text:p>
          </table:table-cell>
          <table:table-cell office:value-type="float" office:value="1.65674000000001" calcext:value-type="float">
            <text:p>1.65674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80.554984" calcext:value-type="float">
            <text:p>-80.554984</text:p>
          </table:table-cell>
          <table:table-cell office:value-type="float" office:value="0.05" calcext:value-type="float">
            <text:p>0.05</text:p>
          </table:table-cell>
          <table:table-cell office:value-type="float" office:value="0.928529999999995" calcext:value-type="float">
            <text:p>0.9285299999999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92.83325" calcext:value-type="float">
            <text:p>-92.83325</text:p>
          </table:table-cell>
          <table:table-cell office:value-type="float" office:value="0.05" calcext:value-type="float">
            <text:p>0.05</text:p>
          </table:table-cell>
          <table:table-cell office:value-type="float" office:value="0.541075000000014" calcext:value-type="float">
            <text:p>0.5410750000000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112.23528" calcext:value-type="float">
            <text:p>-112.23528</text:p>
          </table:table-cell>
          <table:table-cell office:value-type="float" office:value="0.05" calcext:value-type="float">
            <text:p>0.05</text:p>
          </table:table-cell>
          <table:table-cell office:value-type="float" office:value="2.47615" calcext:value-type="float">
            <text:p>2.476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50.65828" calcext:value-type="float">
            <text:p>-150.65828</text:p>
          </table:table-cell>
          <table:table-cell office:value-type="float" office:value="0.05" calcext:value-type="float">
            <text:p>0.05</text:p>
          </table:table-cell>
          <table:table-cell office:value-type="float" office:value="5.69390000000001" calcext:value-type="float">
            <text:p>5.6939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239.94404" calcext:value-type="float">
            <text:p>-239.94404</text:p>
          </table:table-cell>
          <table:table-cell office:value-type="float" office:value="0.05" calcext:value-type="float">
            <text:p>0.05</text:p>
          </table:table-cell>
          <table:table-cell office:value-type="float" office:value="11.9706" calcext:value-type="float">
            <text:p>11.97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443.44408" calcext:value-type="float">
            <text:p>-443.44408</text:p>
          </table:table-cell>
          <table:table-cell office:value-type="float" office:value="0.05" calcext:value-type="float">
            <text:p>0.05</text:p>
          </table:table-cell>
          <table:table-cell office:value-type="float" office:value="28.4793" calcext:value-type="float">
            <text:p>28.47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852.27082" calcext:value-type="float">
            <text:p>-852.27082</text:p>
          </table:table-cell>
          <table:table-cell office:value-type="float" office:value="0.05" calcext:value-type="float">
            <text:p>0.05</text:p>
          </table:table-cell>
          <table:table-cell office:value-type="float" office:value="85.9112" calcext:value-type="float">
            <text:p>85.91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655.6412" calcext:value-type="float">
            <text:p>-1655.6412</text:p>
          </table:table-cell>
          <table:table-cell office:value-type="float" office:value="0.05" calcext:value-type="float">
            <text:p>0.05</text:p>
          </table:table-cell>
          <table:table-cell office:value-type="float" office:value="104.4615" calcext:value-type="float">
            <text:p>104.46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2812.516" calcext:value-type="float">
            <text:p>-2812.516</text:p>
          </table:table-cell>
          <table:table-cell office:value-type="float" office:value="0.05" calcext:value-type="float">
            <text:p>0.05</text:p>
          </table:table-cell>
          <table:table-cell office:value-type="float" office:value="154.293" calcext:value-type="float">
            <text:p>154.2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4362.8334" calcext:value-type="float">
            <text:p>-4362.8334</text:p>
          </table:table-cell>
          <table:table-cell office:value-type="float" office:value="0.05" calcext:value-type="float">
            <text:p>0.05</text:p>
          </table:table-cell>
          <table:table-cell office:value-type="float" office:value="202.0545" calcext:value-type="float">
            <text:p>202.05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6262.1358" calcext:value-type="float">
            <text:p>-6262.1358</text:p>
          </table:table-cell>
          <table:table-cell office:value-type="float" office:value="0.05" calcext:value-type="float">
            <text:p>0.05</text:p>
          </table:table-cell>
          <table:table-cell office:value-type="float" office:value="248.1685" calcext:value-type="float">
            <text:p>248.16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8460.2084" calcext:value-type="float">
            <text:p>-8460.2084</text:p>
          </table:table-cell>
          <table:table-cell office:value-type="float" office:value="0.05" calcext:value-type="float">
            <text:p>0.05</text:p>
          </table:table-cell>
          <table:table-cell office:value-type="float" office:value="290.6495" calcext:value-type="float">
            <text:p>290.64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0881.544" calcext:value-type="float">
            <text:p>-10881.544</text:p>
          </table:table-cell>
          <table:table-cell office:value-type="float" office:value="0.05" calcext:value-type="float">
            <text:p>0.05</text:p>
          </table:table-cell>
          <table:table-cell office:value-type="float" office:value="321.74" calcext:value-type="float">
            <text:p>321.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3389.484" calcext:value-type="float">
            <text:p>-13389.484</text:p>
          </table:table-cell>
          <table:table-cell office:value-type="float" office:value="0.05" calcext:value-type="float">
            <text:p>0.05</text:p>
          </table:table-cell>
          <table:table-cell office:value-type="float" office:value="343.515" calcext:value-type="float">
            <text:p>343.5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5918.988" calcext:value-type="float">
            <text:p>-15918.988</text:p>
          </table:table-cell>
          <table:table-cell office:value-type="float" office:value="0.05" calcext:value-type="float">
            <text:p>0.05</text:p>
          </table:table-cell>
          <table:table-cell office:value-type="float" office:value="363.450000000001" calcext:value-type="float">
            <text:p>363.45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8454.036" calcext:value-type="float">
            <text:p>-18454.036</text:p>
          </table:table-cell>
          <table:table-cell office:value-type="float" office:value="0.05" calcext:value-type="float">
            <text:p>0.05</text:p>
          </table:table-cell>
          <table:table-cell office:value-type="float" office:value="380.515000000003" calcext:value-type="float">
            <text:p>380.515000000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9993.632" calcext:value-type="float">
            <text:p>-19993.632</text:p>
          </table:table-cell>
          <table:table-cell office:value-type="float" office:value="0.05" calcext:value-type="float">
            <text:p>0.05</text:p>
          </table:table-cell>
          <table:table-cell office:value-type="float" office:value="0.100000000000364" calcext:value-type="float">
            <text:p>0.1000000000003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9993.668" calcext:value-type="float">
            <text:p>-19993.668</text:p>
          </table:table-cell>
          <table:table-cell office:value-type="float" office:value="0.05" calcext:value-type="float">
            <text:p>0.05</text:p>
          </table:table-cell>
          <table:table-cell office:value-type="float" office:value="0.0749999999970896" calcext:value-type="float">
            <text:p>0.074999999997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9993.688" calcext:value-type="float">
            <text:p>-19993.688</text:p>
          </table:table-cell>
          <table:table-cell office:value-type="float" office:value="0.05" calcext:value-type="float">
            <text:p>0.05</text:p>
          </table:table-cell>
          <table:table-cell office:value-type="float" office:value="0.115000000001601" calcext:value-type="float">
            <text:p>0.1150000000016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9993.68" calcext:value-type="float">
            <text:p>-19993.68</text:p>
          </table:table-cell>
          <table:table-cell office:value-type="float" office:value="0.05" calcext:value-type="float">
            <text:p>0.05</text:p>
          </table:table-cell>
          <table:table-cell office:value-type="float" office:value="0.0900000000001455" calcext:value-type="float">
            <text:p>0.090000000000146</text:p>
          </table:table-cell>
        </table:table-row>
      </table:table>
      <table:table table:name="55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155974" calcext:value-type="float">
            <text:p>14.155974</text:p>
          </table:table-cell>
          <table:table-cell office:value-type="float" office:value="0.05" calcext:value-type="float">
            <text:p>0.05</text:p>
          </table:table-cell>
          <table:table-cell office:value-type="float" office:value="1.41816" calcext:value-type="float">
            <text:p>1.418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.4652378" calcext:value-type="float">
            <text:p>-7.4652378</text:p>
          </table:table-cell>
          <table:table-cell office:value-type="float" office:value="0.05" calcext:value-type="float">
            <text:p>0.05</text:p>
          </table:table-cell>
          <table:table-cell office:value-type="float" office:value="0.127484000000001" calcext:value-type="float">
            <text:p>0.127484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8.7890908" calcext:value-type="float">
            <text:p>-8.7890908</text:p>
          </table:table-cell>
          <table:table-cell office:value-type="float" office:value="0.05" calcext:value-type="float">
            <text:p>0.05</text:p>
          </table:table-cell>
          <table:table-cell office:value-type="float" office:value="0.261253000000001" calcext:value-type="float">
            <text:p>0.261253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0.0225314" calcext:value-type="float">
            <text:p>-10.0225314</text:p>
          </table:table-cell>
          <table:table-cell office:value-type="float" office:value="0.05" calcext:value-type="float">
            <text:p>0.05</text:p>
          </table:table-cell>
          <table:table-cell office:value-type="float" office:value="0.376722" calcext:value-type="float">
            <text:p>0.3767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1.211946" calcext:value-type="float">
            <text:p>-11.211946</text:p>
          </table:table-cell>
          <table:table-cell office:value-type="float" office:value="0.05" calcext:value-type="float">
            <text:p>0.05</text:p>
          </table:table-cell>
          <table:table-cell office:value-type="float" office:value="0.6284" calcext:value-type="float">
            <text:p>0.62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2.495008" calcext:value-type="float">
            <text:p>-12.495008</text:p>
          </table:table-cell>
          <table:table-cell office:value-type="float" office:value="0.05" calcext:value-type="float">
            <text:p>0.05</text:p>
          </table:table-cell>
          <table:table-cell office:value-type="float" office:value="0.52506" calcext:value-type="float">
            <text:p>0.525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3.543082" calcext:value-type="float">
            <text:p>-13.543082</text:p>
          </table:table-cell>
          <table:table-cell office:value-type="float" office:value="0.05" calcext:value-type="float">
            <text:p>0.05</text:p>
          </table:table-cell>
          <table:table-cell office:value-type="float" office:value="0.47129" calcext:value-type="float">
            <text:p>0.471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4.466456" calcext:value-type="float">
            <text:p>-14.466456</text:p>
          </table:table-cell>
          <table:table-cell office:value-type="float" office:value="0.05" calcext:value-type="float">
            <text:p>0.05</text:p>
          </table:table-cell>
          <table:table-cell office:value-type="float" office:value="0.537075" calcext:value-type="float">
            <text:p>0.5370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5.341702" calcext:value-type="float">
            <text:p>-15.341702</text:p>
          </table:table-cell>
          <table:table-cell office:value-type="float" office:value="0.05" calcext:value-type="float">
            <text:p>0.05</text:p>
          </table:table-cell>
          <table:table-cell office:value-type="float" office:value="0.289000000000001" calcext:value-type="float">
            <text:p>0.28900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6.643872" calcext:value-type="float">
            <text:p>-16.643872</text:p>
          </table:table-cell>
          <table:table-cell office:value-type="float" office:value="0.05" calcext:value-type="float">
            <text:p>0.05</text:p>
          </table:table-cell>
          <table:table-cell office:value-type="float" office:value="0.368094999999998" calcext:value-type="float">
            <text:p>0.368094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7.787526" calcext:value-type="float">
            <text:p>-17.787526</text:p>
          </table:table-cell>
          <table:table-cell office:value-type="float" office:value="0.05" calcext:value-type="float">
            <text:p>0.05</text:p>
          </table:table-cell>
          <table:table-cell office:value-type="float" office:value="0.440964999999999" calcext:value-type="float">
            <text:p>0.44096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8.883464" calcext:value-type="float">
            <text:p>-18.883464</text:p>
          </table:table-cell>
          <table:table-cell office:value-type="float" office:value="0.05" calcext:value-type="float">
            <text:p>0.05</text:p>
          </table:table-cell>
          <table:table-cell office:value-type="float" office:value="0.679715" calcext:value-type="float">
            <text:p>0.6797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0.211868" calcext:value-type="float">
            <text:p>-20.211868</text:p>
          </table:table-cell>
          <table:table-cell office:value-type="float" office:value="0.05" calcext:value-type="float">
            <text:p>0.05</text:p>
          </table:table-cell>
          <table:table-cell office:value-type="float" office:value="0.247175" calcext:value-type="float">
            <text:p>0.2471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1.333374" calcext:value-type="float">
            <text:p>-21.333374</text:p>
          </table:table-cell>
          <table:table-cell office:value-type="float" office:value="0.05" calcext:value-type="float">
            <text:p>0.05</text:p>
          </table:table-cell>
          <table:table-cell office:value-type="float" office:value="0.393945" calcext:value-type="float">
            <text:p>0.3939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2.718618" calcext:value-type="float">
            <text:p>-22.718618</text:p>
          </table:table-cell>
          <table:table-cell office:value-type="float" office:value="0.05" calcext:value-type="float">
            <text:p>0.05</text:p>
          </table:table-cell>
          <table:table-cell office:value-type="float" office:value="0.410095" calcext:value-type="float">
            <text:p>0.4100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24.07858" calcext:value-type="float">
            <text:p>-24.07858</text:p>
          </table:table-cell>
          <table:table-cell office:value-type="float" office:value="0.05" calcext:value-type="float">
            <text:p>0.05</text:p>
          </table:table-cell>
          <table:table-cell office:value-type="float" office:value="0.406305" calcext:value-type="float">
            <text:p>0.4063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5.599194" calcext:value-type="float">
            <text:p>-25.599194</text:p>
          </table:table-cell>
          <table:table-cell office:value-type="float" office:value="0.05" calcext:value-type="float">
            <text:p>0.05</text:p>
          </table:table-cell>
          <table:table-cell office:value-type="float" office:value="0.315424999999999" calcext:value-type="float">
            <text:p>0.31542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27.0915" calcext:value-type="float">
            <text:p>-27.0915</text:p>
          </table:table-cell>
          <table:table-cell office:value-type="float" office:value="0.05" calcext:value-type="float">
            <text:p>0.05</text:p>
          </table:table-cell>
          <table:table-cell office:value-type="float" office:value="0.437235000000001" calcext:value-type="float">
            <text:p>0.43723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28.8239" calcext:value-type="float">
            <text:p>-28.8239</text:p>
          </table:table-cell>
          <table:table-cell office:value-type="float" office:value="0.05" calcext:value-type="float">
            <text:p>0.05</text:p>
          </table:table-cell>
          <table:table-cell office:value-type="float" office:value="0.376889999999998" calcext:value-type="float">
            <text:p>0.37688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30.773792" calcext:value-type="float">
            <text:p>-30.773792</text:p>
          </table:table-cell>
          <table:table-cell office:value-type="float" office:value="0.05" calcext:value-type="float">
            <text:p>0.05</text:p>
          </table:table-cell>
          <table:table-cell office:value-type="float" office:value="0.628430000000003" calcext:value-type="float">
            <text:p>0.628430000000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32.790792" calcext:value-type="float">
            <text:p>-32.790792</text:p>
          </table:table-cell>
          <table:table-cell office:value-type="float" office:value="0.05" calcext:value-type="float">
            <text:p>0.05</text:p>
          </table:table-cell>
          <table:table-cell office:value-type="float" office:value="0.55359" calcext:value-type="float">
            <text:p>0.553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35.003804" calcext:value-type="float">
            <text:p>-35.003804</text:p>
          </table:table-cell>
          <table:table-cell office:value-type="float" office:value="0.05" calcext:value-type="float">
            <text:p>0.05</text:p>
          </table:table-cell>
          <table:table-cell office:value-type="float" office:value="0.399409999999996" calcext:value-type="float">
            <text:p>0.3994099999999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37.881128" calcext:value-type="float">
            <text:p>-37.881128</text:p>
          </table:table-cell>
          <table:table-cell office:value-type="float" office:value="0.05" calcext:value-type="float">
            <text:p>0.05</text:p>
          </table:table-cell>
          <table:table-cell office:value-type="float" office:value="0.688330000000001" calcext:value-type="float">
            <text:p>0.68833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41.294748" calcext:value-type="float">
            <text:p>-41.294748</text:p>
          </table:table-cell>
          <table:table-cell office:value-type="float" office:value="0.05" calcext:value-type="float">
            <text:p>0.05</text:p>
          </table:table-cell>
          <table:table-cell office:value-type="float" office:value="0.436729999999997" calcext:value-type="float">
            <text:p>0.436729999999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45.741818" calcext:value-type="float">
            <text:p>-45.741818</text:p>
          </table:table-cell>
          <table:table-cell office:value-type="float" office:value="0.05" calcext:value-type="float">
            <text:p>0.05</text:p>
          </table:table-cell>
          <table:table-cell office:value-type="float" office:value="0.528329999999997" calcext:value-type="float">
            <text:p>0.528329999999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52.023044" calcext:value-type="float">
            <text:p>-52.023044</text:p>
          </table:table-cell>
          <table:table-cell office:value-type="float" office:value="0.05" calcext:value-type="float">
            <text:p>0.05</text:p>
          </table:table-cell>
          <table:table-cell office:value-type="float" office:value="0.281664999999997" calcext:value-type="float">
            <text:p>0.281664999999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61.979206" calcext:value-type="float">
            <text:p>-61.979206</text:p>
          </table:table-cell>
          <table:table-cell office:value-type="float" office:value="0.05" calcext:value-type="float">
            <text:p>0.05</text:p>
          </table:table-cell>
          <table:table-cell office:value-type="float" office:value="0.467444999999998" calcext:value-type="float">
            <text:p>0.467444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81.71592" calcext:value-type="float">
            <text:p>-81.71592</text:p>
          </table:table-cell>
          <table:table-cell office:value-type="float" office:value="0.05" calcext:value-type="float">
            <text:p>0.05</text:p>
          </table:table-cell>
          <table:table-cell office:value-type="float" office:value="1.84321" calcext:value-type="float">
            <text:p>1.843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25.73598" calcext:value-type="float">
            <text:p>-125.73598</text:p>
          </table:table-cell>
          <table:table-cell office:value-type="float" office:value="0.05" calcext:value-type="float">
            <text:p>0.05</text:p>
          </table:table-cell>
          <table:table-cell office:value-type="float" office:value="4.65810000000001" calcext:value-type="float">
            <text:p>4.6581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226.09436" calcext:value-type="float">
            <text:p>-226.09436</text:p>
          </table:table-cell>
          <table:table-cell office:value-type="float" office:value="0.05" calcext:value-type="float">
            <text:p>0.05</text:p>
          </table:table-cell>
          <table:table-cell office:value-type="float" office:value="11.3533" calcext:value-type="float">
            <text:p>11.35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440.3585" calcext:value-type="float">
            <text:p>-440.3585</text:p>
          </table:table-cell>
          <table:table-cell office:value-type="float" office:value="0.05" calcext:value-type="float">
            <text:p>0.05</text:p>
          </table:table-cell>
          <table:table-cell office:value-type="float" office:value="22.5986" calcext:value-type="float">
            <text:p>22.59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836.44862" calcext:value-type="float">
            <text:p>-836.44862</text:p>
          </table:table-cell>
          <table:table-cell office:value-type="float" office:value="0.05" calcext:value-type="float">
            <text:p>0.05</text:p>
          </table:table-cell>
          <table:table-cell office:value-type="float" office:value="41.5706499999999" calcext:value-type="float">
            <text:p>41.57064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552.93" calcext:value-type="float">
            <text:p>-1552.93</text:p>
          </table:table-cell>
          <table:table-cell office:value-type="float" office:value="0.05" calcext:value-type="float">
            <text:p>0.05</text:p>
          </table:table-cell>
          <table:table-cell office:value-type="float" office:value="68.0374999999998" calcext:value-type="float">
            <text:p>68.0374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503.0756" calcext:value-type="float">
            <text:p>-2503.0756</text:p>
          </table:table-cell>
          <table:table-cell office:value-type="float" office:value="0.05" calcext:value-type="float">
            <text:p>0.05</text:p>
          </table:table-cell>
          <table:table-cell office:value-type="float" office:value="93.2660000000001" calcext:value-type="float">
            <text:p>93.266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721.155" calcext:value-type="float">
            <text:p>-3721.155</text:p>
          </table:table-cell>
          <table:table-cell office:value-type="float" office:value="0.05" calcext:value-type="float">
            <text:p>0.05</text:p>
          </table:table-cell>
          <table:table-cell office:value-type="float" office:value="120.4635" calcext:value-type="float">
            <text:p>120.46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5163.814" calcext:value-type="float">
            <text:p>-5163.814</text:p>
          </table:table-cell>
          <table:table-cell office:value-type="float" office:value="0.05" calcext:value-type="float">
            <text:p>0.05</text:p>
          </table:table-cell>
          <table:table-cell office:value-type="float" office:value="141.872" calcext:value-type="float">
            <text:p>141.8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6789.8412" calcext:value-type="float">
            <text:p>-6789.8412</text:p>
          </table:table-cell>
          <table:table-cell office:value-type="float" office:value="0.05" calcext:value-type="float">
            <text:p>0.05</text:p>
          </table:table-cell>
          <table:table-cell office:value-type="float" office:value="163.039" calcext:value-type="float">
            <text:p>163.0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8518.8916" calcext:value-type="float">
            <text:p>-8518.8916</text:p>
          </table:table-cell>
          <table:table-cell office:value-type="float" office:value="0.05" calcext:value-type="float">
            <text:p>0.05</text:p>
          </table:table-cell>
          <table:table-cell office:value-type="float" office:value="175.442000000001" calcext:value-type="float">
            <text:p>175.442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0294.888" calcext:value-type="float">
            <text:p>-10294.888</text:p>
          </table:table-cell>
          <table:table-cell office:value-type="float" office:value="0.05" calcext:value-type="float">
            <text:p>0.05</text:p>
          </table:table-cell>
          <table:table-cell office:value-type="float" office:value="185.945000000001" calcext:value-type="float">
            <text:p>185.94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2055.82" calcext:value-type="float">
            <text:p>-12055.82</text:p>
          </table:table-cell>
          <table:table-cell office:value-type="float" office:value="0.05" calcext:value-type="float">
            <text:p>0.05</text:p>
          </table:table-cell>
          <table:table-cell office:value-type="float" office:value="193.68" calcext:value-type="float">
            <text:p>193.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3777.674" calcext:value-type="float">
            <text:p>-13777.674</text:p>
          </table:table-cell>
          <table:table-cell office:value-type="float" office:value="0.05" calcext:value-type="float">
            <text:p>0.05</text:p>
          </table:table-cell>
          <table:table-cell office:value-type="float" office:value="199.315" calcext:value-type="float">
            <text:p>199.3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5502.152" calcext:value-type="float">
            <text:p>-15502.152</text:p>
          </table:table-cell>
          <table:table-cell office:value-type="float" office:value="0.05" calcext:value-type="float">
            <text:p>0.05</text:p>
          </table:table-cell>
          <table:table-cell office:value-type="float" office:value="209.804999999999" calcext:value-type="float">
            <text:p>209.80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7252.3" calcext:value-type="float">
            <text:p>-17252.3</text:p>
          </table:table-cell>
          <table:table-cell office:value-type="float" office:value="0.05" calcext:value-type="float">
            <text:p>0.05</text:p>
          </table:table-cell>
          <table:table-cell office:value-type="float" office:value="221.855" calcext:value-type="float">
            <text:p>221.855</text:p>
          </table:table-cell>
        </table:table-row>
      </table:table>
      <table:table table:name="50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600238" calcext:value-type="float">
            <text:p>8.5600238</text:p>
          </table:table-cell>
          <table:table-cell office:value-type="float" office:value="0.05" calcext:value-type="float">
            <text:p>0.05</text:p>
          </table:table-cell>
          <table:table-cell office:value-type="float" office:value="0.210099500000001" calcext:value-type="float">
            <text:p>0.2100995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.835034" calcext:value-type="float">
            <text:p>-3.835034</text:p>
          </table:table-cell>
          <table:table-cell office:value-type="float" office:value="0.05" calcext:value-type="float">
            <text:p>0.05</text:p>
          </table:table-cell>
          <table:table-cell office:value-type="float" office:value="0.630223" calcext:value-type="float">
            <text:p>0.6302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4.911669" calcext:value-type="float">
            <text:p>-4.911669</text:p>
          </table:table-cell>
          <table:table-cell office:value-type="float" office:value="0.05" calcext:value-type="float">
            <text:p>0.05</text:p>
          </table:table-cell>
          <table:table-cell office:value-type="float" office:value="0.399084" calcext:value-type="float">
            <text:p>0.3990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5.4749062" calcext:value-type="float">
            <text:p>-5.4749062</text:p>
          </table:table-cell>
          <table:table-cell office:value-type="float" office:value="0.05" calcext:value-type="float">
            <text:p>0.05</text:p>
          </table:table-cell>
          <table:table-cell office:value-type="float" office:value="0.5355015" calcext:value-type="float">
            <text:p>0.5355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6.0160596" calcext:value-type="float">
            <text:p>-6.0160596</text:p>
          </table:table-cell>
          <table:table-cell office:value-type="float" office:value="0.05" calcext:value-type="float">
            <text:p>0.05</text:p>
          </table:table-cell>
          <table:table-cell office:value-type="float" office:value="0.402397" calcext:value-type="float">
            <text:p>0.4023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6.7322962" calcext:value-type="float">
            <text:p>-6.7322962</text:p>
          </table:table-cell>
          <table:table-cell office:value-type="float" office:value="0.05" calcext:value-type="float">
            <text:p>0.05</text:p>
          </table:table-cell>
          <table:table-cell office:value-type="float" office:value="0.2101275" calcext:value-type="float">
            <text:p>0.21012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7.2715914" calcext:value-type="float">
            <text:p>-7.2715914</text:p>
          </table:table-cell>
          <table:table-cell office:value-type="float" office:value="0.05" calcext:value-type="float">
            <text:p>0.05</text:p>
          </table:table-cell>
          <table:table-cell office:value-type="float" office:value="0.263984499999999" calcext:value-type="float">
            <text:p>0.2639844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7.951862" calcext:value-type="float">
            <text:p>-7.951862</text:p>
          </table:table-cell>
          <table:table-cell office:value-type="float" office:value="0.05" calcext:value-type="float">
            <text:p>0.05</text:p>
          </table:table-cell>
          <table:table-cell office:value-type="float" office:value="0.433189000000001" calcext:value-type="float">
            <text:p>0.433189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8.5431758" calcext:value-type="float">
            <text:p>-8.5431758</text:p>
          </table:table-cell>
          <table:table-cell office:value-type="float" office:value="0.05" calcext:value-type="float">
            <text:p>0.05</text:p>
          </table:table-cell>
          <table:table-cell office:value-type="float" office:value="0.190848999999999" calcext:value-type="float">
            <text:p>0.190848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8.8769762" calcext:value-type="float">
            <text:p>-8.8769762</text:p>
          </table:table-cell>
          <table:table-cell office:value-type="float" office:value="0.05" calcext:value-type="float">
            <text:p>0.05</text:p>
          </table:table-cell>
          <table:table-cell office:value-type="float" office:value="0.210397999999998" calcext:value-type="float">
            <text:p>0.210397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9.717435" calcext:value-type="float">
            <text:p>-9.717435</text:p>
          </table:table-cell>
          <table:table-cell office:value-type="float" office:value="0.05" calcext:value-type="float">
            <text:p>0.05</text:p>
          </table:table-cell>
          <table:table-cell office:value-type="float" office:value="0.4722325" calcext:value-type="float">
            <text:p>0.47223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0.235816" calcext:value-type="float">
            <text:p>-10.235816</text:p>
          </table:table-cell>
          <table:table-cell office:value-type="float" office:value="0.05" calcext:value-type="float">
            <text:p>0.05</text:p>
          </table:table-cell>
          <table:table-cell office:value-type="float" office:value="0.131360000000001" calcext:value-type="float">
            <text:p>0.13136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0.933538" calcext:value-type="float">
            <text:p>-10.933538</text:p>
          </table:table-cell>
          <table:table-cell office:value-type="float" office:value="0.05" calcext:value-type="float">
            <text:p>0.05</text:p>
          </table:table-cell>
          <table:table-cell office:value-type="float" office:value="0.244479999999999" calcext:value-type="float">
            <text:p>0.24447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11.590274" calcext:value-type="float">
            <text:p>-11.590274</text:p>
          </table:table-cell>
          <table:table-cell office:value-type="float" office:value="0.05" calcext:value-type="float">
            <text:p>0.05</text:p>
          </table:table-cell>
          <table:table-cell office:value-type="float" office:value="0.328779999999999" calcext:value-type="float">
            <text:p>0.32877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12.272828" calcext:value-type="float">
            <text:p>-12.272828</text:p>
          </table:table-cell>
          <table:table-cell office:value-type="float" office:value="0.05" calcext:value-type="float">
            <text:p>0.05</text:p>
          </table:table-cell>
          <table:table-cell office:value-type="float" office:value="0.434889999999999" calcext:value-type="float">
            <text:p>0.43488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12.933008" calcext:value-type="float">
            <text:p>-12.933008</text:p>
          </table:table-cell>
          <table:table-cell office:value-type="float" office:value="0.05" calcext:value-type="float">
            <text:p>0.05</text:p>
          </table:table-cell>
          <table:table-cell office:value-type="float" office:value="0.26788" calcext:value-type="float">
            <text:p>0.267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3.663018" calcext:value-type="float">
            <text:p>-13.663018</text:p>
          </table:table-cell>
          <table:table-cell office:value-type="float" office:value="0.05" calcext:value-type="float">
            <text:p>0.05</text:p>
          </table:table-cell>
          <table:table-cell office:value-type="float" office:value="0.31446" calcext:value-type="float">
            <text:p>0.314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14.582722" calcext:value-type="float">
            <text:p>-14.582722</text:p>
          </table:table-cell>
          <table:table-cell office:value-type="float" office:value="0.05" calcext:value-type="float">
            <text:p>0.05</text:p>
          </table:table-cell>
          <table:table-cell office:value-type="float" office:value="0.59248" calcext:value-type="float">
            <text:p>0.592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15.431702" calcext:value-type="float">
            <text:p>-15.431702</text:p>
          </table:table-cell>
          <table:table-cell office:value-type="float" office:value="0.05" calcext:value-type="float">
            <text:p>0.05</text:p>
          </table:table-cell>
          <table:table-cell office:value-type="float" office:value="0.35952" calcext:value-type="float">
            <text:p>0.359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16.383088" calcext:value-type="float">
            <text:p>-16.383088</text:p>
          </table:table-cell>
          <table:table-cell office:value-type="float" office:value="0.05" calcext:value-type="float">
            <text:p>0.05</text:p>
          </table:table-cell>
          <table:table-cell office:value-type="float" office:value="0.391014999999998" calcext:value-type="float">
            <text:p>0.391014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7.40336" calcext:value-type="float">
            <text:p>-17.40336</text:p>
          </table:table-cell>
          <table:table-cell office:value-type="float" office:value="0.05" calcext:value-type="float">
            <text:p>0.05</text:p>
          </table:table-cell>
          <table:table-cell office:value-type="float" office:value="0.356775000000001" calcext:value-type="float">
            <text:p>0.35677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18.569676" calcext:value-type="float">
            <text:p>-18.569676</text:p>
          </table:table-cell>
          <table:table-cell office:value-type="float" office:value="0.05" calcext:value-type="float">
            <text:p>0.05</text:p>
          </table:table-cell>
          <table:table-cell office:value-type="float" office:value="0.348925000000001" calcext:value-type="float">
            <text:p>0.34892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9.982418" calcext:value-type="float">
            <text:p>-19.982418</text:p>
          </table:table-cell>
          <table:table-cell office:value-type="float" office:value="0.05" calcext:value-type="float">
            <text:p>0.05</text:p>
          </table:table-cell>
          <table:table-cell office:value-type="float" office:value="0.406125000000001" calcext:value-type="float">
            <text:p>0.40612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21.500162" calcext:value-type="float">
            <text:p>-21.500162</text:p>
          </table:table-cell>
          <table:table-cell office:value-type="float" office:value="0.05" calcext:value-type="float">
            <text:p>0.05</text:p>
          </table:table-cell>
          <table:table-cell office:value-type="float" office:value="0.469295000000001" calcext:value-type="float">
            <text:p>0.46929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23.459794" calcext:value-type="float">
            <text:p>-23.459794</text:p>
          </table:table-cell>
          <table:table-cell office:value-type="float" office:value="0.05" calcext:value-type="float">
            <text:p>0.05</text:p>
          </table:table-cell>
          <table:table-cell office:value-type="float" office:value="0.49108" calcext:value-type="float">
            <text:p>0.491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25.922504" calcext:value-type="float">
            <text:p>-25.922504</text:p>
          </table:table-cell>
          <table:table-cell office:value-type="float" office:value="0.05" calcext:value-type="float">
            <text:p>0.05</text:p>
          </table:table-cell>
          <table:table-cell office:value-type="float" office:value="0.326159999999998" calcext:value-type="float">
            <text:p>0.32615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29.80109" calcext:value-type="float">
            <text:p>-29.80109</text:p>
          </table:table-cell>
          <table:table-cell office:value-type="float" office:value="0.05" calcext:value-type="float">
            <text:p>0.05</text:p>
          </table:table-cell>
          <table:table-cell office:value-type="float" office:value="0.382405000000002" calcext:value-type="float">
            <text:p>0.382405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35.603918" calcext:value-type="float">
            <text:p>-35.603918</text:p>
          </table:table-cell>
          <table:table-cell office:value-type="float" office:value="0.05" calcext:value-type="float">
            <text:p>0.05</text:p>
          </table:table-cell>
          <table:table-cell office:value-type="float" office:value="0.327864999999996" calcext:value-type="float">
            <text:p>0.3278649999999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47.685276" calcext:value-type="float">
            <text:p>-47.685276</text:p>
          </table:table-cell>
          <table:table-cell office:value-type="float" office:value="0.05" calcext:value-type="float">
            <text:p>0.05</text:p>
          </table:table-cell>
          <table:table-cell office:value-type="float" office:value="0.699425000000002" calcext:value-type="float">
            <text:p>0.699425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74.361178" calcext:value-type="float">
            <text:p>-74.361178</text:p>
          </table:table-cell>
          <table:table-cell office:value-type="float" office:value="0.05" calcext:value-type="float">
            <text:p>0.05</text:p>
          </table:table-cell>
          <table:table-cell office:value-type="float" office:value="1.50830499999999" calcext:value-type="float">
            <text:p>1.508304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35.6716" calcext:value-type="float">
            <text:p>-135.6716</text:p>
          </table:table-cell>
          <table:table-cell office:value-type="float" office:value="0.05" calcext:value-type="float">
            <text:p>0.05</text:p>
          </table:table-cell>
          <table:table-cell office:value-type="float" office:value="4.0287" calcext:value-type="float">
            <text:p>4.02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267.21842" calcext:value-type="float">
            <text:p>-267.21842</text:p>
          </table:table-cell>
          <table:table-cell office:value-type="float" office:value="0.05" calcext:value-type="float">
            <text:p>0.05</text:p>
          </table:table-cell>
          <table:table-cell office:value-type="float" office:value="9.12610000000001" calcext:value-type="float">
            <text:p>9.1261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520.38726" calcext:value-type="float">
            <text:p>-520.38726</text:p>
          </table:table-cell>
          <table:table-cell office:value-type="float" office:value="0.05" calcext:value-type="float">
            <text:p>0.05</text:p>
          </table:table-cell>
          <table:table-cell office:value-type="float" office:value="17.52745" calcext:value-type="float">
            <text:p>17.527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948.57654" calcext:value-type="float">
            <text:p>-948.57654</text:p>
          </table:table-cell>
          <table:table-cell office:value-type="float" office:value="0.05" calcext:value-type="float">
            <text:p>0.05</text:p>
          </table:table-cell>
          <table:table-cell office:value-type="float" office:value="53.4415" calcext:value-type="float">
            <text:p>53.44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607.8678" calcext:value-type="float">
            <text:p>-1607.8678</text:p>
          </table:table-cell>
          <table:table-cell office:value-type="float" office:value="0.05" calcext:value-type="float">
            <text:p>0.05</text:p>
          </table:table-cell>
          <table:table-cell office:value-type="float" office:value="42.4840000000002" calcext:value-type="float">
            <text:p>42.4840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437.9602" calcext:value-type="float">
            <text:p>-2437.9602</text:p>
          </table:table-cell>
          <table:table-cell office:value-type="float" office:value="0.05" calcext:value-type="float">
            <text:p>0.05</text:p>
          </table:table-cell>
          <table:table-cell office:value-type="float" office:value="55.4070000000002" calcext:value-type="float">
            <text:p>55.4070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447.3912" calcext:value-type="float">
            <text:p>-3447.3912</text:p>
          </table:table-cell>
          <table:table-cell office:value-type="float" office:value="0.05" calcext:value-type="float">
            <text:p>0.05</text:p>
          </table:table-cell>
          <table:table-cell office:value-type="float" office:value="67.7385000000002" calcext:value-type="float">
            <text:p>67.7385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4595.5576" calcext:value-type="float">
            <text:p>-4595.5576</text:p>
          </table:table-cell>
          <table:table-cell office:value-type="float" office:value="0.05" calcext:value-type="float">
            <text:p>0.05</text:p>
          </table:table-cell>
          <table:table-cell office:value-type="float" office:value="79.0389999999998" calcext:value-type="float">
            <text:p>79.038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5836.4304" calcext:value-type="float">
            <text:p>-5836.4304</text:p>
          </table:table-cell>
          <table:table-cell office:value-type="float" office:value="0.05" calcext:value-type="float">
            <text:p>0.05</text:p>
          </table:table-cell>
          <table:table-cell office:value-type="float" office:value="88.0589999999997" calcext:value-type="float">
            <text:p>88.0589999999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7123.0504" calcext:value-type="float">
            <text:p>-7123.0504</text:p>
          </table:table-cell>
          <table:table-cell office:value-type="float" office:value="0.05" calcext:value-type="float">
            <text:p>0.05</text:p>
          </table:table-cell>
          <table:table-cell office:value-type="float" office:value="92.9355000000001" calcext:value-type="float">
            <text:p>92.935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8402.339" calcext:value-type="float">
            <text:p>-8402.339</text:p>
          </table:table-cell>
          <table:table-cell office:value-type="float" office:value="0.05" calcext:value-type="float">
            <text:p>0.05</text:p>
          </table:table-cell>
          <table:table-cell office:value-type="float" office:value="96.1444999999994" calcext:value-type="float">
            <text:p>96.14449999999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9637.9" calcext:value-type="float">
            <text:p>-9637.9</text:p>
          </table:table-cell>
          <table:table-cell office:value-type="float" office:value="0.05" calcext:value-type="float">
            <text:p>0.05</text:p>
          </table:table-cell>
          <table:table-cell office:value-type="float" office:value="84.4504999999999" calcext:value-type="float">
            <text:p>84.450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0000.16" calcext:value-type="float">
            <text:p>-1000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00999999999930878" calcext:value-type="float">
            <text:p>0.009999999999309</text:p>
          </table:table-cell>
        </table:table-row>
      </table:table>
      <table:table table:name="45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103774" calcext:value-type="float">
            <text:p>6.5103774</text:p>
          </table:table-cell>
          <table:table-cell office:value-type="float" office:value="0.05" calcext:value-type="float">
            <text:p>0.05</text:p>
          </table:table-cell>
          <table:table-cell office:value-type="float" office:value="0.9284575" calcext:value-type="float">
            <text:p>0.9284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.2917752" calcext:value-type="float">
            <text:p>-2.2917752</text:p>
          </table:table-cell>
          <table:table-cell office:value-type="float" office:value="0.05" calcext:value-type="float">
            <text:p>0.05</text:p>
          </table:table-cell>
          <table:table-cell office:value-type="float" office:value="0.4408625" calcext:value-type="float">
            <text:p>0.44086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2.6726016" calcext:value-type="float">
            <text:p>-2.6726016</text:p>
          </table:table-cell>
          <table:table-cell office:value-type="float" office:value="0.05" calcext:value-type="float">
            <text:p>0.05</text:p>
          </table:table-cell>
          <table:table-cell office:value-type="float" office:value="0.628413" calcext:value-type="float">
            <text:p>0.6284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2.9124298" calcext:value-type="float">
            <text:p>-2.9124298</text:p>
          </table:table-cell>
          <table:table-cell office:value-type="float" office:value="0.05" calcext:value-type="float">
            <text:p>0.05</text:p>
          </table:table-cell>
          <table:table-cell office:value-type="float" office:value="0.199278" calcext:value-type="float">
            <text:p>0.1992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3.563807" calcext:value-type="float">
            <text:p>-3.563807</text:p>
          </table:table-cell>
          <table:table-cell office:value-type="float" office:value="0.05" calcext:value-type="float">
            <text:p>0.05</text:p>
          </table:table-cell>
          <table:table-cell office:value-type="float" office:value="0.677561" calcext:value-type="float">
            <text:p>0.6775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3.2477292" calcext:value-type="float">
            <text:p>-3.2477292</text:p>
          </table:table-cell>
          <table:table-cell office:value-type="float" office:value="0.05" calcext:value-type="float">
            <text:p>0.05</text:p>
          </table:table-cell>
          <table:table-cell office:value-type="float" office:value="0.716998" calcext:value-type="float">
            <text:p>0.716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3.9154984" calcext:value-type="float">
            <text:p>-3.9154984</text:p>
          </table:table-cell>
          <table:table-cell office:value-type="float" office:value="0.05" calcext:value-type="float">
            <text:p>0.05</text:p>
          </table:table-cell>
          <table:table-cell office:value-type="float" office:value="0.689472500000001" calcext:value-type="float">
            <text:p>0.6894725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4.0605904" calcext:value-type="float">
            <text:p>-4.0605904</text:p>
          </table:table-cell>
          <table:table-cell office:value-type="float" office:value="0.05" calcext:value-type="float">
            <text:p>0.05</text:p>
          </table:table-cell>
          <table:table-cell office:value-type="float" office:value="0.5829325" calcext:value-type="float">
            <text:p>0.58293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4.6236344" calcext:value-type="float">
            <text:p>-4.6236344</text:p>
          </table:table-cell>
          <table:table-cell office:value-type="float" office:value="0.05" calcext:value-type="float">
            <text:p>0.05</text:p>
          </table:table-cell>
          <table:table-cell office:value-type="float" office:value="0.311346" calcext:value-type="float">
            <text:p>0.3113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5.0025356" calcext:value-type="float">
            <text:p>-5.0025356</text:p>
          </table:table-cell>
          <table:table-cell office:value-type="float" office:value="0.05" calcext:value-type="float">
            <text:p>0.05</text:p>
          </table:table-cell>
          <table:table-cell office:value-type="float" office:value="0.308396" calcext:value-type="float">
            <text:p>0.3083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5.3562206" calcext:value-type="float">
            <text:p>-5.3562206</text:p>
          </table:table-cell>
          <table:table-cell office:value-type="float" office:value="0.05" calcext:value-type="float">
            <text:p>0.05</text:p>
          </table:table-cell>
          <table:table-cell office:value-type="float" office:value="0.6388165" calcext:value-type="float">
            <text:p>0.63881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5.6045116" calcext:value-type="float">
            <text:p>-5.6045116</text:p>
          </table:table-cell>
          <table:table-cell office:value-type="float" office:value="0.05" calcext:value-type="float">
            <text:p>0.05</text:p>
          </table:table-cell>
          <table:table-cell office:value-type="float" office:value="0.502301" calcext:value-type="float">
            <text:p>0.5023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5.9182466" calcext:value-type="float">
            <text:p>-5.9182466</text:p>
          </table:table-cell>
          <table:table-cell office:value-type="float" office:value="0.05" calcext:value-type="float">
            <text:p>0.05</text:p>
          </table:table-cell>
          <table:table-cell office:value-type="float" office:value="0.1661455" calcext:value-type="float">
            <text:p>0.16614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6.4334632" calcext:value-type="float">
            <text:p>-6.4334632</text:p>
          </table:table-cell>
          <table:table-cell office:value-type="float" office:value="0.05" calcext:value-type="float">
            <text:p>0.05</text:p>
          </table:table-cell>
          <table:table-cell office:value-type="float" office:value="0.4707215" calcext:value-type="float">
            <text:p>0.4707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6.7826528" calcext:value-type="float">
            <text:p>-6.7826528</text:p>
          </table:table-cell>
          <table:table-cell office:value-type="float" office:value="0.05" calcext:value-type="float">
            <text:p>0.05</text:p>
          </table:table-cell>
          <table:table-cell office:value-type="float" office:value="1.0018005" calcext:value-type="float">
            <text:p>1.00180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.1853994" calcext:value-type="float">
            <text:p>-7.1853994</text:p>
          </table:table-cell>
          <table:table-cell office:value-type="float" office:value="0.05" calcext:value-type="float">
            <text:p>0.05</text:p>
          </table:table-cell>
          <table:table-cell office:value-type="float" office:value="0.1361845" calcext:value-type="float">
            <text:p>0.13618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7.4702806" calcext:value-type="float">
            <text:p>-7.4702806</text:p>
          </table:table-cell>
          <table:table-cell office:value-type="float" office:value="0.05" calcext:value-type="float">
            <text:p>0.05</text:p>
          </table:table-cell>
          <table:table-cell office:value-type="float" office:value="0.531988500000002" calcext:value-type="float">
            <text:p>0.5319885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7.7023254" calcext:value-type="float">
            <text:p>-7.7023254</text:p>
          </table:table-cell>
          <table:table-cell office:value-type="float" office:value="0.05" calcext:value-type="float">
            <text:p>0.05</text:p>
          </table:table-cell>
          <table:table-cell office:value-type="float" office:value="0.331255000000001" calcext:value-type="float">
            <text:p>0.33125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8.2240018" calcext:value-type="float">
            <text:p>-8.2240018</text:p>
          </table:table-cell>
          <table:table-cell office:value-type="float" office:value="0.05" calcext:value-type="float">
            <text:p>0.05</text:p>
          </table:table-cell>
          <table:table-cell office:value-type="float" office:value="0.673623500000001" calcext:value-type="float">
            <text:p>0.6736235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8.6748022" calcext:value-type="float">
            <text:p>-8.6748022</text:p>
          </table:table-cell>
          <table:table-cell office:value-type="float" office:value="0.05" calcext:value-type="float">
            <text:p>0.05</text:p>
          </table:table-cell>
          <table:table-cell office:value-type="float" office:value="0.516203000000002" calcext:value-type="float">
            <text:p>0.516203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9.1766516" calcext:value-type="float">
            <text:p>-9.1766516</text:p>
          </table:table-cell>
          <table:table-cell office:value-type="float" office:value="0.05" calcext:value-type="float">
            <text:p>0.05</text:p>
          </table:table-cell>
          <table:table-cell office:value-type="float" office:value="0.3301575" calcext:value-type="float">
            <text:p>0.3301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9.7738228" calcext:value-type="float">
            <text:p>-9.7738228</text:p>
          </table:table-cell>
          <table:table-cell office:value-type="float" office:value="0.05" calcext:value-type="float">
            <text:p>0.05</text:p>
          </table:table-cell>
          <table:table-cell office:value-type="float" office:value="0.331782" calcext:value-type="float">
            <text:p>0.3317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0.4127618" calcext:value-type="float">
            <text:p>-10.4127618</text:p>
          </table:table-cell>
          <table:table-cell office:value-type="float" office:value="0.05" calcext:value-type="float">
            <text:p>0.05</text:p>
          </table:table-cell>
          <table:table-cell office:value-type="float" office:value="0.467965499999999" calcext:value-type="float">
            <text:p>0.4679654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10.989792" calcext:value-type="float">
            <text:p>-10.989792</text:p>
          </table:table-cell>
          <table:table-cell office:value-type="float" office:value="0.05" calcext:value-type="float">
            <text:p>0.05</text:p>
          </table:table-cell>
          <table:table-cell office:value-type="float" office:value="0.36368" calcext:value-type="float">
            <text:p>0.363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1.813028" calcext:value-type="float">
            <text:p>-11.813028</text:p>
          </table:table-cell>
          <table:table-cell office:value-type="float" office:value="0.05" calcext:value-type="float">
            <text:p>0.05</text:p>
          </table:table-cell>
          <table:table-cell office:value-type="float" office:value="0.33847" calcext:value-type="float">
            <text:p>0.338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12.951284" calcext:value-type="float">
            <text:p>-12.951284</text:p>
          </table:table-cell>
          <table:table-cell office:value-type="float" office:value="0.05" calcext:value-type="float">
            <text:p>0.05</text:p>
          </table:table-cell>
          <table:table-cell office:value-type="float" office:value="0.258534999999999" calcext:value-type="float">
            <text:p>0.25853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4.160404" calcext:value-type="float">
            <text:p>-14.160404</text:p>
          </table:table-cell>
          <table:table-cell office:value-type="float" office:value="0.05" calcext:value-type="float">
            <text:p>0.05</text:p>
          </table:table-cell>
          <table:table-cell office:value-type="float" office:value="0.288710000000002" calcext:value-type="float">
            <text:p>0.288710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6.109198" calcext:value-type="float">
            <text:p>-16.109198</text:p>
          </table:table-cell>
          <table:table-cell office:value-type="float" office:value="0.05" calcext:value-type="float">
            <text:p>0.05</text:p>
          </table:table-cell>
          <table:table-cell office:value-type="float" office:value="0.154555" calcext:value-type="float">
            <text:p>0.1545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8.980298" calcext:value-type="float">
            <text:p>-18.980298</text:p>
          </table:table-cell>
          <table:table-cell office:value-type="float" office:value="0.05" calcext:value-type="float">
            <text:p>0.05</text:p>
          </table:table-cell>
          <table:table-cell office:value-type="float" office:value="0.297365000000001" calcext:value-type="float">
            <text:p>0.29736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24.454264" calcext:value-type="float">
            <text:p>-24.454264</text:p>
          </table:table-cell>
          <table:table-cell office:value-type="float" office:value="0.05" calcext:value-type="float">
            <text:p>0.05</text:p>
          </table:table-cell>
          <table:table-cell office:value-type="float" office:value="0.324294999999999" calcext:value-type="float">
            <text:p>0.32429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36.407108" calcext:value-type="float">
            <text:p>-36.407108</text:p>
          </table:table-cell>
          <table:table-cell office:value-type="float" office:value="0.05" calcext:value-type="float">
            <text:p>0.05</text:p>
          </table:table-cell>
          <table:table-cell office:value-type="float" office:value="0.436425" calcext:value-type="float">
            <text:p>0.4364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63.001726" calcext:value-type="float">
            <text:p>-63.001726</text:p>
          </table:table-cell>
          <table:table-cell office:value-type="float" office:value="0.05" calcext:value-type="float">
            <text:p>0.05</text:p>
          </table:table-cell>
          <table:table-cell office:value-type="float" office:value="1.032515" calcext:value-type="float">
            <text:p>1.0325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22.94604" calcext:value-type="float">
            <text:p>-122.94604</text:p>
          </table:table-cell>
          <table:table-cell office:value-type="float" office:value="0.05" calcext:value-type="float">
            <text:p>0.05</text:p>
          </table:table-cell>
          <table:table-cell office:value-type="float" office:value="2.3049" calcext:value-type="float">
            <text:p>2.30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44.96132" calcext:value-type="float">
            <text:p>-244.96132</text:p>
          </table:table-cell>
          <table:table-cell office:value-type="float" office:value="0.05" calcext:value-type="float">
            <text:p>0.05</text:p>
          </table:table-cell>
          <table:table-cell office:value-type="float" office:value="5.18589999999999" calcext:value-type="float">
            <text:p>5.1858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467.26336" calcext:value-type="float">
            <text:p>-467.26336</text:p>
          </table:table-cell>
          <table:table-cell office:value-type="float" office:value="0.05" calcext:value-type="float">
            <text:p>0.05</text:p>
          </table:table-cell>
          <table:table-cell office:value-type="float" office:value="10.5882" calcext:value-type="float">
            <text:p>10.58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820.28378" calcext:value-type="float">
            <text:p>-820.28378</text:p>
          </table:table-cell>
          <table:table-cell office:value-type="float" office:value="0.05" calcext:value-type="float">
            <text:p>0.05</text:p>
          </table:table-cell>
          <table:table-cell office:value-type="float" office:value="24.26755" calcext:value-type="float">
            <text:p>24.267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347.801" calcext:value-type="float">
            <text:p>-1347.801</text:p>
          </table:table-cell>
          <table:table-cell office:value-type="float" office:value="0.05" calcext:value-type="float">
            <text:p>0.05</text:p>
          </table:table-cell>
          <table:table-cell office:value-type="float" office:value="21.0045" calcext:value-type="float">
            <text:p>21.00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996.4432" calcext:value-type="float">
            <text:p>-1996.4432</text:p>
          </table:table-cell>
          <table:table-cell office:value-type="float" office:value="0.05" calcext:value-type="float">
            <text:p>0.05</text:p>
          </table:table-cell>
          <table:table-cell office:value-type="float" office:value="27.9505" calcext:value-type="float">
            <text:p>27.95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768.2042" calcext:value-type="float">
            <text:p>-2768.2042</text:p>
          </table:table-cell>
          <table:table-cell office:value-type="float" office:value="0.05" calcext:value-type="float">
            <text:p>0.05</text:p>
          </table:table-cell>
          <table:table-cell office:value-type="float" office:value="33.585" calcext:value-type="float">
            <text:p>33.5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638.0988" calcext:value-type="float">
            <text:p>-3638.0988</text:p>
          </table:table-cell>
          <table:table-cell office:value-type="float" office:value="0.05" calcext:value-type="float">
            <text:p>0.05</text:p>
          </table:table-cell>
          <table:table-cell office:value-type="float" office:value="37.732" calcext:value-type="float">
            <text:p>37.7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557.4218" calcext:value-type="float">
            <text:p>-4557.4218</text:p>
          </table:table-cell>
          <table:table-cell office:value-type="float" office:value="0.05" calcext:value-type="float">
            <text:p>0.05</text:p>
          </table:table-cell>
          <table:table-cell office:value-type="float" office:value="38.1505000000002" calcext:value-type="float">
            <text:p>38.1505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999.88" calcext:value-type="float">
            <text:p>-4999.88</text:p>
          </table:table-cell>
          <table:table-cell office:value-type="float" office:value="0.05" calcext:value-type="float">
            <text:p>0.05</text:p>
          </table:table-cell>
          <table:table-cell office:value-type="float" office:value="0.00799999999981083" calcext:value-type="float">
            <text:p>0.0079999999998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999.8828" calcext:value-type="float">
            <text:p>-4999.8828</text:p>
          </table:table-cell>
          <table:table-cell office:value-type="float" office:value="0.05" calcext:value-type="float">
            <text:p>0.05</text:p>
          </table:table-cell>
          <table:table-cell office:value-type="float" office:value="0.005500000000211" calcext:value-type="float">
            <text:p>0.005500000000211</text:p>
          </table:table-cell>
        </table:table-row>
      </table:table>
      <table:table table:name="40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144572" calcext:value-type="float">
            <text:p>4.5144572</text:p>
          </table:table-cell>
          <table:table-cell office:value-type="float" office:value="0.05" calcext:value-type="float">
            <text:p>0.05</text:p>
          </table:table-cell>
          <table:table-cell office:value-type="float" office:value="0.9259685" calcext:value-type="float">
            <text:p>0.92596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.06842706" calcext:value-type="float">
            <text:p>-1.06842706</text:p>
          </table:table-cell>
          <table:table-cell office:value-type="float" office:value="0.05" calcext:value-type="float">
            <text:p>0.05</text:p>
          </table:table-cell>
          <table:table-cell office:value-type="float" office:value="0.4223564" calcext:value-type="float">
            <text:p>0.42235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9503948" calcext:value-type="float">
            <text:p>-0.9503948</text:p>
          </table:table-cell>
          <table:table-cell office:value-type="float" office:value="0.05" calcext:value-type="float">
            <text:p>0.05</text:p>
          </table:table-cell>
          <table:table-cell office:value-type="float" office:value="0.96949185" calcext:value-type="float">
            <text:p>0.96949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.24930416" calcext:value-type="float">
            <text:p>-1.24930416</text:p>
          </table:table-cell>
          <table:table-cell office:value-type="float" office:value="0.05" calcext:value-type="float">
            <text:p>0.05</text:p>
          </table:table-cell>
          <table:table-cell office:value-type="float" office:value="0.7001322" calcext:value-type="float">
            <text:p>0.70013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.9287465" calcext:value-type="float">
            <text:p>-1.9287465</text:p>
          </table:table-cell>
          <table:table-cell office:value-type="float" office:value="0.05" calcext:value-type="float">
            <text:p>0.05</text:p>
          </table:table-cell>
          <table:table-cell office:value-type="float" office:value="1.21005775" calcext:value-type="float">
            <text:p>1.210057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.4319498" calcext:value-type="float">
            <text:p>-2.4319498</text:p>
          </table:table-cell>
          <table:table-cell office:value-type="float" office:value="0.05" calcext:value-type="float">
            <text:p>0.05</text:p>
          </table:table-cell>
          <table:table-cell office:value-type="float" office:value="0.784774" calcext:value-type="float">
            <text:p>0.7847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2.786595" calcext:value-type="float">
            <text:p>-2.786595</text:p>
          </table:table-cell>
          <table:table-cell office:value-type="float" office:value="0.05" calcext:value-type="float">
            <text:p>0.05</text:p>
          </table:table-cell>
          <table:table-cell office:value-type="float" office:value="0.843947" calcext:value-type="float">
            <text:p>0.8439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2.7599214" calcext:value-type="float">
            <text:p>-2.7599214</text:p>
          </table:table-cell>
          <table:table-cell office:value-type="float" office:value="0.05" calcext:value-type="float">
            <text:p>0.05</text:p>
          </table:table-cell>
          <table:table-cell office:value-type="float" office:value="0.935523" calcext:value-type="float">
            <text:p>0.9355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.441563" calcext:value-type="float">
            <text:p>-2.441563</text:p>
          </table:table-cell>
          <table:table-cell office:value-type="float" office:value="0.05" calcext:value-type="float">
            <text:p>0.05</text:p>
          </table:table-cell>
          <table:table-cell office:value-type="float" office:value="1.3974335" calcext:value-type="float">
            <text:p>1.39743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2.4166994" calcext:value-type="float">
            <text:p>-2.4166994</text:p>
          </table:table-cell>
          <table:table-cell office:value-type="float" office:value="0.05" calcext:value-type="float">
            <text:p>0.05</text:p>
          </table:table-cell>
          <table:table-cell office:value-type="float" office:value="0.677633" calcext:value-type="float">
            <text:p>0.6776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.7637792" calcext:value-type="float">
            <text:p>-2.7637792</text:p>
          </table:table-cell>
          <table:table-cell office:value-type="float" office:value="0.05" calcext:value-type="float">
            <text:p>0.05</text:p>
          </table:table-cell>
          <table:table-cell office:value-type="float" office:value="1.3632015" calcext:value-type="float">
            <text:p>1.3632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.5357966" calcext:value-type="float">
            <text:p>-2.5357966</text:p>
          </table:table-cell>
          <table:table-cell office:value-type="float" office:value="0.05" calcext:value-type="float">
            <text:p>0.05</text:p>
          </table:table-cell>
          <table:table-cell office:value-type="float" office:value="0.7051195" calcext:value-type="float">
            <text:p>0.70511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3.4816466" calcext:value-type="float">
            <text:p>-3.4816466</text:p>
          </table:table-cell>
          <table:table-cell office:value-type="float" office:value="0.05" calcext:value-type="float">
            <text:p>0.05</text:p>
          </table:table-cell>
          <table:table-cell office:value-type="float" office:value="0.9162245" calcext:value-type="float">
            <text:p>0.91622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.5932884" calcext:value-type="float">
            <text:p>-2.5932884</text:p>
          </table:table-cell>
          <table:table-cell office:value-type="float" office:value="0.05" calcext:value-type="float">
            <text:p>0.05</text:p>
          </table:table-cell>
          <table:table-cell office:value-type="float" office:value="1.0274995" calcext:value-type="float">
            <text:p>1.02749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3.1520712" calcext:value-type="float">
            <text:p>-3.1520712</text:p>
          </table:table-cell>
          <table:table-cell office:value-type="float" office:value="0.05" calcext:value-type="float">
            <text:p>0.05</text:p>
          </table:table-cell>
          <table:table-cell office:value-type="float" office:value="1.6884885" calcext:value-type="float">
            <text:p>1.68848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3.9140366" calcext:value-type="float">
            <text:p>-3.9140366</text:p>
          </table:table-cell>
          <table:table-cell office:value-type="float" office:value="0.05" calcext:value-type="float">
            <text:p>0.05</text:p>
          </table:table-cell>
          <table:table-cell office:value-type="float" office:value="1.803567" calcext:value-type="float">
            <text:p>1.8035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4.460009" calcext:value-type="float">
            <text:p>-4.460009</text:p>
          </table:table-cell>
          <table:table-cell office:value-type="float" office:value="0.05" calcext:value-type="float">
            <text:p>0.05</text:p>
          </table:table-cell>
          <table:table-cell office:value-type="float" office:value="0.9170165" calcext:value-type="float">
            <text:p>0.91701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4.2653782" calcext:value-type="float">
            <text:p>-4.2653782</text:p>
          </table:table-cell>
          <table:table-cell office:value-type="float" office:value="0.05" calcext:value-type="float">
            <text:p>0.05</text:p>
          </table:table-cell>
          <table:table-cell office:value-type="float" office:value="1.5448675" calcext:value-type="float">
            <text:p>1.54486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3.5156368" calcext:value-type="float">
            <text:p>-3.5156368</text:p>
          </table:table-cell>
          <table:table-cell office:value-type="float" office:value="0.05" calcext:value-type="float">
            <text:p>0.05</text:p>
          </table:table-cell>
          <table:table-cell office:value-type="float" office:value="0.706198499999999" calcext:value-type="float">
            <text:p>0.7061984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4.123544" calcext:value-type="float">
            <text:p>-4.123544</text:p>
          </table:table-cell>
          <table:table-cell office:value-type="float" office:value="0.05" calcext:value-type="float">
            <text:p>0.05</text:p>
          </table:table-cell>
          <table:table-cell office:value-type="float" office:value="1.786681" calcext:value-type="float">
            <text:p>1.7866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5.2434194" calcext:value-type="float">
            <text:p>-5.2434194</text:p>
          </table:table-cell>
          <table:table-cell office:value-type="float" office:value="0.05" calcext:value-type="float">
            <text:p>0.05</text:p>
          </table:table-cell>
          <table:table-cell office:value-type="float" office:value="1.03039" calcext:value-type="float">
            <text:p>1.030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5.363081" calcext:value-type="float">
            <text:p>-5.363081</text:p>
          </table:table-cell>
          <table:table-cell office:value-type="float" office:value="0.05" calcext:value-type="float">
            <text:p>0.05</text:p>
          </table:table-cell>
          <table:table-cell office:value-type="float" office:value="1.016087" calcext:value-type="float">
            <text:p>1.0160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4.5558222" calcext:value-type="float">
            <text:p>-4.5558222</text:p>
          </table:table-cell>
          <table:table-cell office:value-type="float" office:value="0.05" calcext:value-type="float">
            <text:p>0.05</text:p>
          </table:table-cell>
          <table:table-cell office:value-type="float" office:value="0.9196725" calcext:value-type="float">
            <text:p>0.91967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5.8556566" calcext:value-type="float">
            <text:p>-5.8556566</text:p>
          </table:table-cell>
          <table:table-cell office:value-type="float" office:value="0.05" calcext:value-type="float">
            <text:p>0.05</text:p>
          </table:table-cell>
          <table:table-cell office:value-type="float" office:value="1.8834925" calcext:value-type="float">
            <text:p>1.88349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6.266132" calcext:value-type="float">
            <text:p>-6.266132</text:p>
          </table:table-cell>
          <table:table-cell office:value-type="float" office:value="0.05" calcext:value-type="float">
            <text:p>0.05</text:p>
          </table:table-cell>
          <table:table-cell office:value-type="float" office:value="0.778416500000001" calcext:value-type="float">
            <text:p>0.7784165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6.3527678" calcext:value-type="float">
            <text:p>-6.3527678</text:p>
          </table:table-cell>
          <table:table-cell office:value-type="float" office:value="0.05" calcext:value-type="float">
            <text:p>0.05</text:p>
          </table:table-cell>
          <table:table-cell office:value-type="float" office:value="1.6022035" calcext:value-type="float">
            <text:p>1.60220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6.5823272" calcext:value-type="float">
            <text:p>-6.5823272</text:p>
          </table:table-cell>
          <table:table-cell office:value-type="float" office:value="0.05" calcext:value-type="float">
            <text:p>0.05</text:p>
          </table:table-cell>
          <table:table-cell office:value-type="float" office:value="1.048384" calcext:value-type="float">
            <text:p>1.0483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8.2509238" calcext:value-type="float">
            <text:p>-8.2509238</text:p>
          </table:table-cell>
          <table:table-cell office:value-type="float" office:value="0.05" calcext:value-type="float">
            <text:p>0.05</text:p>
          </table:table-cell>
          <table:table-cell office:value-type="float" office:value="0.951624499999999" calcext:value-type="float">
            <text:p>0.9516244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8.8449178" calcext:value-type="float">
            <text:p>-8.8449178</text:p>
          </table:table-cell>
          <table:table-cell office:value-type="float" office:value="0.05" calcext:value-type="float">
            <text:p>0.05</text:p>
          </table:table-cell>
          <table:table-cell office:value-type="float" office:value="0.860649000000001" calcext:value-type="float">
            <text:p>0.860649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0.95448" calcext:value-type="float">
            <text:p>-10.95448</text:p>
          </table:table-cell>
          <table:table-cell office:value-type="float" office:value="0.05" calcext:value-type="float">
            <text:p>0.05</text:p>
          </table:table-cell>
          <table:table-cell office:value-type="float" office:value="0.65302" calcext:value-type="float">
            <text:p>0.653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4.481102" calcext:value-type="float">
            <text:p>-14.481102</text:p>
          </table:table-cell>
          <table:table-cell office:value-type="float" office:value="0.05" calcext:value-type="float">
            <text:p>0.05</text:p>
          </table:table-cell>
          <table:table-cell office:value-type="float" office:value="1.39185" calcext:value-type="float">
            <text:p>1.39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23.183082" calcext:value-type="float">
            <text:p>-23.183082</text:p>
          </table:table-cell>
          <table:table-cell office:value-type="float" office:value="0.05" calcext:value-type="float">
            <text:p>0.05</text:p>
          </table:table-cell>
          <table:table-cell office:value-type="float" office:value="1.23418" calcext:value-type="float">
            <text:p>1.234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43.02687" calcext:value-type="float">
            <text:p>-43.02687</text:p>
          </table:table-cell>
          <table:table-cell office:value-type="float" office:value="0.05" calcext:value-type="float">
            <text:p>0.05</text:p>
          </table:table-cell>
          <table:table-cell office:value-type="float" office:value="1.09798" calcext:value-type="float">
            <text:p>1.097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88.847574" calcext:value-type="float">
            <text:p>-88.847574</text:p>
          </table:table-cell>
          <table:table-cell office:value-type="float" office:value="0.05" calcext:value-type="float">
            <text:p>0.05</text:p>
          </table:table-cell>
          <table:table-cell office:value-type="float" office:value="2.10618" calcext:value-type="float">
            <text:p>2.106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82.69944" calcext:value-type="float">
            <text:p>-182.69944</text:p>
          </table:table-cell>
          <table:table-cell office:value-type="float" office:value="0.05" calcext:value-type="float">
            <text:p>0.05</text:p>
          </table:table-cell>
          <table:table-cell office:value-type="float" office:value="2.50039999999998" calcext:value-type="float">
            <text:p>2.5003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52.5147" calcext:value-type="float">
            <text:p>-352.5147</text:p>
          </table:table-cell>
          <table:table-cell office:value-type="float" office:value="0.05" calcext:value-type="float">
            <text:p>0.05</text:p>
          </table:table-cell>
          <table:table-cell office:value-type="float" office:value="3.36259999999999" calcext:value-type="float">
            <text:p>3.3625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622.19498" calcext:value-type="float">
            <text:p>-622.19498</text:p>
          </table:table-cell>
          <table:table-cell office:value-type="float" office:value="0.05" calcext:value-type="float">
            <text:p>0.05</text:p>
          </table:table-cell>
          <table:table-cell office:value-type="float" office:value="8.63719999999995" calcext:value-type="float">
            <text:p>8.637199999999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010.8804" calcext:value-type="float">
            <text:p>-1010.8804</text:p>
          </table:table-cell>
          <table:table-cell office:value-type="float" office:value="0.05" calcext:value-type="float">
            <text:p>0.05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507.2186" calcext:value-type="float">
            <text:p>-1507.2186</text:p>
          </table:table-cell>
          <table:table-cell office:value-type="float" office:value="0.05" calcext:value-type="float">
            <text:p>0.05</text:p>
          </table:table-cell>
          <table:table-cell office:value-type="float" office:value="12.544" calcext:value-type="float">
            <text:p>12.5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103.7666" calcext:value-type="float">
            <text:p>-2103.7666</text:p>
          </table:table-cell>
          <table:table-cell office:value-type="float" office:value="0.05" calcext:value-type="float">
            <text:p>0.05</text:p>
          </table:table-cell>
          <table:table-cell office:value-type="float" office:value="14.5304999999998" calcext:value-type="float">
            <text:p>14.5304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773.9744" calcext:value-type="float">
            <text:p>-2773.9744</text:p>
          </table:table-cell>
          <table:table-cell office:value-type="float" office:value="0.05" calcext:value-type="float">
            <text:p>0.05</text:p>
          </table:table-cell>
          <table:table-cell office:value-type="float" office:value="15.838" calcext:value-type="float">
            <text:p>15.8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492.5974" calcext:value-type="float">
            <text:p>-3492.5974</text:p>
          </table:table-cell>
          <table:table-cell office:value-type="float" office:value="0.05" calcext:value-type="float">
            <text:p>0.05</text:p>
          </table:table-cell>
          <table:table-cell office:value-type="float" office:value="17.1005" calcext:value-type="float">
            <text:p>17.10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226.9724" calcext:value-type="float">
            <text:p>-4226.9724</text:p>
          </table:table-cell>
          <table:table-cell office:value-type="float" office:value="0.05" calcext:value-type="float">
            <text:p>0.05</text:p>
          </table:table-cell>
          <table:table-cell office:value-type="float" office:value="19.2980000000002" calcext:value-type="float">
            <text:p>19.2980000000002</text:p>
          </table:table-cell>
        </table:table-row>
      </table:table>
      <table:table table:name="35.2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830698" calcext:value-type="float">
            <text:p>3.0830698</text:p>
          </table:table-cell>
          <table:table-cell office:value-type="float" office:value="0.05" calcext:value-type="float">
            <text:p>0.05</text:p>
          </table:table-cell>
          <table:table-cell office:value-type="float" office:value="0.350643" calcext:value-type="float">
            <text:p>0.3506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79476604" calcext:value-type="float">
            <text:p>-0.79476604</text:p>
          </table:table-cell>
          <table:table-cell office:value-type="float" office:value="0.05" calcext:value-type="float">
            <text:p>0.05</text:p>
          </table:table-cell>
          <table:table-cell office:value-type="float" office:value="0.4476401" calcext:value-type="float">
            <text:p>0.44764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70399134" calcext:value-type="float">
            <text:p>-0.70399134</text:p>
          </table:table-cell>
          <table:table-cell office:value-type="float" office:value="0.05" calcext:value-type="float">
            <text:p>0.05</text:p>
          </table:table-cell>
          <table:table-cell office:value-type="float" office:value="0.15530135" calcext:value-type="float">
            <text:p>0.155301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90990658" calcext:value-type="float">
            <text:p>-0.90990658</text:p>
          </table:table-cell>
          <table:table-cell office:value-type="float" office:value="0.05" calcext:value-type="float">
            <text:p>0.05</text:p>
          </table:table-cell>
          <table:table-cell office:value-type="float" office:value="0.2567924" calcext:value-type="float">
            <text:p>0.25679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88028864" calcext:value-type="float">
            <text:p>-0.88028864</text:p>
          </table:table-cell>
          <table:table-cell office:value-type="float" office:value="0.05" calcext:value-type="float">
            <text:p>0.05</text:p>
          </table:table-cell>
          <table:table-cell office:value-type="float" office:value="0.29884265" calcext:value-type="float">
            <text:p>0.298842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.18366746" calcext:value-type="float">
            <text:p>-1.18366746</text:p>
          </table:table-cell>
          <table:table-cell office:value-type="float" office:value="0.05" calcext:value-type="float">
            <text:p>0.05</text:p>
          </table:table-cell>
          <table:table-cell office:value-type="float" office:value="0.3824664" calcext:value-type="float">
            <text:p>0.38246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.1811496" calcext:value-type="float">
            <text:p>-1.1811496</text:p>
          </table:table-cell>
          <table:table-cell office:value-type="float" office:value="0.05" calcext:value-type="float">
            <text:p>0.05</text:p>
          </table:table-cell>
          <table:table-cell office:value-type="float" office:value="0.270317" calcext:value-type="float">
            <text:p>0.2703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.3058891" calcext:value-type="float">
            <text:p>-1.3058891</text:p>
          </table:table-cell>
          <table:table-cell office:value-type="float" office:value="0.05" calcext:value-type="float">
            <text:p>0.05</text:p>
          </table:table-cell>
          <table:table-cell office:value-type="float" office:value="0.38523025" calcext:value-type="float">
            <text:p>0.385230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.4244706" calcext:value-type="float">
            <text:p>-1.4244706</text:p>
          </table:table-cell>
          <table:table-cell office:value-type="float" office:value="0.05" calcext:value-type="float">
            <text:p>0.05</text:p>
          </table:table-cell>
          <table:table-cell office:value-type="float" office:value="0.3496815" calcext:value-type="float">
            <text:p>0.34968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.3980184" calcext:value-type="float">
            <text:p>-1.3980184</text:p>
          </table:table-cell>
          <table:table-cell office:value-type="float" office:value="0.05" calcext:value-type="float">
            <text:p>0.05</text:p>
          </table:table-cell>
          <table:table-cell office:value-type="float" office:value="0.3520905" calcext:value-type="float">
            <text:p>0.35209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.5966286" calcext:value-type="float">
            <text:p>-1.5966286</text:p>
          </table:table-cell>
          <table:table-cell office:value-type="float" office:value="0.05" calcext:value-type="float">
            <text:p>0.05</text:p>
          </table:table-cell>
          <table:table-cell office:value-type="float" office:value="0.145245" calcext:value-type="float">
            <text:p>0.1452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.5125696" calcext:value-type="float">
            <text:p>-1.5125696</text:p>
          </table:table-cell>
          <table:table-cell office:value-type="float" office:value="0.05" calcext:value-type="float">
            <text:p>0.05</text:p>
          </table:table-cell>
          <table:table-cell office:value-type="float" office:value="0.255732" calcext:value-type="float">
            <text:p>0.2557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.8176948" calcext:value-type="float">
            <text:p>-1.8176948</text:p>
          </table:table-cell>
          <table:table-cell office:value-type="float" office:value="0.05" calcext:value-type="float">
            <text:p>0.05</text:p>
          </table:table-cell>
          <table:table-cell office:value-type="float" office:value="0.3696895" calcext:value-type="float">
            <text:p>0.36968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1.7870296" calcext:value-type="float">
            <text:p>-1.7870296</text:p>
          </table:table-cell>
          <table:table-cell office:value-type="float" office:value="0.05" calcext:value-type="float">
            <text:p>0.05</text:p>
          </table:table-cell>
          <table:table-cell office:value-type="float" office:value="0.258619" calcext:value-type="float">
            <text:p>0.2586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1.9024032" calcext:value-type="float">
            <text:p>-1.9024032</text:p>
          </table:table-cell>
          <table:table-cell office:value-type="float" office:value="0.05" calcext:value-type="float">
            <text:p>0.05</text:p>
          </table:table-cell>
          <table:table-cell office:value-type="float" office:value="0.1966655" calcext:value-type="float">
            <text:p>0.19666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1.9643486" calcext:value-type="float">
            <text:p>-1.9643486</text:p>
          </table:table-cell>
          <table:table-cell office:value-type="float" office:value="0.05" calcext:value-type="float">
            <text:p>0.05</text:p>
          </table:table-cell>
          <table:table-cell office:value-type="float" office:value="0.2305515" calcext:value-type="float">
            <text:p>0.23055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.998229" calcext:value-type="float">
            <text:p>-1.998229</text:p>
          </table:table-cell>
          <table:table-cell office:value-type="float" office:value="0.05" calcext:value-type="float">
            <text:p>0.05</text:p>
          </table:table-cell>
          <table:table-cell office:value-type="float" office:value="0.1973935" calcext:value-type="float">
            <text:p>0.19739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2.1479834" calcext:value-type="float">
            <text:p>-2.1479834</text:p>
          </table:table-cell>
          <table:table-cell office:value-type="float" office:value="0.05" calcext:value-type="float">
            <text:p>0.05</text:p>
          </table:table-cell>
          <table:table-cell office:value-type="float" office:value="0.1360625" calcext:value-type="float">
            <text:p>0.13606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2.2066638" calcext:value-type="float">
            <text:p>-2.2066638</text:p>
          </table:table-cell>
          <table:table-cell office:value-type="float" office:value="0.05" calcext:value-type="float">
            <text:p>0.05</text:p>
          </table:table-cell>
          <table:table-cell office:value-type="float" office:value="0.1586455" calcext:value-type="float">
            <text:p>0.15864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2.394695" calcext:value-type="float">
            <text:p>-2.394695</text:p>
          </table:table-cell>
          <table:table-cell office:value-type="float" office:value="0.05" calcext:value-type="float">
            <text:p>0.05</text:p>
          </table:table-cell>
          <table:table-cell office:value-type="float" office:value="0.199472" calcext:value-type="float">
            <text:p>0.1994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2.4504672" calcext:value-type="float">
            <text:p>-2.4504672</text:p>
          </table:table-cell>
          <table:table-cell office:value-type="float" office:value="0.05" calcext:value-type="float">
            <text:p>0.05</text:p>
          </table:table-cell>
          <table:table-cell office:value-type="float" office:value="0.153907" calcext:value-type="float">
            <text:p>0.1539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2.6365194" calcext:value-type="float">
            <text:p>-2.6365194</text:p>
          </table:table-cell>
          <table:table-cell office:value-type="float" office:value="0.05" calcext:value-type="float">
            <text:p>0.05</text:p>
          </table:table-cell>
          <table:table-cell office:value-type="float" office:value="0.1317815" calcext:value-type="float">
            <text:p>0.13178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2.6596642" calcext:value-type="float">
            <text:p>-2.6596642</text:p>
          </table:table-cell>
          <table:table-cell office:value-type="float" office:value="0.05" calcext:value-type="float">
            <text:p>0.05</text:p>
          </table:table-cell>
          <table:table-cell office:value-type="float" office:value="0.1912645" calcext:value-type="float">
            <text:p>0.19126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2.8811198" calcext:value-type="float">
            <text:p>-2.8811198</text:p>
          </table:table-cell>
          <table:table-cell office:value-type="float" office:value="0.05" calcext:value-type="float">
            <text:p>0.05</text:p>
          </table:table-cell>
          <table:table-cell office:value-type="float" office:value="0.122683" calcext:value-type="float">
            <text:p>0.1226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3.0961192" calcext:value-type="float">
            <text:p>-3.0961192</text:p>
          </table:table-cell>
          <table:table-cell office:value-type="float" office:value="0.05" calcext:value-type="float">
            <text:p>0.05</text:p>
          </table:table-cell>
          <table:table-cell office:value-type="float" office:value="0.1781345" calcext:value-type="float">
            <text:p>0.17813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3.2842096" calcext:value-type="float">
            <text:p>-3.2842096</text:p>
          </table:table-cell>
          <table:table-cell office:value-type="float" office:value="0.05" calcext:value-type="float">
            <text:p>0.05</text:p>
          </table:table-cell>
          <table:table-cell office:value-type="float" office:value="0.2006145" calcext:value-type="float">
            <text:p>0.20061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3.501982" calcext:value-type="float">
            <text:p>-3.501982</text:p>
          </table:table-cell>
          <table:table-cell office:value-type="float" office:value="0.05" calcext:value-type="float">
            <text:p>0.05</text:p>
          </table:table-cell>
          <table:table-cell office:value-type="float" office:value="0.1759745" calcext:value-type="float">
            <text:p>0.17597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3.877446" calcext:value-type="float">
            <text:p>-3.877446</text:p>
          </table:table-cell>
          <table:table-cell office:value-type="float" office:value="0.05" calcext:value-type="float">
            <text:p>0.05</text:p>
          </table:table-cell>
          <table:table-cell office:value-type="float" office:value="0.3544015" calcext:value-type="float">
            <text:p>0.3544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4.3327888" calcext:value-type="float">
            <text:p>-4.3327888</text:p>
          </table:table-cell>
          <table:table-cell office:value-type="float" office:value="0.05" calcext:value-type="float">
            <text:p>0.05</text:p>
          </table:table-cell>
          <table:table-cell office:value-type="float" office:value="0.251512499999999" calcext:value-type="float">
            <text:p>0.2515124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5.1340642" calcext:value-type="float">
            <text:p>-5.1340642</text:p>
          </table:table-cell>
          <table:table-cell office:value-type="float" office:value="0.05" calcext:value-type="float">
            <text:p>0.05</text:p>
          </table:table-cell>
          <table:table-cell office:value-type="float" office:value="0.5023235" calcext:value-type="float">
            <text:p>0.5023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6.5649926" calcext:value-type="float">
            <text:p>-6.5649926</text:p>
          </table:table-cell>
          <table:table-cell office:value-type="float" office:value="0.05" calcext:value-type="float">
            <text:p>0.05</text:p>
          </table:table-cell>
          <table:table-cell office:value-type="float" office:value="0.155589" calcext:value-type="float">
            <text:p>0.1555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9.6320838" calcext:value-type="float">
            <text:p>-9.6320838</text:p>
          </table:table-cell>
          <table:table-cell office:value-type="float" office:value="0.05" calcext:value-type="float">
            <text:p>0.05</text:p>
          </table:table-cell>
          <table:table-cell office:value-type="float" office:value="0.109991000000002" calcext:value-type="float">
            <text:p>0.109991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6.975724" calcext:value-type="float">
            <text:p>-16.975724</text:p>
          </table:table-cell>
          <table:table-cell office:value-type="float" office:value="0.05" calcext:value-type="float">
            <text:p>0.05</text:p>
          </table:table-cell>
          <table:table-cell office:value-type="float" office:value="0.116460000000002" calcext:value-type="float">
            <text:p>0.116460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4.727842" calcext:value-type="float">
            <text:p>-34.727842</text:p>
          </table:table-cell>
          <table:table-cell office:value-type="float" office:value="0.05" calcext:value-type="float">
            <text:p>0.05</text:p>
          </table:table-cell>
          <table:table-cell office:value-type="float" office:value="0.173090000000002" calcext:value-type="float">
            <text:p>0.173090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75.387422" calcext:value-type="float">
            <text:p>-75.387422</text:p>
          </table:table-cell>
          <table:table-cell office:value-type="float" office:value="0.05" calcext:value-type="float">
            <text:p>0.05</text:p>
          </table:table-cell>
          <table:table-cell office:value-type="float" office:value="0.345955000000004" calcext:value-type="float">
            <text:p>0.3459550000000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58.45574" calcext:value-type="float">
            <text:p>-158.45574</text:p>
          </table:table-cell>
          <table:table-cell office:value-type="float" office:value="0.05" calcext:value-type="float">
            <text:p>0.05</text:p>
          </table:table-cell>
          <table:table-cell office:value-type="float" office:value="0.977450000000005" calcext:value-type="float">
            <text:p>0.9774500000000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08.26036" calcext:value-type="float">
            <text:p>-308.26036</text:p>
          </table:table-cell>
          <table:table-cell office:value-type="float" office:value="0.05" calcext:value-type="float">
            <text:p>0.05</text:p>
          </table:table-cell>
          <table:table-cell office:value-type="float" office:value="2.18439999999998" calcext:value-type="float">
            <text:p>2.1843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543.60054" calcext:value-type="float">
            <text:p>-543.60054</text:p>
          </table:table-cell>
          <table:table-cell office:value-type="float" office:value="0.05" calcext:value-type="float">
            <text:p>0.05</text:p>
          </table:table-cell>
          <table:table-cell office:value-type="float" office:value="3.64375000000001" calcext:value-type="float">
            <text:p>3.6437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855.68786" calcext:value-type="float">
            <text:p>-855.68786</text:p>
          </table:table-cell>
          <table:table-cell office:value-type="float" office:value="0.05" calcext:value-type="float">
            <text:p>0.05</text:p>
          </table:table-cell>
          <table:table-cell office:value-type="float" office:value="21.237" calcext:value-type="float">
            <text:p>21.2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305.8904" calcext:value-type="float">
            <text:p>-1305.8904</text:p>
          </table:table-cell>
          <table:table-cell office:value-type="float" office:value="0.05" calcext:value-type="float">
            <text:p>0.05</text:p>
          </table:table-cell>
          <table:table-cell office:value-type="float" office:value="5.50350000000014" calcext:value-type="float">
            <text:p>5.503500000000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809.2702" calcext:value-type="float">
            <text:p>-1809.2702</text:p>
          </table:table-cell>
          <table:table-cell office:value-type="float" office:value="0.05" calcext:value-type="float">
            <text:p>0.05</text:p>
          </table:table-cell>
          <table:table-cell office:value-type="float" office:value="6.84249999999997" calcext:value-type="float">
            <text:p>6.84249999999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371.335" calcext:value-type="float">
            <text:p>-2371.335</text:p>
          </table:table-cell>
          <table:table-cell office:value-type="float" office:value="0.05" calcext:value-type="float">
            <text:p>0.05</text:p>
          </table:table-cell>
          <table:table-cell office:value-type="float" office:value="7.96599999999989" calcext:value-type="float">
            <text:p>7.965999999999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2964.31" calcext:value-type="float">
            <text:p>-2964.31</text:p>
          </table:table-cell>
          <table:table-cell office:value-type="float" office:value="0.05" calcext:value-type="float">
            <text:p>0.05</text:p>
          </table:table-cell>
          <table:table-cell office:value-type="float" office:value="8.77400000000011" calcext:value-type="float">
            <text:p>8.77400000000011</text:p>
          </table:table-cell>
        </table:table-row>
      </table:table>
      <table:table table:name="30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108052" calcext:value-type="float">
            <text:p>1.12108052</text:p>
          </table:table-cell>
          <table:table-cell office:value-type="float" office:value="0.05" calcext:value-type="float">
            <text:p>0.05</text:p>
          </table:table-cell>
          <table:table-cell office:value-type="float" office:value="0.5110467" calcext:value-type="float">
            <text:p>0.51104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5133602" calcext:value-type="float">
            <text:p>-0.05133602</text:p>
          </table:table-cell>
          <table:table-cell office:value-type="float" office:value="0.05" calcext:value-type="float">
            <text:p>0.05</text:p>
          </table:table-cell>
          <table:table-cell office:value-type="float" office:value="0.7301753" calcext:value-type="float">
            <text:p>0.73017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64038357" calcext:value-type="float">
            <text:p>-0.64038357</text:p>
          </table:table-cell>
          <table:table-cell office:value-type="float" office:value="0.05" calcext:value-type="float">
            <text:p>0.05</text:p>
          </table:table-cell>
          <table:table-cell office:value-type="float" office:value="0.487114575" calcext:value-type="float">
            <text:p>0.487114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61278492" calcext:value-type="float">
            <text:p>-0.61278492</text:p>
          </table:table-cell>
          <table:table-cell office:value-type="float" office:value="0.05" calcext:value-type="float">
            <text:p>0.05</text:p>
          </table:table-cell>
          <table:table-cell office:value-type="float" office:value="0.2882047" calcext:value-type="float">
            <text:p>0.28820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458643178" calcext:value-type="float">
            <text:p>-0.458643178</text:p>
          </table:table-cell>
          <table:table-cell office:value-type="float" office:value="0.05" calcext:value-type="float">
            <text:p>0.05</text:p>
          </table:table-cell>
          <table:table-cell office:value-type="float" office:value="0.488049555" calcext:value-type="float">
            <text:p>0.4880495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55049384" calcext:value-type="float">
            <text:p>-0.55049384</text:p>
          </table:table-cell>
          <table:table-cell office:value-type="float" office:value="0.05" calcext:value-type="float">
            <text:p>0.05</text:p>
          </table:table-cell>
          <table:table-cell office:value-type="float" office:value="0.6462327" calcext:value-type="float">
            <text:p>0.64623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86448236" calcext:value-type="float">
            <text:p>-0.86448236</text:p>
          </table:table-cell>
          <table:table-cell office:value-type="float" office:value="0.05" calcext:value-type="float">
            <text:p>0.05</text:p>
          </table:table-cell>
          <table:table-cell office:value-type="float" office:value="0.4605214" calcext:value-type="float">
            <text:p>0.46052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59097812" calcext:value-type="float">
            <text:p>-0.59097812</text:p>
          </table:table-cell>
          <table:table-cell office:value-type="float" office:value="0.05" calcext:value-type="float">
            <text:p>0.05</text:p>
          </table:table-cell>
          <table:table-cell office:value-type="float" office:value="0.45580585" calcext:value-type="float">
            <text:p>0.455805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556822562" calcext:value-type="float">
            <text:p>-0.556822562</text:p>
          </table:table-cell>
          <table:table-cell office:value-type="float" office:value="0.05" calcext:value-type="float">
            <text:p>0.05</text:p>
          </table:table-cell>
          <table:table-cell office:value-type="float" office:value="0.412175445" calcext:value-type="float">
            <text:p>0.4121754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6830327322" calcext:value-type="float">
            <text:p>-0.6830327322</text:p>
          </table:table-cell>
          <table:table-cell office:value-type="float" office:value="0.05" calcext:value-type="float">
            <text:p>0.05</text:p>
          </table:table-cell>
          <table:table-cell office:value-type="float" office:value="0.5660212695" calcext:value-type="float">
            <text:p>0.56602126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84668956" calcext:value-type="float">
            <text:p>-0.84668956</text:p>
          </table:table-cell>
          <table:table-cell office:value-type="float" office:value="0.05" calcext:value-type="float">
            <text:p>0.05</text:p>
          </table:table-cell>
          <table:table-cell office:value-type="float" office:value="0.45975335" calcext:value-type="float">
            <text:p>0.459753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98898942" calcext:value-type="float">
            <text:p>-0.98898942</text:p>
          </table:table-cell>
          <table:table-cell office:value-type="float" office:value="0.05" calcext:value-type="float">
            <text:p>0.05</text:p>
          </table:table-cell>
          <table:table-cell office:value-type="float" office:value="0.36889875" calcext:value-type="float">
            <text:p>0.368898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99527258" calcext:value-type="float">
            <text:p>-0.99527258</text:p>
          </table:table-cell>
          <table:table-cell office:value-type="float" office:value="0.05" calcext:value-type="float">
            <text:p>0.05</text:p>
          </table:table-cell>
          <table:table-cell office:value-type="float" office:value="0.28242985" calcext:value-type="float">
            <text:p>0.282429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96906092" calcext:value-type="float">
            <text:p>-0.96906092</text:p>
          </table:table-cell>
          <table:table-cell office:value-type="float" office:value="0.05" calcext:value-type="float">
            <text:p>0.05</text:p>
          </table:table-cell>
          <table:table-cell office:value-type="float" office:value="0.20094495" calcext:value-type="float">
            <text:p>0.200944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1.07610722" calcext:value-type="float">
            <text:p>-1.07610722</text:p>
          </table:table-cell>
          <table:table-cell office:value-type="float" office:value="0.05" calcext:value-type="float">
            <text:p>0.05</text:p>
          </table:table-cell>
          <table:table-cell office:value-type="float" office:value="0.42754945" calcext:value-type="float">
            <text:p>0.427549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1.15854714" calcext:value-type="float">
            <text:p>-1.15854714</text:p>
          </table:table-cell>
          <table:table-cell office:value-type="float" office:value="0.05" calcext:value-type="float">
            <text:p>0.05</text:p>
          </table:table-cell>
          <table:table-cell office:value-type="float" office:value="0.37544465" calcext:value-type="float">
            <text:p>0.375444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.14893152" calcext:value-type="float">
            <text:p>-1.14893152</text:p>
          </table:table-cell>
          <table:table-cell office:value-type="float" office:value="0.05" calcext:value-type="float">
            <text:p>0.05</text:p>
          </table:table-cell>
          <table:table-cell office:value-type="float" office:value="0.4603557" calcext:value-type="float">
            <text:p>0.46035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1.16074906" calcext:value-type="float">
            <text:p>-1.16074906</text:p>
          </table:table-cell>
          <table:table-cell office:value-type="float" office:value="0.05" calcext:value-type="float">
            <text:p>0.05</text:p>
          </table:table-cell>
          <table:table-cell office:value-type="float" office:value="0.59207575" calcext:value-type="float">
            <text:p>0.59207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1.08824102" calcext:value-type="float">
            <text:p>-1.08824102</text:p>
          </table:table-cell>
          <table:table-cell office:value-type="float" office:value="0.05" calcext:value-type="float">
            <text:p>0.05</text:p>
          </table:table-cell>
          <table:table-cell office:value-type="float" office:value="0.31685535" calcext:value-type="float">
            <text:p>0.316855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1.18397736" calcext:value-type="float">
            <text:p>-1.18397736</text:p>
          </table:table-cell>
          <table:table-cell office:value-type="float" office:value="0.05" calcext:value-type="float">
            <text:p>0.05</text:p>
          </table:table-cell>
          <table:table-cell office:value-type="float" office:value="0.3038496" calcext:value-type="float">
            <text:p>0.30384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.33036504" calcext:value-type="float">
            <text:p>-1.33036504</text:p>
          </table:table-cell>
          <table:table-cell office:value-type="float" office:value="0.05" calcext:value-type="float">
            <text:p>0.05</text:p>
          </table:table-cell>
          <table:table-cell office:value-type="float" office:value="0.6006354" calcext:value-type="float">
            <text:p>0.60063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1.4190704" calcext:value-type="float">
            <text:p>-1.4190704</text:p>
          </table:table-cell>
          <table:table-cell office:value-type="float" office:value="0.05" calcext:value-type="float">
            <text:p>0.05</text:p>
          </table:table-cell>
          <table:table-cell office:value-type="float" office:value="0.326579" calcext:value-type="float">
            <text:p>0.3265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.34582234" calcext:value-type="float">
            <text:p>-1.34582234</text:p>
          </table:table-cell>
          <table:table-cell office:value-type="float" office:value="0.05" calcext:value-type="float">
            <text:p>0.05</text:p>
          </table:table-cell>
          <table:table-cell office:value-type="float" office:value="0.34554765" calcext:value-type="float">
            <text:p>0.345547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1.4842736" calcext:value-type="float">
            <text:p>-1.4842736</text:p>
          </table:table-cell>
          <table:table-cell office:value-type="float" office:value="0.05" calcext:value-type="float">
            <text:p>0.05</text:p>
          </table:table-cell>
          <table:table-cell office:value-type="float" office:value="0.414045" calcext:value-type="float">
            <text:p>0.4140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.5798604" calcext:value-type="float">
            <text:p>-1.5798604</text:p>
          </table:table-cell>
          <table:table-cell office:value-type="float" office:value="0.05" calcext:value-type="float">
            <text:p>0.05</text:p>
          </table:table-cell>
          <table:table-cell office:value-type="float" office:value="0.490648" calcext:value-type="float">
            <text:p>0.4906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1.7089796" calcext:value-type="float">
            <text:p>-1.7089796</text:p>
          </table:table-cell>
          <table:table-cell office:value-type="float" office:value="0.05" calcext:value-type="float">
            <text:p>0.05</text:p>
          </table:table-cell>
          <table:table-cell office:value-type="float" office:value="0.5314715" calcext:value-type="float">
            <text:p>0.53147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.8326552" calcext:value-type="float">
            <text:p>-1.8326552</text:p>
          </table:table-cell>
          <table:table-cell office:value-type="float" office:value="0.05" calcext:value-type="float">
            <text:p>0.05</text:p>
          </table:table-cell>
          <table:table-cell office:value-type="float" office:value="0.474317" calcext:value-type="float">
            <text:p>0.4743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2.1551662" calcext:value-type="float">
            <text:p>-2.1551662</text:p>
          </table:table-cell>
          <table:table-cell office:value-type="float" office:value="0.05" calcext:value-type="float">
            <text:p>0.05</text:p>
          </table:table-cell>
          <table:table-cell office:value-type="float" office:value="0.503237" calcext:value-type="float">
            <text:p>0.5032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.1145108" calcext:value-type="float">
            <text:p>-2.1145108</text:p>
          </table:table-cell>
          <table:table-cell office:value-type="float" office:value="0.05" calcext:value-type="float">
            <text:p>0.05</text:p>
          </table:table-cell>
          <table:table-cell office:value-type="float" office:value="0.3559955" calcext:value-type="float">
            <text:p>0.3559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2.4157384" calcext:value-type="float">
            <text:p>-2.4157384</text:p>
          </table:table-cell>
          <table:table-cell office:value-type="float" office:value="0.05" calcext:value-type="float">
            <text:p>0.05</text:p>
          </table:table-cell>
          <table:table-cell office:value-type="float" office:value="0.559892" calcext:value-type="float">
            <text:p>0.5598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3.3237946" calcext:value-type="float">
            <text:p>-3.3237946</text:p>
          </table:table-cell>
          <table:table-cell office:value-type="float" office:value="0.05" calcext:value-type="float">
            <text:p>0.05</text:p>
          </table:table-cell>
          <table:table-cell office:value-type="float" office:value="0.7198075" calcext:value-type="float">
            <text:p>0.71980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4.4006552" calcext:value-type="float">
            <text:p>-4.4006552</text:p>
          </table:table-cell>
          <table:table-cell office:value-type="float" office:value="0.05" calcext:value-type="float">
            <text:p>0.05</text:p>
          </table:table-cell>
          <table:table-cell office:value-type="float" office:value="0.412865" calcext:value-type="float">
            <text:p>0.4128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7.8208786" calcext:value-type="float">
            <text:p>-7.8208786</text:p>
          </table:table-cell>
          <table:table-cell office:value-type="float" office:value="0.05" calcext:value-type="float">
            <text:p>0.05</text:p>
          </table:table-cell>
          <table:table-cell office:value-type="float" office:value="0.557382" calcext:value-type="float">
            <text:p>0.5573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5.961818" calcext:value-type="float">
            <text:p>-15.961818</text:p>
          </table:table-cell>
          <table:table-cell office:value-type="float" office:value="0.05" calcext:value-type="float">
            <text:p>0.05</text:p>
          </table:table-cell>
          <table:table-cell office:value-type="float" office:value="0.935610000000001" calcext:value-type="float">
            <text:p>0.93561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6.206552" calcext:value-type="float">
            <text:p>-36.206552</text:p>
          </table:table-cell>
          <table:table-cell office:value-type="float" office:value="0.05" calcext:value-type="float">
            <text:p>0.05</text:p>
          </table:table-cell>
          <table:table-cell office:value-type="float" office:value="0.622395000000001" calcext:value-type="float">
            <text:p>0.62239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82.14868" calcext:value-type="float">
            <text:p>-82.14868</text:p>
          </table:table-cell>
          <table:table-cell office:value-type="float" office:value="0.05" calcext:value-type="float">
            <text:p>0.05</text:p>
          </table:table-cell>
          <table:table-cell office:value-type="float" office:value="0.608624999999989" calcext:value-type="float">
            <text:p>0.6086249999999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73.36018" calcext:value-type="float">
            <text:p>-173.36018</text:p>
          </table:table-cell>
          <table:table-cell office:value-type="float" office:value="0.05" calcext:value-type="float">
            <text:p>0.05</text:p>
          </table:table-cell>
          <table:table-cell office:value-type="float" office:value="0.889699999999991" calcext:value-type="float">
            <text:p>0.8896999999999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28.92894" calcext:value-type="float">
            <text:p>-328.92894</text:p>
          </table:table-cell>
          <table:table-cell office:value-type="float" office:value="0.05" calcext:value-type="float">
            <text:p>0.05</text:p>
          </table:table-cell>
          <table:table-cell office:value-type="float" office:value="0.822400000000016" calcext:value-type="float">
            <text:p>0.8224000000000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562.24724" calcext:value-type="float">
            <text:p>-562.24724</text:p>
          </table:table-cell>
          <table:table-cell office:value-type="float" office:value="0.05" calcext:value-type="float">
            <text:p>0.05</text:p>
          </table:table-cell>
          <table:table-cell office:value-type="float" office:value="1.60379999999998" calcext:value-type="float">
            <text:p>1.6037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860.34366" calcext:value-type="float">
            <text:p>-860.34366</text:p>
          </table:table-cell>
          <table:table-cell office:value-type="float" office:value="0.05" calcext:value-type="float">
            <text:p>0.05</text:p>
          </table:table-cell>
          <table:table-cell office:value-type="float" office:value="19.4351" calcext:value-type="float">
            <text:p>19.43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272.3014" calcext:value-type="float">
            <text:p>-1272.3014</text:p>
          </table:table-cell>
          <table:table-cell office:value-type="float" office:value="0.05" calcext:value-type="float">
            <text:p>0.05</text:p>
          </table:table-cell>
          <table:table-cell office:value-type="float" office:value="2.14799999999991" calcext:value-type="float">
            <text:p>2.147999999999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721.793" calcext:value-type="float">
            <text:p>-1721.793</text:p>
          </table:table-cell>
          <table:table-cell office:value-type="float" office:value="0.05" calcext:value-type="float">
            <text:p>0.05</text:p>
          </table:table-cell>
          <table:table-cell office:value-type="float" office:value="3.12049999999999" calcext:value-type="float">
            <text:p>3.1204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2206.5642" calcext:value-type="float">
            <text:p>-2206.5642</text:p>
          </table:table-cell>
          <table:table-cell office:value-type="float" office:value="0.05" calcext:value-type="float">
            <text:p>0.05</text:p>
          </table:table-cell>
          <table:table-cell office:value-type="float" office:value="3.40100000000007" calcext:value-type="float">
            <text:p>3.40100000000007</text:p>
          </table:table-cell>
        </table:table-row>
      </table:table>
      <table:table table:name="25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787692" calcext:value-type="float">
            <text:p>0.666787692</text:p>
          </table:table-cell>
          <table:table-cell office:value-type="float" office:value="0.05" calcext:value-type="float">
            <text:p>0.05</text:p>
          </table:table-cell>
          <table:table-cell office:value-type="float" office:value="0.8934571" calcext:value-type="float">
            <text:p>0.89345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460984" calcext:value-type="float">
            <text:p>-0.1460984</text:p>
          </table:table-cell>
          <table:table-cell office:value-type="float" office:value="0.05" calcext:value-type="float">
            <text:p>0.05</text:p>
          </table:table-cell>
          <table:table-cell office:value-type="float" office:value="1.070212" calcext:value-type="float">
            <text:p>1.0702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23282007" calcext:value-type="float">
            <text:p>-0.23282007</text:p>
          </table:table-cell>
          <table:table-cell office:value-type="float" office:value="0.05" calcext:value-type="float">
            <text:p>0.05</text:p>
          </table:table-cell>
          <table:table-cell office:value-type="float" office:value="0.5593243" calcext:value-type="float">
            <text:p>0.55932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381349" calcext:value-type="float">
            <text:p>-0.1381349</text:p>
          </table:table-cell>
          <table:table-cell office:value-type="float" office:value="0.05" calcext:value-type="float">
            <text:p>0.05</text:p>
          </table:table-cell>
          <table:table-cell office:value-type="float" office:value="0.92943955" calcext:value-type="float">
            <text:p>0.92943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41087856" calcext:value-type="float">
            <text:p>-0.41087856</text:p>
          </table:table-cell>
          <table:table-cell office:value-type="float" office:value="0.05" calcext:value-type="float">
            <text:p>0.05</text:p>
          </table:table-cell>
          <table:table-cell office:value-type="float" office:value="0.5766934" calcext:value-type="float">
            <text:p>0.57669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55386858" calcext:value-type="float">
            <text:p>-0.55386858</text:p>
          </table:table-cell>
          <table:table-cell office:value-type="float" office:value="0.05" calcext:value-type="float">
            <text:p>0.05</text:p>
          </table:table-cell>
          <table:table-cell office:value-type="float" office:value="0.9057847" calcext:value-type="float">
            <text:p>0.90578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58609366" calcext:value-type="float">
            <text:p>-0.58609366</text:p>
          </table:table-cell>
          <table:table-cell office:value-type="float" office:value="0.05" calcext:value-type="float">
            <text:p>0.05</text:p>
          </table:table-cell>
          <table:table-cell office:value-type="float" office:value="0.62348495" calcext:value-type="float">
            <text:p>0.623484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45294156" calcext:value-type="float">
            <text:p>-0.45294156</text:p>
          </table:table-cell>
          <table:table-cell office:value-type="float" office:value="0.05" calcext:value-type="float">
            <text:p>0.05</text:p>
          </table:table-cell>
          <table:table-cell office:value-type="float" office:value="1.1558368" calcext:value-type="float">
            <text:p>1.15583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60342029284" calcext:value-type="float">
            <text:p>0.060342029284</text:p>
          </table:table-cell>
          <table:table-cell office:value-type="float" office:value="0.05" calcext:value-type="float">
            <text:p>0.05</text:p>
          </table:table-cell>
          <table:table-cell office:value-type="float" office:value="0.95085615" calcext:value-type="float">
            <text:p>0.950856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87176466" calcext:value-type="float">
            <text:p>-0.87176466</text:p>
          </table:table-cell>
          <table:table-cell office:value-type="float" office:value="0.05" calcext:value-type="float">
            <text:p>0.05</text:p>
          </table:table-cell>
          <table:table-cell office:value-type="float" office:value="0.86629405" calcext:value-type="float">
            <text:p>0.866294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44156342" calcext:value-type="float">
            <text:p>-0.44156342</text:p>
          </table:table-cell>
          <table:table-cell office:value-type="float" office:value="0.05" calcext:value-type="float">
            <text:p>0.05</text:p>
          </table:table-cell>
          <table:table-cell office:value-type="float" office:value="1.19092495" calcext:value-type="float">
            <text:p>1.190924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776298652" calcext:value-type="float">
            <text:p>-0.2776298652</text:p>
          </table:table-cell>
          <table:table-cell office:value-type="float" office:value="0.05" calcext:value-type="float">
            <text:p>0.05</text:p>
          </table:table-cell>
          <table:table-cell office:value-type="float" office:value="0.6468756" calcext:value-type="float">
            <text:p>0.64687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.08849096" calcext:value-type="float">
            <text:p>-1.08849096</text:p>
          </table:table-cell>
          <table:table-cell office:value-type="float" office:value="0.05" calcext:value-type="float">
            <text:p>0.05</text:p>
          </table:table-cell>
          <table:table-cell office:value-type="float" office:value="0.47286295" calcext:value-type="float">
            <text:p>0.472862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74119476" calcext:value-type="float">
            <text:p>-0.74119476</text:p>
          </table:table-cell>
          <table:table-cell office:value-type="float" office:value="0.05" calcext:value-type="float">
            <text:p>0.05</text:p>
          </table:table-cell>
          <table:table-cell office:value-type="float" office:value="1.172111" calcext:value-type="float">
            <text:p>1.1721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67993832" calcext:value-type="float">
            <text:p>-0.67993832</text:p>
          </table:table-cell>
          <table:table-cell office:value-type="float" office:value="0.05" calcext:value-type="float">
            <text:p>0.05</text:p>
          </table:table-cell>
          <table:table-cell office:value-type="float" office:value="0.9892818" calcext:value-type="float">
            <text:p>0.98928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54515162" calcext:value-type="float">
            <text:p>-0.54515162</text:p>
          </table:table-cell>
          <table:table-cell office:value-type="float" office:value="0.05" calcext:value-type="float">
            <text:p>0.05</text:p>
          </table:table-cell>
          <table:table-cell office:value-type="float" office:value="0.8736636" calcext:value-type="float">
            <text:p>0.87366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64495874" calcext:value-type="float">
            <text:p>-0.64495874</text:p>
          </table:table-cell>
          <table:table-cell office:value-type="float" office:value="0.05" calcext:value-type="float">
            <text:p>0.05</text:p>
          </table:table-cell>
          <table:table-cell office:value-type="float" office:value="0.924774" calcext:value-type="float">
            <text:p>0.9247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93049302" calcext:value-type="float">
            <text:p>-0.93049302</text:p>
          </table:table-cell>
          <table:table-cell office:value-type="float" office:value="0.05" calcext:value-type="float">
            <text:p>0.05</text:p>
          </table:table-cell>
          <table:table-cell office:value-type="float" office:value="0.6318632" calcext:value-type="float">
            <text:p>0.63186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1.11829164" calcext:value-type="float">
            <text:p>-1.11829164</text:p>
          </table:table-cell>
          <table:table-cell office:value-type="float" office:value="0.05" calcext:value-type="float">
            <text:p>0.05</text:p>
          </table:table-cell>
          <table:table-cell office:value-type="float" office:value="0.63794835" calcext:value-type="float">
            <text:p>0.637948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83703362" calcext:value-type="float">
            <text:p>-0.83703362</text:p>
          </table:table-cell>
          <table:table-cell office:value-type="float" office:value="0.05" calcext:value-type="float">
            <text:p>0.05</text:p>
          </table:table-cell>
          <table:table-cell office:value-type="float" office:value="0.5665215" calcext:value-type="float">
            <text:p>0.5665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55265318" calcext:value-type="float">
            <text:p>-0.55265318</text:p>
          </table:table-cell>
          <table:table-cell office:value-type="float" office:value="0.05" calcext:value-type="float">
            <text:p>0.05</text:p>
          </table:table-cell>
          <table:table-cell office:value-type="float" office:value="0.67463475" calcext:value-type="float">
            <text:p>0.674634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7839898" calcext:value-type="float">
            <text:p>-0.7839898</text:p>
          </table:table-cell>
          <table:table-cell office:value-type="float" office:value="0.05" calcext:value-type="float">
            <text:p>0.05</text:p>
          </table:table-cell>
          <table:table-cell office:value-type="float" office:value="0.7866611" calcext:value-type="float">
            <text:p>0.78666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.05593878" calcext:value-type="float">
            <text:p>-1.05593878</text:p>
          </table:table-cell>
          <table:table-cell office:value-type="float" office:value="0.05" calcext:value-type="float">
            <text:p>0.05</text:p>
          </table:table-cell>
          <table:table-cell office:value-type="float" office:value="0.6560668" calcext:value-type="float">
            <text:p>0.65606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84659286" calcext:value-type="float">
            <text:p>-0.84659286</text:p>
          </table:table-cell>
          <table:table-cell office:value-type="float" office:value="0.05" calcext:value-type="float">
            <text:p>0.05</text:p>
          </table:table-cell>
          <table:table-cell office:value-type="float" office:value="0.83187015" calcext:value-type="float">
            <text:p>0.83187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865505424" calcext:value-type="float">
            <text:p>-0.865505424</text:p>
          </table:table-cell>
          <table:table-cell office:value-type="float" office:value="0.05" calcext:value-type="float">
            <text:p>0.05</text:p>
          </table:table-cell>
          <table:table-cell office:value-type="float" office:value="0.79522519" calcext:value-type="float">
            <text:p>0.795225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87666686" calcext:value-type="float">
            <text:p>-0.87666686</text:p>
          </table:table-cell>
          <table:table-cell office:value-type="float" office:value="0.05" calcext:value-type="float">
            <text:p>0.05</text:p>
          </table:table-cell>
          <table:table-cell office:value-type="float" office:value="0.8255544" calcext:value-type="float">
            <text:p>0.82555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91099686" calcext:value-type="float">
            <text:p>-0.91099686</text:p>
          </table:table-cell>
          <table:table-cell office:value-type="float" office:value="0.05" calcext:value-type="float">
            <text:p>0.05</text:p>
          </table:table-cell>
          <table:table-cell office:value-type="float" office:value="0.574936" calcext:value-type="float">
            <text:p>0.5749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95046224" calcext:value-type="float">
            <text:p>-0.95046224</text:p>
          </table:table-cell>
          <table:table-cell office:value-type="float" office:value="0.05" calcext:value-type="float">
            <text:p>0.05</text:p>
          </table:table-cell>
          <table:table-cell office:value-type="float" office:value="0.8036586" calcext:value-type="float">
            <text:p>0.80365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.11746202" calcext:value-type="float">
            <text:p>-1.11746202</text:p>
          </table:table-cell>
          <table:table-cell office:value-type="float" office:value="0.05" calcext:value-type="float">
            <text:p>0.05</text:p>
          </table:table-cell>
          <table:table-cell office:value-type="float" office:value="1.0910729" calcext:value-type="float">
            <text:p>1.09107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.4022587" calcext:value-type="float">
            <text:p>-1.4022587</text:p>
          </table:table-cell>
          <table:table-cell office:value-type="float" office:value="0.05" calcext:value-type="float">
            <text:p>0.05</text:p>
          </table:table-cell>
          <table:table-cell office:value-type="float" office:value="0.61087835" calcext:value-type="float">
            <text:p>0.610878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.71688252" calcext:value-type="float">
            <text:p>-1.71688252</text:p>
          </table:table-cell>
          <table:table-cell office:value-type="float" office:value="0.05" calcext:value-type="float">
            <text:p>0.05</text:p>
          </table:table-cell>
          <table:table-cell office:value-type="float" office:value="1.0517882" calcext:value-type="float">
            <text:p>1.05178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2.3047798" calcext:value-type="float">
            <text:p>-2.3047798</text:p>
          </table:table-cell>
          <table:table-cell office:value-type="float" office:value="0.05" calcext:value-type="float">
            <text:p>0.05</text:p>
          </table:table-cell>
          <table:table-cell office:value-type="float" office:value="0.8154405" calcext:value-type="float">
            <text:p>0.81544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3.6744118" calcext:value-type="float">
            <text:p>-3.6744118</text:p>
          </table:table-cell>
          <table:table-cell office:value-type="float" office:value="0.05" calcext:value-type="float">
            <text:p>0.05</text:p>
          </table:table-cell>
          <table:table-cell office:value-type="float" office:value="0.706657" calcext:value-type="float">
            <text:p>0.7066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7.698974" calcext:value-type="float">
            <text:p>-7.698974</text:p>
          </table:table-cell>
          <table:table-cell office:value-type="float" office:value="0.05" calcext:value-type="float">
            <text:p>0.05</text:p>
          </table:table-cell>
          <table:table-cell office:value-type="float" office:value="0.463786000000001" calcext:value-type="float">
            <text:p>0.463786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8.507288" calcext:value-type="float">
            <text:p>-18.507288</text:p>
          </table:table-cell>
          <table:table-cell office:value-type="float" office:value="0.05" calcext:value-type="float">
            <text:p>0.05</text:p>
          </table:table-cell>
          <table:table-cell office:value-type="float" office:value="0.648044999999998" calcext:value-type="float">
            <text:p>0.648044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45.332306" calcext:value-type="float">
            <text:p>-45.332306</text:p>
          </table:table-cell>
          <table:table-cell office:value-type="float" office:value="0.05" calcext:value-type="float">
            <text:p>0.05</text:p>
          </table:table-cell>
          <table:table-cell office:value-type="float" office:value="0.502669999999998" calcext:value-type="float">
            <text:p>0.50266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03.59822" calcext:value-type="float">
            <text:p>-103.59822</text:p>
          </table:table-cell>
          <table:table-cell office:value-type="float" office:value="0.05" calcext:value-type="float">
            <text:p>0.05</text:p>
          </table:table-cell>
          <table:table-cell office:value-type="float" office:value="0.795450000000002" calcext:value-type="float">
            <text:p>0.795450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11.45724" calcext:value-type="float">
            <text:p>-211.45724</text:p>
          </table:table-cell>
          <table:table-cell office:value-type="float" office:value="0.05" calcext:value-type="float">
            <text:p>0.05</text:p>
          </table:table-cell>
          <table:table-cell office:value-type="float" office:value="0.752749999999992" calcext:value-type="float">
            <text:p>0.7527499999999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83.98292" calcext:value-type="float">
            <text:p>-383.98292</text:p>
          </table:table-cell>
          <table:table-cell office:value-type="float" office:value="0.05" calcext:value-type="float">
            <text:p>0.05</text:p>
          </table:table-cell>
          <table:table-cell office:value-type="float" office:value="1.12019999999998" calcext:value-type="float">
            <text:p>1.1201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626.8486" calcext:value-type="float">
            <text:p>-626.8486</text:p>
          </table:table-cell>
          <table:table-cell office:value-type="float" office:value="0.05" calcext:value-type="float">
            <text:p>0.05</text:p>
          </table:table-cell>
          <table:table-cell office:value-type="float" office:value="1.10290000000003" calcext:value-type="float">
            <text:p>1.10290000000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931.93498" calcext:value-type="float">
            <text:p>-931.93498</text:p>
          </table:table-cell>
          <table:table-cell office:value-type="float" office:value="0.05" calcext:value-type="float">
            <text:p>0.05</text:p>
          </table:table-cell>
          <table:table-cell office:value-type="float" office:value="27.9204999999999" calcext:value-type="float">
            <text:p>27.920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313.8088" calcext:value-type="float">
            <text:p>-1313.8088</text:p>
          </table:table-cell>
          <table:table-cell office:value-type="float" office:value="0.05" calcext:value-type="float">
            <text:p>0.05</text:p>
          </table:table-cell>
          <table:table-cell office:value-type="float" office:value="1.40500000000009" calcext:value-type="float">
            <text:p>1.405000000000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720.2418" calcext:value-type="float">
            <text:p>-1720.2418</text:p>
          </table:table-cell>
          <table:table-cell office:value-type="float" office:value="0.05" calcext:value-type="float">
            <text:p>0.05</text:p>
          </table:table-cell>
          <table:table-cell office:value-type="float" office:value="2.10649999999998" calcext:value-type="float">
            <text:p>2.10649999999998</text:p>
          </table:table-cell>
        </table:table-row>
      </table:table>
      <table:table table:name="21.5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56324544" calcext:value-type="float">
            <text:p>0.1056324544</text:p>
          </table:table-cell>
          <table:table-cell office:value-type="float" office:value="0.05" calcext:value-type="float">
            <text:p>0.05</text:p>
          </table:table-cell>
          <table:table-cell office:value-type="float" office:value="0.22887235" calcext:value-type="float">
            <text:p>0.22887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1257873" calcext:value-type="float">
            <text:p>0.01257873</text:p>
          </table:table-cell>
          <table:table-cell office:value-type="float" office:value="0.05" calcext:value-type="float">
            <text:p>0.05</text:p>
          </table:table-cell>
          <table:table-cell office:value-type="float" office:value="0.29770525" calcext:value-type="float">
            <text:p>0.297705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975490714" calcext:value-type="float">
            <text:p>-0.1975490714</text:p>
          </table:table-cell>
          <table:table-cell office:value-type="float" office:value="0.05" calcext:value-type="float">
            <text:p>0.05</text:p>
          </table:table-cell>
          <table:table-cell office:value-type="float" office:value="0.46529395" calcext:value-type="float">
            <text:p>0.465293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68109934" calcext:value-type="float">
            <text:p>-0.168109934</text:p>
          </table:table-cell>
          <table:table-cell office:value-type="float" office:value="0.05" calcext:value-type="float">
            <text:p>0.05</text:p>
          </table:table-cell>
          <table:table-cell office:value-type="float" office:value="0.193433565" calcext:value-type="float">
            <text:p>0.1934335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9035154" calcext:value-type="float">
            <text:p>-0.19035154</text:p>
          </table:table-cell>
          <table:table-cell office:value-type="float" office:value="0.05" calcext:value-type="float">
            <text:p>0.05</text:p>
          </table:table-cell>
          <table:table-cell office:value-type="float" office:value="0.35081495" calcext:value-type="float">
            <text:p>0.350814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279266896" calcext:value-type="float">
            <text:p>-0.279266896</text:p>
          </table:table-cell>
          <table:table-cell office:value-type="float" office:value="0.05" calcext:value-type="float">
            <text:p>0.05</text:p>
          </table:table-cell>
          <table:table-cell office:value-type="float" office:value="0.25777881" calcext:value-type="float">
            <text:p>0.257778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83780554" calcext:value-type="float">
            <text:p>-0.283780554</text:p>
          </table:table-cell>
          <table:table-cell office:value-type="float" office:value="0.05" calcext:value-type="float">
            <text:p>0.05</text:p>
          </table:table-cell>
          <table:table-cell office:value-type="float" office:value="0.46070525" calcext:value-type="float">
            <text:p>0.460705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30996638" calcext:value-type="float">
            <text:p>-0.30996638</text:p>
          </table:table-cell>
          <table:table-cell office:value-type="float" office:value="0.05" calcext:value-type="float">
            <text:p>0.05</text:p>
          </table:table-cell>
          <table:table-cell office:value-type="float" office:value="0.2505492" calcext:value-type="float">
            <text:p>0.25054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30547888" calcext:value-type="float">
            <text:p>-0.30547888</text:p>
          </table:table-cell>
          <table:table-cell office:value-type="float" office:value="0.05" calcext:value-type="float">
            <text:p>0.05</text:p>
          </table:table-cell>
          <table:table-cell office:value-type="float" office:value="0.21655845" calcext:value-type="float">
            <text:p>0.216558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3735854" calcext:value-type="float">
            <text:p>-0.3735854</text:p>
          </table:table-cell>
          <table:table-cell office:value-type="float" office:value="0.05" calcext:value-type="float">
            <text:p>0.05</text:p>
          </table:table-cell>
          <table:table-cell office:value-type="float" office:value="0.1814036" calcext:value-type="float">
            <text:p>0.18140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30340922" calcext:value-type="float">
            <text:p>-0.30340922</text:p>
          </table:table-cell>
          <table:table-cell office:value-type="float" office:value="0.05" calcext:value-type="float">
            <text:p>0.05</text:p>
          </table:table-cell>
          <table:table-cell office:value-type="float" office:value="0.11182145" calcext:value-type="float">
            <text:p>0.111821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343799712" calcext:value-type="float">
            <text:p>-0.343799712</text:p>
          </table:table-cell>
          <table:table-cell office:value-type="float" office:value="0.05" calcext:value-type="float">
            <text:p>0.05</text:p>
          </table:table-cell>
          <table:table-cell office:value-type="float" office:value="0.23527797" calcext:value-type="float">
            <text:p>0.235277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4452248" calcext:value-type="float">
            <text:p>-0.34452248</text:p>
          </table:table-cell>
          <table:table-cell office:value-type="float" office:value="0.05" calcext:value-type="float">
            <text:p>0.05</text:p>
          </table:table-cell>
          <table:table-cell office:value-type="float" office:value="0.2227496" calcext:value-type="float">
            <text:p>0.22274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47668902" calcext:value-type="float">
            <text:p>-0.47668902</text:p>
          </table:table-cell>
          <table:table-cell office:value-type="float" office:value="0.05" calcext:value-type="float">
            <text:p>0.05</text:p>
          </table:table-cell>
          <table:table-cell office:value-type="float" office:value="0.20841355" calcext:value-type="float">
            <text:p>0.208413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43141178" calcext:value-type="float">
            <text:p>-0.43141178</text:p>
          </table:table-cell>
          <table:table-cell office:value-type="float" office:value="0.05" calcext:value-type="float">
            <text:p>0.05</text:p>
          </table:table-cell>
          <table:table-cell office:value-type="float" office:value="0.3019718" calcext:value-type="float">
            <text:p>0.30197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468602608" calcext:value-type="float">
            <text:p>-0.468602608</text:p>
          </table:table-cell>
          <table:table-cell office:value-type="float" office:value="0.05" calcext:value-type="float">
            <text:p>0.05</text:p>
          </table:table-cell>
          <table:table-cell office:value-type="float" office:value="0.42291473" calcext:value-type="float">
            <text:p>0.422914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4764476" calcext:value-type="float">
            <text:p>-0.4764476</text:p>
          </table:table-cell>
          <table:table-cell office:value-type="float" office:value="0.05" calcext:value-type="float">
            <text:p>0.05</text:p>
          </table:table-cell>
          <table:table-cell office:value-type="float" office:value="0.21851075" calcext:value-type="float">
            <text:p>0.218510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45464038" calcext:value-type="float">
            <text:p>-0.45464038</text:p>
          </table:table-cell>
          <table:table-cell office:value-type="float" office:value="0.05" calcext:value-type="float">
            <text:p>0.05</text:p>
          </table:table-cell>
          <table:table-cell office:value-type="float" office:value="0.17361205" calcext:value-type="float">
            <text:p>0.173612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49649318" calcext:value-type="float">
            <text:p>-0.49649318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5075" calcext:value-type="float">
            <text:p>0.102450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56411786" calcext:value-type="float">
            <text:p>-0.56411786</text:p>
          </table:table-cell>
          <table:table-cell office:value-type="float" office:value="0.05" calcext:value-type="float">
            <text:p>0.05</text:p>
          </table:table-cell>
          <table:table-cell office:value-type="float" office:value="0.1687916" calcext:value-type="float">
            <text:p>0.16879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52720142" calcext:value-type="float">
            <text:p>-0.52720142</text:p>
          </table:table-cell>
          <table:table-cell office:value-type="float" office:value="0.05" calcext:value-type="float">
            <text:p>0.05</text:p>
          </table:table-cell>
          <table:table-cell office:value-type="float" office:value="0.1682098" calcext:value-type="float">
            <text:p>0.16820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5686227" calcext:value-type="float">
            <text:p>-0.5686227</text:p>
          </table:table-cell>
          <table:table-cell office:value-type="float" office:value="0.05" calcext:value-type="float">
            <text:p>0.05</text:p>
          </table:table-cell>
          <table:table-cell office:value-type="float" office:value="0.2000615" calcext:value-type="float">
            <text:p>0.20006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47938178" calcext:value-type="float">
            <text:p>-0.47938178</text:p>
          </table:table-cell>
          <table:table-cell office:value-type="float" office:value="0.05" calcext:value-type="float">
            <text:p>0.05</text:p>
          </table:table-cell>
          <table:table-cell office:value-type="float" office:value="0.19709035" calcext:value-type="float">
            <text:p>0.197090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5971117" calcext:value-type="float">
            <text:p>-0.5971117</text:p>
          </table:table-cell>
          <table:table-cell office:value-type="float" office:value="0.05" calcext:value-type="float">
            <text:p>0.05</text:p>
          </table:table-cell>
          <table:table-cell office:value-type="float" office:value="0.12518125" calcext:value-type="float">
            <text:p>0.125181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60828974" calcext:value-type="float">
            <text:p>-0.60828974</text:p>
          </table:table-cell>
          <table:table-cell office:value-type="float" office:value="0.05" calcext:value-type="float">
            <text:p>0.05</text:p>
          </table:table-cell>
          <table:table-cell office:value-type="float" office:value="0.1967991" calcext:value-type="float">
            <text:p>0.19679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53000208" calcext:value-type="float">
            <text:p>-0.53000208</text:p>
          </table:table-cell>
          <table:table-cell office:value-type="float" office:value="0.05" calcext:value-type="float">
            <text:p>0.05</text:p>
          </table:table-cell>
          <table:table-cell office:value-type="float" office:value="0.1445037" calcext:value-type="float">
            <text:p>0.14450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64908694" calcext:value-type="float">
            <text:p>-0.64908694</text:p>
          </table:table-cell>
          <table:table-cell office:value-type="float" office:value="0.05" calcext:value-type="float">
            <text:p>0.05</text:p>
          </table:table-cell>
          <table:table-cell office:value-type="float" office:value="0.1872002" calcext:value-type="float">
            <text:p>0.1872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6635559" calcext:value-type="float">
            <text:p>-0.6635559</text:p>
          </table:table-cell>
          <table:table-cell office:value-type="float" office:value="0.05" calcext:value-type="float">
            <text:p>0.05</text:p>
          </table:table-cell>
          <table:table-cell office:value-type="float" office:value="0.1977133" calcext:value-type="float">
            <text:p>0.19771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70085518" calcext:value-type="float">
            <text:p>-0.70085518</text:p>
          </table:table-cell>
          <table:table-cell office:value-type="float" office:value="0.05" calcext:value-type="float">
            <text:p>0.05</text:p>
          </table:table-cell>
          <table:table-cell office:value-type="float" office:value="0.1148134" calcext:value-type="float">
            <text:p>0.11481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85643218" calcext:value-type="float">
            <text:p>-0.85643218</text:p>
          </table:table-cell>
          <table:table-cell office:value-type="float" office:value="0.05" calcext:value-type="float">
            <text:p>0.05</text:p>
          </table:table-cell>
          <table:table-cell office:value-type="float" office:value="0.1038432" calcext:value-type="float">
            <text:p>0.10384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92579372" calcext:value-type="float">
            <text:p>-0.92579372</text:p>
          </table:table-cell>
          <table:table-cell office:value-type="float" office:value="0.05" calcext:value-type="float">
            <text:p>0.05</text:p>
          </table:table-cell>
          <table:table-cell office:value-type="float" office:value="0.22966705" calcext:value-type="float">
            <text:p>0.229667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.2520914" calcext:value-type="float">
            <text:p>-1.2520914</text:p>
          </table:table-cell>
          <table:table-cell office:value-type="float" office:value="0.05" calcext:value-type="float">
            <text:p>0.05</text:p>
          </table:table-cell>
          <table:table-cell office:value-type="float" office:value="0.1965705" calcext:value-type="float">
            <text:p>0.19657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669607" calcext:value-type="float">
            <text:p>-1.669607</text:p>
          </table:table-cell>
          <table:table-cell office:value-type="float" office:value="0.05" calcext:value-type="float">
            <text:p>0.05</text:p>
          </table:table-cell>
          <table:table-cell office:value-type="float" office:value="0.3735895" calcext:value-type="float">
            <text:p>0.37358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.8014172" calcext:value-type="float">
            <text:p>-3.801417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8845000000004" calcext:value-type="float">
            <text:p>0.07388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9.111661" calcext:value-type="float">
            <text:p>-9.111661</text:p>
          </table:table-cell>
          <table:table-cell office:value-type="float" office:value="0.05" calcext:value-type="float">
            <text:p>0.05</text:p>
          </table:table-cell>
          <table:table-cell office:value-type="float" office:value="0.1566145" calcext:value-type="float">
            <text:p>0.15661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3.02093" calcext:value-type="float">
            <text:p>-23.02093</text:p>
          </table:table-cell>
          <table:table-cell office:value-type="float" office:value="0.05" calcext:value-type="float">
            <text:p>0.05</text:p>
          </table:table-cell>
          <table:table-cell office:value-type="float" office:value="0.333599999999999" calcext:value-type="float">
            <text:p>0.33359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56.67484" calcext:value-type="float">
            <text:p>-56.67484</text:p>
          </table:table-cell>
          <table:table-cell office:value-type="float" office:value="0.05" calcext:value-type="float">
            <text:p>0.05</text:p>
          </table:table-cell>
          <table:table-cell office:value-type="float" office:value="0.490189999999998" calcext:value-type="float">
            <text:p>0.49018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25.92686" calcext:value-type="float">
            <text:p>-125.92686</text:p>
          </table:table-cell>
          <table:table-cell office:value-type="float" office:value="0.05" calcext:value-type="float">
            <text:p>0.05</text:p>
          </table:table-cell>
          <table:table-cell office:value-type="float" office:value="0.288150000000002" calcext:value-type="float">
            <text:p>0.288150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47.77414" calcext:value-type="float">
            <text:p>-247.77414</text:p>
          </table:table-cell>
          <table:table-cell office:value-type="float" office:value="0.05" calcext:value-type="float">
            <text:p>0.05</text:p>
          </table:table-cell>
          <table:table-cell office:value-type="float" office:value="0.242800000000031" calcext:value-type="float">
            <text:p>0.2428000000000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434.70996" calcext:value-type="float">
            <text:p>-434.70996</text:p>
          </table:table-cell>
          <table:table-cell office:value-type="float" office:value="0.05" calcext:value-type="float">
            <text:p>0.05</text:p>
          </table:table-cell>
          <table:table-cell office:value-type="float" office:value="0.310299999999984" calcext:value-type="float">
            <text:p>0.3102999999999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681.86316" calcext:value-type="float">
            <text:p>-681.86316</text:p>
          </table:table-cell>
          <table:table-cell office:value-type="float" office:value="0.05" calcext:value-type="float">
            <text:p>0.05</text:p>
          </table:table-cell>
          <table:table-cell office:value-type="float" office:value="3.33859999999999" calcext:value-type="float">
            <text:p>3.3385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966.24604" calcext:value-type="float">
            <text:p>-966.24604</text:p>
          </table:table-cell>
          <table:table-cell office:value-type="float" office:value="0.05" calcext:value-type="float">
            <text:p>0.05</text:p>
          </table:table-cell>
          <table:table-cell office:value-type="float" office:value="38.7423000000001" calcext:value-type="float">
            <text:p>38.7423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348.3584" calcext:value-type="float">
            <text:p>-1348.3584</text:p>
          </table:table-cell>
          <table:table-cell office:value-type="float" office:value="0.05" calcext:value-type="float">
            <text:p>0.05</text:p>
          </table:table-cell>
          <table:table-cell office:value-type="float" office:value="0.581000000000017" calcext:value-type="float">
            <text:p>0.581000000000017</text:p>
          </table:table-cell>
        </table:table-row>
      </table:table>
      <table:table table:name="20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350415" calcext:value-type="float">
            <text:p>0.45350415</text:p>
          </table:table-cell>
          <table:table-cell office:value-type="float" office:value="0.05" calcext:value-type="float">
            <text:p>0.05</text:p>
          </table:table-cell>
          <table:table-cell office:value-type="float" office:value="0.350517925" calcext:value-type="float">
            <text:p>0.3505179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7432408" calcext:value-type="float">
            <text:p>-0.17432408</text:p>
          </table:table-cell>
          <table:table-cell office:value-type="float" office:value="0.05" calcext:value-type="float">
            <text:p>0.05</text:p>
          </table:table-cell>
          <table:table-cell office:value-type="float" office:value="0.48033615" calcext:value-type="float">
            <text:p>0.480336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7274594" calcext:value-type="float">
            <text:p>-0.07274594</text:p>
          </table:table-cell>
          <table:table-cell office:value-type="float" office:value="0.05" calcext:value-type="float">
            <text:p>0.05</text:p>
          </table:table-cell>
          <table:table-cell office:value-type="float" office:value="0.3840544" calcext:value-type="float">
            <text:p>0.38405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82674188" calcext:value-type="float">
            <text:p>-0.182674188</text:p>
          </table:table-cell>
          <table:table-cell office:value-type="float" office:value="0.05" calcext:value-type="float">
            <text:p>0.05</text:p>
          </table:table-cell>
          <table:table-cell office:value-type="float" office:value="0.54943545" calcext:value-type="float">
            <text:p>0.549435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22195998" calcext:value-type="float">
            <text:p>-0.22195998</text:p>
          </table:table-cell>
          <table:table-cell office:value-type="float" office:value="0.05" calcext:value-type="float">
            <text:p>0.05</text:p>
          </table:table-cell>
          <table:table-cell office:value-type="float" office:value="0.61737" calcext:value-type="float">
            <text:p>0.617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6299388" calcext:value-type="float">
            <text:p>-0.16299388</text:p>
          </table:table-cell>
          <table:table-cell office:value-type="float" office:value="0.05" calcext:value-type="float">
            <text:p>0.05</text:p>
          </table:table-cell>
          <table:table-cell office:value-type="float" office:value="0.92266635" calcext:value-type="float">
            <text:p>0.922666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45370752" calcext:value-type="float">
            <text:p>-0.45370752</text:p>
          </table:table-cell>
          <table:table-cell office:value-type="float" office:value="0.05" calcext:value-type="float">
            <text:p>0.05</text:p>
          </table:table-cell>
          <table:table-cell office:value-type="float" office:value="0.2904284" calcext:value-type="float">
            <text:p>0.29042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44190658" calcext:value-type="float">
            <text:p>-0.44190658</text:p>
          </table:table-cell>
          <table:table-cell office:value-type="float" office:value="0.05" calcext:value-type="float">
            <text:p>0.05</text:p>
          </table:table-cell>
          <table:table-cell office:value-type="float" office:value="0.15636095" calcext:value-type="float">
            <text:p>0.156360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31767802" calcext:value-type="float">
            <text:p>-0.31767802</text:p>
          </table:table-cell>
          <table:table-cell office:value-type="float" office:value="0.05" calcext:value-type="float">
            <text:p>0.05</text:p>
          </table:table-cell>
          <table:table-cell office:value-type="float" office:value="0.5500576" calcext:value-type="float">
            <text:p>0.55005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34872026" calcext:value-type="float">
            <text:p>-0.134872026</text:p>
          </table:table-cell>
          <table:table-cell office:value-type="float" office:value="0.05" calcext:value-type="float">
            <text:p>0.05</text:p>
          </table:table-cell>
          <table:table-cell office:value-type="float" office:value="0.38125505" calcext:value-type="float">
            <text:p>0.381255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41612034" calcext:value-type="float">
            <text:p>-0.41612034</text:p>
          </table:table-cell>
          <table:table-cell office:value-type="float" office:value="0.05" calcext:value-type="float">
            <text:p>0.05</text:p>
          </table:table-cell>
          <table:table-cell office:value-type="float" office:value="0.55207775" calcext:value-type="float">
            <text:p>0.552077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9839556" calcext:value-type="float">
            <text:p>-0.19839556</text:p>
          </table:table-cell>
          <table:table-cell office:value-type="float" office:value="0.05" calcext:value-type="float">
            <text:p>0.05</text:p>
          </table:table-cell>
          <table:table-cell office:value-type="float" office:value="0.28552409" calcext:value-type="float">
            <text:p>0.285524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4622928" calcext:value-type="float">
            <text:p>-0.24622928</text:p>
          </table:table-cell>
          <table:table-cell office:value-type="float" office:value="0.05" calcext:value-type="float">
            <text:p>0.05</text:p>
          </table:table-cell>
          <table:table-cell office:value-type="float" office:value="0.1749135" calcext:value-type="float">
            <text:p>0.17491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35633221" calcext:value-type="float">
            <text:p>-0.335633221</text:p>
          </table:table-cell>
          <table:table-cell office:value-type="float" office:value="0.05" calcext:value-type="float">
            <text:p>0.05</text:p>
          </table:table-cell>
          <table:table-cell office:value-type="float" office:value="0.2772356475" calcext:value-type="float">
            <text:p>0.27723564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42030154" calcext:value-type="float">
            <text:p>-0.42030154</text:p>
          </table:table-cell>
          <table:table-cell office:value-type="float" office:value="0.05" calcext:value-type="float">
            <text:p>0.05</text:p>
          </table:table-cell>
          <table:table-cell office:value-type="float" office:value="0.4921605" calcext:value-type="float">
            <text:p>0.49216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4134864" calcext:value-type="float">
            <text:p>-0.4134864</text:p>
          </table:table-cell>
          <table:table-cell office:value-type="float" office:value="0.05" calcext:value-type="float">
            <text:p>0.05</text:p>
          </table:table-cell>
          <table:table-cell office:value-type="float" office:value="0.48457655" calcext:value-type="float">
            <text:p>0.484576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50703586" calcext:value-type="float">
            <text:p>-0.50703586</text:p>
          </table:table-cell>
          <table:table-cell office:value-type="float" office:value="0.05" calcext:value-type="float">
            <text:p>0.05</text:p>
          </table:table-cell>
          <table:table-cell office:value-type="float" office:value="0.2419583" calcext:value-type="float">
            <text:p>0.24195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5085788" calcext:value-type="float">
            <text:p>-0.35085788</text:p>
          </table:table-cell>
          <table:table-cell office:value-type="float" office:value="0.05" calcext:value-type="float">
            <text:p>0.05</text:p>
          </table:table-cell>
          <table:table-cell office:value-type="float" office:value="0.2198109" calcext:value-type="float">
            <text:p>0.21981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45570216" calcext:value-type="float">
            <text:p>-0.45570216</text:p>
          </table:table-cell>
          <table:table-cell office:value-type="float" office:value="0.05" calcext:value-type="float">
            <text:p>0.05</text:p>
          </table:table-cell>
          <table:table-cell office:value-type="float" office:value="0.25940985" calcext:value-type="float">
            <text:p>0.259409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46204302" calcext:value-type="float">
            <text:p>-0.46204302</text:p>
          </table:table-cell>
          <table:table-cell office:value-type="float" office:value="0.05" calcext:value-type="float">
            <text:p>0.05</text:p>
          </table:table-cell>
          <table:table-cell office:value-type="float" office:value="0.19733125" calcext:value-type="float">
            <text:p>0.197331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40844906" calcext:value-type="float">
            <text:p>-0.40844906</text:p>
          </table:table-cell>
          <table:table-cell office:value-type="float" office:value="0.05" calcext:value-type="float">
            <text:p>0.05</text:p>
          </table:table-cell>
          <table:table-cell office:value-type="float" office:value="0.24600955" calcext:value-type="float">
            <text:p>0.24600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42640756" calcext:value-type="float">
            <text:p>-0.42640756</text:p>
          </table:table-cell>
          <table:table-cell office:value-type="float" office:value="0.05" calcext:value-type="float">
            <text:p>0.05</text:p>
          </table:table-cell>
          <table:table-cell office:value-type="float" office:value="0.1152655" calcext:value-type="float">
            <text:p>0.11526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53372868" calcext:value-type="float">
            <text:p>-0.53372868</text:p>
          </table:table-cell>
          <table:table-cell office:value-type="float" office:value="0.05" calcext:value-type="float">
            <text:p>0.05</text:p>
          </table:table-cell>
          <table:table-cell office:value-type="float" office:value="0.3390655" calcext:value-type="float">
            <text:p>0.33906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59829246" calcext:value-type="float">
            <text:p>-0.59829246</text:p>
          </table:table-cell>
          <table:table-cell office:value-type="float" office:value="0.05" calcext:value-type="float">
            <text:p>0.05</text:p>
          </table:table-cell>
          <table:table-cell office:value-type="float" office:value="0.23167405" calcext:value-type="float">
            <text:p>0.231674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5957493" calcext:value-type="float">
            <text:p>-0.5957493</text:p>
          </table:table-cell>
          <table:table-cell office:value-type="float" office:value="0.05" calcext:value-type="float">
            <text:p>0.05</text:p>
          </table:table-cell>
          <table:table-cell office:value-type="float" office:value="0.1493176" calcext:value-type="float">
            <text:p>0.14931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47463324" calcext:value-type="float">
            <text:p>-0.47463324</text:p>
          </table:table-cell>
          <table:table-cell office:value-type="float" office:value="0.05" calcext:value-type="float">
            <text:p>0.05</text:p>
          </table:table-cell>
          <table:table-cell office:value-type="float" office:value="0.2737453" calcext:value-type="float">
            <text:p>0.27374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43469" calcext:value-type="float">
            <text:p>-0.443469</text:p>
          </table:table-cell>
          <table:table-cell office:value-type="float" office:value="0.05" calcext:value-type="float">
            <text:p>0.05</text:p>
          </table:table-cell>
          <table:table-cell office:value-type="float" office:value="0.24501215" calcext:value-type="float">
            <text:p>0.24501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51151452" calcext:value-type="float">
            <text:p>-0.51151452</text:p>
          </table:table-cell>
          <table:table-cell office:value-type="float" office:value="0.05" calcext:value-type="float">
            <text:p>0.05</text:p>
          </table:table-cell>
          <table:table-cell office:value-type="float" office:value="0.2405864" calcext:value-type="float">
            <text:p>0.24058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6834408" calcext:value-type="float">
            <text:p>-0.6834408</text:p>
          </table:table-cell>
          <table:table-cell office:value-type="float" office:value="0.05" calcext:value-type="float">
            <text:p>0.05</text:p>
          </table:table-cell>
          <table:table-cell office:value-type="float" office:value="0.146388" calcext:value-type="float">
            <text:p>0.1463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60438408" calcext:value-type="float">
            <text:p>-0.60438408</text:p>
          </table:table-cell>
          <table:table-cell office:value-type="float" office:value="0.05" calcext:value-type="float">
            <text:p>0.05</text:p>
          </table:table-cell>
          <table:table-cell office:value-type="float" office:value="0.364745" calcext:value-type="float">
            <text:p>0.3647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8739657" calcext:value-type="float">
            <text:p>-0.8739657</text:p>
          </table:table-cell>
          <table:table-cell office:value-type="float" office:value="0.05" calcext:value-type="float">
            <text:p>0.05</text:p>
          </table:table-cell>
          <table:table-cell office:value-type="float" office:value="0.49230985" calcext:value-type="float">
            <text:p>0.492309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.1250237" calcext:value-type="float">
            <text:p>-1.1250237</text:p>
          </table:table-cell>
          <table:table-cell office:value-type="float" office:value="0.05" calcext:value-type="float">
            <text:p>0.05</text:p>
          </table:table-cell>
          <table:table-cell office:value-type="float" office:value="0.72018125" calcext:value-type="float">
            <text:p>0.720181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9071438" calcext:value-type="float">
            <text:p>-1.9071438</text:p>
          </table:table-cell>
          <table:table-cell office:value-type="float" office:value="0.05" calcext:value-type="float">
            <text:p>0.05</text:p>
          </table:table-cell>
          <table:table-cell office:value-type="float" office:value="0.574022" calcext:value-type="float">
            <text:p>0.5740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4.0810276" calcext:value-type="float">
            <text:p>-4.0810276</text:p>
          </table:table-cell>
          <table:table-cell office:value-type="float" office:value="0.05" calcext:value-type="float">
            <text:p>0.05</text:p>
          </table:table-cell>
          <table:table-cell office:value-type="float" office:value="0.63016" calcext:value-type="float">
            <text:p>0.630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0.1824858" calcext:value-type="float">
            <text:p>-10.1824858</text:p>
          </table:table-cell>
          <table:table-cell office:value-type="float" office:value="0.05" calcext:value-type="float">
            <text:p>0.05</text:p>
          </table:table-cell>
          <table:table-cell office:value-type="float" office:value="0.7699355" calcext:value-type="float">
            <text:p>0.76993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6.849394" calcext:value-type="float">
            <text:p>-26.849394</text:p>
          </table:table-cell>
          <table:table-cell office:value-type="float" office:value="0.05" calcext:value-type="float">
            <text:p>0.05</text:p>
          </table:table-cell>
          <table:table-cell office:value-type="float" office:value="0.350509999999998" calcext:value-type="float">
            <text:p>0.35050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65.657804" calcext:value-type="float">
            <text:p>-65.657804</text:p>
          </table:table-cell>
          <table:table-cell office:value-type="float" office:value="0.05" calcext:value-type="float">
            <text:p>0.05</text:p>
          </table:table-cell>
          <table:table-cell office:value-type="float" office:value="0.504129999999996" calcext:value-type="float">
            <text:p>0.5041299999999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43.81418" calcext:value-type="float">
            <text:p>-143.81418</text:p>
          </table:table-cell>
          <table:table-cell office:value-type="float" office:value="0.05" calcext:value-type="float">
            <text:p>0.05</text:p>
          </table:table-cell>
          <table:table-cell office:value-type="float" office:value="0.601249999999993" calcext:value-type="float">
            <text:p>0.6012499999999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76.3381" calcext:value-type="float">
            <text:p>-276.3381</text:p>
          </table:table-cell>
          <table:table-cell office:value-type="float" office:value="0.05" calcext:value-type="float">
            <text:p>0.05</text:p>
          </table:table-cell>
          <table:table-cell office:value-type="float" office:value="0.604900000000015" calcext:value-type="float">
            <text:p>0.604900000000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472.58324" calcext:value-type="float">
            <text:p>-472.58324</text:p>
          </table:table-cell>
          <table:table-cell office:value-type="float" office:value="0.05" calcext:value-type="float">
            <text:p>0.05</text:p>
          </table:table-cell>
          <table:table-cell office:value-type="float" office:value="0.414299999999997" calcext:value-type="float">
            <text:p>0.414299999999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724.27478" calcext:value-type="float">
            <text:p>-724.27478</text:p>
          </table:table-cell>
          <table:table-cell office:value-type="float" office:value="0.05" calcext:value-type="float">
            <text:p>0.05</text:p>
          </table:table-cell>
          <table:table-cell office:value-type="float" office:value="5.05220000000003" calcext:value-type="float">
            <text:p>5.05220000000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020.96386" calcext:value-type="float">
            <text:p>-1020.96386</text:p>
          </table:table-cell>
          <table:table-cell office:value-type="float" office:value="0.05" calcext:value-type="float">
            <text:p>0.05</text:p>
          </table:table-cell>
          <table:table-cell office:value-type="float" office:value="47.43785" calcext:value-type="float">
            <text:p>47.437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383.3084" calcext:value-type="float">
            <text:p>-1383.3084</text:p>
          </table:table-cell>
          <table:table-cell office:value-type="float" office:value="0.05" calcext:value-type="float">
            <text:p>0.05</text:p>
          </table:table-cell>
          <table:table-cell office:value-type="float" office:value="0.759500000000003" calcext:value-type="float">
            <text:p>0.759500000000003</text:p>
          </table:table-cell>
        </table:table-row>
      </table:table>
      <table:table table:name="15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3230796" calcext:value-type="float">
            <text:p>0.343230796</text:p>
          </table:table-cell>
          <table:table-cell office:value-type="float" office:value="0.05" calcext:value-type="float">
            <text:p>0.05</text:p>
          </table:table-cell>
          <table:table-cell office:value-type="float" office:value="0.43268521" calcext:value-type="float">
            <text:p>0.432685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58123984" calcext:value-type="float">
            <text:p>-0.58123984</text:p>
          </table:table-cell>
          <table:table-cell office:value-type="float" office:value="0.05" calcext:value-type="float">
            <text:p>0.05</text:p>
          </table:table-cell>
          <table:table-cell office:value-type="float" office:value="0.37384435" calcext:value-type="float">
            <text:p>0.373844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3806011" calcext:value-type="float">
            <text:p>-0.3806011</text:p>
          </table:table-cell>
          <table:table-cell office:value-type="float" office:value="0.05" calcext:value-type="float">
            <text:p>0.05</text:p>
          </table:table-cell>
          <table:table-cell office:value-type="float" office:value="0.25236735" calcext:value-type="float">
            <text:p>0.252367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191809800000002" calcext:value-type="float">
            <text:p>0.001918098</text:p>
          </table:table-cell>
          <table:table-cell office:value-type="float" office:value="0.05" calcext:value-type="float">
            <text:p>0.05</text:p>
          </table:table-cell>
          <table:table-cell office:value-type="float" office:value="0.94522975" calcext:value-type="float">
            <text:p>0.945229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251966822" calcext:value-type="float">
            <text:p>0.251966822</text:p>
          </table:table-cell>
          <table:table-cell office:value-type="float" office:value="0.05" calcext:value-type="float">
            <text:p>0.05</text:p>
          </table:table-cell>
          <table:table-cell office:value-type="float" office:value="0.4987346" calcext:value-type="float">
            <text:p>0.49873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00559378" calcext:value-type="float">
            <text:p>-0.100559378</text:p>
          </table:table-cell>
          <table:table-cell office:value-type="float" office:value="0.05" calcext:value-type="float">
            <text:p>0.05</text:p>
          </table:table-cell>
          <table:table-cell office:value-type="float" office:value="1.0575607" calcext:value-type="float">
            <text:p>1.05756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5375107" calcext:value-type="float">
            <text:p>-0.5375107</text:p>
          </table:table-cell>
          <table:table-cell office:value-type="float" office:value="0.05" calcext:value-type="float">
            <text:p>0.05</text:p>
          </table:table-cell>
          <table:table-cell office:value-type="float" office:value="0.3772319" calcext:value-type="float">
            <text:p>0.37723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0185423" calcext:value-type="float">
            <text:p>-0.0185423</text:p>
          </table:table-cell>
          <table:table-cell office:value-type="float" office:value="0.05" calcext:value-type="float">
            <text:p>0.05</text:p>
          </table:table-cell>
          <table:table-cell office:value-type="float" office:value="0.9757903" calcext:value-type="float">
            <text:p>0.97579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02666798" calcext:value-type="float">
            <text:p>-0.202666798</text:p>
          </table:table-cell>
          <table:table-cell office:value-type="float" office:value="0.05" calcext:value-type="float">
            <text:p>0.05</text:p>
          </table:table-cell>
          <table:table-cell office:value-type="float" office:value="1.09907525" calcext:value-type="float">
            <text:p>1.099075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57468268" calcext:value-type="float">
            <text:p>-0.57468268</text:p>
          </table:table-cell>
          <table:table-cell office:value-type="float" office:value="0.05" calcext:value-type="float">
            <text:p>0.05</text:p>
          </table:table-cell>
          <table:table-cell office:value-type="float" office:value="0.5827694" calcext:value-type="float">
            <text:p>0.58276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58347594" calcext:value-type="float">
            <text:p>-0.58347594</text:p>
          </table:table-cell>
          <table:table-cell office:value-type="float" office:value="0.05" calcext:value-type="float">
            <text:p>0.05</text:p>
          </table:table-cell>
          <table:table-cell office:value-type="float" office:value="0.47126375" calcext:value-type="float">
            <text:p>0.471263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30008868" calcext:value-type="float">
            <text:p>-0.30008868</text:p>
          </table:table-cell>
          <table:table-cell office:value-type="float" office:value="0.05" calcext:value-type="float">
            <text:p>0.05</text:p>
          </table:table-cell>
          <table:table-cell office:value-type="float" office:value="1.04090745" calcext:value-type="float">
            <text:p>1.040907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50980306" calcext:value-type="float">
            <text:p>-0.50980306</text:p>
          </table:table-cell>
          <table:table-cell office:value-type="float" office:value="0.05" calcext:value-type="float">
            <text:p>0.05</text:p>
          </table:table-cell>
          <table:table-cell office:value-type="float" office:value="0.3716838" calcext:value-type="float">
            <text:p>0.37168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191206666" calcext:value-type="float">
            <text:p>-0.191206666</text:p>
          </table:table-cell>
          <table:table-cell office:value-type="float" office:value="0.05" calcext:value-type="float">
            <text:p>0.05</text:p>
          </table:table-cell>
          <table:table-cell office:value-type="float" office:value="0.9144592" calcext:value-type="float">
            <text:p>0.91445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137821914" calcext:value-type="float">
            <text:p>-0.137821914</text:p>
          </table:table-cell>
          <table:table-cell office:value-type="float" office:value="0.05" calcext:value-type="float">
            <text:p>0.05</text:p>
          </table:table-cell>
          <table:table-cell office:value-type="float" office:value="1.059889" calcext:value-type="float">
            <text:p>1.0598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41570338" calcext:value-type="float">
            <text:p>-0.241570338</text:p>
          </table:table-cell>
          <table:table-cell office:value-type="float" office:value="0.05" calcext:value-type="float">
            <text:p>0.05</text:p>
          </table:table-cell>
          <table:table-cell office:value-type="float" office:value="0.5749737" calcext:value-type="float">
            <text:p>0.57497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4485767" calcext:value-type="float">
            <text:p>-0.4485767</text:p>
          </table:table-cell>
          <table:table-cell office:value-type="float" office:value="0.05" calcext:value-type="float">
            <text:p>0.05</text:p>
          </table:table-cell>
          <table:table-cell office:value-type="float" office:value="0.79311745" calcext:value-type="float">
            <text:p>0.793117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2152762" calcext:value-type="float">
            <text:p>-0.32152762</text:p>
          </table:table-cell>
          <table:table-cell office:value-type="float" office:value="0.05" calcext:value-type="float">
            <text:p>0.05</text:p>
          </table:table-cell>
          <table:table-cell office:value-type="float" office:value="0.77508035" calcext:value-type="float">
            <text:p>0.775080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0147408" calcext:value-type="float">
            <text:p>-0.20147408</text:p>
          </table:table-cell>
          <table:table-cell office:value-type="float" office:value="0.05" calcext:value-type="float">
            <text:p>0.05</text:p>
          </table:table-cell>
          <table:table-cell office:value-type="float" office:value="0.5750076" calcext:value-type="float">
            <text:p>0.57500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23216536" calcext:value-type="float">
            <text:p>-0.223216536</text:p>
          </table:table-cell>
          <table:table-cell office:value-type="float" office:value="0.05" calcext:value-type="float">
            <text:p>0.05</text:p>
          </table:table-cell>
          <table:table-cell office:value-type="float" office:value="0.7031089" calcext:value-type="float">
            <text:p>0.70310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11696942" calcext:value-type="float">
            <text:p>-0.11696942</text:p>
          </table:table-cell>
          <table:table-cell office:value-type="float" office:value="0.05" calcext:value-type="float">
            <text:p>0.05</text:p>
          </table:table-cell>
          <table:table-cell office:value-type="float" office:value="0.68663775" calcext:value-type="float">
            <text:p>0.686637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405111004" calcext:value-type="float">
            <text:p>-0.405111004</text:p>
          </table:table-cell>
          <table:table-cell office:value-type="float" office:value="0.05" calcext:value-type="float">
            <text:p>0.05</text:p>
          </table:table-cell>
          <table:table-cell office:value-type="float" office:value="0.7096212" calcext:value-type="float">
            <text:p>0.70962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7800406" calcext:value-type="float">
            <text:p>-0.37800406</text:p>
          </table:table-cell>
          <table:table-cell office:value-type="float" office:value="0.05" calcext:value-type="float">
            <text:p>0.05</text:p>
          </table:table-cell>
          <table:table-cell office:value-type="float" office:value="0.6722628" calcext:value-type="float">
            <text:p>0.67226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43187033" calcext:value-type="float">
            <text:p>-0.43187033</text:p>
          </table:table-cell>
          <table:table-cell office:value-type="float" office:value="0.05" calcext:value-type="float">
            <text:p>0.05</text:p>
          </table:table-cell>
          <table:table-cell office:value-type="float" office:value="0.61845875" calcext:value-type="float">
            <text:p>0.618458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562331" calcext:value-type="float">
            <text:p>-0.3562331</text:p>
          </table:table-cell>
          <table:table-cell office:value-type="float" office:value="0.05" calcext:value-type="float">
            <text:p>0.05</text:p>
          </table:table-cell>
          <table:table-cell office:value-type="float" office:value="0.8418737" calcext:value-type="float">
            <text:p>0.84187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6874126" calcext:value-type="float">
            <text:p>-0.36874126</text:p>
          </table:table-cell>
          <table:table-cell office:value-type="float" office:value="0.05" calcext:value-type="float">
            <text:p>0.05</text:p>
          </table:table-cell>
          <table:table-cell office:value-type="float" office:value="1.0679964" calcext:value-type="float">
            <text:p>1.06799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28812836" calcext:value-type="float">
            <text:p>-0.28812836</text:p>
          </table:table-cell>
          <table:table-cell office:value-type="float" office:value="0.05" calcext:value-type="float">
            <text:p>0.05</text:p>
          </table:table-cell>
          <table:table-cell office:value-type="float" office:value="0.66324905" calcext:value-type="float">
            <text:p>0.663249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1823732" calcext:value-type="float">
            <text:p>-0.31823732</text:p>
          </table:table-cell>
          <table:table-cell office:value-type="float" office:value="0.05" calcext:value-type="float">
            <text:p>0.05</text:p>
          </table:table-cell>
          <table:table-cell office:value-type="float" office:value="0.69461355" calcext:value-type="float">
            <text:p>0.694613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210166216" calcext:value-type="float">
            <text:p>-0.210166216</text:p>
          </table:table-cell>
          <table:table-cell office:value-type="float" office:value="0.05" calcext:value-type="float">
            <text:p>0.05</text:p>
          </table:table-cell>
          <table:table-cell office:value-type="float" office:value="1.2510742" calcext:value-type="float">
            <text:p>1.25107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46327164" calcext:value-type="float">
            <text:p>-0.46327164</text:p>
          </table:table-cell>
          <table:table-cell office:value-type="float" office:value="0.05" calcext:value-type="float">
            <text:p>0.05</text:p>
          </table:table-cell>
          <table:table-cell office:value-type="float" office:value="0.90100185" calcext:value-type="float">
            <text:p>0.90100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549913488" calcext:value-type="float">
            <text:p>-0.549913488</text:p>
          </table:table-cell>
          <table:table-cell office:value-type="float" office:value="0.05" calcext:value-type="float">
            <text:p>0.05</text:p>
          </table:table-cell>
          <table:table-cell office:value-type="float" office:value="1.0175418" calcext:value-type="float">
            <text:p>1.01754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8183322" calcext:value-type="float">
            <text:p>-0.8183322</text:p>
          </table:table-cell>
          <table:table-cell office:value-type="float" office:value="0.05" calcext:value-type="float">
            <text:p>0.05</text:p>
          </table:table-cell>
          <table:table-cell office:value-type="float" office:value="0.9492292" calcext:value-type="float">
            <text:p>0.94922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87207382" calcext:value-type="float">
            <text:p>-0.87207382</text:p>
          </table:table-cell>
          <table:table-cell office:value-type="float" office:value="0.05" calcext:value-type="float">
            <text:p>0.05</text:p>
          </table:table-cell>
          <table:table-cell office:value-type="float" office:value="1.00940155" calcext:value-type="float">
            <text:p>1.009401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.2626592" calcext:value-type="float">
            <text:p>-2.2626592</text:p>
          </table:table-cell>
          <table:table-cell office:value-type="float" office:value="0.05" calcext:value-type="float">
            <text:p>0.05</text:p>
          </table:table-cell>
          <table:table-cell office:value-type="float" office:value="1.071298" calcext:value-type="float">
            <text:p>1.0712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5.8469178" calcext:value-type="float">
            <text:p>-5.8469178</text:p>
          </table:table-cell>
          <table:table-cell office:value-type="float" office:value="0.05" calcext:value-type="float">
            <text:p>0.05</text:p>
          </table:table-cell>
          <table:table-cell office:value-type="float" office:value="1.0460805" calcext:value-type="float">
            <text:p>1.04608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7.122474" calcext:value-type="float">
            <text:p>-17.122474</text:p>
          </table:table-cell>
          <table:table-cell office:value-type="float" office:value="0.05" calcext:value-type="float">
            <text:p>0.05</text:p>
          </table:table-cell>
          <table:table-cell office:value-type="float" office:value="0.970124999999999" calcext:value-type="float">
            <text:p>0.97012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44.494128" calcext:value-type="float">
            <text:p>-44.494128</text:p>
          </table:table-cell>
          <table:table-cell office:value-type="float" office:value="0.05" calcext:value-type="float">
            <text:p>0.05</text:p>
          </table:table-cell>
          <table:table-cell office:value-type="float" office:value="0.994680000000002" calcext:value-type="float">
            <text:p>0.994680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03.78776" calcext:value-type="float">
            <text:p>-103.78776</text:p>
          </table:table-cell>
          <table:table-cell office:value-type="float" office:value="0.05" calcext:value-type="float">
            <text:p>0.05</text:p>
          </table:table-cell>
          <table:table-cell office:value-type="float" office:value="0.763300000000001" calcext:value-type="float">
            <text:p>0.76330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08.86112" calcext:value-type="float">
            <text:p>-208.86112</text:p>
          </table:table-cell>
          <table:table-cell office:value-type="float" office:value="0.05" calcext:value-type="float">
            <text:p>0.05</text:p>
          </table:table-cell>
          <table:table-cell office:value-type="float" office:value="0.934699999999992" calcext:value-type="float">
            <text:p>0.9346999999999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70.65346" calcext:value-type="float">
            <text:p>-370.65346</text:p>
          </table:table-cell>
          <table:table-cell office:value-type="float" office:value="0.05" calcext:value-type="float">
            <text:p>0.05</text:p>
          </table:table-cell>
          <table:table-cell office:value-type="float" office:value="1.52924999999999" calcext:value-type="float">
            <text:p>1.52924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585.47272" calcext:value-type="float">
            <text:p>-585.47272</text:p>
          </table:table-cell>
          <table:table-cell office:value-type="float" office:value="0.05" calcext:value-type="float">
            <text:p>0.05</text:p>
          </table:table-cell>
          <table:table-cell office:value-type="float" office:value="1.26474999999994" calcext:value-type="float">
            <text:p>1.264749999999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829.23026" calcext:value-type="float">
            <text:p>-829.23026</text:p>
          </table:table-cell>
          <table:table-cell office:value-type="float" office:value="0.05" calcext:value-type="float">
            <text:p>0.05</text:p>
          </table:table-cell>
          <table:table-cell office:value-type="float" office:value="13.72805" calcext:value-type="float">
            <text:p>13.728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141.6576" calcext:value-type="float">
            <text:p>-1141.6576</text:p>
          </table:table-cell>
          <table:table-cell office:value-type="float" office:value="0.05" calcext:value-type="float">
            <text:p>0.05</text:p>
          </table:table-cell>
          <table:table-cell office:value-type="float" office:value="1.22949999999992" calcext:value-type="float">
            <text:p>1.22949999999992</text:p>
          </table:table-cell>
        </table:table-row>
      </table:table>
      <table:table table:name="10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46842046" calcext:value-type="float">
            <text:p>-0.146842046</text:p>
          </table:table-cell>
          <table:table-cell office:value-type="float" office:value="0.05" calcext:value-type="float">
            <text:p>0.05</text:p>
          </table:table-cell>
          <table:table-cell office:value-type="float" office:value="0.53848415" calcext:value-type="float">
            <text:p>0.538484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318313872" calcext:value-type="float">
            <text:p>0.318313872</text:p>
          </table:table-cell>
          <table:table-cell office:value-type="float" office:value="0.05" calcext:value-type="float">
            <text:p>0.05</text:p>
          </table:table-cell>
          <table:table-cell office:value-type="float" office:value="0.58343245" calcext:value-type="float">
            <text:p>0.583432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2008324" calcext:value-type="float">
            <text:p>0.02008324</text:p>
          </table:table-cell>
          <table:table-cell office:value-type="float" office:value="0.05" calcext:value-type="float">
            <text:p>0.05</text:p>
          </table:table-cell>
          <table:table-cell office:value-type="float" office:value="0.7310076" calcext:value-type="float">
            <text:p>0.73100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30014808" calcext:value-type="float">
            <text:p>0.030014808</text:p>
          </table:table-cell>
          <table:table-cell office:value-type="float" office:value="0.05" calcext:value-type="float">
            <text:p>0.05</text:p>
          </table:table-cell>
          <table:table-cell office:value-type="float" office:value="0.86961865" calcext:value-type="float">
            <text:p>0.869618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28396352" calcext:value-type="float">
            <text:p>0.28396352</text:p>
          </table:table-cell>
          <table:table-cell office:value-type="float" office:value="0.05" calcext:value-type="float">
            <text:p>0.05</text:p>
          </table:table-cell>
          <table:table-cell office:value-type="float" office:value="0.75495835" calcext:value-type="float">
            <text:p>0.754958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84813436" calcext:value-type="float">
            <text:p>-0.184813436</text:p>
          </table:table-cell>
          <table:table-cell office:value-type="float" office:value="0.05" calcext:value-type="float">
            <text:p>0.05</text:p>
          </table:table-cell>
          <table:table-cell office:value-type="float" office:value="0.7676198" calcext:value-type="float">
            <text:p>0.76761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38527008" calcext:value-type="float">
            <text:p>-0.38527008</text:p>
          </table:table-cell>
          <table:table-cell office:value-type="float" office:value="0.05" calcext:value-type="float">
            <text:p>0.05</text:p>
          </table:table-cell>
          <table:table-cell office:value-type="float" office:value="0.76057785" calcext:value-type="float">
            <text:p>0.760577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088157016" calcext:value-type="float">
            <text:p>-0.088157016</text:p>
          </table:table-cell>
          <table:table-cell office:value-type="float" office:value="0.05" calcext:value-type="float">
            <text:p>0.05</text:p>
          </table:table-cell>
          <table:table-cell office:value-type="float" office:value="0.78506745" calcext:value-type="float">
            <text:p>0.785067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67460312" calcext:value-type="float">
            <text:p>-0.267460312</text:p>
          </table:table-cell>
          <table:table-cell office:value-type="float" office:value="0.05" calcext:value-type="float">
            <text:p>0.05</text:p>
          </table:table-cell>
          <table:table-cell office:value-type="float" office:value="0.8504161" calcext:value-type="float">
            <text:p>0.85041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08759156" calcext:value-type="float">
            <text:p>-0.08759156</text:p>
          </table:table-cell>
          <table:table-cell office:value-type="float" office:value="0.05" calcext:value-type="float">
            <text:p>0.05</text:p>
          </table:table-cell>
          <table:table-cell office:value-type="float" office:value="0.6938008" calcext:value-type="float">
            <text:p>0.69380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96525" calcext:value-type="float">
            <text:p>-0.196525</text:p>
          </table:table-cell>
          <table:table-cell office:value-type="float" office:value="0.05" calcext:value-type="float">
            <text:p>0.05</text:p>
          </table:table-cell>
          <table:table-cell office:value-type="float" office:value="0.93627795" calcext:value-type="float">
            <text:p>0.936277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62889254" calcext:value-type="float">
            <text:p>-0.62889254</text:p>
          </table:table-cell>
          <table:table-cell office:value-type="float" office:value="0.05" calcext:value-type="float">
            <text:p>0.05</text:p>
          </table:table-cell>
          <table:table-cell office:value-type="float" office:value="0.324792" calcext:value-type="float">
            <text:p>0.3247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8267926" calcext:value-type="float">
            <text:p>-0.18267926</text:p>
          </table:table-cell>
          <table:table-cell office:value-type="float" office:value="0.05" calcext:value-type="float">
            <text:p>0.05</text:p>
          </table:table-cell>
          <table:table-cell office:value-type="float" office:value="0.76044885" calcext:value-type="float">
            <text:p>0.760448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071327926" calcext:value-type="float">
            <text:p>-0.071327926</text:p>
          </table:table-cell>
          <table:table-cell office:value-type="float" office:value="0.05" calcext:value-type="float">
            <text:p>0.05</text:p>
          </table:table-cell>
          <table:table-cell office:value-type="float" office:value="0.703919" calcext:value-type="float">
            <text:p>0.7039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17574744886" calcext:value-type="float">
            <text:p>-0.17574744886</text:p>
          </table:table-cell>
          <table:table-cell office:value-type="float" office:value="0.05" calcext:value-type="float">
            <text:p>0.05</text:p>
          </table:table-cell>
          <table:table-cell office:value-type="float" office:value="0.9046786" calcext:value-type="float">
            <text:p>0.90467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0.04192184" calcext:value-type="float">
            <text:p>0.04192184</text:p>
          </table:table-cell>
          <table:table-cell office:value-type="float" office:value="0.05" calcext:value-type="float">
            <text:p>0.05</text:p>
          </table:table-cell>
          <table:table-cell office:value-type="float" office:value="0.96949775" calcext:value-type="float">
            <text:p>0.969497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54290088" calcext:value-type="float">
            <text:p>-0.54290088</text:p>
          </table:table-cell>
          <table:table-cell office:value-type="float" office:value="0.05" calcext:value-type="float">
            <text:p>0.05</text:p>
          </table:table-cell>
          <table:table-cell office:value-type="float" office:value="0.831508" calcext:value-type="float">
            <text:p>0.8315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05439405" calcext:value-type="float">
            <text:p>-0.05439405</text:p>
          </table:table-cell>
          <table:table-cell office:value-type="float" office:value="0.05" calcext:value-type="float">
            <text:p>0.05</text:p>
          </table:table-cell>
          <table:table-cell office:value-type="float" office:value="0.92577785" calcext:value-type="float">
            <text:p>0.925777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10428311886" calcext:value-type="float">
            <text:p>-0.10428311886</text:p>
          </table:table-cell>
          <table:table-cell office:value-type="float" office:value="0.05" calcext:value-type="float">
            <text:p>0.05</text:p>
          </table:table-cell>
          <table:table-cell office:value-type="float" office:value="0.591883" calcext:value-type="float">
            <text:p>0.5918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960675748" calcext:value-type="float">
            <text:p>-0.2960675748</text:p>
          </table:table-cell>
          <table:table-cell office:value-type="float" office:value="0.05" calcext:value-type="float">
            <text:p>0.05</text:p>
          </table:table-cell>
          <table:table-cell office:value-type="float" office:value="0.384835388" calcext:value-type="float">
            <text:p>0.3848353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6236702" calcext:value-type="float">
            <text:p>-0.36236702</text:p>
          </table:table-cell>
          <table:table-cell office:value-type="float" office:value="0.05" calcext:value-type="float">
            <text:p>0.05</text:p>
          </table:table-cell>
          <table:table-cell office:value-type="float" office:value="1.01383445" calcext:value-type="float">
            <text:p>1.013834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.098743182" calcext:value-type="float">
            <text:p>0.098743182</text:p>
          </table:table-cell>
          <table:table-cell office:value-type="float" office:value="0.05" calcext:value-type="float">
            <text:p>0.05</text:p>
          </table:table-cell>
          <table:table-cell office:value-type="float" office:value="0.5673555" calcext:value-type="float">
            <text:p>0.56735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282905736" calcext:value-type="float">
            <text:p>-0.282905736</text:p>
          </table:table-cell>
          <table:table-cell office:value-type="float" office:value="0.05" calcext:value-type="float">
            <text:p>0.05</text:p>
          </table:table-cell>
          <table:table-cell office:value-type="float" office:value="0.54112935" calcext:value-type="float">
            <text:p>0.541129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40037254" calcext:value-type="float">
            <text:p>-0.340037254</text:p>
          </table:table-cell>
          <table:table-cell office:value-type="float" office:value="0.05" calcext:value-type="float">
            <text:p>0.05</text:p>
          </table:table-cell>
          <table:table-cell office:value-type="float" office:value="1.0258434" calcext:value-type="float">
            <text:p>1.02584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15322246" calcext:value-type="float">
            <text:p>-0.15322246</text:p>
          </table:table-cell>
          <table:table-cell office:value-type="float" office:value="0.05" calcext:value-type="float">
            <text:p>0.05</text:p>
          </table:table-cell>
          <table:table-cell office:value-type="float" office:value="0.8548584" calcext:value-type="float">
            <text:p>0.85485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25299098" calcext:value-type="float">
            <text:p>-0.25299098</text:p>
          </table:table-cell>
          <table:table-cell office:value-type="float" office:value="0.05" calcext:value-type="float">
            <text:p>0.05</text:p>
          </table:table-cell>
          <table:table-cell office:value-type="float" office:value="0.64571015" calcext:value-type="float">
            <text:p>0.64571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57129312" calcext:value-type="float">
            <text:p>-0.357129312</text:p>
          </table:table-cell>
          <table:table-cell office:value-type="float" office:value="0.05" calcext:value-type="float">
            <text:p>0.05</text:p>
          </table:table-cell>
          <table:table-cell office:value-type="float" office:value="0.7772417" calcext:value-type="float">
            <text:p>0.77724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5659146" calcext:value-type="float">
            <text:p>-0.35659146</text:p>
          </table:table-cell>
          <table:table-cell office:value-type="float" office:value="0.05" calcext:value-type="float">
            <text:p>0.05</text:p>
          </table:table-cell>
          <table:table-cell office:value-type="float" office:value="1.13365045" calcext:value-type="float">
            <text:p>1.133650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520037" calcext:value-type="float">
            <text:p>-0.3520037</text:p>
          </table:table-cell>
          <table:table-cell office:value-type="float" office:value="0.05" calcext:value-type="float">
            <text:p>0.05</text:p>
          </table:table-cell>
          <table:table-cell office:value-type="float" office:value="1.0030533" calcext:value-type="float">
            <text:p>1.00305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288840324" calcext:value-type="float">
            <text:p>-0.288840324</text:p>
          </table:table-cell>
          <table:table-cell office:value-type="float" office:value="0.05" calcext:value-type="float">
            <text:p>0.05</text:p>
          </table:table-cell>
          <table:table-cell office:value-type="float" office:value="0.573664" calcext:value-type="float">
            <text:p>0.5736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57074442" calcext:value-type="float">
            <text:p>-0.57074442</text:p>
          </table:table-cell>
          <table:table-cell office:value-type="float" office:value="0.05" calcext:value-type="float">
            <text:p>0.05</text:p>
          </table:table-cell>
          <table:table-cell office:value-type="float" office:value="0.43428295" calcext:value-type="float">
            <text:p>0.434282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11406136" calcext:value-type="float">
            <text:p>-0.11406136</text:p>
          </table:table-cell>
          <table:table-cell office:value-type="float" office:value="0.05" calcext:value-type="float">
            <text:p>0.05</text:p>
          </table:table-cell>
          <table:table-cell office:value-type="float" office:value="0.85811635" calcext:value-type="float">
            <text:p>0.858116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55946436" calcext:value-type="float">
            <text:p>-0.55946436</text:p>
          </table:table-cell>
          <table:table-cell office:value-type="float" office:value="0.05" calcext:value-type="float">
            <text:p>0.05</text:p>
          </table:table-cell>
          <table:table-cell office:value-type="float" office:value="0.8824523" calcext:value-type="float">
            <text:p>0.88245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.48631438" calcext:value-type="float">
            <text:p>-1.48631438</text:p>
          </table:table-cell>
          <table:table-cell office:value-type="float" office:value="0.05" calcext:value-type="float">
            <text:p>0.05</text:p>
          </table:table-cell>
          <table:table-cell office:value-type="float" office:value="0.54996505" calcext:value-type="float">
            <text:p>0.549965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.819828" calcext:value-type="float">
            <text:p>-3.819828</text:p>
          </table:table-cell>
          <table:table-cell office:value-type="float" office:value="0.05" calcext:value-type="float">
            <text:p>0.05</text:p>
          </table:table-cell>
          <table:table-cell office:value-type="float" office:value="0.492807500000001" calcext:value-type="float">
            <text:p>0.4928075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1.158084" calcext:value-type="float">
            <text:p>-11.158084</text:p>
          </table:table-cell>
          <table:table-cell office:value-type="float" office:value="0.05" calcext:value-type="float">
            <text:p>0.05</text:p>
          </table:table-cell>
          <table:table-cell office:value-type="float" office:value="0.70342" calcext:value-type="float">
            <text:p>0.703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0.887574" calcext:value-type="float">
            <text:p>-30.887574</text:p>
          </table:table-cell>
          <table:table-cell office:value-type="float" office:value="0.05" calcext:value-type="float">
            <text:p>0.05</text:p>
          </table:table-cell>
          <table:table-cell office:value-type="float" office:value="0.65344" calcext:value-type="float">
            <text:p>0.653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76.822584" calcext:value-type="float">
            <text:p>-76.822584</text:p>
          </table:table-cell>
          <table:table-cell office:value-type="float" office:value="0.05" calcext:value-type="float">
            <text:p>0.05</text:p>
          </table:table-cell>
          <table:table-cell office:value-type="float" office:value="0.580255000000001" calcext:value-type="float">
            <text:p>0.580255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62.58682" calcext:value-type="float">
            <text:p>-162.58682</text:p>
          </table:table-cell>
          <table:table-cell office:value-type="float" office:value="0.05" calcext:value-type="float">
            <text:p>0.05</text:p>
          </table:table-cell>
          <table:table-cell office:value-type="float" office:value="0.597700000000003" calcext:value-type="float">
            <text:p>0.597700000000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97.35144" calcext:value-type="float">
            <text:p>-297.35144</text:p>
          </table:table-cell>
          <table:table-cell office:value-type="float" office:value="0.05" calcext:value-type="float">
            <text:p>0.05</text:p>
          </table:table-cell>
          <table:table-cell office:value-type="float" office:value="0.327550000000002" calcext:value-type="float">
            <text:p>0.327550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80.40784" calcext:value-type="float">
            <text:p>-480.40784</text:p>
          </table:table-cell>
          <table:table-cell office:value-type="float" office:value="0.05" calcext:value-type="float">
            <text:p>0.05</text:p>
          </table:table-cell>
          <table:table-cell office:value-type="float" office:value="0.51215000000002" calcext:value-type="float">
            <text:p>0.51215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698.89776" calcext:value-type="float">
            <text:p>-698.89776</text:p>
          </table:table-cell>
          <table:table-cell office:value-type="float" office:value="0.05" calcext:value-type="float">
            <text:p>0.05</text:p>
          </table:table-cell>
          <table:table-cell office:value-type="float" office:value="3.70934999999992" calcext:value-type="float">
            <text:p>3.709349999999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942.25804" calcext:value-type="float">
            <text:p>-942.25804</text:p>
          </table:table-cell>
          <table:table-cell office:value-type="float" office:value="0.05" calcext:value-type="float">
            <text:p>0.05</text:p>
          </table:table-cell>
          <table:table-cell office:value-type="float" office:value="26.3482" calcext:value-type="float">
            <text:p>26.3482</text:p>
          </table:table-cell>
        </table:table-row>
      </table:table>
      <table:table table:name="5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220584" calcext:value-type="float">
            <text:p>0.13220584</text:p>
          </table:table-cell>
          <table:table-cell office:value-type="float" office:value="0.05" calcext:value-type="float">
            <text:p>0.05</text:p>
          </table:table-cell>
          <table:table-cell office:value-type="float" office:value="0.7575944" calcext:value-type="float">
            <text:p>0.75759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99147234" calcext:value-type="float">
            <text:p>-0.099147234</text:p>
          </table:table-cell>
          <table:table-cell office:value-type="float" office:value="0.05" calcext:value-type="float">
            <text:p>0.05</text:p>
          </table:table-cell>
          <table:table-cell office:value-type="float" office:value="0.48509385" calcext:value-type="float">
            <text:p>0.485093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2527097" calcext:value-type="float">
            <text:p>-0.2527097</text:p>
          </table:table-cell>
          <table:table-cell office:value-type="float" office:value="0.05" calcext:value-type="float">
            <text:p>0.05</text:p>
          </table:table-cell>
          <table:table-cell office:value-type="float" office:value="0.911304" calcext:value-type="float">
            <text:p>0.9113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25350556" calcext:value-type="float">
            <text:p>-0.25350556</text:p>
          </table:table-cell>
          <table:table-cell office:value-type="float" office:value="0.05" calcext:value-type="float">
            <text:p>0.05</text:p>
          </table:table-cell>
          <table:table-cell office:value-type="float" office:value="0.68439135" calcext:value-type="float">
            <text:p>0.684391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5578328" calcext:value-type="float">
            <text:p>-0.15578328</text:p>
          </table:table-cell>
          <table:table-cell office:value-type="float" office:value="0.05" calcext:value-type="float">
            <text:p>0.05</text:p>
          </table:table-cell>
          <table:table-cell office:value-type="float" office:value="0.52894815" calcext:value-type="float">
            <text:p>0.528948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30140734" calcext:value-type="float">
            <text:p>-0.30140734</text:p>
          </table:table-cell>
          <table:table-cell office:value-type="float" office:value="0.05" calcext:value-type="float">
            <text:p>0.05</text:p>
          </table:table-cell>
          <table:table-cell office:value-type="float" office:value="0.7572113" calcext:value-type="float">
            <text:p>0.75721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2962784" calcext:value-type="float">
            <text:p>-0.22962784</text:p>
          </table:table-cell>
          <table:table-cell office:value-type="float" office:value="0.05" calcext:value-type="float">
            <text:p>0.05</text:p>
          </table:table-cell>
          <table:table-cell office:value-type="float" office:value="0.42910355" calcext:value-type="float">
            <text:p>0.429103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5006056" calcext:value-type="float">
            <text:p>-0.15006056</text:p>
          </table:table-cell>
          <table:table-cell office:value-type="float" office:value="0.05" calcext:value-type="float">
            <text:p>0.05</text:p>
          </table:table-cell>
          <table:table-cell office:value-type="float" office:value="0.92763125" calcext:value-type="float">
            <text:p>0.927631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128980426" calcext:value-type="float">
            <text:p>0.128980426</text:p>
          </table:table-cell>
          <table:table-cell office:value-type="float" office:value="0.05" calcext:value-type="float">
            <text:p>0.05</text:p>
          </table:table-cell>
          <table:table-cell office:value-type="float" office:value="0.7011996" calcext:value-type="float">
            <text:p>0.70119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39570818" calcext:value-type="float">
            <text:p>-0.39570818</text:p>
          </table:table-cell>
          <table:table-cell office:value-type="float" office:value="0.05" calcext:value-type="float">
            <text:p>0.05</text:p>
          </table:table-cell>
          <table:table-cell office:value-type="float" office:value="0.2974086" calcext:value-type="float">
            <text:p>0.29740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149951116" calcext:value-type="float">
            <text:p>0.149951116</text:p>
          </table:table-cell>
          <table:table-cell office:value-type="float" office:value="0.05" calcext:value-type="float">
            <text:p>0.05</text:p>
          </table:table-cell>
          <table:table-cell office:value-type="float" office:value="0.61646595" calcext:value-type="float">
            <text:p>0.616465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0.053525288" calcext:value-type="float">
            <text:p>0.053525288</text:p>
          </table:table-cell>
          <table:table-cell office:value-type="float" office:value="0.05" calcext:value-type="float">
            <text:p>0.05</text:p>
          </table:table-cell>
          <table:table-cell office:value-type="float" office:value="0.73786505" calcext:value-type="float">
            <text:p>0.737865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00937182999999999" calcext:value-type="float">
            <text:p>-0.00937183</text:p>
          </table:table-cell>
          <table:table-cell office:value-type="float" office:value="0.05" calcext:value-type="float">
            <text:p>0.05</text:p>
          </table:table-cell>
          <table:table-cell office:value-type="float" office:value="0.48097615" calcext:value-type="float">
            <text:p>0.480976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1944932" calcext:value-type="float">
            <text:p>-0.31944932</text:p>
          </table:table-cell>
          <table:table-cell office:value-type="float" office:value="0.05" calcext:value-type="float">
            <text:p>0.05</text:p>
          </table:table-cell>
          <table:table-cell office:value-type="float" office:value="0.7827442" calcext:value-type="float">
            <text:p>0.78274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21345" calcext:value-type="float">
            <text:p>-0.221345</text:p>
          </table:table-cell>
          <table:table-cell office:value-type="float" office:value="0.05" calcext:value-type="float">
            <text:p>0.05</text:p>
          </table:table-cell>
          <table:table-cell office:value-type="float" office:value="0.7368281" calcext:value-type="float">
            <text:p>0.73682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22199888" calcext:value-type="float">
            <text:p>-0.222199888</text:p>
          </table:table-cell>
          <table:table-cell office:value-type="float" office:value="0.05" calcext:value-type="float">
            <text:p>0.05</text:p>
          </table:table-cell>
          <table:table-cell office:value-type="float" office:value="0.6179297" calcext:value-type="float">
            <text:p>0.61792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00870155500000003" calcext:value-type="float">
            <text:p>-0.008701555</text:p>
          </table:table-cell>
          <table:table-cell office:value-type="float" office:value="0.05" calcext:value-type="float">
            <text:p>0.05</text:p>
          </table:table-cell>
          <table:table-cell office:value-type="float" office:value="0.8675847" calcext:value-type="float">
            <text:p>0.86758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189231" calcext:value-type="float">
            <text:p>-0.3189231</text:p>
          </table:table-cell>
          <table:table-cell office:value-type="float" office:value="0.05" calcext:value-type="float">
            <text:p>0.05</text:p>
          </table:table-cell>
          <table:table-cell office:value-type="float" office:value="0.630129" calcext:value-type="float">
            <text:p>0.6301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564641" calcext:value-type="float">
            <text:p>-0.2564641</text:p>
          </table:table-cell>
          <table:table-cell office:value-type="float" office:value="0.05" calcext:value-type="float">
            <text:p>0.05</text:p>
          </table:table-cell>
          <table:table-cell office:value-type="float" office:value="0.7716082" calcext:value-type="float">
            <text:p>0.77160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0065918" calcext:value-type="float">
            <text:p>-0.20065918</text:p>
          </table:table-cell>
          <table:table-cell office:value-type="float" office:value="0.05" calcext:value-type="float">
            <text:p>0.05</text:p>
          </table:table-cell>
          <table:table-cell office:value-type="float" office:value="0.5775608" calcext:value-type="float">
            <text:p>0.57756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0638336" calcext:value-type="float">
            <text:p>-0.20638336</text:p>
          </table:table-cell>
          <table:table-cell office:value-type="float" office:value="0.05" calcext:value-type="float">
            <text:p>0.05</text:p>
          </table:table-cell>
          <table:table-cell office:value-type="float" office:value="0.50568345" calcext:value-type="float">
            <text:p>0.505683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2579734" calcext:value-type="float">
            <text:p>-0.32579734</text:p>
          </table:table-cell>
          <table:table-cell office:value-type="float" office:value="0.05" calcext:value-type="float">
            <text:p>0.05</text:p>
          </table:table-cell>
          <table:table-cell office:value-type="float" office:value="0.80973295" calcext:value-type="float">
            <text:p>0.809732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14010306" calcext:value-type="float">
            <text:p>-0.14010306</text:p>
          </table:table-cell>
          <table:table-cell office:value-type="float" office:value="0.05" calcext:value-type="float">
            <text:p>0.05</text:p>
          </table:table-cell>
          <table:table-cell office:value-type="float" office:value="0.5517197" calcext:value-type="float">
            <text:p>0.55171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4787828" calcext:value-type="float">
            <text:p>-0.34787828</text:p>
          </table:table-cell>
          <table:table-cell office:value-type="float" office:value="0.05" calcext:value-type="float">
            <text:p>0.05</text:p>
          </table:table-cell>
          <table:table-cell office:value-type="float" office:value="0.7925104" calcext:value-type="float">
            <text:p>0.79251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02743958" calcext:value-type="float">
            <text:p>-0.02743958</text:p>
          </table:table-cell>
          <table:table-cell office:value-type="float" office:value="0.05" calcext:value-type="float">
            <text:p>0.05</text:p>
          </table:table-cell>
          <table:table-cell office:value-type="float" office:value="0.5096211" calcext:value-type="float">
            <text:p>0.50962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44864524" calcext:value-type="float">
            <text:p>-0.44864524</text:p>
          </table:table-cell>
          <table:table-cell office:value-type="float" office:value="0.05" calcext:value-type="float">
            <text:p>0.05</text:p>
          </table:table-cell>
          <table:table-cell office:value-type="float" office:value="0.1685349" calcext:value-type="float">
            <text:p>0.16853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110275512" calcext:value-type="float">
            <text:p>-0.110275512</text:p>
          </table:table-cell>
          <table:table-cell office:value-type="float" office:value="0.05" calcext:value-type="float">
            <text:p>0.05</text:p>
          </table:table-cell>
          <table:table-cell office:value-type="float" office:value="0.49489285" calcext:value-type="float">
            <text:p>0.494892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10244864" calcext:value-type="float">
            <text:p>-0.10244864</text:p>
          </table:table-cell>
          <table:table-cell office:value-type="float" office:value="0.05" calcext:value-type="float">
            <text:p>0.05</text:p>
          </table:table-cell>
          <table:table-cell office:value-type="float" office:value="0.537858" calcext:value-type="float">
            <text:p>0.5378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27062596" calcext:value-type="float">
            <text:p>-0.27062596</text:p>
          </table:table-cell>
          <table:table-cell office:value-type="float" office:value="0.05" calcext:value-type="float">
            <text:p>0.05</text:p>
          </table:table-cell>
          <table:table-cell office:value-type="float" office:value="0.81243105" calcext:value-type="float">
            <text:p>0.812431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072598198" calcext:value-type="float">
            <text:p>-0.072598198</text:p>
          </table:table-cell>
          <table:table-cell office:value-type="float" office:value="0.05" calcext:value-type="float">
            <text:p>0.05</text:p>
          </table:table-cell>
          <table:table-cell office:value-type="float" office:value="0.6026736" calcext:value-type="float">
            <text:p>0.60267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43317396" calcext:value-type="float">
            <text:p>-0.43317396</text:p>
          </table:table-cell>
          <table:table-cell office:value-type="float" office:value="0.05" calcext:value-type="float">
            <text:p>0.05</text:p>
          </table:table-cell>
          <table:table-cell office:value-type="float" office:value="0.7778882" calcext:value-type="float">
            <text:p>0.77788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241811882" calcext:value-type="float">
            <text:p>-0.241811882</text:p>
          </table:table-cell>
          <table:table-cell office:value-type="float" office:value="0.05" calcext:value-type="float">
            <text:p>0.05</text:p>
          </table:table-cell>
          <table:table-cell office:value-type="float" office:value="0.5837324" calcext:value-type="float">
            <text:p>0.58373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503028898" calcext:value-type="float">
            <text:p>-0.503028898</text:p>
          </table:table-cell>
          <table:table-cell office:value-type="float" office:value="0.05" calcext:value-type="float">
            <text:p>0.05</text:p>
          </table:table-cell>
          <table:table-cell office:value-type="float" office:value="0.496359955" calcext:value-type="float">
            <text:p>0.496359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9718188" calcext:value-type="float">
            <text:p>-0.9718188</text:p>
          </table:table-cell>
          <table:table-cell office:value-type="float" office:value="0.05" calcext:value-type="float">
            <text:p>0.05</text:p>
          </table:table-cell>
          <table:table-cell office:value-type="float" office:value="0.7468981" calcext:value-type="float">
            <text:p>0.74689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2.2660394" calcext:value-type="float">
            <text:p>-2.2660394</text:p>
          </table:table-cell>
          <table:table-cell office:value-type="float" office:value="0.05" calcext:value-type="float">
            <text:p>0.05</text:p>
          </table:table-cell>
          <table:table-cell office:value-type="float" office:value="0.4222095" calcext:value-type="float">
            <text:p>0.42220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7.8108722" calcext:value-type="float">
            <text:p>-7.8108722</text:p>
          </table:table-cell>
          <table:table-cell office:value-type="float" office:value="0.05" calcext:value-type="float">
            <text:p>0.05</text:p>
          </table:table-cell>
          <table:table-cell office:value-type="float" office:value="0.776402500000001" calcext:value-type="float">
            <text:p>0.7764025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3.260292" calcext:value-type="float">
            <text:p>-23.260292</text:p>
          </table:table-cell>
          <table:table-cell office:value-type="float" office:value="0.05" calcext:value-type="float">
            <text:p>0.05</text:p>
          </table:table-cell>
          <table:table-cell office:value-type="float" office:value="0.525244999999998" calcext:value-type="float">
            <text:p>0.525244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60.57926" calcext:value-type="float">
            <text:p>-60.57926</text:p>
          </table:table-cell>
          <table:table-cell office:value-type="float" office:value="0.05" calcext:value-type="float">
            <text:p>0.05</text:p>
          </table:table-cell>
          <table:table-cell office:value-type="float" office:value="0.898465000000002" calcext:value-type="float">
            <text:p>0.898465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32.4428" calcext:value-type="float">
            <text:p>-132.4428</text:p>
          </table:table-cell>
          <table:table-cell office:value-type="float" office:value="0.05" calcext:value-type="float">
            <text:p>0.05</text:p>
          </table:table-cell>
          <table:table-cell office:value-type="float" office:value="0.553899999999999" calcext:value-type="float">
            <text:p>0.55389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48.8043" calcext:value-type="float">
            <text:p>-248.8043</text:p>
          </table:table-cell>
          <table:table-cell office:value-type="float" office:value="0.05" calcext:value-type="float">
            <text:p>0.05</text:p>
          </table:table-cell>
          <table:table-cell office:value-type="float" office:value="0.472899999999996" calcext:value-type="float">
            <text:p>0.4728999999999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06.63486" calcext:value-type="float">
            <text:p>-406.63486</text:p>
          </table:table-cell>
          <table:table-cell office:value-type="float" office:value="0.05" calcext:value-type="float">
            <text:p>0.05</text:p>
          </table:table-cell>
          <table:table-cell office:value-type="float" office:value="0.721700000000027" calcext:value-type="float">
            <text:p>0.7217000000000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98.65624" calcext:value-type="float">
            <text:p>-598.65624</text:p>
          </table:table-cell>
          <table:table-cell office:value-type="float" office:value="0.05" calcext:value-type="float">
            <text:p>0.05</text:p>
          </table:table-cell>
          <table:table-cell office:value-type="float" office:value="0.756049999999959" calcext:value-type="float">
            <text:p>0.7560499999999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805.51352" calcext:value-type="float">
            <text:p>-805.51352</text:p>
          </table:table-cell>
          <table:table-cell office:value-type="float" office:value="0.05" calcext:value-type="float">
            <text:p>0.05</text:p>
          </table:table-cell>
          <table:table-cell office:value-type="float" office:value="8.23120000000006" calcext:value-type="float">
            <text:p>8.23120000000006</text:p>
          </table:table-cell>
        </table:table-row>
      </table:table>
      <table:table table:name="0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64300038" calcext:value-type="float">
            <text:p>-0.164300038</text:p>
          </table:table-cell>
          <table:table-cell office:value-type="float" office:value="0.05" calcext:value-type="float">
            <text:p>0.05</text:p>
          </table:table-cell>
          <table:table-cell office:value-type="float" office:value="0.6750503" calcext:value-type="float">
            <text:p>0.67505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8525289" calcext:value-type="float">
            <text:p>0.08525289</text:p>
          </table:table-cell>
          <table:table-cell office:value-type="float" office:value="0.05" calcext:value-type="float">
            <text:p>0.05</text:p>
          </table:table-cell>
          <table:table-cell office:value-type="float" office:value="0.8008876" calcext:value-type="float">
            <text:p>0.80088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34954408" calcext:value-type="float">
            <text:p>-0.34954408</text:p>
          </table:table-cell>
          <table:table-cell office:value-type="float" office:value="0.05" calcext:value-type="float">
            <text:p>0.05</text:p>
          </table:table-cell>
          <table:table-cell office:value-type="float" office:value="0.3420775" calcext:value-type="float">
            <text:p>0.34207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20178704" calcext:value-type="float">
            <text:p>-0.20178704</text:p>
          </table:table-cell>
          <table:table-cell office:value-type="float" office:value="0.05" calcext:value-type="float">
            <text:p>0.05</text:p>
          </table:table-cell>
          <table:table-cell office:value-type="float" office:value="0.583946" calcext:value-type="float">
            <text:p>0.5839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21441218" calcext:value-type="float">
            <text:p>-0.21441218</text:p>
          </table:table-cell>
          <table:table-cell office:value-type="float" office:value="0.05" calcext:value-type="float">
            <text:p>0.05</text:p>
          </table:table-cell>
          <table:table-cell office:value-type="float" office:value="0.5776684" calcext:value-type="float">
            <text:p>0.57766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381971756" calcext:value-type="float">
            <text:p>-0.381971756</text:p>
          </table:table-cell>
          <table:table-cell office:value-type="float" office:value="0.05" calcext:value-type="float">
            <text:p>0.05</text:p>
          </table:table-cell>
          <table:table-cell office:value-type="float" office:value="0.46683726" calcext:value-type="float">
            <text:p>0.466837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5688788" calcext:value-type="float">
            <text:p>-0.25688788</text:p>
          </table:table-cell>
          <table:table-cell office:value-type="float" office:value="0.05" calcext:value-type="float">
            <text:p>0.05</text:p>
          </table:table-cell>
          <table:table-cell office:value-type="float" office:value="0.8051217" calcext:value-type="float">
            <text:p>0.80512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1704342" calcext:value-type="float">
            <text:p>0.01704342</text:p>
          </table:table-cell>
          <table:table-cell office:value-type="float" office:value="0.05" calcext:value-type="float">
            <text:p>0.05</text:p>
          </table:table-cell>
          <table:table-cell office:value-type="float" office:value="0.602574" calcext:value-type="float">
            <text:p>0.6025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2835062" calcext:value-type="float">
            <text:p>-0.22835062</text:p>
          </table:table-cell>
          <table:table-cell office:value-type="float" office:value="0.05" calcext:value-type="float">
            <text:p>0.05</text:p>
          </table:table-cell>
          <table:table-cell office:value-type="float" office:value="0.71117065" calcext:value-type="float">
            <text:p>0.711170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47347186" calcext:value-type="float">
            <text:p>-0.47347186</text:p>
          </table:table-cell>
          <table:table-cell office:value-type="float" office:value="0.05" calcext:value-type="float">
            <text:p>0.05</text:p>
          </table:table-cell>
          <table:table-cell office:value-type="float" office:value="0.7131311" calcext:value-type="float">
            <text:p>0.71313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57766096" calcext:value-type="float">
            <text:p>-0.257766096</text:p>
          </table:table-cell>
          <table:table-cell office:value-type="float" office:value="0.05" calcext:value-type="float">
            <text:p>0.05</text:p>
          </table:table-cell>
          <table:table-cell office:value-type="float" office:value="0.57638385" calcext:value-type="float">
            <text:p>0.576383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896328" calcext:value-type="float">
            <text:p>-0.1896328</text:p>
          </table:table-cell>
          <table:table-cell office:value-type="float" office:value="0.05" calcext:value-type="float">
            <text:p>0.05</text:p>
          </table:table-cell>
          <table:table-cell office:value-type="float" office:value="0.81178735" calcext:value-type="float">
            <text:p>0.811787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8343548" calcext:value-type="float">
            <text:p>-0.18343548</text:p>
          </table:table-cell>
          <table:table-cell office:value-type="float" office:value="0.05" calcext:value-type="float">
            <text:p>0.05</text:p>
          </table:table-cell>
          <table:table-cell office:value-type="float" office:value="0.792502" calcext:value-type="float">
            <text:p>0.7925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3754228" calcext:value-type="float">
            <text:p>-0.23754228</text:p>
          </table:table-cell>
          <table:table-cell office:value-type="float" office:value="0.05" calcext:value-type="float">
            <text:p>0.05</text:p>
          </table:table-cell>
          <table:table-cell office:value-type="float" office:value="0.60591825" calcext:value-type="float">
            <text:p>0.605918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0.04262545" calcext:value-type="float">
            <text:p>0.04262545</text:p>
          </table:table-cell>
          <table:table-cell office:value-type="float" office:value="0.05" calcext:value-type="float">
            <text:p>0.05</text:p>
          </table:table-cell>
          <table:table-cell office:value-type="float" office:value="0.45865945" calcext:value-type="float">
            <text:p>0.458659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00936476000000001" calcext:value-type="float">
            <text:p>-0.00936476</text:p>
          </table:table-cell>
          <table:table-cell office:value-type="float" office:value="0.05" calcext:value-type="float">
            <text:p>0.05</text:p>
          </table:table-cell>
          <table:table-cell office:value-type="float" office:value="0.6235124" calcext:value-type="float">
            <text:p>0.62351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10418618" calcext:value-type="float">
            <text:p>-0.10418618</text:p>
          </table:table-cell>
          <table:table-cell office:value-type="float" office:value="0.05" calcext:value-type="float">
            <text:p>0.05</text:p>
          </table:table-cell>
          <table:table-cell office:value-type="float" office:value="0.6254698" calcext:value-type="float">
            <text:p>0.62546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0583693982" calcext:value-type="float">
            <text:p>-0.0583693982</text:p>
          </table:table-cell>
          <table:table-cell office:value-type="float" office:value="0.05" calcext:value-type="float">
            <text:p>0.05</text:p>
          </table:table-cell>
          <table:table-cell office:value-type="float" office:value="0.67722265" calcext:value-type="float">
            <text:p>0.677222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.15797856" calcext:value-type="float">
            <text:p>0.15797856</text:p>
          </table:table-cell>
          <table:table-cell office:value-type="float" office:value="0.05" calcext:value-type="float">
            <text:p>0.05</text:p>
          </table:table-cell>
          <table:table-cell office:value-type="float" office:value="0.44268015" calcext:value-type="float">
            <text:p>0.44268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2327088" calcext:value-type="float">
            <text:p>-0.32327088</text:p>
          </table:table-cell>
          <table:table-cell office:value-type="float" office:value="0.05" calcext:value-type="float">
            <text:p>0.05</text:p>
          </table:table-cell>
          <table:table-cell office:value-type="float" office:value="0.7451005" calcext:value-type="float">
            <text:p>0.74510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017027114" calcext:value-type="float">
            <text:p>-0.017027114</text:p>
          </table:table-cell>
          <table:table-cell office:value-type="float" office:value="0.05" calcext:value-type="float">
            <text:p>0.05</text:p>
          </table:table-cell>
          <table:table-cell office:value-type="float" office:value="0.7407925" calcext:value-type="float">
            <text:p>0.74079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40209156" calcext:value-type="float">
            <text:p>-0.40209156</text:p>
          </table:table-cell>
          <table:table-cell office:value-type="float" office:value="0.05" calcext:value-type="float">
            <text:p>0.05</text:p>
          </table:table-cell>
          <table:table-cell office:value-type="float" office:value="0.45181345" calcext:value-type="float">
            <text:p>0.451813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000281825999999999" calcext:value-type="float">
            <text:p>-0.000281826</text:p>
          </table:table-cell>
          <table:table-cell office:value-type="float" office:value="0.05" calcext:value-type="float">
            <text:p>0.05</text:p>
          </table:table-cell>
          <table:table-cell office:value-type="float" office:value="0.7337092" calcext:value-type="float">
            <text:p>0.73370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28138106" calcext:value-type="float">
            <text:p>-0.28138106</text:p>
          </table:table-cell>
          <table:table-cell office:value-type="float" office:value="0.05" calcext:value-type="float">
            <text:p>0.05</text:p>
          </table:table-cell>
          <table:table-cell office:value-type="float" office:value="0.80690235" calcext:value-type="float">
            <text:p>0.80690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1104519" calcext:value-type="float">
            <text:p>-0.1104519</text:p>
          </table:table-cell>
          <table:table-cell office:value-type="float" office:value="0.05" calcext:value-type="float">
            <text:p>0.05</text:p>
          </table:table-cell>
          <table:table-cell office:value-type="float" office:value="0.58317055" calcext:value-type="float">
            <text:p>0.583170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274040666" calcext:value-type="float">
            <text:p>-0.274040666</text:p>
          </table:table-cell>
          <table:table-cell office:value-type="float" office:value="0.05" calcext:value-type="float">
            <text:p>0.05</text:p>
          </table:table-cell>
          <table:table-cell office:value-type="float" office:value="0.7834534" calcext:value-type="float">
            <text:p>0.78345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063016088" calcext:value-type="float">
            <text:p>-0.063016088</text:p>
          </table:table-cell>
          <table:table-cell office:value-type="float" office:value="0.05" calcext:value-type="float">
            <text:p>0.05</text:p>
          </table:table-cell>
          <table:table-cell office:value-type="float" office:value="0.62081365" calcext:value-type="float">
            <text:p>0.620813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279002708" calcext:value-type="float">
            <text:p>-0.279002708</text:p>
          </table:table-cell>
          <table:table-cell office:value-type="float" office:value="0.05" calcext:value-type="float">
            <text:p>0.05</text:p>
          </table:table-cell>
          <table:table-cell office:value-type="float" office:value="0.79818095" calcext:value-type="float">
            <text:p>0.798180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045937112" calcext:value-type="float">
            <text:p>-0.045937112</text:p>
          </table:table-cell>
          <table:table-cell office:value-type="float" office:value="0.05" calcext:value-type="float">
            <text:p>0.05</text:p>
          </table:table-cell>
          <table:table-cell office:value-type="float" office:value="0.511016" calcext:value-type="float">
            <text:p>0.5110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231890016" calcext:value-type="float">
            <text:p>-0.231890016</text:p>
          </table:table-cell>
          <table:table-cell office:value-type="float" office:value="0.05" calcext:value-type="float">
            <text:p>0.05</text:p>
          </table:table-cell>
          <table:table-cell office:value-type="float" office:value="0.6733393" calcext:value-type="float">
            <text:p>0.67333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35073458" calcext:value-type="float">
            <text:p>-0.35073458</text:p>
          </table:table-cell>
          <table:table-cell office:value-type="float" office:value="0.05" calcext:value-type="float">
            <text:p>0.05</text:p>
          </table:table-cell>
          <table:table-cell office:value-type="float" office:value="0.41690785" calcext:value-type="float">
            <text:p>0.416907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32097642" calcext:value-type="float">
            <text:p>-0.32097642</text:p>
          </table:table-cell>
          <table:table-cell office:value-type="float" office:value="0.05" calcext:value-type="float">
            <text:p>0.05</text:p>
          </table:table-cell>
          <table:table-cell office:value-type="float" office:value="0.6050313" calcext:value-type="float">
            <text:p>0.60503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38344232" calcext:value-type="float">
            <text:p>-0.38344232</text:p>
          </table:table-cell>
          <table:table-cell office:value-type="float" office:value="0.05" calcext:value-type="float">
            <text:p>0.05</text:p>
          </table:table-cell>
          <table:table-cell office:value-type="float" office:value="0.3397297" calcext:value-type="float">
            <text:p>0.33972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54841233" calcext:value-type="float">
            <text:p>-0.54841233</text:p>
          </table:table-cell>
          <table:table-cell office:value-type="float" office:value="0.05" calcext:value-type="float">
            <text:p>0.05</text:p>
          </table:table-cell>
          <table:table-cell office:value-type="float" office:value="0.509698175" calcext:value-type="float">
            <text:p>0.5096981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.775952" calcext:value-type="float">
            <text:p>-1.775952</text:p>
          </table:table-cell>
          <table:table-cell office:value-type="float" office:value="0.05" calcext:value-type="float">
            <text:p>0.05</text:p>
          </table:table-cell>
          <table:table-cell office:value-type="float" office:value="0.4382295" calcext:value-type="float">
            <text:p>0.43822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5.1749626" calcext:value-type="float">
            <text:p>-5.1749626</text:p>
          </table:table-cell>
          <table:table-cell office:value-type="float" office:value="0.05" calcext:value-type="float">
            <text:p>0.05</text:p>
          </table:table-cell>
          <table:table-cell office:value-type="float" office:value="0.652989" calcext:value-type="float">
            <text:p>0.6529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6.902428" calcext:value-type="float">
            <text:p>-16.902428</text:p>
          </table:table-cell>
          <table:table-cell office:value-type="float" office:value="0.05" calcext:value-type="float">
            <text:p>0.05</text:p>
          </table:table-cell>
          <table:table-cell office:value-type="float" office:value="0.737175000000002" calcext:value-type="float">
            <text:p>0.737175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45.91529" calcext:value-type="float">
            <text:p>-45.91529</text:p>
          </table:table-cell>
          <table:table-cell office:value-type="float" office:value="0.05" calcext:value-type="float">
            <text:p>0.05</text:p>
          </table:table-cell>
          <table:table-cell office:value-type="float" office:value="0.532619999999998" calcext:value-type="float">
            <text:p>0.532619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05.46744" calcext:value-type="float">
            <text:p>-105.46744</text:p>
          </table:table-cell>
          <table:table-cell office:value-type="float" office:value="0.05" calcext:value-type="float">
            <text:p>0.05</text:p>
          </table:table-cell>
          <table:table-cell office:value-type="float" office:value="1.02985" calcext:value-type="float">
            <text:p>1.029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03.7187" calcext:value-type="float">
            <text:p>-203.7187</text:p>
          </table:table-cell>
          <table:table-cell office:value-type="float" office:value="0.05" calcext:value-type="float">
            <text:p>0.05</text:p>
          </table:table-cell>
          <table:table-cell office:value-type="float" office:value="0.544549999999987" calcext:value-type="float">
            <text:p>0.5445499999999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38.8256" calcext:value-type="float">
            <text:p>-338.8256</text:p>
          </table:table-cell>
          <table:table-cell office:value-type="float" office:value="0.05" calcext:value-type="float">
            <text:p>0.05</text:p>
          </table:table-cell>
          <table:table-cell office:value-type="float" office:value="0.835049999999995" calcext:value-type="float">
            <text:p>0.8350499999999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01.97862" calcext:value-type="float">
            <text:p>-501.97862</text:p>
          </table:table-cell>
          <table:table-cell office:value-type="float" office:value="0.05" calcext:value-type="float">
            <text:p>0.05</text:p>
          </table:table-cell>
          <table:table-cell office:value-type="float" office:value="0.515950000000089" calcext:value-type="float">
            <text:p>0.5159500000000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675.84118" calcext:value-type="float">
            <text:p>-675.84118</text:p>
          </table:table-cell>
          <table:table-cell office:value-type="float" office:value="0.05" calcext:value-type="float">
            <text:p>0.05</text:p>
          </table:table-cell>
          <table:table-cell office:value-type="float" office:value="2.16799999999995" calcext:value-type="float">
            <text:p>2.16799999999995</text:p>
          </table:table-cell>
        </table:table-row>
      </table:table>
      <table:table table:name="-5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1156152" calcext:value-type="float">
            <text:p>0.271156152</text:p>
          </table:table-cell>
          <table:table-cell office:value-type="float" office:value="0.05" calcext:value-type="float">
            <text:p>0.05</text:p>
          </table:table-cell>
          <table:table-cell office:value-type="float" office:value="0.297998055" calcext:value-type="float">
            <text:p>0.2979980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14030852" calcext:value-type="float">
            <text:p>0.014030852</text:p>
          </table:table-cell>
          <table:table-cell office:value-type="float" office:value="0.05" calcext:value-type="float">
            <text:p>0.05</text:p>
          </table:table-cell>
          <table:table-cell office:value-type="float" office:value="0.4251292" calcext:value-type="float">
            <text:p>0.42512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8580914" calcext:value-type="float">
            <text:p>-0.18580914</text:p>
          </table:table-cell>
          <table:table-cell office:value-type="float" office:value="0.05" calcext:value-type="float">
            <text:p>0.05</text:p>
          </table:table-cell>
          <table:table-cell office:value-type="float" office:value="0.6511085" calcext:value-type="float">
            <text:p>0.6511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728113599999997" calcext:value-type="float">
            <text:p>0.007281136</text:p>
          </table:table-cell>
          <table:table-cell office:value-type="float" office:value="0.05" calcext:value-type="float">
            <text:p>0.05</text:p>
          </table:table-cell>
          <table:table-cell office:value-type="float" office:value="0.57038915" calcext:value-type="float">
            <text:p>0.570389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9251565" calcext:value-type="float">
            <text:p>-0.19251565</text:p>
          </table:table-cell>
          <table:table-cell office:value-type="float" office:value="0.05" calcext:value-type="float">
            <text:p>0.05</text:p>
          </table:table-cell>
          <table:table-cell office:value-type="float" office:value="0.64392075" calcext:value-type="float">
            <text:p>0.643920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97781588" calcext:value-type="float">
            <text:p>-0.197781588</text:p>
          </table:table-cell>
          <table:table-cell office:value-type="float" office:value="0.05" calcext:value-type="float">
            <text:p>0.05</text:p>
          </table:table-cell>
          <table:table-cell office:value-type="float" office:value="0.4068314" calcext:value-type="float">
            <text:p>0.40683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061979992" calcext:value-type="float">
            <text:p>-0.061979992</text:p>
          </table:table-cell>
          <table:table-cell office:value-type="float" office:value="0.05" calcext:value-type="float">
            <text:p>0.05</text:p>
          </table:table-cell>
          <table:table-cell office:value-type="float" office:value="0.80818705" calcext:value-type="float">
            <text:p>0.808187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1154654" calcext:value-type="float">
            <text:p>-0.11154654</text:p>
          </table:table-cell>
          <table:table-cell office:value-type="float" office:value="0.05" calcext:value-type="float">
            <text:p>0.05</text:p>
          </table:table-cell>
          <table:table-cell office:value-type="float" office:value="0.38678015" calcext:value-type="float">
            <text:p>0.38678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5557042" calcext:value-type="float">
            <text:p>0.05557042</text:p>
          </table:table-cell>
          <table:table-cell office:value-type="float" office:value="0.05" calcext:value-type="float">
            <text:p>0.05</text:p>
          </table:table-cell>
          <table:table-cell office:value-type="float" office:value="0.643003" calcext:value-type="float">
            <text:p>0.643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56916032" calcext:value-type="float">
            <text:p>0.056916032</text:p>
          </table:table-cell>
          <table:table-cell office:value-type="float" office:value="0.05" calcext:value-type="float">
            <text:p>0.05</text:p>
          </table:table-cell>
          <table:table-cell office:value-type="float" office:value="0.6931529" calcext:value-type="float">
            <text:p>0.69315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037594094" calcext:value-type="float">
            <text:p>-0.037594094</text:p>
          </table:table-cell>
          <table:table-cell office:value-type="float" office:value="0.05" calcext:value-type="float">
            <text:p>0.05</text:p>
          </table:table-cell>
          <table:table-cell office:value-type="float" office:value="0.5944115" calcext:value-type="float">
            <text:p>0.59441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39955866" calcext:value-type="float">
            <text:p>-0.39955866</text:p>
          </table:table-cell>
          <table:table-cell office:value-type="float" office:value="0.05" calcext:value-type="float">
            <text:p>0.05</text:p>
          </table:table-cell>
          <table:table-cell office:value-type="float" office:value="0.56508255" calcext:value-type="float">
            <text:p>0.565082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4431945" calcext:value-type="float">
            <text:p>-0.4431945</text:p>
          </table:table-cell>
          <table:table-cell office:value-type="float" office:value="0.05" calcext:value-type="float">
            <text:p>0.05</text:p>
          </table:table-cell>
          <table:table-cell office:value-type="float" office:value="0.17173475" calcext:value-type="float">
            <text:p>0.171734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0160964" calcext:value-type="float">
            <text:p>-0.0160964</text:p>
          </table:table-cell>
          <table:table-cell office:value-type="float" office:value="0.05" calcext:value-type="float">
            <text:p>0.05</text:p>
          </table:table-cell>
          <table:table-cell office:value-type="float" office:value="0.56814925" calcext:value-type="float">
            <text:p>0.568149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0.000889324000000008" calcext:value-type="float">
            <text:p>0.000889324</text:p>
          </table:table-cell>
          <table:table-cell office:value-type="float" office:value="0.05" calcext:value-type="float">
            <text:p>0.05</text:p>
          </table:table-cell>
          <table:table-cell office:value-type="float" office:value="0.73748685" calcext:value-type="float">
            <text:p>0.737486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18972513" calcext:value-type="float">
            <text:p>-0.18972513</text:p>
          </table:table-cell>
          <table:table-cell office:value-type="float" office:value="0.05" calcext:value-type="float">
            <text:p>0.05</text:p>
          </table:table-cell>
          <table:table-cell office:value-type="float" office:value="0.79192625" calcext:value-type="float">
            <text:p>0.791926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131995018" calcext:value-type="float">
            <text:p>-0.131995018</text:p>
          </table:table-cell>
          <table:table-cell office:value-type="float" office:value="0.05" calcext:value-type="float">
            <text:p>0.05</text:p>
          </table:table-cell>
          <table:table-cell office:value-type="float" office:value="0.197058675" calcext:value-type="float">
            <text:p>0.1970586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16673654" calcext:value-type="float">
            <text:p>-0.16673654</text:p>
          </table:table-cell>
          <table:table-cell office:value-type="float" office:value="0.05" calcext:value-type="float">
            <text:p>0.05</text:p>
          </table:table-cell>
          <table:table-cell office:value-type="float" office:value="0.50561955" calcext:value-type="float">
            <text:p>0.50561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125141296" calcext:value-type="float">
            <text:p>-0.125141296</text:p>
          </table:table-cell>
          <table:table-cell office:value-type="float" office:value="0.05" calcext:value-type="float">
            <text:p>0.05</text:p>
          </table:table-cell>
          <table:table-cell office:value-type="float" office:value="0.555024" calcext:value-type="float">
            <text:p>0.5550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8015552" calcext:value-type="float">
            <text:p>-0.28015552</text:p>
          </table:table-cell>
          <table:table-cell office:value-type="float" office:value="0.05" calcext:value-type="float">
            <text:p>0.05</text:p>
          </table:table-cell>
          <table:table-cell office:value-type="float" office:value="0.5385272" calcext:value-type="float">
            <text:p>0.53852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130546026" calcext:value-type="float">
            <text:p>-0.130546026</text:p>
          </table:table-cell>
          <table:table-cell office:value-type="float" office:value="0.05" calcext:value-type="float">
            <text:p>0.05</text:p>
          </table:table-cell>
          <table:table-cell office:value-type="float" office:value="0.7235523" calcext:value-type="float">
            <text:p>0.72355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120396078" calcext:value-type="float">
            <text:p>-0.120396078</text:p>
          </table:table-cell>
          <table:table-cell office:value-type="float" office:value="0.05" calcext:value-type="float">
            <text:p>0.05</text:p>
          </table:table-cell>
          <table:table-cell office:value-type="float" office:value="0.4706112" calcext:value-type="float">
            <text:p>0.47061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264584126" calcext:value-type="float">
            <text:p>-0.264584126</text:p>
          </table:table-cell>
          <table:table-cell office:value-type="float" office:value="0.05" calcext:value-type="float">
            <text:p>0.05</text:p>
          </table:table-cell>
          <table:table-cell office:value-type="float" office:value="0.76359065" calcext:value-type="float">
            <text:p>0.763590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21078884" calcext:value-type="float">
            <text:p>-0.21078884</text:p>
          </table:table-cell>
          <table:table-cell office:value-type="float" office:value="0.05" calcext:value-type="float">
            <text:p>0.05</text:p>
          </table:table-cell>
          <table:table-cell office:value-type="float" office:value="0.60388875" calcext:value-type="float">
            <text:p>0.603888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85396114" calcext:value-type="float">
            <text:p>-0.385396114</text:p>
          </table:table-cell>
          <table:table-cell office:value-type="float" office:value="0.05" calcext:value-type="float">
            <text:p>0.05</text:p>
          </table:table-cell>
          <table:table-cell office:value-type="float" office:value="0.428400025" calcext:value-type="float">
            <text:p>0.4284000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43835776" calcext:value-type="float">
            <text:p>-0.43835776</text:p>
          </table:table-cell>
          <table:table-cell office:value-type="float" office:value="0.05" calcext:value-type="float">
            <text:p>0.05</text:p>
          </table:table-cell>
          <table:table-cell office:value-type="float" office:value="0.33829645" calcext:value-type="float">
            <text:p>0.338296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0987754758" calcext:value-type="float">
            <text:p>-0.0987754758</text:p>
          </table:table-cell>
          <table:table-cell office:value-type="float" office:value="0.05" calcext:value-type="float">
            <text:p>0.05</text:p>
          </table:table-cell>
          <table:table-cell office:value-type="float" office:value="0.7142857" calcext:value-type="float">
            <text:p>0.71428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0.250053864" calcext:value-type="float">
            <text:p>0.250053864</text:p>
          </table:table-cell>
          <table:table-cell office:value-type="float" office:value="0.05" calcext:value-type="float">
            <text:p>0.05</text:p>
          </table:table-cell>
          <table:table-cell office:value-type="float" office:value="0.56762635" calcext:value-type="float">
            <text:p>0.567626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27098212" calcext:value-type="float">
            <text:p>-0.27098212</text:p>
          </table:table-cell>
          <table:table-cell office:value-type="float" office:value="0.05" calcext:value-type="float">
            <text:p>0.05</text:p>
          </table:table-cell>
          <table:table-cell office:value-type="float" office:value="0.63029205" calcext:value-type="float">
            <text:p>0.630292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13122855338" calcext:value-type="float">
            <text:p>-0.13122855338</text:p>
          </table:table-cell>
          <table:table-cell office:value-type="float" office:value="0.05" calcext:value-type="float">
            <text:p>0.05</text:p>
          </table:table-cell>
          <table:table-cell office:value-type="float" office:value="0.7845278" calcext:value-type="float">
            <text:p>0.78452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41798292" calcext:value-type="float">
            <text:p>-0.41798292</text:p>
          </table:table-cell>
          <table:table-cell office:value-type="float" office:value="0.05" calcext:value-type="float">
            <text:p>0.05</text:p>
          </table:table-cell>
          <table:table-cell office:value-type="float" office:value="0.56603795" calcext:value-type="float">
            <text:p>0.566037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090282572" calcext:value-type="float">
            <text:p>-0.090282572</text:p>
          </table:table-cell>
          <table:table-cell office:value-type="float" office:value="0.05" calcext:value-type="float">
            <text:p>0.05</text:p>
          </table:table-cell>
          <table:table-cell office:value-type="float" office:value="0.71848205" calcext:value-type="float">
            <text:p>0.718482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334854942" calcext:value-type="float">
            <text:p>-0.334854942</text:p>
          </table:table-cell>
          <table:table-cell office:value-type="float" office:value="0.05" calcext:value-type="float">
            <text:p>0.05</text:p>
          </table:table-cell>
          <table:table-cell office:value-type="float" office:value="0.68753325" calcext:value-type="float">
            <text:p>0.687533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602347464" calcext:value-type="float">
            <text:p>-0.602347464</text:p>
          </table:table-cell>
          <table:table-cell office:value-type="float" office:value="0.05" calcext:value-type="float">
            <text:p>0.05</text:p>
          </table:table-cell>
          <table:table-cell office:value-type="float" office:value="0.40818694" calcext:value-type="float">
            <text:p>0.408186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.04968864" calcext:value-type="float">
            <text:p>-1.04968864</text:p>
          </table:table-cell>
          <table:table-cell office:value-type="float" office:value="0.05" calcext:value-type="float">
            <text:p>0.05</text:p>
          </table:table-cell>
          <table:table-cell office:value-type="float" office:value="0.6639603" calcext:value-type="float">
            <text:p>0.66396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.7218212" calcext:value-type="float">
            <text:p>-3.7218212</text:p>
          </table:table-cell>
          <table:table-cell office:value-type="float" office:value="0.05" calcext:value-type="float">
            <text:p>0.05</text:p>
          </table:table-cell>
          <table:table-cell office:value-type="float" office:value="0.680747" calcext:value-type="float">
            <text:p>0.6807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2.204032" calcext:value-type="float">
            <text:p>-12.204032</text:p>
          </table:table-cell>
          <table:table-cell office:value-type="float" office:value="0.05" calcext:value-type="float">
            <text:p>0.05</text:p>
          </table:table-cell>
          <table:table-cell office:value-type="float" office:value="0.621810000000001" calcext:value-type="float">
            <text:p>0.62181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5.449546" calcext:value-type="float">
            <text:p>-35.449546</text:p>
          </table:table-cell>
          <table:table-cell office:value-type="float" office:value="0.05" calcext:value-type="float">
            <text:p>0.05</text:p>
          </table:table-cell>
          <table:table-cell office:value-type="float" office:value="0.619035000000004" calcext:value-type="float">
            <text:p>0.6190350000000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84.677856" calcext:value-type="float">
            <text:p>-84.677856</text:p>
          </table:table-cell>
          <table:table-cell office:value-type="float" office:value="0.05" calcext:value-type="float">
            <text:p>0.05</text:p>
          </table:table-cell>
          <table:table-cell office:value-type="float" office:value="0.628844999999998" calcext:value-type="float">
            <text:p>0.628844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68.64862" calcext:value-type="float">
            <text:p>-168.64862</text:p>
          </table:table-cell>
          <table:table-cell office:value-type="float" office:value="0.05" calcext:value-type="float">
            <text:p>0.05</text:p>
          </table:table-cell>
          <table:table-cell office:value-type="float" office:value="0.937399999999997" calcext:value-type="float">
            <text:p>0.937399999999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84.24528" calcext:value-type="float">
            <text:p>-284.24528</text:p>
          </table:table-cell>
          <table:table-cell office:value-type="float" office:value="0.05" calcext:value-type="float">
            <text:p>0.05</text:p>
          </table:table-cell>
          <table:table-cell office:value-type="float" office:value="0.404649999999975" calcext:value-type="float">
            <text:p>0.4046499999999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22.31478" calcext:value-type="float">
            <text:p>-422.31478</text:p>
          </table:table-cell>
          <table:table-cell office:value-type="float" office:value="0.05" calcext:value-type="float">
            <text:p>0.05</text:p>
          </table:table-cell>
          <table:table-cell office:value-type="float" office:value="0.757800000000003" calcext:value-type="float">
            <text:p>0.757800000000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566.60804" calcext:value-type="float">
            <text:p>-566.60804</text:p>
          </table:table-cell>
          <table:table-cell office:value-type="float" office:value="0.05" calcext:value-type="float">
            <text:p>0.05</text:p>
          </table:table-cell>
          <table:table-cell office:value-type="float" office:value="0.370649999999955" calcext:value-type="float">
            <text:p>0.370649999999955</text:p>
          </table:table-cell>
        </table:table-row>
      </table:table>
      <table:table table:name="-10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650962" calcext:value-type="float">
            <text:p>-0.1650962</text:p>
          </table:table-cell>
          <table:table-cell office:value-type="float" office:value="0.05" calcext:value-type="float">
            <text:p>0.05</text:p>
          </table:table-cell>
          <table:table-cell office:value-type="float" office:value="0.89676765" calcext:value-type="float">
            <text:p>0.896767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317222" calcext:value-type="float">
            <text:p>-0.0317222</text:p>
          </table:table-cell>
          <table:table-cell office:value-type="float" office:value="0.05" calcext:value-type="float">
            <text:p>0.05</text:p>
          </table:table-cell>
          <table:table-cell office:value-type="float" office:value="1.6839225" calcext:value-type="float">
            <text:p>1.68392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95054" calcext:value-type="float">
            <text:p>-0.095054</text:p>
          </table:table-cell>
          <table:table-cell office:value-type="float" office:value="0.05" calcext:value-type="float">
            <text:p>0.05</text:p>
          </table:table-cell>
          <table:table-cell office:value-type="float" office:value="1.6343375" calcext:value-type="float">
            <text:p>1.63433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463836" calcext:value-type="float">
            <text:p>-0.1463836</text:p>
          </table:table-cell>
          <table:table-cell office:value-type="float" office:value="0.05" calcext:value-type="float">
            <text:p>0.05</text:p>
          </table:table-cell>
          <table:table-cell office:value-type="float" office:value="1.277332" calcext:value-type="float">
            <text:p>1.2773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238674688" calcext:value-type="float">
            <text:p>-0.238674688</text:p>
          </table:table-cell>
          <table:table-cell office:value-type="float" office:value="0.05" calcext:value-type="float">
            <text:p>0.05</text:p>
          </table:table-cell>
          <table:table-cell office:value-type="float" office:value="1.6357695" calcext:value-type="float">
            <text:p>1.63576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03335366" calcext:value-type="float">
            <text:p>-0.03335366</text:p>
          </table:table-cell>
          <table:table-cell office:value-type="float" office:value="0.05" calcext:value-type="float">
            <text:p>0.05</text:p>
          </table:table-cell>
          <table:table-cell office:value-type="float" office:value="1.13403185" calcext:value-type="float">
            <text:p>1.13403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3055579138" calcext:value-type="float">
            <text:p>0.3055579138</text:p>
          </table:table-cell>
          <table:table-cell office:value-type="float" office:value="0.05" calcext:value-type="float">
            <text:p>0.05</text:p>
          </table:table-cell>
          <table:table-cell office:value-type="float" office:value="0.9626072" calcext:value-type="float">
            <text:p>0.96260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76937182" calcext:value-type="float">
            <text:p>-0.76937182</text:p>
          </table:table-cell>
          <table:table-cell office:value-type="float" office:value="0.05" calcext:value-type="float">
            <text:p>0.05</text:p>
          </table:table-cell>
          <table:table-cell office:value-type="float" office:value="0.7671988" calcext:value-type="float">
            <text:p>0.76719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409392686" calcext:value-type="float">
            <text:p>0.409392686</text:p>
          </table:table-cell>
          <table:table-cell office:value-type="float" office:value="0.05" calcext:value-type="float">
            <text:p>0.05</text:p>
          </table:table-cell>
          <table:table-cell office:value-type="float" office:value="0.8814334" calcext:value-type="float">
            <text:p>0.88143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33055424" calcext:value-type="float">
            <text:p>-0.33055424</text:p>
          </table:table-cell>
          <table:table-cell office:value-type="float" office:value="0.05" calcext:value-type="float">
            <text:p>0.05</text:p>
          </table:table-cell>
          <table:table-cell office:value-type="float" office:value="1.10220235" calcext:value-type="float">
            <text:p>1.10220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40014092" calcext:value-type="float">
            <text:p>-0.40014092</text:p>
          </table:table-cell>
          <table:table-cell office:value-type="float" office:value="0.05" calcext:value-type="float">
            <text:p>0.05</text:p>
          </table:table-cell>
          <table:table-cell office:value-type="float" office:value="1.3391825" calcext:value-type="float">
            <text:p>1.33918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2802474" calcext:value-type="float">
            <text:p>-0.22802474</text:p>
          </table:table-cell>
          <table:table-cell office:value-type="float" office:value="0.05" calcext:value-type="float">
            <text:p>0.05</text:p>
          </table:table-cell>
          <table:table-cell office:value-type="float" office:value="1.1127804" calcext:value-type="float">
            <text:p>1.11278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078312298" calcext:value-type="float">
            <text:p>-0.078312298</text:p>
          </table:table-cell>
          <table:table-cell office:value-type="float" office:value="0.05" calcext:value-type="float">
            <text:p>0.05</text:p>
          </table:table-cell>
          <table:table-cell office:value-type="float" office:value="1.0461098" calcext:value-type="float">
            <text:p>1.04610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0.28480112" calcext:value-type="float">
            <text:p>0.28480112</text:p>
          </table:table-cell>
          <table:table-cell office:value-type="float" office:value="0.05" calcext:value-type="float">
            <text:p>0.05</text:p>
          </table:table-cell>
          <table:table-cell office:value-type="float" office:value="1.5970355" calcext:value-type="float">
            <text:p>1.59703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5645786" calcext:value-type="float">
            <text:p>-0.5645786</text:p>
          </table:table-cell>
          <table:table-cell office:value-type="float" office:value="0.05" calcext:value-type="float">
            <text:p>0.05</text:p>
          </table:table-cell>
          <table:table-cell office:value-type="float" office:value="1.1557795" calcext:value-type="float">
            <text:p>1.15577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12580066" calcext:value-type="float">
            <text:p>-0.12580066</text:p>
          </table:table-cell>
          <table:table-cell office:value-type="float" office:value="0.05" calcext:value-type="float">
            <text:p>0.05</text:p>
          </table:table-cell>
          <table:table-cell office:value-type="float" office:value="1.364933" calcext:value-type="float">
            <text:p>1.3649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0.24499964" calcext:value-type="float">
            <text:p>0.24499964</text:p>
          </table:table-cell>
          <table:table-cell office:value-type="float" office:value="0.05" calcext:value-type="float">
            <text:p>0.05</text:p>
          </table:table-cell>
          <table:table-cell office:value-type="float" office:value="1.2446595" calcext:value-type="float">
            <text:p>1.24465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405313856" calcext:value-type="float">
            <text:p>-0.405313856</text:p>
          </table:table-cell>
          <table:table-cell office:value-type="float" office:value="0.05" calcext:value-type="float">
            <text:p>0.05</text:p>
          </table:table-cell>
          <table:table-cell office:value-type="float" office:value="1.00966035" calcext:value-type="float">
            <text:p>1.009660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635912" calcext:value-type="float">
            <text:p>-0.2635912</text:p>
          </table:table-cell>
          <table:table-cell office:value-type="float" office:value="0.05" calcext:value-type="float">
            <text:p>0.05</text:p>
          </table:table-cell>
          <table:table-cell office:value-type="float" office:value="1.559815" calcext:value-type="float">
            <text:p>1.5598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42407068" calcext:value-type="float">
            <text:p>-0.42407068</text:p>
          </table:table-cell>
          <table:table-cell office:value-type="float" office:value="0.05" calcext:value-type="float">
            <text:p>0.05</text:p>
          </table:table-cell>
          <table:table-cell office:value-type="float" office:value="1.1205656" calcext:value-type="float">
            <text:p>1.12056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455176484" calcext:value-type="float">
            <text:p>0.455176484</text:p>
          </table:table-cell>
          <table:table-cell office:value-type="float" office:value="0.05" calcext:value-type="float">
            <text:p>0.05</text:p>
          </table:table-cell>
          <table:table-cell office:value-type="float" office:value="1.1852727" calcext:value-type="float">
            <text:p>1.18527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063474" calcext:value-type="float">
            <text:p>-0.3063474</text:p>
          </table:table-cell>
          <table:table-cell office:value-type="float" office:value="0.05" calcext:value-type="float">
            <text:p>0.05</text:p>
          </table:table-cell>
          <table:table-cell office:value-type="float" office:value="1.5922375" calcext:value-type="float">
            <text:p>1.59223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42305646" calcext:value-type="float">
            <text:p>-0.42305646</text:p>
          </table:table-cell>
          <table:table-cell office:value-type="float" office:value="0.05" calcext:value-type="float">
            <text:p>0.05</text:p>
          </table:table-cell>
          <table:table-cell office:value-type="float" office:value="1.521481" calcext:value-type="float">
            <text:p>1.5214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.120420298" calcext:value-type="float">
            <text:p>0.120420298</text:p>
          </table:table-cell>
          <table:table-cell office:value-type="float" office:value="0.05" calcext:value-type="float">
            <text:p>0.05</text:p>
          </table:table-cell>
          <table:table-cell office:value-type="float" office:value="1.08289535" calcext:value-type="float">
            <text:p>1.082895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201356198" calcext:value-type="float">
            <text:p>-0.201356198</text:p>
          </table:table-cell>
          <table:table-cell office:value-type="float" office:value="0.05" calcext:value-type="float">
            <text:p>0.05</text:p>
          </table:table-cell>
          <table:table-cell office:value-type="float" office:value="1.4281015" calcext:value-type="float">
            <text:p>1.4281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9777886" calcext:value-type="float">
            <text:p>-0.39777886</text:p>
          </table:table-cell>
          <table:table-cell office:value-type="float" office:value="0.05" calcext:value-type="float">
            <text:p>0.05</text:p>
          </table:table-cell>
          <table:table-cell office:value-type="float" office:value="1.286432" calcext:value-type="float">
            <text:p>1.2864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1911532" calcext:value-type="float">
            <text:p>-0.1911532</text:p>
          </table:table-cell>
          <table:table-cell office:value-type="float" office:value="0.05" calcext:value-type="float">
            <text:p>0.05</text:p>
          </table:table-cell>
          <table:table-cell office:value-type="float" office:value="1.3203915" calcext:value-type="float">
            <text:p>1.32039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0643257000000001" calcext:value-type="float">
            <text:p>-0.0643257</text:p>
          </table:table-cell>
          <table:table-cell office:value-type="float" office:value="0.05" calcext:value-type="float">
            <text:p>0.05</text:p>
          </table:table-cell>
          <table:table-cell office:value-type="float" office:value="1.5369445" calcext:value-type="float">
            <text:p>1.53694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02091628" calcext:value-type="float">
            <text:p>-0.302091628</text:p>
          </table:table-cell>
          <table:table-cell office:value-type="float" office:value="0.05" calcext:value-type="float">
            <text:p>0.05</text:p>
          </table:table-cell>
          <table:table-cell office:value-type="float" office:value="1.28857685" calcext:value-type="float">
            <text:p>1.288576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37213092" calcext:value-type="float">
            <text:p>-0.37213092</text:p>
          </table:table-cell>
          <table:table-cell office:value-type="float" office:value="0.05" calcext:value-type="float">
            <text:p>0.05</text:p>
          </table:table-cell>
          <table:table-cell office:value-type="float" office:value="1.6139955" calcext:value-type="float">
            <text:p>1.6139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12148702" calcext:value-type="float">
            <text:p>-0.12148702</text:p>
          </table:table-cell>
          <table:table-cell office:value-type="float" office:value="0.05" calcext:value-type="float">
            <text:p>0.05</text:p>
          </table:table-cell>
          <table:table-cell office:value-type="float" office:value="1.3137415" calcext:value-type="float">
            <text:p>1.31374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0.1102175298" calcext:value-type="float">
            <text:p>0.1102175298</text:p>
          </table:table-cell>
          <table:table-cell office:value-type="float" office:value="0.05" calcext:value-type="float">
            <text:p>0.05</text:p>
          </table:table-cell>
          <table:table-cell office:value-type="float" office:value="1.31023" calcext:value-type="float">
            <text:p>1.310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4184611" calcext:value-type="float">
            <text:p>-0.4184611</text:p>
          </table:table-cell>
          <table:table-cell office:value-type="float" office:value="0.05" calcext:value-type="float">
            <text:p>0.05</text:p>
          </table:table-cell>
          <table:table-cell office:value-type="float" office:value="1.0715162" calcext:value-type="float">
            <text:p>1.07151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71801806" calcext:value-type="float">
            <text:p>-0.71801806</text:p>
          </table:table-cell>
          <table:table-cell office:value-type="float" office:value="0.05" calcext:value-type="float">
            <text:p>0.05</text:p>
          </table:table-cell>
          <table:table-cell office:value-type="float" office:value="1.20637175" calcext:value-type="float">
            <text:p>1.206371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8239279" calcext:value-type="float">
            <text:p>-0.8239279</text:p>
          </table:table-cell>
          <table:table-cell office:value-type="float" office:value="0.05" calcext:value-type="float">
            <text:p>0.05</text:p>
          </table:table-cell>
          <table:table-cell office:value-type="float" office:value="1.1902041" calcext:value-type="float">
            <text:p>1.19020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2.6847864" calcext:value-type="float">
            <text:p>-2.6847864</text:p>
          </table:table-cell>
          <table:table-cell office:value-type="float" office:value="0.05" calcext:value-type="float">
            <text:p>0.05</text:p>
          </table:table-cell>
          <table:table-cell office:value-type="float" office:value="1.0813955" calcext:value-type="float">
            <text:p>1.0813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8.9485378" calcext:value-type="float">
            <text:p>-8.9485378</text:p>
          </table:table-cell>
          <table:table-cell office:value-type="float" office:value="0.05" calcext:value-type="float">
            <text:p>0.05</text:p>
          </table:table-cell>
          <table:table-cell office:value-type="float" office:value="0.943793500000001" calcext:value-type="float">
            <text:p>0.9437935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7.495792" calcext:value-type="float">
            <text:p>-27.495792</text:p>
          </table:table-cell>
          <table:table-cell office:value-type="float" office:value="0.05" calcext:value-type="float">
            <text:p>0.05</text:p>
          </table:table-cell>
          <table:table-cell office:value-type="float" office:value="1.152405" calcext:value-type="float">
            <text:p>1.1524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69.230314" calcext:value-type="float">
            <text:p>-69.230314</text:p>
          </table:table-cell>
          <table:table-cell office:value-type="float" office:value="0.05" calcext:value-type="float">
            <text:p>0.05</text:p>
          </table:table-cell>
          <table:table-cell office:value-type="float" office:value="1.274415" calcext:value-type="float">
            <text:p>1.2744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40.30692" calcext:value-type="float">
            <text:p>-140.30692</text:p>
          </table:table-cell>
          <table:table-cell office:value-type="float" office:value="0.05" calcext:value-type="float">
            <text:p>0.05</text:p>
          </table:table-cell>
          <table:table-cell office:value-type="float" office:value="0.998100000000008" calcext:value-type="float">
            <text:p>0.9981000000000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38.89366" calcext:value-type="float">
            <text:p>-238.89366</text:p>
          </table:table-cell>
          <table:table-cell office:value-type="float" office:value="0.05" calcext:value-type="float">
            <text:p>0.05</text:p>
          </table:table-cell>
          <table:table-cell office:value-type="float" office:value="1.00924999999998" calcext:value-type="float">
            <text:p>1.009249999999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55.77984" calcext:value-type="float">
            <text:p>-355.77984</text:p>
          </table:table-cell>
          <table:table-cell office:value-type="float" office:value="0.05" calcext:value-type="float">
            <text:p>0.05</text:p>
          </table:table-cell>
          <table:table-cell office:value-type="float" office:value="1.04225" calcext:value-type="float">
            <text:p>1.042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73.0582" calcext:value-type="float">
            <text:p>-473.0582</text:p>
          </table:table-cell>
          <table:table-cell office:value-type="float" office:value="0.05" calcext:value-type="float">
            <text:p>0.05</text:p>
          </table:table-cell>
          <table:table-cell office:value-type="float" office:value="1.3793" calcext:value-type="float">
            <text:p>1.3793</text:p>
          </table:table-cell>
        </table:table-row>
      </table:table>
      <table:table table:name="-15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88859" calcext:value-type="float">
            <text:p>0.4288859</text:p>
          </table:table-cell>
          <table:table-cell office:value-type="float" office:value="0.05" calcext:value-type="float">
            <text:p>0.05</text:p>
          </table:table-cell>
          <table:table-cell office:value-type="float" office:value="0.81352145" calcext:value-type="float">
            <text:p>0.813521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24567648" calcext:value-type="float">
            <text:p>0.24567648</text:p>
          </table:table-cell>
          <table:table-cell office:value-type="float" office:value="0.05" calcext:value-type="float">
            <text:p>0.05</text:p>
          </table:table-cell>
          <table:table-cell office:value-type="float" office:value="1.2312092" calcext:value-type="float">
            <text:p>1.23120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9339196" calcext:value-type="float">
            <text:p>0.09339196</text:p>
          </table:table-cell>
          <table:table-cell office:value-type="float" office:value="0.05" calcext:value-type="float">
            <text:p>0.05</text:p>
          </table:table-cell>
          <table:table-cell office:value-type="float" office:value="1.554388" calcext:value-type="float">
            <text:p>1.5543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23787692" calcext:value-type="float">
            <text:p>0.023787692</text:p>
          </table:table-cell>
          <table:table-cell office:value-type="float" office:value="0.05" calcext:value-type="float">
            <text:p>0.05</text:p>
          </table:table-cell>
          <table:table-cell office:value-type="float" office:value="1.07075485" calcext:value-type="float">
            <text:p>1.070754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32282564" calcext:value-type="float">
            <text:p>0.32282564</text:p>
          </table:table-cell>
          <table:table-cell office:value-type="float" office:value="0.05" calcext:value-type="float">
            <text:p>0.05</text:p>
          </table:table-cell>
          <table:table-cell office:value-type="float" office:value="1.1006022" calcext:value-type="float">
            <text:p>1.10060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366023602" calcext:value-type="float">
            <text:p>-0.366023602</text:p>
          </table:table-cell>
          <table:table-cell office:value-type="float" office:value="0.05" calcext:value-type="float">
            <text:p>0.05</text:p>
          </table:table-cell>
          <table:table-cell office:value-type="float" office:value="1.082773" calcext:value-type="float">
            <text:p>1.0827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35612918" calcext:value-type="float">
            <text:p>-0.35612918</text:p>
          </table:table-cell>
          <table:table-cell office:value-type="float" office:value="0.05" calcext:value-type="float">
            <text:p>0.05</text:p>
          </table:table-cell>
          <table:table-cell office:value-type="float" office:value="1.3526295" calcext:value-type="float">
            <text:p>1.35262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019045224" calcext:value-type="float">
            <text:p>-0.019045224</text:p>
          </table:table-cell>
          <table:table-cell office:value-type="float" office:value="0.05" calcext:value-type="float">
            <text:p>0.05</text:p>
          </table:table-cell>
          <table:table-cell office:value-type="float" office:value="1.3541115" calcext:value-type="float">
            <text:p>1.35411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128694892" calcext:value-type="float">
            <text:p>0.128694892</text:p>
          </table:table-cell>
          <table:table-cell office:value-type="float" office:value="0.05" calcext:value-type="float">
            <text:p>0.05</text:p>
          </table:table-cell>
          <table:table-cell office:value-type="float" office:value="1.258236" calcext:value-type="float">
            <text:p>1.2582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64303414" calcext:value-type="float">
            <text:p>-0.164303414</text:p>
          </table:table-cell>
          <table:table-cell office:value-type="float" office:value="0.05" calcext:value-type="float">
            <text:p>0.05</text:p>
          </table:table-cell>
          <table:table-cell office:value-type="float" office:value="1.531395" calcext:value-type="float">
            <text:p>1.5313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2461472" calcext:value-type="float">
            <text:p>0.02461472</text:p>
          </table:table-cell>
          <table:table-cell office:value-type="float" office:value="0.05" calcext:value-type="float">
            <text:p>0.05</text:p>
          </table:table-cell>
          <table:table-cell office:value-type="float" office:value="1.411098" calcext:value-type="float">
            <text:p>1.4110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3187428738" calcext:value-type="float">
            <text:p>-0.3187428738</text:p>
          </table:table-cell>
          <table:table-cell office:value-type="float" office:value="0.05" calcext:value-type="float">
            <text:p>0.05</text:p>
          </table:table-cell>
          <table:table-cell office:value-type="float" office:value="0.9504352" calcext:value-type="float">
            <text:p>0.95043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0.23657706" calcext:value-type="float">
            <text:p>0.23657706</text:p>
          </table:table-cell>
          <table:table-cell office:value-type="float" office:value="0.05" calcext:value-type="float">
            <text:p>0.05</text:p>
          </table:table-cell>
          <table:table-cell office:value-type="float" office:value="1.349355" calcext:value-type="float">
            <text:p>1.3493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16528848" calcext:value-type="float">
            <text:p>-0.16528848</text:p>
          </table:table-cell>
          <table:table-cell office:value-type="float" office:value="0.05" calcext:value-type="float">
            <text:p>0.05</text:p>
          </table:table-cell>
          <table:table-cell office:value-type="float" office:value="0.9978098" calcext:value-type="float">
            <text:p>0.99780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77041192" calcext:value-type="float">
            <text:p>-0.77041192</text:p>
          </table:table-cell>
          <table:table-cell office:value-type="float" office:value="0.05" calcext:value-type="float">
            <text:p>0.05</text:p>
          </table:table-cell>
          <table:table-cell office:value-type="float" office:value="0.61796505" calcext:value-type="float">
            <text:p>0.617965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0.183825348" calcext:value-type="float">
            <text:p>0.183825348</text:p>
          </table:table-cell>
          <table:table-cell office:value-type="float" office:value="0.05" calcext:value-type="float">
            <text:p>0.05</text:p>
          </table:table-cell>
          <table:table-cell office:value-type="float" office:value="1.0104369" calcext:value-type="float">
            <text:p>1.01043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187427236" calcext:value-type="float">
            <text:p>-0.187427236</text:p>
          </table:table-cell>
          <table:table-cell office:value-type="float" office:value="0.05" calcext:value-type="float">
            <text:p>0.05</text:p>
          </table:table-cell>
          <table:table-cell office:value-type="float" office:value="1.1591785" calcext:value-type="float">
            <text:p>1.15917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3706502" calcext:value-type="float">
            <text:p>-0.33706502</text:p>
          </table:table-cell>
          <table:table-cell office:value-type="float" office:value="0.05" calcext:value-type="float">
            <text:p>0.05</text:p>
          </table:table-cell>
          <table:table-cell office:value-type="float" office:value="1.2934745" calcext:value-type="float">
            <text:p>1.29347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507394456" calcext:value-type="float">
            <text:p>-0.507394456</text:p>
          </table:table-cell>
          <table:table-cell office:value-type="float" office:value="0.05" calcext:value-type="float">
            <text:p>0.05</text:p>
          </table:table-cell>
          <table:table-cell office:value-type="float" office:value="0.51381456" calcext:value-type="float">
            <text:p>0.513814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111620882" calcext:value-type="float">
            <text:p>-0.111620882</text:p>
          </table:table-cell>
          <table:table-cell office:value-type="float" office:value="0.05" calcext:value-type="float">
            <text:p>0.05</text:p>
          </table:table-cell>
          <table:table-cell office:value-type="float" office:value="1.3075575" calcext:value-type="float">
            <text:p>1.30755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05397066" calcext:value-type="float">
            <text:p>0.05397066</text:p>
          </table:table-cell>
          <table:table-cell office:value-type="float" office:value="0.05" calcext:value-type="float">
            <text:p>0.05</text:p>
          </table:table-cell>
          <table:table-cell office:value-type="float" office:value="0.895943" calcext:value-type="float">
            <text:p>0.8959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42340685" calcext:value-type="float">
            <text:p>-0.42340685</text:p>
          </table:table-cell>
          <table:table-cell office:value-type="float" office:value="0.05" calcext:value-type="float">
            <text:p>0.05</text:p>
          </table:table-cell>
          <table:table-cell office:value-type="float" office:value="0.9674668" calcext:value-type="float">
            <text:p>0.96746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.0194110508" calcext:value-type="float">
            <text:p>0.0194110508</text:p>
          </table:table-cell>
          <table:table-cell office:value-type="float" office:value="0.05" calcext:value-type="float">
            <text:p>0.05</text:p>
          </table:table-cell>
          <table:table-cell office:value-type="float" office:value="0.8544545" calcext:value-type="float">
            <text:p>0.85445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209781138" calcext:value-type="float">
            <text:p>-0.209781138</text:p>
          </table:table-cell>
          <table:table-cell office:value-type="float" office:value="0.05" calcext:value-type="float">
            <text:p>0.05</text:p>
          </table:table-cell>
          <table:table-cell office:value-type="float" office:value="1.0747899" calcext:value-type="float">
            <text:p>1.07478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0449128614000001" calcext:value-type="float">
            <text:p>-0.0449128614</text:p>
          </table:table-cell>
          <table:table-cell office:value-type="float" office:value="0.05" calcext:value-type="float">
            <text:p>0.05</text:p>
          </table:table-cell>
          <table:table-cell office:value-type="float" office:value="1.2272795" calcext:value-type="float">
            <text:p>1.22727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098852972" calcext:value-type="float">
            <text:p>-0.098852972</text:p>
          </table:table-cell>
          <table:table-cell office:value-type="float" office:value="0.05" calcext:value-type="float">
            <text:p>0.05</text:p>
          </table:table-cell>
          <table:table-cell office:value-type="float" office:value="1.0269444" calcext:value-type="float">
            <text:p>1.02694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248186952" calcext:value-type="float">
            <text:p>-0.248186952</text:p>
          </table:table-cell>
          <table:table-cell office:value-type="float" office:value="0.05" calcext:value-type="float">
            <text:p>0.05</text:p>
          </table:table-cell>
          <table:table-cell office:value-type="float" office:value="1.164056" calcext:value-type="float">
            <text:p>1.1640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3489161" calcext:value-type="float">
            <text:p>-0.3489161</text:p>
          </table:table-cell>
          <table:table-cell office:value-type="float" office:value="0.05" calcext:value-type="float">
            <text:p>0.05</text:p>
          </table:table-cell>
          <table:table-cell office:value-type="float" office:value="1.302449" calcext:value-type="float">
            <text:p>1.3024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17430182" calcext:value-type="float">
            <text:p>-0.17430182</text:p>
          </table:table-cell>
          <table:table-cell office:value-type="float" office:value="0.05" calcext:value-type="float">
            <text:p>0.05</text:p>
          </table:table-cell>
          <table:table-cell office:value-type="float" office:value="1.0266366" calcext:value-type="float">
            <text:p>1.02663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0814535540000001" calcext:value-type="float">
            <text:p>-0.081453554</text:p>
          </table:table-cell>
          <table:table-cell office:value-type="float" office:value="0.05" calcext:value-type="float">
            <text:p>0.05</text:p>
          </table:table-cell>
          <table:table-cell office:value-type="float" office:value="1.02343595" calcext:value-type="float">
            <text:p>1.023435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00295072000000005" calcext:value-type="float">
            <text:p>-0.00295072</text:p>
          </table:table-cell>
          <table:table-cell office:value-type="float" office:value="0.05" calcext:value-type="float">
            <text:p>0.05</text:p>
          </table:table-cell>
          <table:table-cell office:value-type="float" office:value="1.1180605" calcext:value-type="float">
            <text:p>1.11806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35049992" calcext:value-type="float">
            <text:p>-0.35049992</text:p>
          </table:table-cell>
          <table:table-cell office:value-type="float" office:value="0.05" calcext:value-type="float">
            <text:p>0.05</text:p>
          </table:table-cell>
          <table:table-cell office:value-type="float" office:value="1.535963" calcext:value-type="float">
            <text:p>1.5359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227154036" calcext:value-type="float">
            <text:p>-0.227154036</text:p>
          </table:table-cell>
          <table:table-cell office:value-type="float" office:value="0.05" calcext:value-type="float">
            <text:p>0.05</text:p>
          </table:table-cell>
          <table:table-cell office:value-type="float" office:value="1.470315" calcext:value-type="float">
            <text:p>1.4703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347581614" calcext:value-type="float">
            <text:p>-0.347581614</text:p>
          </table:table-cell>
          <table:table-cell office:value-type="float" office:value="0.05" calcext:value-type="float">
            <text:p>0.05</text:p>
          </table:table-cell>
          <table:table-cell office:value-type="float" office:value="0.85002085" calcext:value-type="float">
            <text:p>0.85002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40928458" calcext:value-type="float">
            <text:p>-0.40928458</text:p>
          </table:table-cell>
          <table:table-cell office:value-type="float" office:value="0.05" calcext:value-type="float">
            <text:p>0.05</text:p>
          </table:table-cell>
          <table:table-cell office:value-type="float" office:value="1.2817745" calcext:value-type="float">
            <text:p>1.28177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.92002865" calcext:value-type="float">
            <text:p>-1.92002865</text:p>
          </table:table-cell>
          <table:table-cell office:value-type="float" office:value="0.05" calcext:value-type="float">
            <text:p>0.05</text:p>
          </table:table-cell>
          <table:table-cell office:value-type="float" office:value="1.591781875" calcext:value-type="float">
            <text:p>1.5917818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6.661038" calcext:value-type="float">
            <text:p>-6.661038</text:p>
          </table:table-cell>
          <table:table-cell office:value-type="float" office:value="0.05" calcext:value-type="float">
            <text:p>0.05</text:p>
          </table:table-cell>
          <table:table-cell office:value-type="float" office:value="0.922585999999999" calcext:value-type="float">
            <text:p>0.922585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0.469282" calcext:value-type="float">
            <text:p>-20.469282</text:p>
          </table:table-cell>
          <table:table-cell office:value-type="float" office:value="0.05" calcext:value-type="float">
            <text:p>0.05</text:p>
          </table:table-cell>
          <table:table-cell office:value-type="float" office:value="0.971150000000002" calcext:value-type="float">
            <text:p>0.971150000000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53.895344" calcext:value-type="float">
            <text:p>-53.895344</text:p>
          </table:table-cell>
          <table:table-cell office:value-type="float" office:value="0.05" calcext:value-type="float">
            <text:p>0.05</text:p>
          </table:table-cell>
          <table:table-cell office:value-type="float" office:value="0.906849999999995" calcext:value-type="float">
            <text:p>0.9068499999999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13.80398" calcext:value-type="float">
            <text:p>-113.80398</text:p>
          </table:table-cell>
          <table:table-cell office:value-type="float" office:value="0.05" calcext:value-type="float">
            <text:p>0.05</text:p>
          </table:table-cell>
          <table:table-cell office:value-type="float" office:value="1.00525" calcext:value-type="float">
            <text:p>1.005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96.21868" calcext:value-type="float">
            <text:p>-196.21868</text:p>
          </table:table-cell>
          <table:table-cell office:value-type="float" office:value="0.05" calcext:value-type="float">
            <text:p>0.05</text:p>
          </table:table-cell>
          <table:table-cell office:value-type="float" office:value="1.20290000000001" calcext:value-type="float">
            <text:p>1.202900000000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89.60956" calcext:value-type="float">
            <text:p>-289.60956</text:p>
          </table:table-cell>
          <table:table-cell office:value-type="float" office:value="0.05" calcext:value-type="float">
            <text:p>0.05</text:p>
          </table:table-cell>
          <table:table-cell office:value-type="float" office:value="0.821300000000008" calcext:value-type="float">
            <text:p>0.8213000000000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378.15376" calcext:value-type="float">
            <text:p>-378.15376</text:p>
          </table:table-cell>
          <table:table-cell office:value-type="float" office:value="0.05" calcext:value-type="float">
            <text:p>0.05</text:p>
          </table:table-cell>
          <table:table-cell office:value-type="float" office:value="0.782249999999976" calcext:value-type="float">
            <text:p>0.782249999999976</text:p>
          </table:table-cell>
        </table:table-row>
      </table:table>
      <table:table table:name="-20C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66169999999998" calcext:value-type="float">
            <text:p>0.0016617</text:p>
          </table:table-cell>
          <table:table-cell office:value-type="float" office:value="0.05" calcext:value-type="float">
            <text:p>0.05</text:p>
          </table:table-cell>
          <table:table-cell office:value-type="float" office:value="0.62848945" calcext:value-type="float">
            <text:p>0.628489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883400799999999" calcext:value-type="float">
            <text:p>0.008834008</text:p>
          </table:table-cell>
          <table:table-cell office:value-type="float" office:value="0.05" calcext:value-type="float">
            <text:p>0.05</text:p>
          </table:table-cell>
          <table:table-cell office:value-type="float" office:value="0.69930995" calcext:value-type="float">
            <text:p>0.699309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270855032" calcext:value-type="float">
            <text:p>-0.270855032</text:p>
          </table:table-cell>
          <table:table-cell office:value-type="float" office:value="0.05" calcext:value-type="float">
            <text:p>0.05</text:p>
          </table:table-cell>
          <table:table-cell office:value-type="float" office:value="0.31083286" calcext:value-type="float">
            <text:p>0.310832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7275593" calcext:value-type="float">
            <text:p>-0.07275593</text:p>
          </table:table-cell>
          <table:table-cell office:value-type="float" office:value="0.05" calcext:value-type="float">
            <text:p>0.05</text:p>
          </table:table-cell>
          <table:table-cell office:value-type="float" office:value="0.66249975" calcext:value-type="float">
            <text:p>0.662499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98405543" calcext:value-type="float">
            <text:p>0.098405543</text:p>
          </table:table-cell>
          <table:table-cell office:value-type="float" office:value="0.05" calcext:value-type="float">
            <text:p>0.05</text:p>
          </table:table-cell>
          <table:table-cell office:value-type="float" office:value="0.4705644" calcext:value-type="float">
            <text:p>0.47056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09846876" calcext:value-type="float">
            <text:p>-0.09846876</text:p>
          </table:table-cell>
          <table:table-cell office:value-type="float" office:value="0.05" calcext:value-type="float">
            <text:p>0.05</text:p>
          </table:table-cell>
          <table:table-cell office:value-type="float" office:value="0.49477645" calcext:value-type="float">
            <text:p>0.494776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85417228" calcext:value-type="float">
            <text:p>0.085417228</text:p>
          </table:table-cell>
          <table:table-cell office:value-type="float" office:value="0.05" calcext:value-type="float">
            <text:p>0.05</text:p>
          </table:table-cell>
          <table:table-cell office:value-type="float" office:value="0.3032625" calcext:value-type="float">
            <text:p>0.30326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37152306" calcext:value-type="float">
            <text:p>-0.37152306</text:p>
          </table:table-cell>
          <table:table-cell office:value-type="float" office:value="0.05" calcext:value-type="float">
            <text:p>0.05</text:p>
          </table:table-cell>
          <table:table-cell office:value-type="float" office:value="0.5616569" calcext:value-type="float">
            <text:p>0.56165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120037334" calcext:value-type="float">
            <text:p>0.120037334</text:p>
          </table:table-cell>
          <table:table-cell office:value-type="float" office:value="0.05" calcext:value-type="float">
            <text:p>0.05</text:p>
          </table:table-cell>
          <table:table-cell office:value-type="float" office:value="0.4524694" calcext:value-type="float">
            <text:p>0.45246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6444442" calcext:value-type="float">
            <text:p>0.06444442</text:p>
          </table:table-cell>
          <table:table-cell office:value-type="float" office:value="0.05" calcext:value-type="float">
            <text:p>0.05</text:p>
          </table:table-cell>
          <table:table-cell office:value-type="float" office:value="0.633164" calcext:value-type="float">
            <text:p>0.6331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7261828" calcext:value-type="float">
            <text:p>-0.27261828</text:p>
          </table:table-cell>
          <table:table-cell office:value-type="float" office:value="0.05" calcext:value-type="float">
            <text:p>0.05</text:p>
          </table:table-cell>
          <table:table-cell office:value-type="float" office:value="0.517199" calcext:value-type="float">
            <text:p>0.5171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032058656" calcext:value-type="float">
            <text:p>-0.032058656</text:p>
          </table:table-cell>
          <table:table-cell office:value-type="float" office:value="0.05" calcext:value-type="float">
            <text:p>0.05</text:p>
          </table:table-cell>
          <table:table-cell office:value-type="float" office:value="0.5533002" calcext:value-type="float">
            <text:p>0.5533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5837568" calcext:value-type="float">
            <text:p>-0.25837568</text:p>
          </table:table-cell>
          <table:table-cell office:value-type="float" office:value="0.05" calcext:value-type="float">
            <text:p>0.05</text:p>
          </table:table-cell>
          <table:table-cell office:value-type="float" office:value="0.47055325" calcext:value-type="float">
            <text:p>0.470553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2482468" calcext:value-type="float">
            <text:p>-0.32482468</text:p>
          </table:table-cell>
          <table:table-cell office:value-type="float" office:value="0.05" calcext:value-type="float">
            <text:p>0.05</text:p>
          </table:table-cell>
          <table:table-cell office:value-type="float" office:value="0.4738821" calcext:value-type="float">
            <text:p>0.47388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354483514" calcext:value-type="float">
            <text:p>-0.354483514</text:p>
          </table:table-cell>
          <table:table-cell office:value-type="float" office:value="0.05" calcext:value-type="float">
            <text:p>0.05</text:p>
          </table:table-cell>
          <table:table-cell office:value-type="float" office:value="0.265624215" calcext:value-type="float">
            <text:p>0.265624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41191718" calcext:value-type="float">
            <text:p>-0.41191718</text:p>
          </table:table-cell>
          <table:table-cell office:value-type="float" office:value="0.05" calcext:value-type="float">
            <text:p>0.05</text:p>
          </table:table-cell>
          <table:table-cell office:value-type="float" office:value="0.30985625" calcext:value-type="float">
            <text:p>0.309856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9566308" calcext:value-type="float">
            <text:p>-0.29566308</text:p>
          </table:table-cell>
          <table:table-cell office:value-type="float" office:value="0.05" calcext:value-type="float">
            <text:p>0.05</text:p>
          </table:table-cell>
          <table:table-cell office:value-type="float" office:value="0.4594217" calcext:value-type="float">
            <text:p>0.45942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153123726" calcext:value-type="float">
            <text:p>-0.153123726</text:p>
          </table:table-cell>
          <table:table-cell office:value-type="float" office:value="0.05" calcext:value-type="float">
            <text:p>0.05</text:p>
          </table:table-cell>
          <table:table-cell office:value-type="float" office:value="0.4740632" calcext:value-type="float">
            <text:p>0.47406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087087606" calcext:value-type="float">
            <text:p>-0.087087606</text:p>
          </table:table-cell>
          <table:table-cell office:value-type="float" office:value="0.05" calcext:value-type="float">
            <text:p>0.05</text:p>
          </table:table-cell>
          <table:table-cell office:value-type="float" office:value="0.24118785" calcext:value-type="float">
            <text:p>0.241187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.080721706" calcext:value-type="float">
            <text:p>0.080721706</text:p>
          </table:table-cell>
          <table:table-cell office:value-type="float" office:value="0.05" calcext:value-type="float">
            <text:p>0.05</text:p>
          </table:table-cell>
          <table:table-cell office:value-type="float" office:value="0.37564215" calcext:value-type="float">
            <text:p>0.37564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0468811" calcext:value-type="float">
            <text:p>0.0468811</text:p>
          </table:table-cell>
          <table:table-cell office:value-type="float" office:value="0.05" calcext:value-type="float">
            <text:p>0.05</text:p>
          </table:table-cell>
          <table:table-cell office:value-type="float" office:value="0.3888148" calcext:value-type="float">
            <text:p>0.38881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134635526" calcext:value-type="float">
            <text:p>-0.134635526</text:p>
          </table:table-cell>
          <table:table-cell office:value-type="float" office:value="0.05" calcext:value-type="float">
            <text:p>0.05</text:p>
          </table:table-cell>
          <table:table-cell office:value-type="float" office:value="0.653647" calcext:value-type="float">
            <text:p>0.6536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10636208" calcext:value-type="float">
            <text:p>-0.10636208</text:p>
          </table:table-cell>
          <table:table-cell office:value-type="float" office:value="0.05" calcext:value-type="float">
            <text:p>0.05</text:p>
          </table:table-cell>
          <table:table-cell office:value-type="float" office:value="0.5186458" calcext:value-type="float">
            <text:p>0.51864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2439643" calcext:value-type="float">
            <text:p>-0.2439643</text:p>
          </table:table-cell>
          <table:table-cell office:value-type="float" office:value="0.05" calcext:value-type="float">
            <text:p>0.05</text:p>
          </table:table-cell>
          <table:table-cell office:value-type="float" office:value="0.3847289" calcext:value-type="float">
            <text:p>0.38472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240475096" calcext:value-type="float">
            <text:p>-0.240475096</text:p>
          </table:table-cell>
          <table:table-cell office:value-type="float" office:value="0.05" calcext:value-type="float">
            <text:p>0.05</text:p>
          </table:table-cell>
          <table:table-cell office:value-type="float" office:value="0.51596835" calcext:value-type="float">
            <text:p>0.515968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017192328" calcext:value-type="float">
            <text:p>-0.017192328</text:p>
          </table:table-cell>
          <table:table-cell office:value-type="float" office:value="0.05" calcext:value-type="float">
            <text:p>0.05</text:p>
          </table:table-cell>
          <table:table-cell office:value-type="float" office:value="0.5482493" calcext:value-type="float">
            <text:p>0.54824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073593672" calcext:value-type="float">
            <text:p>-0.073593672</text:p>
          </table:table-cell>
          <table:table-cell office:value-type="float" office:value="0.05" calcext:value-type="float">
            <text:p>0.05</text:p>
          </table:table-cell>
          <table:table-cell office:value-type="float" office:value="0.47788345" calcext:value-type="float">
            <text:p>0.477883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0.010730118" calcext:value-type="float">
            <text:p>0.010730118</text:p>
          </table:table-cell>
          <table:table-cell office:value-type="float" office:value="0.05" calcext:value-type="float">
            <text:p>0.05</text:p>
          </table:table-cell>
          <table:table-cell office:value-type="float" office:value="0.38264655" calcext:value-type="float">
            <text:p>0.382646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019877086" calcext:value-type="float">
            <text:p>-0.019877086</text:p>
          </table:table-cell>
          <table:table-cell office:value-type="float" office:value="0.05" calcext:value-type="float">
            <text:p>0.05</text:p>
          </table:table-cell>
          <table:table-cell office:value-type="float" office:value="0.4745364" calcext:value-type="float">
            <text:p>0.47453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02920966" calcext:value-type="float">
            <text:p>-0.02920966</text:p>
          </table:table-cell>
          <table:table-cell office:value-type="float" office:value="0.05" calcext:value-type="float">
            <text:p>0.05</text:p>
          </table:table-cell>
          <table:table-cell office:value-type="float" office:value="0.50915135" calcext:value-type="float">
            <text:p>0.509151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048338552" calcext:value-type="float">
            <text:p>-0.048338552</text:p>
          </table:table-cell>
          <table:table-cell office:value-type="float" office:value="0.05" calcext:value-type="float">
            <text:p>0.05</text:p>
          </table:table-cell>
          <table:table-cell office:value-type="float" office:value="0.4864216" calcext:value-type="float">
            <text:p>0.48642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01849683" calcext:value-type="float">
            <text:p>-0.01849683</text:p>
          </table:table-cell>
          <table:table-cell office:value-type="float" office:value="0.05" calcext:value-type="float">
            <text:p>0.05</text:p>
          </table:table-cell>
          <table:table-cell office:value-type="float" office:value="0.5166705" calcext:value-type="float">
            <text:p>0.51667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25087908" calcext:value-type="float">
            <text:p>-0.25087908</text:p>
          </table:table-cell>
          <table:table-cell office:value-type="float" office:value="0.05" calcext:value-type="float">
            <text:p>0.05</text:p>
          </table:table-cell>
          <table:table-cell office:value-type="float" office:value="0.3839169" calcext:value-type="float">
            <text:p>0.38391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30152278" calcext:value-type="float">
            <text:p>-0.30152278</text:p>
          </table:table-cell>
          <table:table-cell office:value-type="float" office:value="0.05" calcext:value-type="float">
            <text:p>0.05</text:p>
          </table:table-cell>
          <table:table-cell office:value-type="float" office:value="0.39164645" calcext:value-type="float">
            <text:p>0.391646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475858518" calcext:value-type="float">
            <text:p>-0.475858518</text:p>
          </table:table-cell>
          <table:table-cell office:value-type="float" office:value="0.05" calcext:value-type="float">
            <text:p>0.05</text:p>
          </table:table-cell>
          <table:table-cell office:value-type="float" office:value="0.451091705" calcext:value-type="float">
            <text:p>0.4510917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.30498644" calcext:value-type="float">
            <text:p>-1.30498644</text:p>
          </table:table-cell>
          <table:table-cell office:value-type="float" office:value="0.05" calcext:value-type="float">
            <text:p>0.05</text:p>
          </table:table-cell>
          <table:table-cell office:value-type="float" office:value="0.5590049" calcext:value-type="float">
            <text:p>0.55900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4.5734494" calcext:value-type="float">
            <text:p>-4.5734494</text:p>
          </table:table-cell>
          <table:table-cell office:value-type="float" office:value="0.05" calcext:value-type="float">
            <text:p>0.05</text:p>
          </table:table-cell>
          <table:table-cell office:value-type="float" office:value="0.3885135" calcext:value-type="float">
            <text:p>0.38851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5.561914" calcext:value-type="float">
            <text:p>-15.561914</text:p>
          </table:table-cell>
          <table:table-cell office:value-type="float" office:value="0.05" calcext:value-type="float">
            <text:p>0.05</text:p>
          </table:table-cell>
          <table:table-cell office:value-type="float" office:value="0.588469999999999" calcext:value-type="float">
            <text:p>0.58846999999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42.638416" calcext:value-type="float">
            <text:p>-42.638416</text:p>
          </table:table-cell>
          <table:table-cell office:value-type="float" office:value="0.05" calcext:value-type="float">
            <text:p>0.05</text:p>
          </table:table-cell>
          <table:table-cell office:value-type="float" office:value="0.679459999999995" calcext:value-type="float">
            <text:p>0.6794599999999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91.817872" calcext:value-type="float">
            <text:p>-91.817872</text:p>
          </table:table-cell>
          <table:table-cell office:value-type="float" office:value="0.05" calcext:value-type="float">
            <text:p>0.05</text:p>
          </table:table-cell>
          <table:table-cell office:value-type="float" office:value="0.454030000000003" calcext:value-type="float">
            <text:p>0.4540300000000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59.58776" calcext:value-type="float">
            <text:p>-159.58776</text:p>
          </table:table-cell>
          <table:table-cell office:value-type="float" office:value="0.05" calcext:value-type="float">
            <text:p>0.05</text:p>
          </table:table-cell>
          <table:table-cell office:value-type="float" office:value="0.279749999999993" calcext:value-type="float">
            <text:p>0.2797499999999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32.78562" calcext:value-type="float">
            <text:p>-232.78562</text:p>
          </table:table-cell>
          <table:table-cell office:value-type="float" office:value="0.05" calcext:value-type="float">
            <text:p>0.05</text:p>
          </table:table-cell>
          <table:table-cell office:value-type="float" office:value="0.532550000000015" calcext:value-type="float">
            <text:p>0.532550000000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298.1042" calcext:value-type="float">
            <text:p>-298.1042</text:p>
          </table:table-cell>
          <table:table-cell office:value-type="float" office:value="0.05" calcext:value-type="float">
            <text:p>0.05</text:p>
          </table:table-cell>
          <table:table-cell office:value-type="float" office:value="0.660100000000028" calcext:value-type="float">
            <text:p>0.660100000000028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60C.A1:60C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55C.A1:55C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50C.A1:50C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4" table:target-range-address="45C.A1:45C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5" table:target-range-address="40C.A1:40C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6" table:target-range-address="'35.2C'.A1:'35.2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7" table:target-range-address="30C.A1:30C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8" table:target-range-address="25C.A1:25C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9" table:target-range-address="'21.5C'.A1:'21.5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0" table:target-range-address="20C.A1:20C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1" table:target-range-address="15C.A1:15C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2" table:target-range-address="10C.A1:10C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3" table:target-range-address="5C.A1:5C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4" table:target-range-address="0C.A1:0C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5" table:target-range-address="'-5C'.A1:'-5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6" table:target-range-address="'-10C'.A1:'-10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7" table:target-range-address="'-15C'.A1:'-15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18" table:target-range-address="'-20C'.A1:'-20C'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0:02:00.878916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8-01-31T10:32:56.113236257</dc:date>
    <meta:editing-duration>PT2H10M13S</meta:editing-duration>
    <meta:editing-cycles>19</meta:editing-cycles>
    <meta:generator>LibreOffice/5.3.7.2.0$Linux_X86_64 LibreOffice_project/30$Build-2</meta:generator>
    <meta:document-statistic meta:table-count="19" meta:cell-count="4401" meta:object-count="0"/>
  </office:meta>
</office:document-meta>
</file>